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654in"/>
    </style:style>
    <style:style style:name="co2" style:family="table-column">
      <style:table-column-properties fo:break-before="auto" style:column-width="1.3217in"/>
    </style:style>
    <style:style style:name="co3" style:family="table-column">
      <style:table-column-properties fo:break-before="auto" style:column-width="0.4638in"/>
    </style:style>
    <style:style style:name="co4" style:family="table-column">
      <style:table-column-properties fo:break-before="auto" style:column-width="1.461in"/>
    </style:style>
    <style:style style:name="co5" style:family="table-column">
      <style:table-column-properties fo:break-before="auto" style:column-width="4.2484in"/>
    </style:style>
    <style:style style:name="co6" style:family="table-column">
      <style:table-column-properties fo:break-before="auto" style:column-width="10.0492in"/>
    </style:style>
    <style:style style:name="co7" style:family="table-column">
      <style:table-column-properties fo:break-before="auto" style:column-width="2.8764in"/>
    </style:style>
    <style:style style:name="co8" style:family="table-column">
      <style:table-column-properties fo:break-before="auto" style:column-width="1.6327in"/>
    </style:style>
    <style:style style:name="co9" style:family="table-column">
      <style:table-column-properties fo:break-before="auto" style:column-width="12.0437in"/>
    </style:style>
    <style:style style:name="co10" style:family="table-column">
      <style:table-column-properties fo:break-before="auto" style:column-width="6.6075in"/>
    </style:style>
    <style:style style:name="co11" style:family="table-column">
      <style:table-column-properties fo:break-before="auto" style:column-width="5.2354in"/>
    </style:style>
    <style:style style:name="co12" style:family="table-column">
      <style:table-column-properties fo:break-before="auto" style:column-width="2.8783in"/>
    </style:style>
    <style:style style:name="co13" style:family="table-column">
      <style:table-column-properties fo:break-before="auto" style:column-width="4.3484in"/>
    </style:style>
    <style:style style:name="co14" style:family="table-column">
      <style:table-column-properties fo:break-before="auto" style:column-width="10.5217in"/>
    </style:style>
    <style:style style:name="co15" style:family="table-column">
      <style:table-column-properties fo:break-before="auto" style:column-width="6.1043in"/>
    </style:style>
    <style:style style:name="co16" style:family="table-column">
      <style:table-column-properties fo:break-before="auto" style:column-width="8.0228in"/>
    </style:style>
    <style:style style:name="co1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2.1972in" fo:break-before="auto" style:use-optimal-row-height="true"/>
    </style:style>
    <style:style style:name="ro7" style:family="table-row">
      <style:table-row-properties style:row-height="0.352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mplet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office:value-type="string" calcext:value-type="string">
            <text:p>Informazioni cronologiche</text:p>
          </table:table-cell>
          <table:table-cell office:value-type="string" calcext:value-type="string">
            <text:p>Genere:</text:p>
          </table:table-cell>
          <table:table-cell office:value-type="string" calcext:value-type="string">
            <text:p>Età</text:p>
          </table:table-cell>
          <table:table-cell office:value-type="string" calcext:value-type="string">
            <text:p>Paese di provenienza</text:p>
          </table:table-cell>
          <table:table-cell office:value-type="string" calcext:value-type="string">
            <text:p>In che gruppo etnico ti identifichi?</text:p>
          </table:table-cell>
          <table:table-cell office:value-type="string" calcext:value-type="string">
            <text:p>Qual è la tua religione?</text:p>
          </table:table-cell>
          <table:table-cell office:value-type="string" calcext:value-type="string">
            <text:p>Sei mai stato vittima di episodi di razzismo?</text:p>
          </table:table-cell>
          <table:table-cell office:value-type="string" calcext:value-type="string">
            <text:p>Ti consideri femminista?</text:p>
          </table:table-cell>
          <table:table-cell office:value-type="string" calcext:value-type="string">
            <text:p>Cosa pensi dei concetti di "genere" e "disuguaglianza di genere"?</text:p>
          </table:table-cell>
          <table:table-cell office:value-type="string" calcext:value-type="string">
            <text:p>Pensi che il velo indossato dalla maggior parte delle donne musulmane sia un simbolo di sottomissione?</text:p>
          </table:table-cell>
          <table:table-cell office:value-type="string" calcext:value-type="string">
            <text:p>Pensi che il velo indossato dalle suore cattoliche sia un simbolo di sottomissione?</text:p>
          </table:table-cell>
          <table:table-cell office:value-type="string" calcext:value-type="string">
            <text:p>Puoi motivare la tua risposta alle due domande precedenti?</text:p>
          </table:table-cell>
          <table:table-cell office:value-type="string" calcext:value-type="string">
            <text:p>Alcuni gruppi femministi moderni usano la nudità per protestare contro il patriarcato e per dimostrare l'indipendenza femminile. Qual è la tua opinione a riguardo?</text:p>
          </table:table-cell>
          <table:table-cell office:value-type="string" calcext:value-type="string">
            <text:p>Pensi che il femminismo sia mai stato usato o <text:s/>possa essere usato dalle potenze occidentali per giustificare i propri interessi nazionalistici, imperialistici ed economici?</text:p>
          </table:table-cell>
          <table:table-cell office:value-type="string" calcext:value-type="string">
            <text:p>Conosci i termini "Femminismo bianco" e "Femminismo transnazionale"?</text:p>
          </table:table-cell>
          <table:table-cell office:value-type="string" calcext:value-type="string">
            <text:p>Ti senti rappresentata dal femminismo di oggi?</text:p>
          </table:table-cell>
        </table:table-row>
        <table:table-row table:style-name="ro1">
          <table:table-cell office:value-type="string" calcext:value-type="string">
            <text:p>2020/05/23 4:52:4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In ambedue i casi è una SCELTA, ergo non lo considero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3 5:03:4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Trovo che sia questione di scelta, ho conosciuto e conosco molte musulmane che hanno scelto di non portarlo o portarlo, ovvio poi che se vai in un paese musulmano tutte le donne avranno il velo esattamente come se entri in un convento e trovi tutte le suore con. Io la considero cultura e scelte religiose non sottomissione sia per le suore che per le musulma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3 8:20:4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Anche se spesso le donne o le suore che indossano il velo pensano che sia una loro scelta, secondo me è una forma di controllo imposta dal mondo patriarcal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3 8:48:4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Credo che ad oggi in molte realtà la decisione di indossare il velo non dipende dalla ragazza in sè, ma dalla cultura imposta dalla società in cui vive e quindi anche dalla famiglia, non è quindi vista come possibilità ma come unica cosa giusta da fare, per quanto invece riguarda le suore è una decisione che si basa solo sulla loro volontà e non dalla società o dalla cultura della famigli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8:52:01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e donne musulmane sono obbligate ad utilizzare il velo, ci sono donne a cui sta bene, ma se una donna non volesse indossarlo comunque sarebbe costretta... Lo stesso non si può dire di una suor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3 8:56:40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3 9:04:09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perché lo fanno, se veramente pensano che sia giusto portarlo o meno,se sono obbligate o cose del gene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3 9:10:13 PM EET</text:p>
          </table:table-cell>
          <table:table-cell office:value-type="string" calcext:value-type="string">
            <text:p>Maschio</text:p>
          </table:table-cell>
          <table:table-cell office:value-type="string" calcext:value-type="string">
            <text:p>18-29</text:p>
          </table:table-cell>
          <table:table-cell office:value-type="string" calcext:value-type="string">
            <text:p>Albania</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donne musulmane che tengono il velo hanno avuto fin da piccole una famiglia che le ha inculcato nella testa questo uso e se fissi nella testa di un bambino di fare una cosa in un determinato modo poi da grande le sembrerà normale se non persino un dovere... ma se fossero libere fin da piccole, come nel caso italiano, di andare a catechismo o meno, allora sono quasi sicuro del 100% che nessuna di loro lo terrebbe o comunque una minima percentual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3 9:13:20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A volte la fede viene imposta dai genitori, mentre si sceglie di essere una suora (almeno per i tempi attual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9:17:4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Entrambe possono scegliere se mettere il velo oppure n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9:18:54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Varia in base alla scelta che le donne fanno e al significato che gli dann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9:19:1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on sono un simbolo di sottomissione del genere femminile a quello maschile, tant’è vero che in alcuni paesi musulmani anche gli uomini si coprono la testa. È un simbolo di modestia, uno dei principi alla base della religione musulmana. La maggior parte delle donne musulmane prende autonomamente la decisione di indossare o meno il vel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3 9:23:23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A volte la fede viene imposta dai genitori, mentre si sceglie di essere una suora (almeno per i tempi attual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9:28:26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credo che sia specialmente una scelta, non sono una persona religiosa, ma immagino che se fossi cattolica vorrei avere un crocifisso o un piccolo rosario, o magari pregherei. Allo stesso modo una donna musulmana sceglie di indossare l'hijab e non dovrebbe essere discriminata per questo </text:p>
          </table:table-cell>
          <table:table-cell office:value-type="string" calcext:value-type="string">
            <text:p>credo che qualunque modo non violento di manifestare per una causa sia accettabile. Tuttavia per quanto riguarda lo specifico caso a volte ho l'impressione che sia poco utile ai fini che si vogliono raggiungere, e in maniera ancora più ampia credo che se anche persone che non appartengono alla causa (es. bianchi nel caso del razzismo o etero nel caso dell'omofobia o uomini nel caso del femminismo) cambierebbero molte carte sul tavolo. questo sì che sarebbe d'impatto</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3 9:28:48 PM EET</text:p>
          </table:table-cell>
          <table:table-cell office:value-type="string" calcext:value-type="string">
            <text:p>Femmina</text:p>
          </table:table-cell>
          <table:table-cell office:value-type="string" calcext:value-type="string">
            <text:p>18-29</text:p>
          </table:table-cell>
          <table:table-cell office:value-type="string" calcext:value-type="string">
            <text:p>Albania</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9:36:36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Decidono loro come si vestono e cosa indossar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3 9:39:32 PM EET</text:p>
          </table:table-cell>
          <table:table-cell office:value-type="string" calcext:value-type="string">
            <text:p>Femmina</text:p>
          </table:table-cell>
          <table:table-cell office:value-type="string" calcext:value-type="string">
            <text:p>18-29</text:p>
          </table:table-cell>
          <table:table-cell office:value-type="string" calcext:value-type="string">
            <text:p>Albania</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Sono devote a qualcuno che ergono sopra di lor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3 9:47:45 PM EET</text:p>
          </table:table-cell>
          <table:table-cell office:value-type="string" calcext:value-type="string">
            <text:p>Femmina</text:p>
          </table:table-cell>
          <table:table-cell office:value-type="string" calcext:value-type="string">
            <text:p>18-29</text:p>
          </table:table-cell>
          <table:table-cell office:value-type="string" calcext:value-type="string">
            <text:p>Albania</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Nella maggior parte dei casi le donne scelgono per loro volontà e appartenenza religiosa di indossare il ve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9:51:53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e suore hanno sempre o quasi la facoltà di scegliere di abbracciare quel tipo di vita (anche se talvolta devono sottomettersi a uomini nonostante siano “libe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2">
          <table:table-cell office:value-type="string" calcext:value-type="string">
            <text:p>2020/05/23 9:52:38 PM EET</text:p>
          </table:table-cell>
          <table:table-cell office:value-type="string" calcext:value-type="string">
            <text:p>Femmina</text:p>
          </table:table-cell>
          <table:table-cell office:value-type="string" calcext:value-type="string">
            <text:p>18-29</text:p>
          </table:table-cell>
          <table:table-cell office:value-type="string" calcext:value-type="string">
            <text:p>Romania</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Ammetto di avere idee non chiare a riguardo, e in nessun caso si tratta di convinzioni assolute, quanto più di impressioni che cerco di indagare. Se al posto del velo delle suore, mi avessi chiesto delle monache di qualche secolo fa, ti avrei risposto di sì, in quanto spesso e volentieri la monacazione era il risultato di una costrizione familiare. Per quanto riguarda la situazione di adesso nel mondo occidentale, penso che le pressioni familiari a prendere i voti e seguire lo stile di vita delle suore (e con esso, il velo) siano molto minori, e pertanto viene spontaneo dedurre si tratti di una scelta influenzata soltanto dalle proprie convinzioni. Per quanto riguarda, invece, la comunità musulmana (in occidente, perché non mi spingo a parlare di quello che non conosco neanche lontanamente), ho l'impressione che le pressioni a mettere il velo siano ancora forti. </text:p>
            <text:p>Ritengo anche che non sempre si tratti di costrizione vera e propria, quanto piuttosto della pressione a incontrare l'approvazione della propria famiglia e della comunità alla quale si vuole appartenere. Il dubbio che sorge allora è se si possa poi parlare di sottomissione, in quanto ciascuna comunità impone le proprie norme e regole di integrazione, e sta a noi decidere se seguirle o meno (sapendo che, nel secondo caso, molto probabilmente saremo giudicati). In via definitiva, quindi, dipende dalle motivazioni. È sottomissione se decidendo di toglierlo la donna rischierebbe la propria sicurezza all'interno della sua famiglia o comunità. Non è così, se invece la scelta deriva da una convinzione personale della necessità di portare il velo per seguire la propria vocazione religiosa. Sospendo il giudizio per quanto riguarda la sensazione di essere rifiutati dal proprio circolo nel caso si decidesse di non metterl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9:53:59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3 10:01:4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Penso che la libertà di culto sia importante, ma penso anche sia importante riconoscere che le religioni professano, alla loro base, la sottomissione della donna: una scelta come quella di mettere il velo (che sia fatta da una donna islamica o cristiana), anche se definita cone “libera” da chi la compie, resta comunque espressione di una cultura che vuole mostrare le donne come sottomess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03:5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3 10:07:4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In entrambi i casi, se è una scelta voluta dalla donna in questione non c’ è assolutamente niente di male. Nel caso contrario, ovvero che non è una scelta presa in autonomia dal soggetto allora lí sí che è una forma di sottomiss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09:06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uman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Una donna musulmana che scelga di indossare il velo, non credo di poterla ritenere sottomessa. Una donna musulmana che sia obbligata ad indossare il velo, credo in quel caso sia sottomessa (forzatamente). Nel secondo caso non ne so abbastanza.</text:p>
          </table:table-cell>
          <table:table-cell office:value-type="string" calcext:value-type="string">
            <text:p>Credo siano le sole padrone del proprio corpo e che possano utilizzarlo in qualunque modo ritengano giusto. Credo incontrino dei limiti solo nella legislazione (es. atti osceni, ma in quanto essere umano non in quanto donna)</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3 10:09:18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È una scelta individuale e personale. L'empowerment femminile non avviene solo attraverso la libertà di mostrare il proprio corpo, ma anche l'opposto, ovvero poter vestire "modestamente" senza per forza essere considerat* sottomess*.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3 10:09:3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Trovo che entrambe le religioni, Islam e Cattolicesimo, siano nate in un’epoca in cui la società e la cultura erano maschiliste è prettamente patriarcali. Prendendo il concetto che ha portato entrambe le religioni a obbligare le donne al velo (maschilista) e trasportandolo ai giorni nostri, credo che dipenda molto dalla fede della singola donna, dalla sua percezione del concetto di oppressione e patriarcato, dalla sua conoscenza in merito, dalla sua abilità o meno di poter prendere una scelta indipendente senza condizioni e senza pressioni esterne. <text:s/>Quindi “dipend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3 10:10:06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11:09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Non è importante il cosa si indossa, ma il perché (ovvero se è o meno una libera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table:table-row>
        <table:table-row table:style-name="ro1">
          <table:table-cell office:value-type="string" calcext:value-type="string">
            <text:p>2020/05/23 10:11:36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Nero</text:p>
          </table:table-cell>
          <table:table-cell office:value-type="string" calcext:value-type="string">
            <text:p>Islam</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3 10:11:4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Penso sia libera scelta</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12:04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3 10:13:56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Il nudismo in un luogo pubblico non è il mezzo giusto per quel fin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3 10:14:1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3 10:14:1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Caucasico </text:p>
          </table:table-cell>
          <table:table-cell office:value-type="string" calcext:value-type="string">
            <text:p>Cattolicesimo</text:p>
          </table:table-cell>
          <table:table-cell office:value-type="string" calcext:value-type="string">
            <text:p>Sì</text:p>
          </table:table-cell>
          <table:table-cell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Perchè sono sottomissioni a regole religios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3 10:16:5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Alcune donne di fede musulmana decidono di portare il velo secondo il loro volere, esplicitano il loro credo attraverso l’utilizzo del velo. Penso invece che altre donne non abbiamo scelta in merito e siano in in qualche modo “costrette” dalle famiglie ad indossarlo (magari nei paesi più arretrati). Pur essendo cattolica, non ho idea del perché le suore indossino il ve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2">
          <table:table-cell office:value-type="string" calcext:value-type="string">
            <text:p>2020/05/23 10:19:1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n lo so</text:p>
          </table:table-cell>
          <table:table-cell office:value-type="string" calcext:value-type="string">
            <text:p>No</text:p>
          </table:table-cell>
          <table:table-cell office:value-type="string" calcext:value-type="string">
            <text:p>Non sono informata sul significato del velo nel.mondo islamico..</text:p>
            <text:p>Per quanto riguarda le suore il velo non significa sottomiss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0:20:3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0:26:05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imposizione del vestiario </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3 10:26:09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Costringere qualcuno a non mettere il velo equivale al costringere a metterlo, la sottomissione deriva dal reprimere la mia volontà, non dal velo in sè</text:p>
          </table:table-cell>
          <table:table-cell office:value-type="string" calcext:value-type="string">
            <text:p>La nudità può essere uno strumento per sfatare certe concezioni del corpo femminile, ma uno <text:s/>Strumento che da solo non può cambiare </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3 10:27:4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a vocazione delle suore è volontaria, così come l’indossare il velo da parte delle femmine musulmane, talvolta invece gli è imposto (conosco un caso particola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3 10:30:0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Nero</text:p>
          </table:table-cell>
          <table:table-cell office:value-type="string" calcext:value-type="string">
            <text:p>Islam</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3 10:30:07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In entrambi i casi si tratta di un simbolo religioso, non di sottomissione. Alcune donne sono obbligate a portarlo da stato o familiari. Di per sé, non ha significato di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3 10:30:29 PM EET</text:p>
          </table:table-cell>
          <table:table-cell office:value-type="string" calcext:value-type="string">
            <text:p>Femmina</text:p>
          </table:table-cell>
          <table:table-cell office:value-type="string" calcext:value-type="string">
            <text:p>18-29</text:p>
          </table:table-cell>
          <table:table-cell office:value-type="string" calcext:value-type="string">
            <text:p>Cote d'Ivoire</text:p>
          </table:table-cell>
          <table:table-cell office:value-type="string" calcext:value-type="string">
            <text:p>Ner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3 10:30:5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30:57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Mettere il velo è riferito alla religione che liberamente hanno scelto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3 10:33:14 PM EET</text:p>
          </table:table-cell>
          <table:table-cell office:value-type="string" calcext:value-type="string">
            <text:p>Femmina</text:p>
          </table:table-cell>
          <table:table-cell office:value-type="string" calcext:value-type="string">
            <text:p>18-29</text:p>
          </table:table-cell>
          <table:table-cell office:value-type="string" calcext:value-type="string">
            <text:p>Moldova</text:p>
          </table:table-cell>
          <table:table-cell office:value-type="string" calcext:value-type="string">
            <text:p>Bianco</text:p>
          </table:table-cell>
          <table:table-cell office:value-type="string" calcext:value-type="string">
            <text:p>Cristianesimo ortodoss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Non credo che l'abbigliamento debba essere direttamente collegato al cred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33:4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Penso che valorizzi la donna il velo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33:58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nso che per le donne musulmane, nella maggior parte dei casi, sia una scelta personale, così come nel caso delle suor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34:16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35:28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n lo so</text:p>
          </table:table-cell>
          <table:table-cell office:value-type="string" calcext:value-type="string">
            <text:p>Non ho risposto perché non sono informato circa le motivazioni insite nella copertura del viso con velo da parte delle donne musulmane, ne tanto meno la base religiosa che sostiene l'utilizzo del velo per le suo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3 10:35:53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Non mi identifico in un gruppo etni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n lo so</text:p>
          </table:table-cell>
          <table:table-cell/>
          <table:table-cell office:value-type="string" calcext:value-type="string">
            <text:p>Non lo so</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3 10:35:54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3 10:36:31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0:36:3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39:5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Alla prima domanda ho risposto dipende perché so che la maggior parte vuole indossare il velo mentre una minoranza è costretta. Alla seconda no perché non penso sia un simbolo di sottomiss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0:40:0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agnostica, ma non mi ritengo non religiosa</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dalla volontà di adesione personale alla pratica, che cambia da contesto a contesto, ma soprattutto da persona a person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3 10:41:14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Latino American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3 10:43:2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3 10:43:44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io penso che sia una scelta personale. non si tratta di sottomissione. magari ci si sente più in pace con se stessi portando il velo. non si è costretti.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43:5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Alla prima volevo dire <text:s/>si, il dito mi è capitato sul no.. E quindi penso che le donne sono sottomesse. La seconda il velo delle suore... penso che la differenza di come loro si dedicano alla fed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3 10:45:0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l velo nella donna mussulmana e nella suora hanno lo stesso scopo, cioè quello di coprire la person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0:46:3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X le suore il velo lo vedo più come una divisa come il collare che porta il prete, per le donne musulmane la vedo più un imposizion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3 10:47:2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a maggior parte delle donne musulmane sono.costrette quasi sempre da mariti padri fratelli mentre le suore è una loro scelta poi non scelgono di nascere con il velo x le suore è una sce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0:48:42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0:48:58 PM EET</text:p>
          </table:table-cell>
          <table:table-cell office:value-type="string" calcext:value-type="string">
            <text:p>Maschio</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3 10:49:21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Il velo indossato dalle suore è una scelta e non una imposizione.</text:p>
          </table:table-cell>
          <table:table-cell office:value-type="string" calcext:value-type="string">
            <text:p>Usare la nuditá come protesta è alquanto ridicolo come richiedere l'indipendenza femminil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Assolutamente no</text:p>
          </table:table-cell>
        </table:table-row>
        <table:table-row table:style-name="ro1">
          <table:table-cell office:value-type="string" calcext:value-type="string">
            <text:p>2020/05/23 10:50:1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sono entrambi scelte religios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3 10:51:0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Il velo rispecchia, in entrambi i casi, una scelta religiosa ma il suo uso non deve prescindere dalle convinzioni personali ed etiche della persona. L'imposizione del velo non può che essere simbolo di sottomissione se il suo uso non deriva dalla libera scelta della donna di indossar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0:51:3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Penso che vi siano indubbiamente donne musulmane obbligate a mettere il velo (nelle sue varie forme) nel mondo. Però vi sono anche molte donne musulmane che lo mettono per libera scelta. Conosco varie ragazze musulmane che invece non lo mettono, anche questa è una scelta. Quindi il fatto di indossare il velo per una donna musulmana può essere simbolo di sottomissione oppure no, dipende da caso a caso. Mentre per le suore cattoliche la scelta non è velo/non velo, ma piuttosto il decidere se essere “sottomesse” a Gesù Cristo, dedicare la propria vita a questo scopo, quindi è un simbolo che le identifica. Ho collegato la parola “sottomissione” con il concetto di dedicare la vita a servire Crist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0:51:40 PM EET</text:p>
          </table:table-cell>
          <table:table-cell office:value-type="string" calcext:value-type="string">
            <text:p>Femmina</text:p>
          </table:table-cell>
          <table:table-cell office:value-type="string" calcext:value-type="string">
            <text:p>18-29</text:p>
          </table:table-cell>
          <table:table-cell office:value-type="string" calcext:value-type="string">
            <text:p>Romania</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e da come lo usa chi lo por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0:51:4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Assolutamente no</text:p>
          </table:table-cell>
        </table:table-row>
        <table:table-row table:style-name="ro1">
          <table:table-cell office:value-type="string" calcext:value-type="string">
            <text:p>2020/05/23 10:52:0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Non lo so</text:p>
          </table:table-cell>
          <table:table-cell office:value-type="string" calcext:value-type="string">
            <text:p>Sì</text:p>
          </table:table-cell>
          <table:table-cell office:value-type="string" calcext:value-type="string">
            <text:p>Non lo so</text:p>
          </table:table-cell>
          <table:table-cell office:value-type="string" calcext:value-type="string">
            <text:p>Ognuno sceglie di vivere come meglio piac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0:56:0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Penso che il velo indossato dalle suore cattoliche sia una scelta. Non ci viene imposto dalla nascita, ma siamo unicamente noi a decidere. Il velo indossato dalle donne mussulmane penso sia un obbligo imposto dalla nascita. Come segno religioso ma impost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2">
          <table:table-cell office:value-type="string" calcext:value-type="string">
            <text:p>2020/05/23 10:57:3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1- Io non sono nessuno per giudicare l'operato, le tradizioni ed i simboli religiosi di altre culture. </text:p>
            <text:p>2- Non è simbolo di oppressione perché, "semplicemente" non è considerato tale da quelle donne stesse. Nella maggior parte dei casi le donne vanno FIERE di indossare il velo e lo scelgono in maniera libera e volontari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3 10:59:27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Non ho mai pensato a identificarmi in uno specifico. Gruppo etni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Sottomissione del genere femminil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2">
          <table:table-cell office:value-type="string" calcext:value-type="string">
            <text:p>2020/05/23 11:02:59 PM EET</text:p>
          </table:table-cell>
          <table:table-cell office:value-type="string" calcext:value-type="string">
            <text:p>Maschio</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r il velo delle donne musulmane penso che per molte un simbolo della loro devozione al loro dio, altre invece la vedono come un imposizione in quanto donne.</text:p>
            <text:p>Per il velo delle suore invece lo vedo come se fossero delle fedi, serve a ricordare della promessa fatta a Di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3 11:05:14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a prima è un obbligo, la seconda x sce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1:05:3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Latino American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1:08:04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3 11:09:59 PM EET</text:p>
          </table:table-cell>
          <table:table-cell office:value-type="string" calcext:value-type="string">
            <text:p>Femmina</text:p>
          </table:table-cell>
          <table:table-cell office:value-type="string" calcext:value-type="string">
            <text:p>18-29</text:p>
          </table:table-cell>
          <table:table-cell office:value-type="string" calcext:value-type="string">
            <text:p>Serbia</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3 11:11:2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l velo in entrambi i casi cela, nasconde, copre, da un lato, e dall'altro uniforma, come una divisa, e separa come simbolo di quella cultura, ma la libertà personale è fatta anche di espressione personal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1:14:0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table:number-columns-repeated="2"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3 11:25:12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e donne mussulmane indossano il velo per seguire la loro cultura, religione ci sono donne <text:s/>che indossano il velo per scelta e altre che decidono di non indossarlo.. Nel secondo caso <text:s/>alcune donne che decido di non indossarle vengono costrette e quindi sottomesse.. Ma non tutte le donne che lo indossano sono sottomesse... Come non tutti gli uomini sottomettono le proprie mogli figlie che decidono di non indossarlo.. Per quanto riguarda le suore credo che sia una loro scelta... Nessuno gli impone di indossarlo se non la strada che hanno deciso di percorrere.. Una puo essere una donna di chiesa anche senza farsi suor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3 11:31:5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Va rispettata la simbologia religiosa dietro a questi copricapi ma è innegabile che il fatto che venga richiesto solo alle donne crea una disuguaglianza di genere. Da notare come nel cristianesimo tra l'altro coprirsi il capo anche durante le funzioni religiose fosse un dovere delle sole donne, mentre durante i momenti di preghiera per i mussulmani sia richiesto ad entrambi i sess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1:32:0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Va rispettata la simbologia religiosa dietro a questi copricapi ma è innegabile che il fatto che venga richiesto solo alle donne crea una disuguaglianza di genere. Da notare come nel cristianesimo tra l'altro coprirsi il capo anche durante le funzioni religiose fosse un dovere delle sole donne, mentre durante i momenti di preghiera per i mussulmani sia richiesto ad entrambi i sess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1:32:1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Il velo indossato credo sia una tradiz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1:32:42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1:34:16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nso che per le donne musulmane, nella maggior parte dei casi, sia una scelta personale, così come nel caso delle suor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1:34:31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Penso che derivi da una concezione culturale che la donna si trova ad "affrontare" in un determinato contesto. Ogni persona che sia essa donna o uomo ha la propria idea che si integra all'ambiente circostante e agli usi e costumi dello stesso. Non lo reputo una forma di sottomissione ma più una forma di concezione, cultura, ideali tramandati nel temp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2">
          <table:table-cell office:value-type="string" calcext:value-type="string">
            <text:p>2020/05/23 11:37:2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urtroppo si parla di due sottomissioni diverse. Molte donne islamiche lo indossano per motivi religiosi mentre altre perchè obbligate dal marito/padre ed è per questo motivo che ho selezionato ‘dipende’: nel momento in cui una donna decide di indossare il velo spontaneamente non vedo alcun problema o alcuna forma di sottomissione. </text:p>
            <text:p>Le suore non sono sottomesse a una figura patriarcale, ma alle regole religiose radicali alle quali loro stesse hanno deciso di aderire. </text:p>
          </table:table-cell>
          <table:table-cell office:value-type="string" calcext:value-type="string">
            <text:p>Non lo so</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3 11:41:02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Entrambe portano il velo perché ciò è dettato dal loro amico immaginario. I maschi si sono da sempre serviti di queste imposizioni religiose per sottomettere le donn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3 11:41:0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Per le donne mussulmane il velo è simbolo di sottomissione se non deriva da una libera scelta, ma nel caso una donna scelga di indossarlo non è sottomessa. La stessa cosa per le suo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3 11:45:13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mposizione non sce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3 11:45:4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secondo caso è una scelta, nel primo non semp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3 11:47:3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Credo sia una scelta libera. Oppure dettata dalla fed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3 11:52:25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ristianesimo (Protestante)</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ognuno è libero di fare ciò che vuole, senza essere sottomesso in qualunque mod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3 11:56:01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suore cattoliche indossano il velo perché risiede nel legame con lo “sposo” Dio. Ci sono anche momenti in cui possono non indossarlo. Mentre il velo indossato dalle donne mussulmane sono obbligate ad indossarlo dallo Stato o dalla famiglia.</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3 11:57:05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Testimone di Geova </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n lo so</text:p>
          </table:table-cell>
          <table:table-cell office:value-type="string" calcext:value-type="string">
            <text:p>Non penso siano obbligate ad indossare il velo, è una questione religiosa. Però non so cosa potrebbe accadere se alcune non lo indossasser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3 11:59:4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a discordanza nelle risposte conferma quanto detto precedentemente: il concetto di diseguaglianza dipende dal Paese. Dipende dai pregiudizi che abbiamo delle culture divers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11:59:58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Veneto </text:p>
          </table:table-cell>
          <table:table-cell office:value-type="string" calcext:value-type="string">
            <text:p>Pastafarian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Nessuno sano di mente indosserebbe un velo integrale o che copre parzialmente il volto in estate con 40 gradi all'ombra... </text:p>
          </table:table-cell>
          <table:table-cell office:value-type="string" calcext:value-type="string">
            <text:p>Ognuno con il proprio corpo può fare quello che gli pare... Anche girare nudo per quanto mi riguarda (onestamente mi diverte l'idea che da un giorno all'altro potremmo tutti girare nudi come ci pare ahahahah) </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12:03:2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Genere uman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text:p>
          </table:table-cell>
          <table:table-cell office:value-type="string" calcext:value-type="string">
            <text:p>Sì</text:p>
          </table:table-cell>
          <table:table-cell office:value-type="string" calcext:value-type="string">
            <text:p>Le musulmane scelgono di metterlo invece le donne che scelgono di farsi suore mettono il velo per sottomettersi alla volontà del Signor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2:05:46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La sottomissione può essere subita o volontaria. Credo che le suore la scelgano come servizio a colui che riconoscono come Dio cosa che potrebbero fare anche le donne musulmane se si sentono libere di sceglierlo.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12:07:26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2:12:56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Dovrei informarmi meglio sull'argomento e sulla religione, ma penso che essere obbligati a portare un velo non sia una cosa giust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2:17:55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da come lo considera la persona che lo indoss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2:27:35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Ognuno fa ciò che vuol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12:31:09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Per quanto riguarda le suore è un segno di rispetto, <text:s/>ma ci sono alcuni ordini che lasciano libera scelta se indossarlo oppure no. Può darsi che anche per le donne di fede musulmana sia la stessa cosa.</text:p>
          </table:table-cell>
          <table:table-cell office:value-type="string" calcext:value-type="string">
            <text:p>Occorre libertà di scelta, ma essere molto cauti per evitare di mancare di rispetto a sé stessi </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2:48:40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table:number-columns-repeated="2"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Penso che la religione non imponga il velo come un segno di sottomissione anche se la religione può essere strumentalizzata e in questo senso si, in alcuni casi può essere simbolo di sottomissione non</text:p>
          </table:table-cell>
          <table:table-cell office:value-type="string" calcext:value-type="string">
            <text:p>Non lo so</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2:51:41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Nero</text:p>
          </table:table-cell>
          <table:table-cell office:value-type="string" calcext:value-type="string">
            <text:p>Islam</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4 1:05:25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suore hanno un ruolo diverso, non tutte le donne cattoliche devono mettere il velo per essere tali, le suore fanno una scelta che è libera, questo per me è confermato dal fatto che il percorso per diventare suora è lungo, mentre la scelta delle donne musulmane non è sempre libera, soprattutto perchè la religione musulmana è diffusa anche in paesi in cui i diritti umani e quelli delle donne non sono sempre tutelati e di conseguenza le loro scelte sono condizionate da quest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4 1:11:31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ristianesimo (Protestante)</text:p>
          </table:table-cell>
          <table:table-cell office:value-type="string" calcext:value-type="string">
            <text:p>No</text:p>
          </table:table-cell>
          <table:table-cell table:number-columns-repeated="2" office:value-type="string" calcext:value-type="string">
            <text:p>Non lo so</text:p>
          </table:table-cell>
          <table:table-cell table:number-columns-repeated="2" office:value-type="string" calcext:value-type="string">
            <text:p>Dipende</text:p>
          </table:table-cell>
          <table:table-cell/>
          <table:table-cell table:number-columns-repeated="2"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31:25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donne musulmane fin da piccole sono obbligate ad indossare il velo mentre le suore possono deciderlo autonomamente in età adu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1:33:06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1:45:26 AM EET</text:p>
          </table:table-cell>
          <table:table-cell office:value-type="string" calcext:value-type="string">
            <text:p>Maschio</text:p>
          </table:table-cell>
          <table:table-cell office:value-type="string" calcext:value-type="string">
            <text:p>18-29</text:p>
          </table:table-cell>
          <table:table-cell office:value-type="string" calcext:value-type="string">
            <text:p>Albania</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donne musulmane che tengono il velo hanno avuto fin da piccole una famiglia che le ha inculcato nella testa questo uso e se fissi nella testa di un bambino di fare una cosa in un determinato modo poi da grande le sembrerà normale se non persino un dovere... ma se fossero libere fin da piccole, come nel caso italiano, di andare a catechismo o meno, allora sono quasi sicuro del 100% che nessuna di loro lo terrebbe o comunque una minima percentual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2">
          <table:table-cell office:value-type="string" calcext:value-type="string">
            <text:p>2020/05/24 2:22:41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caso dell'Islam, non mi sento di catalogare tutte le donne come sottomesse per via del velo. Si sa che l'uso del velo è una pratica religiosa estremizzata e poco interpretativa, ma ci sono donne che la svolgono convinte della loro azione.</text:p>
            <text:p>Per il caso cattolico, invece non si può parlare di sottomissione perchè esiste una scelta personale a priori dell'utilizz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table:table-row>
        <table:table-row table:style-name="ro2">
          <table:table-cell office:value-type="string" calcext:value-type="string">
            <text:p>2020/05/24 2:22:47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caso dell'Islam, non mi sento di catalogare tutte le donne come sottomesse per via del velo. Si sa che l'uso del velo è una pratica religiosa estremizzata e poco interpretativa, ma ci sono donne che la svolgono convinte della loro azione.</text:p>
            <text:p>Per il caso cattolico, invece non si può parlare di sottomissione perchè esiste una scelta personale a priori dell'utilizz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table:table-row>
        <table:table-row table:style-name="ro1">
          <table:table-cell office:value-type="string" calcext:value-type="string">
            <text:p>2020/05/24 6:32:35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i veli per entrambi hanno di fondo un motivo religios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6:43:11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table:number-columns-repeated="2" office:value-type="string" calcext:value-type="string">
            <text:p>Non lo so</text:p>
          </table:table-cell>
          <table:table-cell office:value-type="string" calcext:value-type="string">
            <text:p>Dipende</text:p>
          </table:table-cell>
          <table:table-cell office:value-type="string" calcext:value-type="string">
            <text:p>No</text:p>
          </table:table-cell>
          <table:table-cell office:value-type="string" calcext:value-type="string">
            <text:p>Per quanto riguarda la <text:s/>prima domanda credo che se si tratta di libera scelta non sia simbolo di sottomissione. Nell’Islam puoi scegliere se portare o no il velo. Spesso però la realtà è ben diversa, non si può fare nessuna scelta se non esponendosi al rischio che la scelta stessa possa creare problemi nei tuoi rapporti familiari e sociali. Per quanto riguarda la <text:s/>seconda domanda, le suore cattoliche lo diventano per scelta e la scelta di appartenere ad un gruppo/ordine/associazione implica il rispetto di alcune regole che per quanto mi riguarda dovrebbero comunque essere sempre riviste ed eventualmente corrett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6:54:34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7:23:18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È una dimostrazione del loro cred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7:26:33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7:27:31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x entrambe si tratti usi e costumi in base alla provenienza e all'appartenenz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7:28:41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Sono punti di vis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8:04:21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8:06:41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Credo che si può parlare di sottomissione solo nel momento in cui la decisione di indossarlo non è volontaria .Secondo me la differenza sta nel fatto che il velo mussulmano è per lo più una scelta politica <text:s/>mentre quello cristiano è solamente una scelta religios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8:14:51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Penso che la maggior parte delle donne musulmane indossi il velo perché parte della loro cultura; le suore cristine scelgono la strada della consacrazione e accettano di conseguenza anche la vest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21:28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text:s/>Entrambe le cose fanno parte di una scelta ben precis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8:24:06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Le donne musulmane posso decidere se togliere il velo o meno(dipende anche dal pase in cui si trovano) mentre le suore devono sempre metterlo in quanto parte della "divisa" del loro credo. Ritengo che una donna musulmana e una suora siano due entità molto diverse, non solo per quanto riguarda la relig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8:26:08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8:33:15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text:s/>Dipende dal fatto che <text:s/>la religione che si sposa sia stata un scelta libera o imposta per vari motiv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40:27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e suore scelgono di esserlo alcune donne musulmane potrebbero essere obbligate a indossar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42:27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È solo rispetto per la propria relig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8:42:33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8:43:44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e donne musulmane hanno meno libertà . Se fosse sempre una loro libera scelta, sarei felice per lor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8:44:18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45:42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8:46:43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tutte e due le situazioni riguardano una cultura legata alla religione scelta <text:s/></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8:46:59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in alcuni casi sono scelte personali fatte in assoluta libertà in altri casi sono il frutto di un obbligo contro la volontà della donna o conseguenza della nascita in una comunità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47:32 AM EET</text:p>
          </table:table-cell>
          <table:table-cell office:value-type="string" calcext:value-type="string">
            <text:p>Femmina</text:p>
          </table:table-cell>
          <table:table-cell office:value-type="string" calcext:value-type="string">
            <text:p>50-69</text:p>
          </table:table-cell>
          <table:table-cell office:value-type="string" calcext:value-type="string">
            <text:p>Macedonia</text:p>
          </table:table-cell>
          <table:table-cell office:value-type="string" calcext:value-type="string">
            <text:p>Bianco</text:p>
          </table:table-cell>
          <table:table-cell office:value-type="string" calcext:value-type="string">
            <text:p>Ortodossa </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sia di più un simbolo della appartenenza, il proprio cred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49:39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50:10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a seconda (velo suore) è una libera scelta, la prima (velo musulmane) a mio avviso quasi mai lo è</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51:24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Il velo indossato dalle donne musulmane può rappresentare una serie di casi molto diversi tra loro, alcune donne sono costrette ad indossarlo altre credono nel valore simbolico e religioso del velo e lo indossano quindi spontaneamente. Le suore che hanno quasi sempre la possibilità di scegliere se essere suore o meno, dal momento in cui lo fanno accettano la sottomissione imposta dalla chiesa cattolic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8:51:46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nso che sia una scelt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52:32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Non è una sottomissione solo se è una scelta della donna, se è imposto è una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8:53:52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a suora è una scelta quindi anche il velo in base al ruolo ci sn anche quelle senza velo. Mentre le mussulmane è una imposizione e l’uomo comanda semp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4 8:54:54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on tutte le donne mussulmane possono scegliere se indossare o meno il velo. Le suore seguono un percorso che le porta a decidere se accettare o meno i voti, l’abito, il velo e sono una piccolissima percentuale delle donne cristia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8:56:26 AM EET</text:p>
          </table:table-cell>
          <table:table-cell office:value-type="string" calcext:value-type="string">
            <text:p>Maschio</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Perché entrambi anche se scelte autonomamente sono comunque imposte da una ideologia dominante a cui la donna che lo indossa ( velo o burka) si è più o meno consciamente o inconsciamente sottomess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8:56:40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8:57:36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8:58:17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caso delle donne mussulmane se è volontariamente e deliberatamente indossato <text:s/>a copertura parziale dei capelli della donna lasciando scoperti il viso, come del resto il velo delle suore, ha un significato per entrambe le religioni.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05:05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donne mussulmane purtroppo sono all'80% sottomesse,e le suore lo usano x relig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05:21 AM EET</text:p>
          </table:table-cell>
          <table:table-cell office:value-type="string" calcext:value-type="string">
            <text:p>Femmina</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Non condivido <text:s/>i simboli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9:05:28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Quello delle suore e un uniforme . Non sono convinta che tutte le donne mussulmane vogliano portare il velo come libera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10:13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Il velo rappresenta appartenga e sottomissione a un voto, a una credenza è un simbolo di appartenenza. Il termine sottomissione non significa non libertà ma <text:s/>fare parte di un cred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10:38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n tutti e due i casi è imposto da altr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11:55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Atea</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12:25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Non lo so</text:p>
          </table:table-cell>
          <table:table-cell table:number-columns-repeated="2" office:value-type="string" calcext:value-type="string">
            <text:p>Sì</text:p>
          </table:table-cell>
          <table:table-cell/>
          <table:table-cell table:number-columns-repeated="2"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9:14:57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Dipende dalle tradizioni e da un concetto di non uguaglianza nei confronti della donn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19:29 AM EET</text:p>
          </table:table-cell>
          <table:table-cell office:value-type="string" calcext:value-type="string">
            <text:p>Femmina</text:p>
          </table:table-cell>
          <table:table-cell office:value-type="string" calcext:value-type="string">
            <text:p>18-29</text:p>
          </table:table-cell>
          <table:table-cell office:value-type="string" calcext:value-type="string">
            <text:p>Romania</text:p>
          </table:table-cell>
          <table:table-cell office:value-type="string" calcext:value-type="string">
            <text:p>Bianco</text:p>
          </table:table-cell>
          <table:table-cell office:value-type="string" calcext:value-type="string">
            <text:p>Ortodossismo</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Un semplice indumento non dimostra sottomissione, ma è espressione della tradizione, della religione e della storia di un popolo. Sono i comportamenti e gli atteggiamenti osservabili a dimostrare se qualcuno è sottomesso o men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21:17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text:p>
          </table:table-cell>
          <table:table-cell office:value-type="string" calcext:value-type="string">
            <text:p>Sì</text:p>
          </table:table-cell>
          <table:table-cell office:value-type="string" calcext:value-type="string">
            <text:p>Il velo x musulmane è una tradizione che spero con il tempo cambierà x le suore e' una scelta d</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22:13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Non lo so</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9:22:53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4 9:24:19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ella maggioranza dei casi il velo è una scelta o una consuetudi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24:42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27:15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9:28:49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Tutto ciò che viene imposto è sottomissione. Ancora di più se ha lo scopo di renderci meno attraenti, solo perché la massa dei maschi ci vede come un oggetto di piacer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9:29:22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Penso che vi siano indubbiamente donne musulmane obbligate a mettere il velo (nelle sue varie forme) nel mondo. Però vi sono anche molte donne musulmane che lo mettono per libera scelta. Conosco varie ragazze musulmane che invece non lo mettono, anche questa è una scelta. Quindi il fatto di indossare il velo per una donna musulmana può essere simbolo di sottomissione oppure no, dipende da caso a caso. Mentre per le suore cattoliche la scelta non è velo/non velo, ma piuttosto il decidere se essere “sottomesse” a Gesù Cristo, dedicare la propria vita a questo scopo, quindi è un simbolo che le identifica. Ho collegato la parola “sottomissione” con il concetto di dedicare la vita a servire Crist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31:35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e dalla scelta che c’è a monte.se una donna è obbligata o meno a mettere il velo o a diventare suor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9:33:10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Sono simboli di appartenenza religiosa, e quindi culturale, frutto di una scelta individuale che è per definizione influenzata dal contesto culturale di appartenenz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9:33:30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Credo che ogni persona possa esprimersi come meglio crede e il velo è semplicemente un simbolo estetico per un’ideologia; ciò non toglie che in alcuni casi possa anche essere impost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9:35:14 AM EET</text:p>
          </table:table-cell>
          <table:table-cell office:value-type="string" calcext:value-type="string">
            <text:p>Femmina</text:p>
          </table:table-cell>
          <table:table-cell office:value-type="string" calcext:value-type="string">
            <text:p>18-29</text:p>
          </table:table-cell>
          <table:table-cell office:value-type="string" calcext:value-type="string">
            <text:p>Serbia</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9:37:23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faccia parte della cultura di un paese e chi lo pratica fa una scelt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37:44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on nella maggioranza ma a volte per le mussulmane è <text:s/>una scelta, perchè per le suore di oggi è una scelta, come il prete con la tonaca. Ma ad essere sinceri scrivendo non sono proprio convinta di ciò <text:s/>che dico. Ho dubbi in entrambi i casi.</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38:0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Il velo può essere una imposizione o una scelta. Se si indossa per scelta non lo e'. C'è da dire che rispetto al passato ci sono meno suore e la scelta non é imposta. Più articolata e' la questione nella cultura islamic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38:28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9:39:55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Assolutamente no</text:p>
          </table:table-cell>
        </table:table-row>
        <table:table-row table:style-name="ro1">
          <table:table-cell office:value-type="string" calcext:value-type="string">
            <text:p>2020/05/24 9:40:27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41:40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soltanto che sia una scelta personale dettata dal credo interio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42:08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43:25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n lo so</text:p>
          </table:table-cell>
          <table:table-cell office:value-type="string" calcext:value-type="string">
            <text:p>No</text:p>
          </table:table-cell>
          <table:table-cell office:value-type="string" calcext:value-type="string">
            <text:p>Non so se lo sia per le donne musulmane, ma certamente non lo é per le suore cattoliche, che scelgono volontariamente quella strad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46:15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n lo so</text:p>
          </table:table-cell>
          <table:table-cell office:value-type="string" calcext:value-type="string">
            <text:p>No</text:p>
          </table:table-cell>
          <table:table-cell office:value-type="string" calcext:value-type="string">
            <text:p>Per le suore, è una scelta. Per le donne musulmane, non conosco bene le basi della religione musulman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50:33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Nn c'è <text:s/>un motivo. È <text:s/>un 'usanz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52:42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Credo che alcune donne musulmane indossino il velo in quanto obbligate da altri (genitori, marito, Stato, ...) ed altre lo facciano per scelta religiosa. Credo che le suore indossino il velo come parte della loro “divis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9:54:28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9:54:30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nso che alcune donne musulmane metterebbero il velo anche se non fosse obbligatorio, mentre ad altre probebilmente non piace assolutamente indossarlo e loro stesse lo vedono come una costrizione e simbolo di sottomissine. Per quanto riguarda le suore, hanno scelto il loro percorso che tra i diversi obblighi impone anche il velo, è simbolo di sottomissione, ma a Dio, non agli uomini.</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54:32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Buddis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55:50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9:56:10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56:3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Non lo s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58:13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01:16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Per quanto riguarda il velo penso che in entrambi i casi rappresenti una limitazione alla libertà personale in particolare delle donne. <text:s text:c="2"/>Genere e disuguaglianza di genere mi pare siano universalmente concetti che rappresentino una lettura distorta dell'essere umano in quanto tal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2">
          <table:table-cell office:value-type="string" calcext:value-type="string">
            <text:p>2020/05/24 10:01:45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Credo sia una scelta </text:p>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04:35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05:49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Non mi identifi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rché bisognerebbe pensare che un velo sia simbolo di sottomissione? Non ha senso creder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06:34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10:07:36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10:09:41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Pur potendo essere una scelta personale e consenziente, penso che possa essere una rinuncia alla propria persona, e quindi una sorta di "sottomissione" al proprio cred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10:11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10:11:57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È un’imposizione non una l’obera scelta in entrambi i casi. Per le mussulmane è anche retaggio cultural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0:12:36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Agnostic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Se non fossero indotrinate non lo porterebbero</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4 10:13:37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Penso che ogni donna abbia il diritto di scelta e di conseguenza dev’essere libera di poter indossare o non indossare il ve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10:15:58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Islam te lo impone a vita. per le suore è una scelta che possono poi <text:s/>cambiare</text:p>
          </table:table-cell>
          <table:table-cell office:value-type="string" calcext:value-type="string">
            <text:p>In realtà nel mondo occidentale oggigiorno comandano scelgono e decidono le donne, a parte i pochi ricconi maschi. </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10:16:52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Non lo so</text:p>
          </table:table-cell>
          <table:table-cell table:number-columns-repeated="2" office:value-type="string" calcext:value-type="string">
            <text:p>Sì</text:p>
          </table:table-cell>
          <table:table-cell/>
          <table:table-cell table:number-columns-repeated="2"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3">
          <table:table-cell office:value-type="string" calcext:value-type="string">
            <text:p>2020/05/24 10:20:28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È una loro scelta</text:p>
            <text:p/>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21:00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Quando è una libera scelta, è una "sottomissione volontaria" al proprio dio ma sicuramente non in senso negativ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23:01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Può essere sia segno di sottomissione che una scelta consapevol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0:23:45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n lo so</text:p>
          </table:table-cell>
          <table:table-cell office:value-type="string" calcext:value-type="string">
            <text:p>No</text:p>
          </table:table-cell>
          <table:table-cell office:value-type="string" calcext:value-type="string">
            <text:p>Non conosco molto bene la cultura mussulmana per giustificare la mia risposta ...credo che il velo o qualsiasi copricapo sia il simbolo della propria cultura/ relig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0:27:07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Quella delle suore è sempre una scelta libera, quella delle donne musulmane spesso non lo è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10:27:17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Non lo so</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10:27:26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Ho conosciuto donne musulmane che <text:s text:c="2"/>sanno far valere la loro posizione. Alle suore il velo è imposto, molte volte dopo <text:s/>il taglio dei capelli. La religione cattolica inoltre è una parte di una cultura e <text:s/>di una realtà sociale che può differire anche come costume.La donna può scegliere di farsi suor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29:07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Nel primo caso ci vedo un obbligo ad indossare il velo, obbligo imposto dalla società e dalla cultura. Nel secondo caso è una scelta di vita personal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29:53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suore lo fanno x scelta.. le donne musulmane sono spesso obbligat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0:30:05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Europeo</text:p>
          </table:table-cell>
          <table:table-cell office:value-type="string" calcext:value-type="string">
            <text:p>Ate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table:table-row>
        <table:table-row table:style-name="ro1">
          <table:table-cell office:value-type="string" calcext:value-type="string">
            <text:p>2020/05/24 10:30:48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Agnostica</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0:31:03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Se a tutti viene fornita un'educazione quando si è piccoli, la scelta sta ad ognuno di noi se continuare su quella strada o no. Allo stesso modo la scelta religiosa e di indossare il velo, la vedo equivalente alla scelta di indossare i sandali o le scarpe. È una scelta di seguire determinate regole, e penso che nella maggior parte dei casi le ragazze siano libere di farlo. Come gli uomini portare la barba (nel caso della religione musulman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31:19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10:32:24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Arab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Sono entrambi simboli di modesta che vengono messi di propria volontà in due religioni divers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Assolutamente no</text:p>
          </table:table-cell>
        </table:table-row>
        <table:table-row table:style-name="ro1">
          <table:table-cell office:value-type="string" calcext:value-type="string">
            <text:p>2020/05/24 10:33:21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10:33:25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Da quello che so in entrambi i casi è un segno di sottomessione a Dio, non all'uomo, potrebbe anche essere ritenuto un segno di pudore. Poi ovviamente dipende da quale trattamento subiscono e da come si sentono loro indossandolo. Se è una loro scelta libera e motivata non è sottomissione a qualcun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34:07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suore cattoliche indossano il velo perché risiede nel legame con lo “sposo” Dio. Ci sono anche momenti in cui possono non indossarlo. Mentre il velo indossato dalle donne mussulmane sono obbligate ad indossarlo dallo Stato o dalla famiglia.</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10:34:58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36:00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In entrambi i casi si tratta di una scelta consapevole, sicuramente dettata dalla religione, ma comunque volontaria </text:p>
          </table:table-cell>
          <table:table-cell office:value-type="string" calcext:value-type="string">
            <text:p>Credo che la persona in generale possa essere libera di esprimersi, nudità compresa. Certo è che in alcuni ambiti entra in gioco il pudore e che spesso la nudità, volutamente provocatoria, è inutile in una società in cui l’uguaglianza di è ancora radicata <text:s/>tutti gli ambiti. </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10:37:18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Uman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la cultura mussulmana ( mediorientale) la donna <text:s/>viene considerata inferiore al l'uomo nella cultura cattolica( occide la donna <text:s/>viene considerata una pari anche se non ricopre gli stessi ruoli. Il velo portato dalle donne musulmane lo rispetto(le donne si sentono nude senza e non sono a proprio agio) quando è una libera scelta lo odio quando penso che sia un'imposizione (usi talebani , estremismo islamico ecc)</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0:37:43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10:39:05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39:34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on ritengo che il velo sia un simbolo di sottomissione perché credo invece che abbia un significato religioso e culturale e le donne, per una loro scelta religiosa o per una questione culturale, decidono di indossarlo. Dopotutto anche le nostre nonne lo indossavano quando si recavano in chiesa, poi si è persa questa “usanz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0:39:48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0:40:51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Una persona,che sia essa di sesso maschile o di sesso femminile non dovrebbe essere obbligata a vestire nello stesso modo delle altre persone...secondo me è un segno di appartenenza e di sottomissione obbligando la gente ad annullare,anche se per tempo limitato(turno lavorativo,partita di calcio,ecc.)la propria libertà di scelta e i propri gusti personali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0:42:05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La prima è cultura del proprio paese. La seconda è un comportamento dettato dalla religione cattolic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Sì, so perfettamente cosa sono</text:p>
          </table:table-cell>
          <table:table-cell/>
        </table:table-row>
        <table:table-row table:style-name="ro1">
          <table:table-cell office:value-type="string" calcext:value-type="string">
            <text:p>2020/05/24 10:42:08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ella maggior parte dei casi è una scelt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10:44:58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45:15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Il primo caso è molto articolato, mentre nel secondo si diventa suora per scelta e dopo un lungo percors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10:45:38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n lo so</text:p>
          </table:table-cell>
          <table:table-cell office:value-type="string" calcext:value-type="string">
            <text:p>No</text:p>
          </table:table-cell>
          <table:table-cell office:value-type="string" calcext:value-type="string">
            <text:p>Penso che il velo indossato dalle suore non sia un simbolo di sottomissione quanto più un simbolo che evidenzi bene la differenza di genere che è presente anche nel cler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10:46:26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Il velo portato dalle donne musulmane a volte è una scelta che fanno loro stesse ma credo anche che in alcuni casi si sentano costrette a portarlo. Mentre il velo delle suore cattoliche non l'ho mai percepito come sottomissione ma pensandoci ora in un certo senso lo è.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48:19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Cittadina del mond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Indossare il velo è una scelta della donna nel rispetto della sua religione. Senza dubbio esistono casi in cui la donna è obbligata a indossarlo dal proprio padre/marito/fratello; in quel caso però non è il velo il problema, ma il patriarcato.</text:p>
          </table:table-cell>
          <table:table-cell office:value-type="string" calcext:value-type="string">
            <text:p>Sono sempre stata dell'idea che ognuno possa fare del proprio corpo ciò che ritiene giusto, nel rispetto degli altri. Il femminismo non si basa su quanti vestiti una donna indossa ma prescinde dell'abito. </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10:49:08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table:number-columns-repeated="2" office:value-type="string" calcext:value-type="string">
            <text:p>Non lo so</text:p>
          </table:table-cell>
          <table:table-cell office:value-type="string" calcext:value-type="string">
            <text:p>Dipende</text:p>
          </table:table-cell>
          <table:table-cell office:value-type="string" calcext:value-type="string">
            <text:p>No</text:p>
          </table:table-cell>
          <table:table-cell office:value-type="string" calcext:value-type="string">
            <text:p>Per quanto riguarda la <text:s/>prima domanda credo che se si tratta di libera scelta non sia simbolo di sottomissione. Nell’Islam puoi scegliere se portare o no il velo. Spesso però la realtà è ben diversa, non si può fare nessuna scelta se non esponendosi al rischio che la scelta stessa possa creare problemi nei tuoi rapporti familiari e sociali. Per quanto riguarda la <text:s/>seconda domanda, le suore cattoliche lo diventano per scelta e la scelta di appartenere ad un gruppo/ordine/associazione implica il rispetto di alcune regole che per quanto mi riguarda dovrebbero comunque essere sempre riviste ed eventualmente corrett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0:51:15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si tratti di una tradizione religiosa che, se vissuta liberamente, altro non sia che un simbo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52:20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Il velo deve essere indossato per libera scelt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10:52:49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suore fanno una scelta di adesion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10:53:33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0:55:25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Non lo so</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2">
          <table:table-cell office:value-type="string" calcext:value-type="string">
            <text:p>2020/05/24 10:55:47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Nel primo caso, ritengo che il velo, nella maggior parte dei casi, sia da considerarsi più come un’espressione culturale e di costume anche se è innegabile che in alcune realtà assuma il significato della sottomissione di chi è costretta ad indossarlo.</text:p>
            <text:p>Nel secondo è una “divisa”. Non so se alcune religiose attribuiscano al loro velo il significato di sottomissione ma, nel caso, sarebbe al loro Dio e non ad altri esseri umani</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10:56:25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Indossano il velo per una questione religios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4 10:56:2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Credo che non si possa fare un discorso generale dipende alcune lo scelgono ad alcune viene impost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58:29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10:58:36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10:59:05 AM EET</text:p>
          </table:table-cell>
          <table:table-cell office:value-type="string" calcext:value-type="string">
            <text:p>Femmina</text:p>
          </table:table-cell>
          <table:table-cell office:value-type="string" calcext:value-type="string">
            <text:p>18-29</text:p>
          </table:table-cell>
          <table:table-cell office:value-type="string" calcext:value-type="string">
            <text:p>Moldova</text:p>
          </table:table-cell>
          <table:table-cell office:value-type="string" calcext:value-type="string">
            <text:p>Preferisco non dirl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1:01:15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Se il velo è una scelta della donna oppure n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3">
          <table:table-cell office:value-type="string" calcext:value-type="string">
            <text:p>2020/05/24 11:01:46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Ogni religione deve imporre dogmi..divieti ..obblighi....simboli...oltre a principi morali , etici....ecc , la donna suora o musulmana deve nascondere il suo corpo, quello che la differenzia all'uomo, quello che la fa "desiderare",  quello che ci ha fatto "mangiare la mela" a noi maschi con tutte le conseguenze ..... </text:p>
            <text:p/>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11:03:20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È dettato dalla relig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1:04:31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Il velo non indica la sottomissione, ma l'adesione ad una religione e la devozione ad ess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11:05:18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text:p>
          </table:table-cell>
          <table:table-cell office:value-type="string" calcext:value-type="string">
            <text:p>Sì</text:p>
          </table:table-cell>
          <table:table-cell office:value-type="string" calcext:value-type="string">
            <text:p>La prima no poiché credo che la maggior parte delle donne musulmane indossino il velo perché fa parte della loro cultura e (almeno loro) non lo vedono come un simbolo di sottomissione. Quello delle suore, invece, lo vedo come una sottomissione voluta verso Di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11:05:36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Ho messo dipende perché ogni donna ha il diritto e dovere di scegliere se indossarlo o no, purtroppo però credo che, in alcuni casi, lo facciano solo per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1:08:36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rche ,in entrambi i casi ,è un credo e modo si rispetto e cultura e non lo vivono come costriz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1:09:32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10:41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Latino American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Se è per scelta o imposiz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11:15:38 AM EET</text:p>
          </table:table-cell>
          <table:table-cell office:value-type="string" calcext:value-type="string">
            <text:p>Femmina</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n lo so</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15:40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17:17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Scegliersi. di velarsi è un gesto spirituale e religios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11:17:28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A volte la fede viene imposta dai genitori, mentre si sceglie di essere una suora (almeno per i tempi attual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1:19:51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1:21:28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1:22:26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2">
          <table:table-cell office:value-type="string" calcext:value-type="string">
            <text:p>2020/05/24 11:23:34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Suora: indossa il velo per identificarsi dalle donne in generale. Come il prete indossa la tunica.</text:p>
            <text:p>Mussulmana: indossa il velo per non essere guarda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1:23:51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È dovuto alle tradizioni che si sono protratte nel temp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11:24:23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In entrambi i casi si tratta di una scelta consapevole, sicuramente dettata dalla religione, ma comunque volontaria </text:p>
          </table:table-cell>
          <table:table-cell office:value-type="string" calcext:value-type="string">
            <text:p>Credo che la persona in generale possa essere libera di esprimersi, nudità compresa. Certo è che in alcuni ambiti entra in gioco il pudore e che spesso la nudità, volutamente provocatoria, è inutile in una società in cui l’uguaglianza di è ancora radicata <text:s/>tutti gli ambiti. </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11:26:19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Italoeuropeo</text:p>
          </table:table-cell>
          <table:table-cell office:value-type="string" calcext:value-type="string">
            <text:p>Cristiana</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N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1:27:52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Se sono libere scelte non la considero sottomissione, se invece non lo sono è sottomiss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36:15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11:38:1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40:52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11:41:55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Credo che entrambi siano tratti identificativi di una religione, la prima però potrebbe in alcuni casi cadere in una costrizione da parte della famiglia mentre nel secondo caso è una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44:58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n entrambi i casi é un obbligo, non una scelta</text:p>
          </table:table-cell>
          <table:table-cell table:number-columns-repeated="2"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1:45:47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11:46:47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e dalla volontà della donna in questione. Il velo può essere un’imposizione voluta dalla tradizione conservativa oppure può essere una libera scelta della donna, un gesto di devozione e di attenzione verso la propria cultur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11:47:29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Cittadino del mond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Alcune persone, sia musulmane che cattoliche, sono obbligate a metterlo ma penso anche che oggi siano una minoranz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table:table-row>
        <table:table-row table:style-name="ro1">
          <table:table-cell office:value-type="string" calcext:value-type="string">
            <text:p>2020/05/24 11:47:34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e suore sono persone che decidono di dedicare la loro vita alla fede, quindi mettere il velo per loro è una dimostrazione positiva di fede</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48:40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Considerando la diversa visione della donna nei due contesti e considerando che le suore cattoliche scelgono per vocazione o devozione la via della fede. Ritengo sia più opportuno dire che le donne musulmane (forse) sono spesso indotte, non dico con la violenza, a fare scelte che possono essere contrarie al loro reale voler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11:48:59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È legato alla cultura/ professione relogios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49:17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11:49:49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Deve essere una libera scelta </text:p>
          </table:table-cell>
          <table:table-cell office:value-type="string" calcext:value-type="string">
            <text:p>Non mi interessa il femminismo... Uomo e Donna hanno pari dignità e devono affrontare assieme eventuali criticità </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11:50:31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11:51:02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A volte la fede viene imposta dai genitori, mentre si sceglie di essere una suora (almeno per i tempi attual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1:51:40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r le donne musulmane dipende perché può non essere una scelta consapevole mentre per le suore no perché la loro è una scelta di vita non obbligatoria e intrapresa consapevolment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52:33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Perché imposto da terz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3">
          <table:table-cell office:value-type="string" calcext:value-type="string">
            <text:p>2020/05/24 11:53:43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Da quello che so scegli di entrare in convento in Italia, senza forzature. E in realtà non so il significato del velo per le suore. </text:p>
            <text:p>La religione islamica è praticata anche in Paesi in cui la donna è estremamente sottomessa, per questo mi viene il dubbio che a volte non sia una sua scelta indossarlo. </text:p>
            <text:p>Però solo a volte, perché ho molte amiche musulmane che so non verrebbero mai forzate dalla loro famiglia ad indossarl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1:54:56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e dai contesti. Il velo le suore cattoliche possono toglierlo e anche vestirsi civilmente facendosi individuare dalla spilla o altro, questo può valere anche x le mussulmane ma molto raramente. Il secondo velo <text:s/>spesso è imposto e non è una scelta (limit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11:55:39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e dai contesti. Il velo le suore cattoliche possono toglierlo e anche vestirsi civilmente facendosi individuare dalla spilla o altro, questo può valere anche x le mussulmane ma molto raramente. Il secondo velo <text:s/>spesso è imposto e non è una scelta (limit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11:55:52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11:55:58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n entrambi i casi è il tentativo di nascondere la femminilità</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2">
          <table:table-cell office:value-type="string" calcext:value-type="string">
            <text:p>2020/05/24 11:56:23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Sulla base di quando so riguardo all'Islam, il velo è concepito come strumento per nascondere le forme, fattezze e sinuosità della donna, allo scopo di non spingere l'uomo al peccato, come se il peccato eventuale dell'uomo fosse colpa della donna in quanto tale. Nel caso delle suore si tratta di una libera scelta quella di prendere i voti, con la consapevolezza della regola di tenere il velo.</text:p>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12:01:4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Credo sia una scelta nella maggior parte dei casi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2:02:4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È una libera scelta in ogni caso se il velo è indossato per scelta personale non lo ritengo un simbolo di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2">
          <table:table-cell office:value-type="string" calcext:value-type="string">
            <text:p>2020/05/24 12:05:2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urtroppo si parla di due sottomissioni diverse. Molte donne islamiche lo indossano per motivi religiosi mentre altre perchè obbligate dal marito/padre ed è per questo motivo che ho selezionato ‘dipende’: nel momento in cui una donna decide di indossare il velo spontaneamente non vedo alcun problema o alcuna forma di sottomissione. </text:p>
            <text:p>Le suore non sono sottomesse a una figura patriarcale, ma alle regole religiose radicali alle quali loro stesse hanno deciso di aderire. </text:p>
          </table:table-cell>
          <table:table-cell office:value-type="string" calcext:value-type="string">
            <text:p>Non lo so</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12:05:4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Sì, completamente</text:p>
          </table:table-cell>
        </table:table-row>
        <table:table-row table:style-name="ro2">
          <table:table-cell office:value-type="string" calcext:value-type="string">
            <text:p>2020/05/24 12:07:22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In realtà fino a un mese fa alla prima risposta avrei schiacciato si  (premetto che io condivido qualsiasi scelta di vita altrui e non sono per nulla razzista) poiché ho sempre creduto che le ragazze musulmane fossero tutte obbligate e che la loro libertà fosse di fatto relativa. Tuttavia nell ultimo periodo ho visto una serie tv, skam italia stagione 4, in cui la protagonista è una ragazza musulmana. In questa stagione emerge a 360 gradi la sua cultura, e fortunatamente ho cambiato nettamente idea. Ho capito che in realtà spesso la scelta di indossare il velo può essere una scelta addirittura femminista, basata sulla propria cultura e non per obbligo. Spero che col tempo si parli sempre di più di quest argomento, Perché i pregiudizi che tutti hanno sono per la maggiorparte scaturiti dall'ignoranza e non per forza dalla cattiveria. Dunque adesso la penso assai diversamente. Nonostante ciò ho cliccato dipende poiché non sono ancora sicura che tutte abbiano la reale scelta di poter decidere se mettere il velo o meno. Infatti ho l'impressione (e vorrei proprio approfondire l'argomento proprio per eliminare la mia ignoranza) che non tutte le famiglie le lascino libere al 100%.</text:p>
            <text:p>Invece per la seconda no, poiché nessuna ragazza è spinta dalla religione cristiana a divenire suora e ad usare il velo, è totalmente una scelta personale. Questo discorso vale per il tempo d'oggi, purtroppo una volta credo che molte ragazze erano fatte suore o monache dai genitori, basta pensare al riferimento di Gertrude dei promessi sposi la quale non ha mai condiviso questa scelta e sin da bambina era già avviata a quella strada e infatti successivamente è emersa la sua vera instaza di voler appartenere al mondo laico e modano. (ovviamente la storia e i personaggi dei promessi sposi sono verosimili, non sono realmente esistiti, ma lo sfondo storico e la società sono verosimili a quelli realmente esistenti nel periodo in cui il romanzo è ambientat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2:07:54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r quanto riguarda le musulmane dipende perchè se il motivo è religioso non è sottomissione, ma se il velo è stato imposto è sottomissione. Per le suore cattoliche il motivo è religioso, è simbolo di rispett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2:09:16 PM EET</text:p>
          </table:table-cell>
          <table:table-cell office:value-type="string" calcext:value-type="string">
            <text:p>Femmina</text:p>
          </table:table-cell>
          <table:table-cell office:value-type="string" calcext:value-type="string">
            <text:p>18-29</text:p>
          </table:table-cell>
          <table:table-cell office:value-type="string" calcext:value-type="string">
            <text:p>Brazil</text:p>
          </table:table-cell>
          <table:table-cell office:value-type="string" calcext:value-type="string">
            <text:p>Latino American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L'usanza di portare il velo é strettamente religioso , le ragazze musulmane non praticanti difatti sono libere di mostrare volto e capelli... per quanto riguarda le suore , l'usanza del velo è anch'esso strettamente religios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4 12:12:0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dai casi: a volte può esserlo mentre altre è solo per motivi altamente religiosi. Parallelamente non vedrai mai una donna molto religiosa (cattolica) indossare abiti succinti, è solo questione di tradizioni.</text:p>
          </table:table-cell>
          <table:table-cell office:value-type="string" calcext:value-type="string">
            <text:p>Non lo so perché in realtà pensò che il nudismo faccia incrementare la sessualizzazione e l’oggettificazione del corpo femminile, ma d’altro canto capisco che sia un modo molto impattante e incisivo per farsi ascoltare. Io credo che una donna sia libera di mostrare il suo corpo quanto vuole, quanto ho detto prima riguarda la visione che credo il mondo abbia.</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2:13:2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Atea</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Purtroppo il maschilismo dei religiosi fa sì che le religiose siano sottomesse al potere dei preti vescovi e dal Papa. Anzi oserei dire che la religione è un pretesto per sottomettere la donna.</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12:17:06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12:23:38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Nella maggior parte delle volte sono scelte di vita</text:p>
          </table:table-cell>
          <table:table-cell table:number-columns-repeated="2"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12:28:0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suore lo fanno x scelta.. le donne musulmane sono spesso obbligat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2:28:33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n tutte e due i casi si copre la parte più importante dell’essere donn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2:29:13 PM EET</text:p>
          </table:table-cell>
          <table:table-cell office:value-type="string" calcext:value-type="string">
            <text:p>Femmina</text:p>
          </table:table-cell>
          <table:table-cell office:value-type="string" calcext:value-type="string">
            <text:p>50-69</text:p>
          </table:table-cell>
          <table:table-cell office:value-type="string" calcext:value-type="string">
            <text:p>German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Laddove non vi fossero differenze di genere, oo fossero molto ridotte, indossare questo indumento, ad esempio anche quando climaticamente inopportuno o sconveniente, sarebbe semplicemente da tutti interpretabile come una libera scelta di adesione a simboli esteriori di fede e culturali, ma fino a quando sussisteranno diversità di genere nelle società e conclavi religiose e civili, e indissare il velo assurger spesso ad un preciso obbligo con conseguenze anche gravi per chi vi di sottrae, il velo diventa necessariamente anche simbolo di sottomissione di genere. Ciò anche per le donne che scelgono liberamente di indossare tale <text:s/>indument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12:29:48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r quanto riguarda le musulmane dipende perchè se il motivo è religioso non è sottomissione, ma se il velo è stato imposto è sottomissione. Per le suore cattoliche il motivo è religioso, è simbolo di rispett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2:41:41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table:table-row>
        <table:table-row table:style-name="ro1">
          <table:table-cell office:value-type="string" calcext:value-type="string">
            <text:p>2020/05/24 12:42:0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on penso sia un segno di sottomissione in quanto loro sono le prime a credere nella loro religione, che impone ad esempio di mettere il velo per determinati motivi; i quali sono condivisi dalle donne in questione. Quindi metteranno il velo non in segno di sottomissione ma per dimostrare i loro valor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3">
          <table:table-cell office:value-type="string" calcext:value-type="string">
            <text:p>2020/05/24 12:42:08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Da quello che so scegli di entrare in convento in Italia, senza forzature. E in realtà non so il significato del velo per le suore. </text:p>
            <text:p>La religione islamica è praticata anche in Paesi in cui la donna è estremamente sottomessa, per questo mi viene il dubbio che a volte non sia una sua scelta indossarlo. </text:p>
            <text:p>Però solo a volte, perché ho molte amiche musulmane che so non verrebbero mai forzate dalla loro famiglia ad indossarl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2:45:4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Come in tutte le cose, non penso ci sia una risposta univoca. Credo che in entrambi i casi ci sia chi lo indossa per libera scelta e chi invece lo fa per imposiz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4 12:50:32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donne musulmane sono obbligate a indossare il velo anche se loro non vogliono, le suore scelgono di indossarlo di loro volontà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2:54:11 PM EET</text:p>
          </table:table-cell>
          <table:table-cell office:value-type="string" calcext:value-type="string">
            <text:p>Maschio</text:p>
          </table:table-cell>
          <table:table-cell office:value-type="string" calcext:value-type="string">
            <text:p>18-29</text:p>
          </table:table-cell>
          <table:table-cell office:value-type="string" calcext:value-type="string">
            <text:p>Pakistan</text:p>
          </table:table-cell>
          <table:table-cell office:value-type="string" calcext:value-type="string">
            <text:p>Preferisco non dirlo</text:p>
          </table:table-cell>
          <table:table-cell office:value-type="string" calcext:value-type="string">
            <text:p>Islam</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moltissime donne tengono il velo per la loro fede, capisco che alcune persone pensino che sia un modo di sottomettere alla donna ma non è così(almeno nella maggior parte dei casi), ho vissuto queste cose da molto vicino da mia mamma, <text:s/>tutti i parenti e nessuno si sente sottomess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12:56:37 PM EET</text:p>
          </table:table-cell>
          <table:table-cell office:value-type="string" calcext:value-type="string">
            <text:p>Maschio</text:p>
          </table:table-cell>
          <table:table-cell office:value-type="string" calcext:value-type="string">
            <text:p>18-29</text:p>
          </table:table-cell>
          <table:table-cell office:value-type="string" calcext:value-type="string">
            <text:p>Germany</text:p>
          </table:table-cell>
          <table:table-cell office:value-type="string" calcext:value-type="string">
            <text:p>Preferisco non dirl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se la persona che scegliere di indossare indumenti che coprono determinate parti del corpo lo fa come scelta libera, indipendentemente dalla religione. Questo cambia se, per esempio, questa scelta viene imposta dalla famiglia/società nella quale si vive. È un discorso „delicato“ che rende difficile generalizzare in un senso o nell’altro però. Ma in linee generali se la persona sceglie consapevolmente di volersi coprire parzialmente o integralmente allora non si dovrebbe parlare di simbolo di sottomiss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table:table-row>
        <table:table-row table:style-name="ro1">
          <table:table-cell office:value-type="string" calcext:value-type="string">
            <text:p>2020/05/24 12:59:2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nso che alcune donne musulmane vedano il velo come una costrizione che parte dal marito, magari farebbero volentieri a meno di portarlo. Altre donne accolgono l'usanza del velo per rispetto nei confronti della religione. Io penso che la questione sia molto soggettiva. Ma non penso che sia giusto che se una donna nasce musulmana, quindi non per scelta sua ma per scelta dei suoi genitori, debba sentirsi costretta a portare il velo sempre. Per quanto riguarda le suore, <text:s/>sono donne che scelgono di diventarlo, e sanno che una caratteristica dell'essere suora é il portare il velo. Quindi, per conto mio, non è una costrizione ma una sce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2">
          <table:table-cell office:value-type="string" calcext:value-type="string">
            <text:p>2020/05/24 12:59:23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Nel primo caso se è una libera scelta non lo considero una sottomissione.</text:p>
            <text:p>Nel secondo caso dipende dall'ordine di appartenenza scelto dalle suore al momento dell'atto  di obbedienz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1:00:0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Perché non si può generalizzar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2:2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motivi religios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02:4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caso di donne e ragazze musulmane non sempre scelgono di mettere il velo, nel caso delle suore è una loro scelta intrapresa con la via del Signor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02:46 PM EET</text:p>
          </table:table-cell>
          <table:table-cell office:value-type="string" calcext:value-type="string">
            <text:p>Maschio</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Sono tradizioni o scelte personali</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1:04:3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4:54 PM EET</text:p>
          </table:table-cell>
          <table:table-cell office:value-type="string" calcext:value-type="string">
            <text:p>Maschio</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alcune ragazze musulmane, per esempio, indossano il velo per femminismo in quanto la considerano una loro scelta personale e non un'imposiz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1:05:04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1:06:19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primo caso a molte viene imposto, alcune lo portano perché sono state educate a farlo, nel secondo caso è un simbolo religioso e le suore sono consapevoli del fatto che diventando suora devono portarlo</text:p>
          </table:table-cell>
          <table:table-cell office:value-type="string" calcext:value-type="string">
            <text:p>Credo che estremizzare, in qualsiasi ambito, non sia mai un bene e che quando si manifesta bisognerebbe sempre e comunque tenere certi tipi di atteggiamenti. Ok la libertà, ma quando per esprimerla si limita la libertà di altri e si viene meno al rispetto per gli altri, non va bene. </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1:08:4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Alcune donne mussulmane non sempre sono libere di scegliere se indossare il velo, una dimostrazione sta nel fatto che quando si recano in un Paese occidentale lo tolgono. Per quanto riguarda le suore la loro è una scelta di dedicarsi a un determinato ordine che prevede il velo ma ci sono ordini che non obbligano il vel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1:52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2">
          <table:table-cell office:value-type="string" calcext:value-type="string">
            <text:p>2020/05/24 1:12:33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l velo delle Donne islamiche significa sottomissione all’uomo: non devono farsi guardare da tutti, soli dai mariti, dai padri, dai suoceri, dai figli e da altre figure definite dal Corano (si noti che non è vietato agli uomini guardare, ma è vietato alle Donne farsi guardare.</text:p>
            <text:p>Per quanto riguarda il velo delle suore, poco cambia, devono rinunciare ad essere Donne, isolarsi, sottrarsi agli sguardi, ecc. Anche se non sono possesso di un uomo in carne ed ossa, sono consacrate ad un entità che comunque rappresenta la parte maschil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4:17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15:59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Se la suora decide di togliersi il velo non le capiterà nulla, in certi paesi se la donna musulmana se lo toglie, rischia punizioni</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1:17:0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Cattolicesim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Il velo non è simbolo di sottomissione se scelto con consapevolezz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1:18:41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Perchè penso che sia una loro scelta di fed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20:02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nelle tue situazioni vi sia la volontà di una scelta consapevol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table:table-row>
        <table:table-row table:style-name="ro1">
          <table:table-cell office:value-type="string" calcext:value-type="string">
            <text:p>2020/05/24 1:20:58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24:17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table:number-columns-repeated="2" office:value-type="string" calcext:value-type="string">
            <text:p>Non lo so</text:p>
          </table:table-cell>
          <table:table-cell table:number-columns-repeated="2" office:value-type="string" calcext:value-type="string">
            <text:p>Dipende</text:p>
          </table:table-cell>
          <table:table-cell office:value-type="string" calcext:value-type="string">
            <text:p>La scelta deve essere <text:s/>voluta e liber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24:5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Europe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25:2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Europe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27:21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donne musulmane sono obbligate anche contro la loro volontà di indossare il velo, mentre alle suore se il velo da fastidio non sono obbligate a diventare suore. </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1:28:31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e da come la donna vive quella condiz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3">
          <table:table-cell office:value-type="string" calcext:value-type="string">
            <text:p>2020/05/24 1:32:14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rima risposta: dipende poiché credo che ogni donna debba essere libera di esprimersi come vuole, a volte il velo viene indossato di propria volontà, altre viene imposto dalle figure genitoriali o in genere maschili.</text:p>
            <text:p>Seconda risposta: essere suora è una scelta e come tale richiede uno stile di vita specifico il che comprende anche il modo di mostrarsi.</text:p>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33:5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table:number-columns-repeated="2" office:value-type="string" calcext:value-type="string">
            <text:p>Preferisco non dirlo</text:p>
          </table:table-cell>
          <table:table-cell office:value-type="string" calcext:value-type="string">
            <text:p>Sì</text:p>
          </table:table-cell>
          <table:table-cell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35:04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Cittadino del mondo </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Sono libere di scegliere la cultura a cui appartenere 2020 bitches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table:table-row>
        <table:table-row table:style-name="ro1">
          <table:table-cell office:value-type="string" calcext:value-type="string">
            <text:p>2020/05/24 1:43:02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Sono simbolo della loro scelta religios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1:45:13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si tratti di una tradizione religiosa che, se vissuta liberamente, altro non sia che un simbo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46:07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Simbolo di tante cose ma non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53:44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Non lo so</text:p>
          </table:table-cell>
          <table:table-cell office:value-type="string" calcext:value-type="string">
            <text:p>Dipende</text:p>
          </table:table-cell>
          <table:table-cell office:value-type="string" calcext:value-type="string">
            <text:p>No</text:p>
          </table:table-cell>
          <table:table-cell office:value-type="string" calcext:value-type="string">
            <text:p>Se si tratta di una libera scelta non è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55:03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1:55:1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Penso che valorizzi la donna il velo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56:56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Sono ed erano sotto esse al potere dell'uom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1:57:5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dai casi: a volte può esserlo mentre altre è solo per motivi altamente religiosi. Parallelamente non vedrai mai una donna molto religiosa (cattolica) indossare abiti succinti, è solo questione di tradizioni.</text:p>
          </table:table-cell>
          <table:table-cell office:value-type="string" calcext:value-type="string">
            <text:p>Non lo so perché in realtà pensò che il nudismo faccia incrementare la sessualizzazione e l’oggettificazione del corpo femminile, ma d’altro canto capisco che sia un modo molto impattante e incisivo per farsi ascoltare. Io credo che una donna sia libera di mostrare il suo corpo quanto vuole, quanto ho detto prima riguarda la visione che credo il mondo abbia.</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59:00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donne musulmane sono obbligate anche contro la loro volontà di indossare il velo, mentre alle suore se il velo da fastidio non sono obbligate a diventare suore. </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1:59:45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Molte donne indossano il velo con piacere , ma altre non credono sia giusta l’imposizione del rispetto di questa simbologia, pur non volendo rinunciare alla loro relig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2:03:3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a prima è imposta dallo stato e dalla cultura familiare , la seconda è una libera scelta che non implica un obbligo riferito e imposto dagli uomini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05:0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Credo che in alcuni casi le donne prese in considerazione lo indossino perché si sentono obbligate mentre in altri casi lo fanno per scelt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2:05:5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Corano è la donna a poter scegliere se metterlo o non metterlo, però sono a conoscenza di uomini che hanno obbligato/tuttora obbligano La moglie ad indossarlo anche se lei non vuole; per le suore penso sia solo una divis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06:38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Il velo indossato dalle donne musulmane secondo me è simbolo di sottomissione xké imposto più o meno consapevolmente dalla famiglia. Per le suore penso faccia parte di una “divisa” riconosciuta universalment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2:06:46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Penso sia solo un segno religioso, che potrebbe avere anche riflessi di etiche sbagliate ma nasce solo per motivo religios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2:07:24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2:09:24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n lo so</text:p>
          </table:table-cell>
          <table:table-cell office:value-type="string" calcext:value-type="string">
            <text:p>No</text:p>
          </table:table-cell>
          <table:table-cell office:value-type="string" calcext:value-type="string">
            <text:p>Dipende se è una libera scelta... Nel caso delle suore è una sorta di divis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09:4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Il velo indossato dalle suore è segno di rispetto verso Di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10:5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2:11:42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2:12:4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Dipende se il velo è una scelta propria e nel caso delle suore lo è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2:13:00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n lo so</text:p>
          </table:table-cell>
          <table:table-cell office:value-type="string" calcext:value-type="string">
            <text:p>Non sò perché vengano indossat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2:13:13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Qualsiasi religione richiede sottomissione </text:p>
          </table:table-cell>
          <table:table-cell office:value-type="string" calcext:value-type="string">
            <text:p>Mi lascia indifferente </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2:13:44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Alcune donne scelgono di portare il vel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2:14:5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Credo che <text:s/>le donne mussulmane come le suore indossino il velo ovviamente per una questione religiosa in quanto simbolo si rispetto religioso per i mussulmani e “tratto” distintivo nelle suor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2:15:4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e se è una scelta personale o imposta da qualcun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15:4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anteism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Ho conosciuto alcune donne che potevano scegliere se indossare il velo o no, e la loro scelta è stata autonoma e senza pressioni di alcun tipo (vivendo in famiglie aperte e in un paese occidentale). Ne ho conosciute tante altre obbligate, talvolta con la violenza. Per quanto riguarda la questione delle suore non sono particolarmente informata, ma sicuramente il cattolicesimo discrimina più le donne rispetto ad altre confessioni cristia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2:15:48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Il velo portato dalle suore cattoliche è simbolo della propria religione e della propria scelta di vita, per questo non credo sia indicativo di sottomissione, anzi forse il contrario. Per quanto riguarda il velo indossato dalle donne musulmane credo che sia simbolo di sottomissione se la donna lo indossa solo per compiacere il marito o perché quello è il volere della sua famiglia. Se invece la donna lo indossa perché credente e professante, e quindi per sua scelta personale, credo valga lo stesso discorso delle suore cattolich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15:5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Mediterranea </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Per le donne musulmane dipende dalle leggi del loro stato / territorio dai loro governanti . Per le suore invece vedo una sottomissione a Dio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2:16:0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17:2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table:number-columns-repeated="2" office:value-type="string" calcext:value-type="string">
            <text:p>Non lo so</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18:29 PM EET</text:p>
          </table:table-cell>
          <table:table-cell office:value-type="string" calcext:value-type="string">
            <text:p>Maschio</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sia una questione di cultura nel primo caso,religioso nel second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2:19:22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perchè il velo è sempre stato indossato e quindi dipende dal contesto in cui vivono le donne e dalla loro libertà di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19:22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Latino American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n lo so</text:p>
          </table:table-cell>
          <table:table-cell office:value-type="string" calcext:value-type="string">
            <text:p>Non essendo particolarmente informato in questo tipo di argomenti, mi limito a credere che ognuno è libero di professare la propria religione e seguire i propri rituali come meglio crede, senza che nessuno possa giudicare quell'azione come giusta o sbagliata, tantomeno dare significati o descrivere situazioni partendo da un punto di vista estraneo e completamente soggettivo/personal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2:20:06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n lo so</text:p>
          </table:table-cell>
          <table:table-cell office:value-type="string" calcext:value-type="string">
            <text:p>Sì</text:p>
          </table:table-cell>
          <table:table-cell office:value-type="string" calcext:value-type="string">
            <text:p>Non lo so</text:p>
          </table:table-cell>
          <table:table-cell table:number-columns-repeated="2" office:value-type="string" calcext:value-type="string">
            <text:p>No</text:p>
          </table:table-cell>
          <table:table-cell office:value-type="string" calcext:value-type="string">
            <text:p>Sono indumenti tipi di una determinata cultura, se loro vogliono mettere il velo non è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2">
          <table:table-cell office:value-type="string" calcext:value-type="string">
            <text:p>2020/05/24 2:21:39 PM EET</text:p>
          </table:table-cell>
          <table:table-cell office:value-type="string" calcext:value-type="string">
            <text:p>Femmina</text:p>
          </table:table-cell>
          <table:table-cell office:value-type="string" calcext:value-type="string">
            <text:p>30-49</text:p>
          </table:table-cell>
          <table:table-cell office:value-type="string" calcext:value-type="string">
            <text:p>Slovakia</text:p>
          </table:table-cell>
          <table:table-cell office:value-type="string" calcext:value-type="string">
            <text:p>In nessuno,sono un essere umani.come tutti altri</text:p>
          </table:table-cell>
          <table:table-cell office:value-type="string" calcext:value-type="string">
            <text:p>Cristianesimo (Protestante)</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Penso che il velo delle donne muslmane che indossano dipende se é una loro decisione(quindi culturale e religiosa)oppure viene imposta dagli uomini che usano religione per obbligarle a mettere il velo.</text:p>
            <text:p>Nella seconda domanda non credo che le suore metterebbero il velo per la sottomissione religios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22:16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sono loro che sono d'accordo e sono loro che decidono come agire, sono molto legate alla relig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25:18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a suora cattolica indossa il velo come simbolo della sua vocazione e fa parte della struttura della Chiesa, mentre una donna musulmana lo porta indipendentemente dal fatto che abbia un ruolo attivo nell'ambito religios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2:25:38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ritengo che il velo indossato dalle donne musulmane sia un segno di sottomissione per cio che concerne il divieto di mostrare il proprio corpo, ma sia anche un simbolo religioso appartenente alla loro cultur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2:25:40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Limita la libertà di espression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2:26:00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2:27:1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Il fatto di nascondersi, di non mostrarsi agli altri con veli e vestiti molto coprenti, è come nascondere la propria femminilita', ma soprattutto la propria personalità, che si manifesta anche attraverso un modo di vestirsi, di pettinarsi di muoversi, oltre a un proprio modo di esprimersi. Perché una persona manifesta la propria personalita' in ogni modo e coprendo il proprio corpo e il proprio volto vuol dire reprimere tutto ciò che ognuno di noi rappresenta, anche la libertà personal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2:27:21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2:28:2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n lo so</text:p>
          </table:table-cell>
          <table:table-cell office:value-type="string" calcext:value-type="string">
            <text:p>Non sono conoscenza delle motivazioni per cui portano il vel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29:07 PM EET</text:p>
          </table:table-cell>
          <table:table-cell office:value-type="string" calcext:value-type="string">
            <text:p>Femmina</text:p>
          </table:table-cell>
          <table:table-cell office:value-type="string" calcext:value-type="string">
            <text:p>30-49</text:p>
          </table:table-cell>
          <table:table-cell office:value-type="string" calcext:value-type="string">
            <text:p>Poland</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Se sono le scelte libera non si tratta di sottomiss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Assolutamente no</text:p>
          </table:table-cell>
        </table:table-row>
        <table:table-row table:style-name="ro4">
          <table:table-cell office:value-type="string" calcext:value-type="string">
            <text:p>2020/05/24 2:29:24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In alcuni paesi la donna risulta essere sottomessa al marito; alcuni di questi paesi hanno una buona porzione di popolazione di religione musulmana. Non so se il velo sia nato come simbolo di sottomissione o meno ma sta di fatto che è solamente la donna a doverlo indossare (parlo del velo che copre anche il volto). </text:p>
            <text:p>Quindi non lo so, direi che dipende da situazione a situazione. </text:p>
            <text:p>Lo stesso ragionamento si può fare con le suore. </text:p>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2:30:19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table:number-columns-repeated="2" office:value-type="string" calcext:value-type="string">
            <text:p>Non lo so</text:p>
          </table:table-cell>
          <table:table-cell office:value-type="string" calcext:value-type="string">
            <text:p>Dipende</text:p>
          </table:table-cell>
          <table:table-cell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2:33:18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atea</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Secondo me dipenda da quanto è stata libera la scelta iniziale. credo molto poc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2:33:43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Se la scelta è libera, e non indotta da forze esterne, credo che non sia un simbolo di sottomiss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2:35:34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Se uno crede veramentebin quello che fa non è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2:35:4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2">
          <table:table-cell office:value-type="string" calcext:value-type="string">
            <text:p>2020/05/24 2:36:33 PM EET</text:p>
          </table:table-cell>
          <table:table-cell office:value-type="string" calcext:value-type="string">
            <text:p>Preferisco non dirl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È necessario fare i dovuti distinguo. Il velo delle suore fa parte del loro corredo, necessario quindi per fare parte dell'ordine. Il velo è in questo caso segno di sottomissione: una donna è suora quando appartiene all'ordine delle suore. L'ordine prevede di dedicarsi  completamente a dio, in ogni aspetto: sottomissione. Il velo fa parte del corredo, una suora deve indossare il corredo(necessario per far parte dell'ordine) =&gt; il velo è segno di sottomissione.</text:p>
            <text:p>Ora, essendo ignorante su Islam(non completamente),  non so quale sia il ruolo del velo. Penso che, come il cristianesimo, anche l'Islam abbia le sue correnti e il velo assuma diverse forme in ognuna di queste. A seconda della corrente si può distinguere il velo come segno di sottomissione o meno, in generale posso vedere le motivazioni per ambedue i punti. Ad ogni modo, penso che il velo abbia perso negli anni il suo utilizzo originale (sia come strumento pratico che come segno di appartenenza). Penso che ai giorni attuali il velo sia indossato più come convenzione che per il suo significato, non rendendolo quindi necessariamente un simbolo di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2:39:28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2:40:3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r quanto riguarda il velo delle donne mussulmane penso e spero che almeno per qualcuna sia una scelta anche se per molte simbolo di sottomissione; per le suore cattoliche un simbolo per la scelta di vita che fann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40:54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Ritengo che il velo faccia parte di un uso e costum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2:41:4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È sottomissione quando non c'è possibilità di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2:42:5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table:number-columns-repeated="2"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Credo che dipenda dal pensiero di chi lo indoss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2:46:05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Ordinamenti religiosi maschili non inpongono tagli di capelli e copertura del capo. <text:s/>Lo stesso vale per gli uomini mussulmani spesso anche poligami</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2:47:01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Il velo musulmano è dovuto alla religione, ma non conosco il motivo. Il velo delle sue penso sia per coprire il capo che è offerto a dio, quindi la vedo come una sottomissione alla divinità </text:p>
          </table:table-cell>
          <table:table-cell office:value-type="string" calcext:value-type="string">
            <text:p>Penso che utilizzare la nudità faccia sicuramente più scalpore, il che porta a parlare del problema, quindi raggiungono comunque il proprio obiettivo, ovvero protestare per dimostrare qualcosa</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2:47:41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Uman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È una questione personale di scelt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2:47:57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3" office:value-type="string" calcext:value-type="string">
            <text:p>Non lo so</text:p>
          </table:table-cell>
          <table:table-cell office:value-type="string" calcext:value-type="string">
            <text:p>Sì</text:p>
          </table:table-cell>
          <table:table-cell office:value-type="string" calcext:value-type="string">
            <text:p>No</text:p>
          </table:table-cell>
          <table:table-cell office:value-type="string" calcext:value-type="string">
            <text:p>Una Donna decide di diventare suora e di conseguenza sa che si metterà <text:s/>il velo mentre generalmente ad una ragazza mussulmana le viene imposto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48:22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Credo che il velo indossato per volontà sia una scelta di vita motivata e dà rispettare, al contrario se il velo dev’essere indossato per imposizione altrui credo che sia un’ingiustizia ed una sottomissione che non lascia adito alla libertà uman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2:52:0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Non lo so</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2:52:02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Se è una scelta condivisa dal soggetto, non indica sottomissione, ma appartenenza. Qualora diventi imposizione, per le une e le altre, diventa simbolo di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2:54:0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2:54:0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È il simbolo di un credo religios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2:58:1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Si tratta di simboli di religioni e culture diverse e che non siano un obbligo ma semplicemente un modo per professare il proprio cred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3:00:1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Alcune donne mussulmane non sempre sono libere di scegliere se indossare il velo, una dimostrazione sta nel fatto che quando si recano in un Paese occidentale lo tolgono. Per quanto riguarda le suore la loro è una scelta di dedicarsi a un determinato ordine che prevede il velo ma ci sono ordini che non obbligano il vel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3:02:13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3:04:38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Sono entrambi simbolo di tradizion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2">
          <table:table-cell office:value-type="string" calcext:value-type="string">
            <text:p>2020/05/24 3:05:21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Umano</text:p>
          </table:table-cell>
          <table:table-cell office:value-type="string" calcext:value-type="string">
            <text:p>Ate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dalla possibilità di conoscenza, di libertà </text:p>
            <text:p> di scelt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3:05:2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per le donne mussulmane, nella maggior parte dei casi sia un adempimento religioso, per le suore più che altro una divis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2">
          <table:table-cell office:value-type="string" calcext:value-type="string">
            <text:p>2020/05/24 3:05:4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Umana</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Non lo so</text:p>
          </table:table-cell>
          <table:table-cell office:value-type="string" calcext:value-type="string">
            <text:p>Sì</text:p>
          </table:table-cell>
          <table:table-cell office:value-type="string" calcext:value-type="string">
            <text:p>No</text:p>
          </table:table-cell>
          <table:table-cell office:value-type="string" calcext:value-type="string">
            <text:p>La prima risposta: le donne non hanno potere di scelta, è un’imposizione </text:p>
            <text:p>La seconda: le suore scelgono di esserlo hanno potere di sce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3:05:4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Nella prima dipende se è una scelta della donna o è imposta da chi le sta attorno; per le suore è un atto di sottomissione all'ordine religioso a cui appartengon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3:05:4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3:06:2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1 risposta il velo indossato dalle donne musssulmane: cultura tradizione e rispetto verso se stessi e verso i cognugi. 2 le sure sono in libera scelta fu i abbracciare i voti e sono consapevoli dell abito</text:p>
          </table:table-cell>
          <table:table-cell office:value-type="string" calcext:value-type="string">
            <text:p>No per me è sbagliato perche perdono il rispetto di loro stess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Assolutamente no</text:p>
          </table:table-cell>
        </table:table-row>
        <table:table-row table:style-name="ro1">
          <table:table-cell office:value-type="string" calcext:value-type="string">
            <text:p>2020/05/24 3:06:52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Sono un simbolo di relig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3:09:05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Si può considerare una scelta religiosa personale se non impost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3:13:2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el primo caso è, spesso e per tradizione, completamento del dell'abbigliamento. <text:s/>Nel secondo caso <text:s/>è una scelta di vita consapevol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Assolutamente no</text:p>
          </table:table-cell>
        </table:table-row>
        <table:table-row table:style-name="ro1">
          <table:table-cell office:value-type="string" calcext:value-type="string">
            <text:p>2020/05/24 3:13:4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table:number-columns-repeated="2"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3:14:5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4 3:15:0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Sottomissione culturale e social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3:15:0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Il fatto di portare o meno il velo (anche se velo è un termine generico) deve essere, a mio avviso, una scelta personale della persona che lo indossa e non un'imposizione dettata da altri, soprattutto se si tiene presente che, sia nel contesto della religione islamica, sia cristiana, il velo è un simbolo legato a Di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3:15:3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text:p>
          </table:table-cell>
          <table:table-cell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3:19:3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Buddista</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Per le donne islamiche è segno di sottomissione se sono costrette dal padre/marito a indossarlo, per le suore cristiane è segno di sottomissione a Di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4 3:22:18 PM EET</text:p>
          </table:table-cell>
          <table:table-cell office:value-type="string" calcext:value-type="string">
            <text:p>Femmina</text:p>
          </table:table-cell>
          <table:table-cell office:value-type="string" calcext:value-type="string">
            <text:p>18-29</text:p>
          </table:table-cell>
          <table:table-cell office:value-type="string" calcext:value-type="string">
            <text:p>Ethiopia</text:p>
          </table:table-cell>
          <table:table-cell office:value-type="string" calcext:value-type="string">
            <text:p>Ner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on penso che siano simboli di sottomissione ma di coerenza <text:s/>e rispetto a alla religione che praticano, ovviamente se sono loro stesse a volerlo. </text:p>
          </table:table-cell>
          <table:table-cell office:value-type="string" calcext:value-type="string">
            <text:p>Credo che la nudità possa essere uno strumento estremo di provocazione, che in parte può servire forse per svegliare qualche coscienza, ma non credo sia questo l'unico modo per esprimere l'indipendenza. Credo fortemente che sia la donna occidentale atea sia la donna credente mussulmana possano essere femministe. Il femminismo è un movimento che mira alla parità e alla rivendicazione dei diritti delle donna, come si cerca di raggiungere questi Obbiettivi può variare. Il come è un mezzo e ognuna utilizza il mezzo che preferisce e che ritiene più corretto, c'è chi lo fa coprendosi, chi lo fa spogliandosi in pubblico, chi lo fa cercando di informare le persone il più possibile, ce chi va alle marce di protesta che cerca altre vie ma tutte le vie <text:s/>sono dirette ad unico fine, la parità tra uomo e donna. </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3:22:4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Se non fosse sottomissione non sarebbe obbligatorio, si vedrebbero donne mussulmane e suore con e senza velo a seconda della loro volontà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3:25:3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3:26:5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dal senso che le donne che lo indossano danno al velo. Dal punto di vista culturale il velo da mettere in chiesa e per le funzioni religiose cattoliche aveva una matrice chiaramente sessuofobica, nascondere le sembianze femminili da un lato e, dall'altro lato imporre una regola di sottomissione. Credo sia lo stesso nell'islam essendo molte le radici comuni e il modo di intendere la donna nella società.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3:27:3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e suore fanno un vot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3:29:5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a nn frequentante</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In un certo senso è sottomissione...religiosa o altr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4">
          <table:table-cell office:value-type="string" calcext:value-type="string">
            <text:p>2020/05/24 3:30:2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La maggior parte delle donne musulmane indossa il velo con fierezza e lo porta come simbolo della propria religione. Basta informarsi un po' per sapere che il velo per le donne musulmane è un onore da indossare, e le ragazzine attendono il momento per poter indossare il velo con felicità. Ovviamente la situazione cambia se invece di velo si parla di burqa, ma se si sta parlando di hijab non penso sia una sottomissione (notare come anche moltissimi uomini arabi indossino copricapi tradizionali a loro volta). </text:p>
            <text:p>Allo stesso modo per le suore indossare il velo non è una forzatura, è parte del loro credo. Sono cresciuta in una scuola cattolica e ho avuto occasione di discutere di questi argomenti, arrivando alla conclusione che le suore, avendo scelto loro stesse il percorso religioso da seguire, sono contente di adeguarsi alle norme, e sono molto legate al loro velo e alla cerimonia della "velatio".</text:p>
            <text:p>Ovviamente ci sono casi in cui la religione è imposta con la forza da altri, sia nel caso musulmano, sia nel caso cristiano, ma questo esula dal solo fatto del velo ed è un problema diverso e più grave rispetto a quello discusso.</text:p>
            <text:p>Sono convita basti informarsi un po' per evitare commenti ignoranti e razzisti e usare i messi a nostra disposizione per cercare di capire delle realtà diverse dalle nost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3:32:0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sia una scelta o un effetto culturale difficile da comprendere per chi non lo usa. Lascio alle donne che lo indossano darci una loro lettur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3:32:21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Bisognerebbe conoscere e parlare con la persona. In generale direi che entrambi sono simbolo di sottomissione ma se devo dare una risposta generale direi Dipend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3:33:2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Mettere il velo è riferito alla religione che liberamente hanno scelto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3:33:5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Alcune donne mussulmane vogliono portare il velo poiché genuinamente religiose; nelle famiglie mussulmane moderne (tra le mie conoscenze), alle ragazze è permesso scegliere ed alcune scelgono di indossarlo come si sentono libere di toglierlo in date situazioni. Circa la seconda domanda, non sono neppure battezzata, quindi il mondo del cattolicesimo è a me molto distante, ma fino ad oggi non ho mai conosciuto un episodio di rivolta delle suore perché non volevano portare il velo. Infine, circa la domanda che precede le due di cui mi è chiesta la risposta, <text:s/>la trovo mal posta. Invero, è ovvio che il concetto di genere e disuguaglianza di genere dipende dal contesto culturale, ma io desidererei o lo penso come universale nel senso che vorrei che tutte le donne/uomini/trans/etc. di tutte le culture si sentissero libere/i di essere chi vogliono: cosa avrei dovuto rispondere? Non si capisce! La prima risposta è quello che mi auspico, la seconda è la verità dei fatti.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3:35:16 PM EET</text:p>
          </table:table-cell>
          <table:table-cell office:value-type="string" calcext:value-type="string">
            <text:p>Maschio</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n lo so</text:p>
          </table:table-cell>
          <table:table-cell office:value-type="string" calcext:value-type="string">
            <text:p>No</text:p>
          </table:table-cell>
          <table:table-cell office:value-type="string" calcext:value-type="string">
            <text:p>Loro dicono sia una questione di religione.Le suore cattoliche non è <text:s/>per sottomissione tant'e' che oggi non lo usano più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3:35:4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Credo che in entrambi i casi sia una scelta personal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3:40:3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Latino American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3:42:44 PM EET</text:p>
          </table:table-cell>
          <table:table-cell office:value-type="string" calcext:value-type="string">
            <text:p>Maschio</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Sottomissione al maschio dominanye</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3:43:04 PM EET</text:p>
          </table:table-cell>
          <table:table-cell office:value-type="string" calcext:value-type="string">
            <text:p>Femmina</text:p>
          </table:table-cell>
          <table:table-cell office:value-type="string" calcext:value-type="string">
            <text:p>18-29</text:p>
          </table:table-cell>
          <table:table-cell office:value-type="string" calcext:value-type="string">
            <text:p>United States</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Il velo in sé non è un simbolo di sottomissione è un simbolo religioso che loro portano perché vogliono. La religione però è in sé patriarcale che sottomette le donne in molte situazion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3:46:13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Credo che il velo indossato per volontà sia una scelta di vita motivata e dà rispettare, al contrario se il velo dev’essere indossato per imposizione altrui credo che sia un’ingiustizia ed una sottomissione che non lascia adito alla libertà uman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3:54:4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3:55:3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3:55:48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É un segno di distinzion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3:59:4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4:00:1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primo caso spesso non c"e scelta. Nel secondo s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4:01:35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on è sottomissione, molte donne musulmane sono orgogliose del loro ve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table:table-row>
        <table:table-row table:style-name="ro1">
          <table:table-cell office:value-type="string" calcext:value-type="string">
            <text:p>2020/05/24 4:04:4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text:s/>Penso <text:s/>che portare il velo sia una scelta volontaria e <text:s/>non per sottomiss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3">
          <table:table-cell office:value-type="string" calcext:value-type="string">
            <text:p>2020/05/24 4:05:3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La scelta del velo</text:p>
            <text:p>Per le suore deriva dai voti e dalla donazione di se a dio e viene dichiarata </text:p>
            <text:p>Per le donne musulmane può essere una scelta di rispetto  come per le donne cattoliche che mettevano il velo per andare in chiesa fino agli anni 90 e non erano sottomesse a Dio per definiz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4:05:59 PM EET</text:p>
          </table:table-cell>
          <table:table-cell office:value-type="string" calcext:value-type="string">
            <text:p>Femmina</text:p>
          </table:table-cell>
          <table:table-cell office:value-type="string" calcext:value-type="string">
            <text:p>70-8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Dipende</text:p>
          </table:table-cell>
          <table:table-cell office:value-type="string" calcext:value-type="string">
            <text:p>Non credo che la religione musulmana prescriva l'obbligo del velo, o peggio, ma che la copertura del corpo femminile sia espressione dello storico potere maschile, uno strumento di controllo. Ed un modo per annullare l'identita' della persona donna. Anche l'abito e il velo delle suore cattoliche hanno lo scopo di occultare il corpo ed i capelli, a valenza erotica. Denota il ruolo femminile nella chiesa, subordinato. Ma almeno e' una libera <text:s/>scelta.</text:p>
          </table:table-cell>
          <table:table-cell office:value-type="string" calcext:value-type="string">
            <text:p>Difficile decidere: hanno si' il diritto di utilizzare il proprio corpo, ma il rischio e' di sessualizzare. La donna velata potrebbe anche essere femminista, a patto che sia DAVVERO libera di coprirsi o scoprirsi. Dubito comunqu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4:06:4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Per quanto riguarda le donne musulmane so che alcune lo indossano perché vogliono farlo e non perché sono costrette, per cui non è necessariamente segno di sottomissione. Non avevo mai pensato alle suore, non so il motivo dell'uso del velo da parte loro, penso siano obbligate a portarlo ma è anche vero che non vengono obbligate a diventare suore (almeno oggi). Per cui non so risponde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4:11:5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4:12:2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4:13:40 PM EET</text:p>
          </table:table-cell>
          <table:table-cell office:value-type="string" calcext:value-type="string">
            <text:p>Femmina</text:p>
          </table:table-cell>
          <table:table-cell office:value-type="string" calcext:value-type="string">
            <text:p>18-29</text:p>
          </table:table-cell>
          <table:table-cell office:value-type="string" calcext:value-type="string">
            <text:p>Nigeria</text:p>
          </table:table-cell>
          <table:table-cell office:value-type="string" calcext:value-type="string">
            <text:p>Nero</text:p>
          </table:table-cell>
          <table:table-cell office:value-type="string" calcext:value-type="string">
            <text:p>Cristianesimo (Protestante)</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text:p>
          </table:table-cell>
          <table:table-cell office:value-type="string" calcext:value-type="string">
            <text:p>Sì</text:p>
          </table:table-cell>
          <table:table-cell office:value-type="string" calcext:value-type="string">
            <text:p>Penso che sia una forma di sottomissione ma in senso positivo perché è un modo che utilizzano per manifestare la <text:s/>propria o fed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4:13:58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ristiana</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Il velo della suora è la divisa dell'ordine religioso, <text:s/>ed indica la scelta di sottomissione a Dio. Il velo della donna musulmana è una imposizione data dagli uomin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4:18:35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Solo e unicamente una forma di rispetto. Anche in occidente fino ad alcuni anni fa le donne usavano coprire il capo con velo o foulard. In alcune zone d'Italia è una tradizione che esiste tuttor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4:21:06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4:25:15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4:26:07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a vedo più come un segno di fedeltà (teoricamente, ma volte però può essere visto diversamente credo soprattutto nelle donne musulmane più che nelle suore cattolich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4:42:37 PM EET</text:p>
          </table:table-cell>
          <table:table-cell office:value-type="string" calcext:value-type="string">
            <text:p>Maschio</text:p>
          </table:table-cell>
          <table:table-cell office:value-type="string" calcext:value-type="string">
            <text:p>18-29</text:p>
          </table:table-cell>
          <table:table-cell office:value-type="string" calcext:value-type="string">
            <text:p>Albania</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donne musulmane che tengono il velo hanno avuto fin da piccole una famiglia che le ha inculcato nella testa questo uso e se fissi nella testa di un bambino di fare una cosa in un determinato modo poi da grande le sembrerà normale se non persino un dovere... ma se fossero libere fin da piccole, come nel caso italiano, di andare a catechismo o meno, allora sono quasi sicuro del 100% che nessuna di loro lo terrebbe o comunque una minima percentual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4:43:16 PM EET</text:p>
          </table:table-cell>
          <table:table-cell office:value-type="string" calcext:value-type="string">
            <text:p>Maschio</text:p>
          </table:table-cell>
          <table:table-cell office:value-type="string" calcext:value-type="string">
            <text:p>30-49</text:p>
          </table:table-cell>
          <table:table-cell office:value-type="string" calcext:value-type="string">
            <text:p>Angola</text:p>
          </table:table-cell>
          <table:table-cell office:value-type="string" calcext:value-type="string">
            <text:p>Ner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Lo usano perché seguono il loro credo e fa parte della loro cultura. Però ci sono casi in cui sono costrette ad usarlo anche contro la volontà, questi casi succedono prevalentemente quando si trovano all'estero quindi hanno contattato con altre culture e altre realtà.</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4:44:14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Per quanto indossare entrambi sia una scelta volontaria essa in realtà non è libera nei paesi musulmani integralisti. Quindi differenza tra i due simboli c'è eccom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4:46:09 PM EET</text:p>
          </table:table-cell>
          <table:table-cell office:value-type="string" calcext:value-type="string">
            <text:p>Maschio</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table:number-columns-repeated="2"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4:49:5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n</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4:54:03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Penso che la persona deve essere libera nel vestire e nel sceglie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5:09:3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table:number-columns-repeated="2"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Credo che dipenda dal pensiero di chi lo indoss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5:09:58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5:11:5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Perchè è imposto dalla regol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5:12:47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Non sono necessariamente un simbolo di sottomissione. Dipende dalle motivazioni, dal contesto culturale e dal contesto in cui una persona è inserita. Alcune lo possono vivere come una sottomissione e altre n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5:22:3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sia una scelta</text:p>
          </table:table-cell>
          <table:table-cell office:value-type="string" calcext:value-type="string">
            <text:p>Non lo so</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5:52:3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Non è un indumento (anche simbolico) <text:s/>in più o in meno che ti rende libera o sottomess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5:53:14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n entrambi i casi i capelli sono percepiti come simboli di Eros e seduttivita e come tali da contenere e nascondere in una mentalità sessista su base religiosa </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5:56:23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il velo è escludente.</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 non vedo come possa essere possibile</text:p>
          </table:table-cell>
          <table:table-cell office:value-type="string" calcext:value-type="string">
            <text:p>Sì, so perfettamente cosa sono</text:p>
          </table:table-cell>
          <table:table-cell/>
        </table:table-row>
        <table:table-row table:style-name="ro1">
          <table:table-cell office:value-type="string" calcext:value-type="string">
            <text:p>2020/05/24 6:01:0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6:04:0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caso di donne e ragazze musulmane non sempre scelgono di mettere il velo, nel caso delle suore è una loro scelta intrapresa con la via del Signor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6:04:17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r le donne musulmane credo che ci siano donne che desiderano indossare il velo per questo ho scritto dipende. Per le suore sottomissione a chi? A Dio? Non cred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2">
          <table:table-cell office:value-type="string" calcext:value-type="string">
            <text:p>2020/05/24 6:06:01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n entrambi i casi m sembra una forma di sottomissione alla propria religione..Non vedo il</text:p>
            <text:p>motivo per cui una persona appartenente a un determinato credo sia obbligata a indossarlo..forma di sottomissione a cui devono sottostare solo le donne oltretutt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6:10:4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La suora sceglie con coscenza(almeno spero) invece altre donne non sempre hanno l’opportunita di sce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6:11:26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Limitano in qualche modo la femminilità della donn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6:17:3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Si tratta di simboli di religioni e culture diverse e che non siano un obbligo ma semplicemente un modo per professare il proprio cred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6:17:3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Non lo s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6:22:39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Sul velo delle Suore non lo so, ma è diverso rispetto in generale alle donne musulmane perché è una scelta di vita e di essere quella della suora ( x intenderci è una categoria particolare) mentre x le donne musulmane alcune magari vorrebbero non metterlo ma sono magari costrette ( x questo ho risposto dipende, dipende piuttosto dalla non libertà di scelt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6:26:30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Io penso che nella religione musulmana il velo non sia obbligatorio ma facoltativo...infatti molte musulmane hanno il velo e molte altre no...ognuno è libero di fare quello che vuole giustamente...come le suore vogliono indossare il velo sono liberissime di farlo....sono per la libertà di culto e di pensier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6:31:58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on la definirei sottomissione...troppo riduttiv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6:34:45 PM EET</text:p>
          </table:table-cell>
          <table:table-cell office:value-type="string" calcext:value-type="string">
            <text:p>Femmina</text:p>
          </table:table-cell>
          <table:table-cell office:value-type="string" calcext:value-type="string">
            <text:p>18-29</text:p>
          </table:table-cell>
          <table:table-cell office:value-type="string" calcext:value-type="string">
            <text:p>Sri Lanka</text:p>
          </table:table-cell>
          <table:table-cell office:value-type="string" calcext:value-type="string">
            <text:p>Asiatico</text:p>
          </table:table-cell>
          <table:table-cell office:value-type="string" calcext:value-type="string">
            <text:p>Buddhismo</text:p>
          </table:table-cell>
          <table:table-cell office:value-type="string" calcext:value-type="string">
            <text:p>Sì</text:p>
          </table:table-cell>
          <table:table-cell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6:44:08 PM EET</text:p>
          </table:table-cell>
          <table:table-cell office:value-type="string" calcext:value-type="string">
            <text:p>Maschio</text:p>
          </table:table-cell>
          <table:table-cell office:value-type="string" calcext:value-type="string">
            <text:p>18-29</text:p>
          </table:table-cell>
          <table:table-cell office:value-type="string" calcext:value-type="string">
            <text:p>Albania</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donne musulmane che tengono il velo hanno avuto fin da piccole una famiglia che le ha inculcato nella testa questo uso e se fissi nella testa di un bambino di fare una cosa in un determinato modo poi da grande le sembrerà normale se non persino un dovere... ma se fossero libere fin da piccole, come nel caso italiano, di andare a catechismo o meno, allora sono quasi sicuro del 100% che nessuna di loro lo terrebbe o comunque una minima percentual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6:45:43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Il velo nasce come imposizione giustificato da motivi religiosi, eliminando quest’obbligo , maschi e femmine possono scegliere di indossarlo a proprio piace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6:48:14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6:50:13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Può esserlo ma é in certi casi una libera scelta</text:p>
          </table:table-cell>
          <table:table-cell office:value-type="string" calcext:value-type="string">
            <text:p>Penso esistano modi piú efficenti che mostrare il proprio corpo ma rispetto la loro scelta é giusto che protestino come credono</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6:54:2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Coprirsi la testa ę per me non natural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6:58:34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Credo fortemente nella libertà di fare scelte di ciascuno di no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7:07:4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7:08:3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donne musulmane se lo toglierebbero subito potend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7:12:0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7:16:1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e dalla concezione che una persona ha di sottomiss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7:17:58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Il primo è un obbligo il secondo una sce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2">
          <table:table-cell office:value-type="string" calcext:value-type="string">
            <text:p>2020/05/24 7:18:1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Il velo ad alcune donne musulmane da sicurezza e sono loro stesse a volerlo usare, quindi in quel caso lì non lo considero un segno di sottomissione. Quando la cosa è imposta da un esterno invece si.</text:p>
            <text:p>Le suore invece lo considero un segno di sottomissione (non estremo) per il fatto che il genere maschile non deve coprirsi quanto lor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7:21:33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suore lo fanno x scelta.. le donne musulmane sono spesso obbligat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7:30:42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7:32:5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Coprirsi il capo per il rispetto di una religione è sottomissione alla stessa qualasiasi essa sia..non stai scegliendo di farlo,ma lo fai perchè è la religione che lo impone...anche se scegli di farne parte (come ad esempio le suore) sei comunque costretta a seguire dei protocolli come il codice di vestiario...</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7:37:2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In alcuni casi è una scelta della <text:s/>persona e quindi libera, in altri viene imposto e può essere accolto o sopportat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7:38:38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Appaiono come scelte individuali ma sono in realtà obbligh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7:39:3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Multicolor</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Il velo rappresenta per entrambe l'appartenenza ad una relig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7:40:1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Quella delle suore è una sce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7:40:2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n lo s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7:40:50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7:41:04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È una rinuncia alla propria individualità e autonomi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7:42:44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In entrambi i casi la motivazione è religiosa. Dovrebbe essere una scelta personale, anche se molto spesso questo non è.</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2">
          <table:table-cell office:value-type="string" calcext:value-type="string">
            <text:p>2020/05/24 7:49:4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Che le donne mussulmane non hanno libertà di vestirsi all’occidentale.. e non possono mostrare il volto.. </text:p>
            <text:p>le suore lo portano come simbolo religioso, a differenza delle mussulmane non è sottomissione ma è un simbolo religioso..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7:51:06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E’ sottomissione alla propria religione</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7:56:34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n lo so</text:p>
          </table:table-cell>
          <table:table-cell office:value-type="string" calcext:value-type="string">
            <text:p>Non conosco bene le due religion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7:57:5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00:48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In alcuni casi il velo è rivendicazione forte di identità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8:00:5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8:02:18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8:03:58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n lo s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8:06:2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Mi asteng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06:2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Le simbologie usate per evidenziare appartenenze religiose le considero forme di sottomissione nelle donne..anche perché loro non hanno potere e non sono <text:s/>determinanti per quasi tutte le religioni. .a differenza degli uomini ...percio <text:s/>è quasi una marchiatura ..di appartenenza..ma non di espre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Assolutamente no</text:p>
          </table:table-cell>
        </table:table-row>
        <table:table-row table:style-name="ro1">
          <table:table-cell office:value-type="string" calcext:value-type="string">
            <text:p>2020/05/24 8:09:04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8:10:40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Non conoscendo la religione e la cultura delle persone che indossano tale indumento, non so cosa simboleggia e quindi non so dire se è un imposizione o men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8:16:0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Ci sono persone che lo fanno per pura volontà propria e altre che lo vivono come un obbligo (talvolta effettivamente costrette da famiglia/comunità)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2">
          <table:table-cell office:value-type="string" calcext:value-type="string">
            <text:p>2020/05/24 8:19:3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Non lo so</text:p>
          </table:table-cell>
          <table:table-cell office:value-type="string" calcext:value-type="string">
            <text:p>Sì</text:p>
          </table:table-cell>
          <table:table-cell office:value-type="string" calcext:value-type="string">
            <text:p>No</text:p>
          </table:table-cell>
          <table:table-cell office:value-type="string" calcext:value-type="string">
            <text:p>le donne mussilmane sono obbligate</text:p>
            <text:p>le suore son suore per scelta e il velo e' il loro copricap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23:4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caso delle donne musulmane non penso che tutte siano obbligate, sono certa che molte se non la maggior parte indossi il velo per scelta, per motivi religiosi, come appunto le suore cattoliche. La differenza secondo me sta nel fatto che esistono paesi dove è obbligatorio per tutte le donne indossare un velo, quindi non si ha una scelta. Le suore hanno scelto di essere suore e indossare il vel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8:26:3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27:5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8:32:18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8:35:3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Nessuna religione può imporre veli che limitino la libertà, anche espressiva, di un singolo individu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36:3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table:number-columns-repeated="2" office:value-type="string" calcext:value-type="string">
            <text:p>Preferisco non dirlo</text:p>
          </table:table-cell>
          <table:table-cell table:number-columns-repeated="2"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8:36:4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Europeo</text:p>
          </table:table-cell>
          <table:table-cell office:value-type="string" calcext:value-type="string">
            <text:p>Credente ma non praticante </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8:39:1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8:39:1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8:40:1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table:number-columns-repeated="2"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8:41:0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8:43:48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Se si intende sottomissione alla propria religione, può darsi, non conosco a fondo le ragioni per cui Islam e Cattolicesimo impongano ai fedeli l'uso di veli, forse in segno di rispetto, forse in segno di devozione, non lo so. Certo è che quando una religione ti viene imposta, non sei più libero di decidere, perciò portare il velo diventa segno di sottomissione non solo alla religione ma anche alle persone, società o Paese che ti obbliga. Quando la scelta diventa libera allora non è più sottomissione, perché se una donna (stiamo parlando di donne in questo caso) decide di seguire una religione e di sottostare alle tradizioni di questa, è da considerarsi libertà. Non tutte le donne possono dire di avere questa libertà. Ma questa è solo la mia opin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49:16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8:52:1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So che esistono donne che portano volontariamente il velo, in Turchia, le studentesse universitarie cui era proibito, usavano parrucche per coprire i capell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55:4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8:55:56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2">
          <table:table-cell office:value-type="string" calcext:value-type="string">
            <text:p>2020/05/24 8:58:1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Ho conosciuto donne di religione musulmana che portavano il velo con coscienza e convinzione.</text:p>
            <text:p>Forse il velo della suora nel nostro paese desta meno reazioni perchè si tratta di una religiosa consacrata mentre il velo musulmano è portato da tutte le donne (“laich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00:57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Alle donne musulmane è quasi sempre imposto. Una donna decide di diventare suora cattolica per una sua libera decisione.</text:p>
          </table:table-cell>
          <table:table-cell office:value-type="string" calcext:value-type="string">
            <text:p>non credo che sia il modo giusto di risolvere il problema del maschilismo e disuguaglianza di gene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9:02:3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03:33 PM EET</text:p>
          </table:table-cell>
          <table:table-cell office:value-type="string" calcext:value-type="string">
            <text:p>Maschio</text:p>
          </table:table-cell>
          <table:table-cell office:value-type="string" calcext:value-type="string">
            <text:p>0-17</text:p>
          </table:table-cell>
          <table:table-cell office:value-type="string" calcext:value-type="string">
            <text:p>Italy</text:p>
          </table:table-cell>
          <table:table-cell office:value-type="string" calcext:value-type="string">
            <text:p>Una persona uguale a tutte le persone del mondo</text:p>
          </table:table-cell>
          <table:table-cell office:value-type="string" calcext:value-type="string">
            <text:p>Preferisco non dirl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I musulmani hanno una propria religione, seppur ritengo sia una religione di merda perché credo nell ugiaglianza tra uomo e donna, rimane pur sempre una religione. Le suore sono suore, saran cazzi loro se scelgono di mettersi su un velo</text:p>
          </table:table-cell>
          <table:table-cell office:value-type="string" calcext:value-type="string">
            <text:p>Che sono delle teste di cazzo e cose oscene come quelle sarebbero solo da malati mentali</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Assolutamente no</text:p>
          </table:table-cell>
        </table:table-row>
        <table:table-row table:style-name="ro1">
          <table:table-cell office:value-type="string" calcext:value-type="string">
            <text:p>2020/05/24 9:03:38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sia una scelta che loro facciano volontariamente, senza che qualcuno lo imponga, probabilmente perché sono (in entrambi i casi) disposte a fare un sacrifici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9:15:36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Uman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9:17:35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a differenza sta che una donna mussulmana non sempre sceglie di mettere il velo quando invece una suora ha scelto di diventar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9:17:37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4 9:19:1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Il velo musulmano sembra venga imposto anche dai mariti, quello delle suore no</text:p>
          </table:table-cell>
          <table:table-cell office:value-type="string" calcext:value-type="string">
            <text:p>Le appoggerei anche se non condivido l'utilizzo della nudità in quanto eccessivo. Non trovo che trasmetta il messaggio desiderato ma non credo incida sulla sessualizzazione e oggettificazione del corpo </text:p>
          </table:table-cell>
          <table:table-cell office:value-type="string" calcext:value-type="string">
            <text:p>Sì</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9:20:2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Nel primo caso e imposto in quanto donne nel secondo e la veste di chi ha scelto un certo percorso di vit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20:43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20:46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9:23:2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Buddism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In entrambe i casi testimoniano l'osservanza di una fede religios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4 9:23:4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30:26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se la persona indossa il velo volontariamente o se è costretta a farl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9:35:24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4 9:35:4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9:39:33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table:table-row>
        <table:table-row table:style-name="ro1">
          <table:table-cell office:value-type="string" calcext:value-type="string">
            <text:p>2020/05/24 9:40:1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9:40:21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Se vi è una scelta convinta si accetta anche l'abito che fa da contorno e lo si considera una identità e non una imposiz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9:46:30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ei due casi si tratta di un simbolo strettamente legato alla religione, considerando che si è musulmani principalmente come connotazione religiosa presente nella vita civile e suora cattolica per scelta (vocazione), penso non sia una sottomiss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4 10:00:45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Credo che alcune donne musulmane siano obbligate a mettere il velo e non lo facciamo per scelta come le suo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10:03:51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Se è una scelta libera non è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0:05:14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Le suore non possono dire messa e non hanno la possibilità di diventare papa o vescovo, ne’ di assumere molte delle funzioni che invece possono svolgere gli uomini. Il velo non è di per se’ simbolo di sottomissione ma le suore sono certamente sottomesse. Per quel che riguarda il velo islamico non sono sufficientemente colta, credo <text:s/>comunque che in alcuni paesi equivalga a sottomissione ma in altri sia cultura, religione e usanza e quindi non sottomissio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4 10:18:5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Il velo può essere anche una scelt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21:54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r le suore al giorno d'oggi la scelta è libera, quindi il velo è segno di di sottomissione ma volontaria. Per il velo islamico non sempre è una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10:23:41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Rendere meno visibile l’essere donn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38:31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Diverso significato culturale o religioso e possibilità di scelta alla base diversa per i due cas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38:43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Cittadino del mondo </text:p>
          </table:table-cell>
          <table:table-cell office:value-type="string" calcext:value-type="string">
            <text:p>Ate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Credo che una scelta libera e consapevole non possa portare ad una limitazione della propria personalità e credo che il velo non sia una libera scelta ma un’imposizione maschil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4 10:38:5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Deve essere una libera scelt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4 10:52:50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Ogni forma di imposizione religiosa è un sopruso e sulle donne ancora più grav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table:table-row>
        <table:table-row table:style-name="ro1">
          <table:table-cell office:value-type="string" calcext:value-type="string">
            <text:p>2020/05/24 10:53:5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Il velo, così come è imposto dalla religione, rappresenta <text:s/>la rinuncia alla propria libertà di espressione di ogni donna, accettando di essere di proprietà e uso di un uomo. Inaccettabil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4 10:55:3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In entrambe le situazioni la scelta potrebbe non essere del tutto liber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0:58:4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Uman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In teoria e in alcuni casi le donne musulmane potrebbero scegliere, alle sue è imposto, senza possibilità di scielt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4 11:02:4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r tradizione</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Sì</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11:05:53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n lo s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11:15:46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table:number-columns-repeated="2" office:value-type="string" calcext:value-type="string">
            <text:p>Preferisco non dirl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dal punto di vista del soggetto che porta il ve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4 11:41:3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4 11:44:1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Il velo mussulmano potrebbe essere x scelta, il velo delle suore è una sottomissione al ruol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4 11:47:37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4 11:48:33 PM EET</text:p>
          </table:table-cell>
          <table:table-cell office:value-type="string" calcext:value-type="string">
            <text:p>Maschio</text:p>
          </table:table-cell>
          <table:table-cell office:value-type="string" calcext:value-type="string">
            <text:p>0-17</text:p>
          </table:table-cell>
          <table:table-cell office:value-type="string" calcext:value-type="string">
            <text:p>Italy</text:p>
          </table:table-cell>
          <table:table-cell office:value-type="string" calcext:value-type="string">
            <text:p>Una persona uguale a tutte le persone del mondo</text:p>
          </table:table-cell>
          <table:table-cell office:value-type="string" calcext:value-type="string">
            <text:p>Preferisco non dirl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I musulmani hanno una propria religione, seppur ritengo sia una religione di merda perché credo nell ugiaglianza tra uomo e donna, rimane pur sempre una religione. Le suore sono suore, saran cazzi loro se scelgono di mettersi su un velo</text:p>
          </table:table-cell>
          <table:table-cell office:value-type="string" calcext:value-type="string">
            <text:p>Che sono delle teste di cazzo e cose oscene come quelle sarebbero solo da malati mentali</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Assolutamente no</text:p>
          </table:table-cell>
        </table:table-row>
        <table:table-row table:style-name="ro1">
          <table:table-cell office:value-type="string" calcext:value-type="string">
            <text:p>2020/05/24 11:51:08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12:26:26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Non mi identifico come etnia ma come appartenente al genere uman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Presuppone una accettazione, non sempre quindi condivisione di principi/ideal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12:38:4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e suore decidono di diventare tali e il velo che portano è come se fosse la loro “divisa” quindi non è un simbolo di sottomissione. Nel caso delle donne musulmane dipende perché se sono obbligate, portarlo è simbolo di sottomissione, se lo decidono liberamente, può essere per diversi motivi e la sottomissione non c’entr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5 1:33:1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Il velo indossato dalle suore è segno di rispetto verso Di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1:41:53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5 2:09:07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Mi sottomettono al mio dio x le suore. Se ho voglia metto il velo x le donne mussulma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4:04:08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Sottomissione e rispetto nei confronti delluomo/marito nel caso delle donne mussulmane. <text:s/>Sottomissione a Dio per le suore cristia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5/25 6:45:28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5 7:17:57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7:40:03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A volte la donna è libera di decidere se portare il velo. A volte non è invece una scelta della donn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7:53:21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Sottomissione non solo ideologica,condizionata da un contesto socio cultural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7:53:24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9:02:32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Una donna musulmana è cresciuta in una cultura e in una religione in cui il velo è sempre stato presente, quindi indossare il velo non significa sottomettersi. Il velo fa parte del suo mondo. Per lei è naturale indossarlo e non credo lo percepisca come costrizione od obbligo. Allo stesso modo, una suora sceglie liberamente di prendere i voti, quindi il velo è espressione della sua scelta e non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9:04:05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Mi asteng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9:09:01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n lo so</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5 9:14:29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sia un discorso articolato, in cui bisogna distinguere il vero credente da chi non vorrebbe ma ne è costretto; in quest’ultimo caso io parlerei di sottomissione e costrizione. Nel momento in cui, invece, si accettano i dogmi di una religione e si decide di professarla con fede, la sottomissione esula dal contesto. Come la suora che deve mettere il velo e rimaner casta e la donna cristiana che deve giungere vergine al matrimonio. La donna nel contesto della religione deve seguire comportamenti più rigidi, ma cambiarli significherebbe rivoluzionare un pensiero religioso e il cambio di identità culturale; processo sicuramente non facile da effettua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2">
          <table:table-cell office:value-type="string" calcext:value-type="string">
            <text:p>2020/05/25 9:14:32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Buddhista</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on conosco le forme attuali di islamismo, conosco meglio, per formazione, quelle del cattolicesimo</text:p>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9:17:09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Mi asteng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9:22:19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Credo che in alcuni casi le donne prese in considerazione lo indossino perché si sentono obbligate mentre in altri casi lo fanno per scelt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9:25:42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Penso che qualsiasi forma di vestiario(ma non solo) che sia imposta sia una forma di sottomissione. Interna o esterna che sia questa imposizione. Da qui a dire che la sottomissione sia un concetto esclusivamente negativo ne passa molt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5 9:39:1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9:39:37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5 9:44:36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Non mi identifico con un gruppo etnico specifico. </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Ogni tradizione religiosa ha la sua storia valevole di rispetto. Gli estremismi, che variano da contesto a contesto (locale, geografico, sociale e politico), portano invece a situazioni di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table:table-row>
        <table:table-row table:style-name="ro1">
          <table:table-cell office:value-type="string" calcext:value-type="string">
            <text:p>2020/05/25 9:44:3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Per quanto riguarda le musulmane dipende se hanno scelto d'indossarlo volontaramente o se obbligate. Per le suore cattoliche si tratta di sottomissione in quanto non c'è facoltà di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5 9:46:55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prime non possono scegliere le seconde s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5 9:47:25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on conosco l'islam così bene da definire il perché del velo, poi io sono cristiana cattolic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5 9:48:49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un indumento sia solo un pezzo di stoffa caricato di valore attraverso la condivisione di significato, in questo senso anche indossare una minigonna <text:s/>può significare una sottomissione al capitalismo. Il turbante? Le scarpe di Jordan?.......... Credo sia come ti ci senta dentro che faccia la differenza. Se lo sento come un obbligo è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5 9:58:33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Non sono esperta di Islam. Però finché si tratta di hijab, le donne lo indossano per motivi religiosi e, se sono credenti, non lo vedo come un simbolo di sottomissione. Mentre se si tratta di niqab o burqa, a mio parere va oltre la religione. Da quanto ne so, il Corano indica che la donna deve coprirsi il capo, non che deve bardarsi da capo a piedi. Quindi in quel caso per me è sottomissione. L’uomo fanatico che usa la religione per sottomettere la donna. Ma non è un problema solo dell’Islam. Ogni religione in qualche modo sottomette la donna. La religione che conosco meglio è il Cattolicesimo e mi sono sempre chiesta il perché la donna non possa celebrare la Messa e l’uomo sì. Esempio stupido, eppure la donna è sempre quel gradino più in basso rispetto all’uom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10:04:32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n lo s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10:07:37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10:10:19 AM EET</text:p>
          </table:table-cell>
          <table:table-cell office:value-type="string" calcext:value-type="string">
            <text:p>Femmina</text:p>
          </table:table-cell>
          <table:table-cell office:value-type="string" calcext:value-type="string">
            <text:p>70-8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Spritualita' interiore</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Per alcune nazioni il velo e' anche un ornameno..spesso intonato al colore dell abito..oppure luccicante..gli occhi sono truccati ..le labbra con rossetto....per le suore nulla di tutto quest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5 10:35:08 AM EET</text:p>
          </table:table-cell>
          <table:table-cell office:value-type="string" calcext:value-type="string">
            <text:p>Altr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Ricevuto il battesimo a un’età in cui quasi non si sa di essere al mondo ergo tecnicamente sarei parte dei Cristiani, ma in realtà non sento and una fede religiosa.</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Non conosco a sufficienza la religione musulmana per distinguerne le sottigliezze. In generale so che ci sono donne che indossano il velo per rispetto alla propria religione e altre che sono obbligate. Considero il velo delle suore un segno di sottomissione perché sono consapevoli che, indipendentemente dal loro numero, sono relegate in una nicchia della gerarchia sotto un soffitto di vetro. Lo sanno e sembrano consapevolmente accettar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2">
          <table:table-cell office:value-type="string" calcext:value-type="string">
            <text:p>2020/05/25 10:41:23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secondo caso è una scelta da parte loro quella di prendere i voti e vestirsi in quel modo. Come ci sono persone che desiderano vestirsi bene per mostrare il proprio corpo, ci sono persone che desiderano coprirsi. Non giudico la scelta, prendo atto che sono due scelte diverse ma rivolte all'abbigliamento ed entrambe prese in coscienza di sé.</text:p>
            <text:p>Mentre per il velo mussulmano, alcune volte, mi spiace che sia un'imposizione da parte dei genitori. Sapere che alcune ragazze verrebbero buttate fuori di casa se non si vestono come i genitori desiderano è particolarmente triste. Al pari di una persona che non può manifestare la propria omosessualità perché avrebbe ritorsioni da parte dei parenti. Non c'è dubbio che di casi simili nella nostra storia ci sono. Basti pensare alla monaca di Monza costretta dai genitori a divenire una monaca in clausura. La differenza in questo caso è temporale: i cattolici lo facevano fino al secolo scorso, i mussulmani lo fanno tutt'ora. Una cultura ha bisogno di tempo per adattarsi ai cambiamenti e bisogna tenere duro e resistere finché non si verrà accettati e non oggetificati.</text:p>
          </table:table-cell>
          <table:table-cell office:value-type="string" calcext:value-type="string">
            <text:p>Quando si parla di proteste è ovvio che si parli di qualcosa che possa fare clamore. In alcuni casi questo non fa male agli altri direttamente. Diciamo che dire di essere accettate da tutti perché femmine e non accettare che qualcuno possa essere urtato dalla nudità lo ritengo ipocrita. Puoi fare quello che vuoi con il tuo corpo? Sì. Può la gente non oggettificarti e trattarti male perché donna? Sì, <text:s/>deve! Puoi mostrare rispetto verso queste persone non manifestando nuda? Secondo me mantenere il rispetto civile degli altri è la base di una protesta corretta. Il fatto che gli altri si comportano male non deve spingermi a comportarmi male in altri modi.</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2">
          <table:table-cell office:value-type="string" calcext:value-type="string">
            <text:p>2020/05/25 10:56:28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Il velo indossato dalle donne musulmane penso possa essere simbolo di sottomissione in certe regioni del mondo o in generale in quei casi in cui la donna stessa è considerata inferiore rispetto all'uomo e dove la disuguaglianza di genere non è avvertita come problema. Penso però che il velo per alcune donne sia un simbolo di fede e una scelta femminista nella misura in cui è la donna stessa che, messa nella condizione di scegliere, decide di indossare il velo perché lo sente come parte di sé e di ciò che è. Non vedo quindi necessariamente il velo come simbolo di sottomissione, anzi penso che prendere la libera decisione nel mondo occidentale di portare il velo sia una scelta molto coraggiosa.</text:p>
            <text:p>Per quel che riguarda il velo delle suore, no non penso sia un simbolo di sottomissione. La scelta di essere suora è una scelta individuale fatta da certe donne particolarmente devote e il velo è parte del tipo di vit che scelgono di viver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11:01:06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Alcune donne mussulmane vogliono portare il velo poiché genuinamente religiose; nelle famiglie mussulmane moderne (tra le mie conoscenze), alle ragazze è permesso scegliere ed alcune scelgono di indossarlo come si sentono libere di toglierlo in date situazioni. Circa la seconda domanda, non sono neppure battezzata, quindi il mondo del cattolicesimo è a me molto distante, ma fino ad oggi non ho mai conosciuto un episodio di rivolta delle suore perché non volevano portare il velo. Infine, circa la domanda che precede le due di cui mi è chiesta la risposta, <text:s/>la trovo mal posta. Invero, è ovvio che il concetto di genere e disuguaglianza di genere dipende dal contesto culturale, ma io desidererei o lo penso come universale nel senso che vorrei che tutte le donne/uomini/trans/etc. di tutte le culture si sentissero libere/i di essere chi vogliono: cosa avrei dovuto rispondere? Non si capisce! La prima risposta è quello che mi auspico, la seconda è la verità dei fatti.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2">
          <table:table-cell office:value-type="string" calcext:value-type="string">
            <text:p>2020/05/25 11:16:42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Dipende se le donne musulmane sono obbligate dalla famiglia e dalla tradizione religiosa o scelgono liberamente di aderire ad indossare il velo. </text:p>
            <text:p>Per le suore cattoliche non è un simbolo di sottomissione, ma un simbolo religioso che le identifica come "spose" di Crist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11:28:11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Dipende perché una donna cresciuta cresciuta con certi principi e concetti, che le vengono imposti sin da giovane vanno ad inserirsi nel suo quotidiano,mentre per le suore é una scelta di sottomissione a della regole che ha scelto di sua volontà, che la sottomissione a Dio é nei voti della suor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table:table-row>
        <table:table-row table:style-name="ro2">
          <table:table-cell office:value-type="string" calcext:value-type="string">
            <text:p>2020/05/25 11:31:21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Credo dipenda molto dal contesto all'interno della quale le donne siano cresciute e in che modo conducono la propria vita</text:p>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5 11:36:50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table:number-columns-repeated="2" office:value-type="string" calcext:value-type="string">
            <text:p>Non lo so</text:p>
          </table:table-cell>
          <table:table-cell table:number-columns-repeated="2" office:value-type="string" calcext:value-type="string">
            <text:p>Sì</text:p>
          </table:table-cell>
          <table:table-cell office:value-type="string" calcext:value-type="string">
            <text:p>Entrambi gli indumenti sono legati a un concetto di "pudore" prettamente patriarcal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5 11:37:39 A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l'utilizzo del velo in entrambi i casi sia fortemente legato alle tradizioni religiose caratteristiche delle due religioni.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5 11:42:31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on ritengo opportuno giudicare la generalità della situazione: l’atto di indossare il velo può in entrambi i casi essere volontario, forzato oppure dettato da aspetti culturali a cui si vuole o ci si sente di aderire. Pertanto per fornire un’opinione precisa credo si dovrebbe valutare i singoli cas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11:48:48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Penso che le religioni in generale tendano a mortificare la donna e siano espressione di una cultura patriarcale. Diverso è quando una persona decide di coprirsi per libera scelta, quando sia possibile affermare che questa scelta non sia comunque condizionata dall' ambiente patriarcale in cui è vissu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11:56:4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11:58:13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Uman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Ci sono donne e suore che scelgono liberamente la loro strada. Ci sonno donne e suore che hanno subito la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11:58:57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5 12:05:4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Perché credo che ogni donna sia libera di scegliere cosa indossare e in cosa credere. Non necessariamente indossare il velo significa sottomettersi, ma anzi credo che voglia indicare ciò in cui credon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12:33:38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Può trattarsi di una scelta consapevole, nata da un desiderio interno, una vocazione. Non deve però trattarsi di un’imposizione. In questo senso "dipend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12:33:58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12:34:30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Premetto che non sono religioso e non sono esperto di religioni (con annessi usi e costumi). Penso che il velo "islamico" e "quello delle suore" non sia molto diverso concettualmente: anche ammettendo che possano essere libere di indossarlo o meno, è una regola prevista dal loro credo, una regola quasi sicuramente scelta da uomini e non da un comune accordo tra uomini e donne. Quindi la ritengo una forma subdola di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2">
          <table:table-cell office:value-type="string" calcext:value-type="string">
            <text:p>2020/05/25 1:26:1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Che le donne mussulmane non hanno libertà di vestirsi all’occidentale.. e non possono mostrare il volto.. </text:p>
            <text:p>le suore lo portano come simbolo religioso, a differenza delle mussulmane non è sottomissione ma è un simbolo religioso..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1:33:0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2:04:1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on sono simboli di per sé. È il significato che gli uomini danno a fare la differenz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5 2:08:1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a risposta alla mia prima domanda si riferisce alla maggior parte dei casi, in cui la scelta del velo è spesso forzata dalla famiglia e/o dalla cultura. Nel secondo caso penso si tratti soprattutto al giorno d’oggi di una scelta libera <text:s/></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5 2:13:5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Entrambi legati alla relig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25 2:20:00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5 2:21:51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Molte donne musulmane sono, a, seconda del paese dive vivono obbkigate, ma per molte altre, per esempio qui in Italia, è una libera scelta. Le suore cattoliche ne sono obbligat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2:22:41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Non lo so</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2:22:47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Penso non sia una sottomissione ma una scelt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2:22:58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5 2:23:3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Nelle mussulmane il velo e nn solo è che nn sn considerate come persone mentre le suore è un voto libero, ci sn suore anche senza ve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2:23:45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Ogni donna musulmana dovrebbe avere il diritto di scegliere se indossare o meno il velo, è simbolo di devozione religiosa (come portano il velo le suore o come un cristiano può portare una croce al coll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2:24:07 PM EET</text:p>
          </table:table-cell>
          <table:table-cell office:value-type="string" calcext:value-type="string">
            <text:p>Maschio</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5 2:25:24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2:25:4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Sottomissione alla relig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2:29:2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Europe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il velo venga indossato, in entrambi i casi, per motivi religiosi quindi credo sia una scelta consapevol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2:30:1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Credo che sia sottomissione perché è conseguenza di una regola <text:s/>prestabilita e non di una decisione presa dalla singola persona in base ad un esigenza o desiderio quotidian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2:30:1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Dipende</text:p>
          </table:table-cell>
          <table:table-cell office:value-type="string" calcext:value-type="string">
            <text:p>La suora fa una scelta di vita consapevole, spesso la donna musulmana invece è condizionata dall'ambiente culturale che la circond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2:35:37 PM EET</text:p>
          </table:table-cell>
          <table:table-cell office:value-type="string" calcext:value-type="string">
            <text:p>Altro</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Generalmente, essere suora è una scelta (si spera), ma non so se tutte le donne musulmane che portano il velo lo portino per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5 2:37:11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5 2:37:15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2:42:12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2:42:4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Penso che se il velo nn sia una libera scelta delle donne sia sempre sottomiss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2:43:06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2:49:58 P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e suore si coprono la testa come devozione a Maria mentre in alcuni casi le donne musulmane lo fanno perché obbligate dalla propria famigli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2:51:28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Buddista</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caso delle donne mussulmane dipende dalla loro cultura e dalla zona dove vivono, vorrei solo che se fosse un'imposizione maschilista avessero la possibilità di ribellarsi. Se per loro non è obbligo ma scelta va bene. Nel caso delle suore credo sia una forma di scelta come abito nel rispetto di Di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3">
          <table:table-cell office:value-type="string" calcext:value-type="string">
            <text:p>2020/05/25 2:56:5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Se scegli di metterlo è un conto, se ti viene imposto è  simbolo di sottomissione.</text:p>
            <text:p/>
            <text:p>Per le suore è simbolo di sottomissione alla regol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5 2:57:3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3:14:44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Agnostica</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se una donna, musulmana o suora che sia, lo faccia per coscienziosa scelta (credo, rispetto, vocazione) o per altre motivazioni identificabili con costrizione dall'esterno: decisione del marito (nel caso della prima), del padre e/o della famiglia, situazioni psicologiche proprie di inferiorità (il sentirsi meritevoli di esser sottomesse e comandate per, ad esempio, tradizione cultural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3:16:53 PM EET</text:p>
          </table:table-cell>
          <table:table-cell office:value-type="string" calcext:value-type="string">
            <text:p>Femmina</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Dipende</text:p>
          </table:table-cell>
          <table:table-cell office:value-type="string" calcext:value-type="string">
            <text:p>Credo che quella delle suore sia una scelta personale, il velo mussulmano è impost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3:31:15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Quando la scelta è libera della donna non è un simbolo di sottomissione, lo è quando è un'imposizione dall'esterno (per obbligo morale, convenzione social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5 3:35:2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Buddista</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Anche il velo che porta la sposa indica sottomissione al marit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5 3:40:29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Nel momento in cui velarsi è di fatto un obbligo, indica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2">
          <table:table-cell office:value-type="string" calcext:value-type="string">
            <text:p>2020/05/25 3:49:3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Ci sono donne musulmane che considerano la scelta di indossare il velo come una scelta femminista. Ognuna di esse attribuisce al proprio velo un significato differente, l’importante è che si tratti comunque di una scelta personale e non di un’imposizione fatta dal padre o marito.</text:p>
            <text:p>Le suore scelgono liberamente di dedicare la propria vita a Dio e alla religione e per tale motivo indossano il ve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2">
          <table:table-cell office:value-type="string" calcext:value-type="string">
            <text:p>2020/05/25 3:57:0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Conosco donne musulmane che hanno scelto liberamente di indossare il velo, so che per altre non è  così. </text:p>
            <text:p>Ho conosciuto molte suore ... nessuna di loro mi ha mai fatto pensare che il velo fosse un simbolo di sottomiss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4:07:16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Privano la donna di piena libertà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4:38:2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Molte donne islamiche portano il velo per spontanea volontà, altre vengono costrette. Il velo delle siete cattoliche è una loro scelta e, spero, ad oggi nessuna è costretta a prendere i vot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5 4:40:4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Europe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5:14:34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2">
          <table:table-cell office:value-type="string" calcext:value-type="string">
            <text:p>2020/05/25 5:35:21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suore scelgono di esserlo, le femmine mussulmane no, nascono femmine.</text:p>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5:47:27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e suore sono religiose e hanno consacrato la loro vita a Dio per scelta e quindi il velo è una scelta; il velo per le donne mussulmane in alcuni casi potrebbe essere un'imposizione mal sopportata, quindi non una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5 5:58:4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5:58:54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5 6:04:4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Latino American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Non lo so</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5 6:30:21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Latino American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7:22:0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nso che il velo islamico sia legato a tradizioni religiose <text:s/>e non strettamente legate al maschilismo, conosco donne islamiche emancipate ma che non rinunciano al velo , anche per le suore c’è una motivazione religios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7:51:34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7:53:0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Per le donne musulmane é un obbligo, per le suore cattoliche una sce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8:00:24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Privano la donna di piena libertà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8:07:3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n lo so</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5 8:15:23 PM EET</text:p>
          </table:table-cell>
          <table:table-cell office:value-type="string" calcext:value-type="string">
            <text:p>Preferisco non dirl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n lo so</text:p>
          </table:table-cell>
          <table:table-cell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È simbolo della cultura che si è insediata nel temp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2">
          <table:table-cell office:value-type="string" calcext:value-type="string">
            <text:p>2020/05/25 8:23:3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sia una scelta di fede e non un imposizione</text:p>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1">
          <table:table-cell office:value-type="string" calcext:value-type="string">
            <text:p>2020/05/25 8:41:5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n lo so</text:p>
          </table:table-cell>
          <table:table-cell office:value-type="string" calcext:value-type="string">
            <text:p>No</text:p>
          </table:table-cell>
          <table:table-cell office:value-type="string" calcext:value-type="string">
            <text:p>Se una donna sceglie di essere suora abbraccia oltre allo stile di vita anche l'abito legato a quello stile di vita. Per le donne mussulmane non so se è una scelta libera o un obbligo. <text:s/></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5 8:46:55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Il problema del velo come simbolo é che tradizionalmente indica sottomissione della donna, in diversi contesti culturali e religiosi, che presentano una visione della donna come inferiore (ad esempio usare il velo per coprire i capelli che possono essere elemento provocante). Una suora diventa tale per scelta di fede, per scelta propria, per questo ritengo che il velo di una suora rappresenti sempre una sottomissione verso Dio, verso i dogmi della fede cristiana, verso uno stile di vita fatto di sacrifici e semplicità. Anche il velo arabo lo vedo come un simbolo tradizionale di sottomissione. Tuttavia, penso che molte donne usino il velo per salvaguardare tradizioni e costumi religiosi che non vogliono perdere, pur essendo donne indipendenti e non sottomess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5 8:48:1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Sono scelte religiose </text:p>
          </table:table-cell>
          <table:table-cell office:value-type="string" calcext:value-type="string">
            <text:p>Credo che abbiano il diritto di scegliere cosa fare e non fare col proprio corpo. La libertà scelta della donna è fondamentale, che essa sia femminista oppure no </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8:49:58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nso che in entrambi i casi il velo sia un simbolo, che in quanto tale rappresenta un'idea (es. Fedeltà a un dio), ma che allo stesso tempo inevitabilmente rappresenti certi aspetti di una cultura e una società. E che quindi abbia dei risvolti pratici oltre che simboleggiare qualcosa. Il fatto che indossare il velo sia una norma, una legge, comporta la possibilità che sia usato per limitare delle libertà e quindi la sottomissione potrebbe esserne una deriv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8:54:0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Il velo delle suore oggi è il simbolo di una vocazione liberamente accettata ; per le donne mussulmane può rappresentare scelte o obblighi molto diversi tra lor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8:57:1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A volte credo nel destino o comunque in una forza superiore che controlla le nostre viste, un’energia vitale, ma non so identificarla in una religione vera e propria</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Non conoscendo bene la religione musulmana e non essendo informata neanche sulla vita delle suore, comprendo il fatto che si tratti di rispetto della propria religione ma talvolta mi sembra che le donne abbiamo più restrizioni degli uomini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5 9:00:1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9:00:44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on conoscendo la cultura musulmana non posso sapere se tutte le donne musulmane si sentono sottomesse, non si sentono tali, o non si sono mai poste la domanda. Conoscendo la cultura cattolica so che le suore vedono il velo come una libera scelta e simbolo del loro stile di vi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5 9:16:2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table:number-columns-repeated="2"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5 9:18:52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Pastafarianesim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Se il velo è indossato per rispettare un dogma allora è sottomissione a quel dogm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5 9:28:0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Latino American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text:p>
          </table:table-cell>
          <table:table-cell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5 9:43:4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5 10:15:5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l velo mussulmano è la sottomissione all'uomo, quello delle suore è la sottomissione al credo della loro relig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Assolutamente no</text:p>
          </table:table-cell>
        </table:table-row>
        <table:table-row table:style-name="ro2">
          <table:table-cell office:value-type="string" calcext:value-type="string">
            <text:p>2020/05/25 10:23:37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Suore: loro non lo considerano un simbolo di sottomissione o disuguaglianza rispetto al prete, io non l’ho mai considerato un simbolo negativo </text:p>
            <text:p>Credo che la stessa cosa valga per le donne musulmane ma non conosco a fondo la loro cultura per dare una risposta consapevol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6 12:09:26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Ho conosciuto donne musulmane non libere di scegliere se portare o no il vel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2">
          <table:table-cell office:value-type="string" calcext:value-type="string">
            <text:p>2020/05/26 12:23:25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Suore: loro non lo considerano un simbolo di sottomissione o disuguaglianza rispetto al prete, io non l’ho mai considerato un simbolo negativo </text:p>
            <text:p>Credo che la stessa cosa valga per le donne musulmane ma non conosco a fondo la loro cultura per dare una risposta consapevol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6 8:26:37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A volte credo nel destino o comunque in una forza superiore che controlla le nostre viste, un’energia vitale, ma non so identificarla in una religione vera e propria</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Non conoscendo bene la religione musulmana e non essendo informata neanche sulla vita delle suore, comprendo il fatto che si tratti di rispetto della propria religione ma talvolta mi sembra che le donne abbiamo più restrizioni degli uomini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6 8:30:15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A volte la fede viene imposta dai genitori, mentre si sceglie di essere una suora (almeno per i tempi attual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6 10:35:14 AM EET</text:p>
          </table:table-cell>
          <table:table-cell office:value-type="string" calcext:value-type="string">
            <text:p>Femmina</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Non lo so</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6 12:16:1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Dipende dalla condizioni che portano la donna ad indossarlo, se una scelta o un obblig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6 12:43:3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Credo che entrambi siano tratti identificativi di una religione, la prima però potrebbe in alcuni casi cadere in una costrizione da parte della famiglia mentre nel secondo caso è una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6 3:45:45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Ogni forma di imposizione religiosa è un sopruso e sulle donne ancora più grav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table:table-row>
        <table:table-row table:style-name="ro1">
          <table:table-cell office:value-type="string" calcext:value-type="string">
            <text:p>2020/05/26 6:31:59 PM EET</text:p>
          </table:table-cell>
          <table:table-cell office:value-type="string" calcext:value-type="string">
            <text:p>Femmina</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alle scelte individuali</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6 8:36:34 PM EET</text:p>
          </table:table-cell>
          <table:table-cell office:value-type="string" calcext:value-type="string">
            <text:p>Femmina</text:p>
          </table:table-cell>
          <table:table-cell office:value-type="string" calcext:value-type="string">
            <text:p>30-49</text:p>
          </table:table-cell>
          <table:table-cell office:value-type="string" calcext:value-type="string">
            <text:p>Romania</text:p>
          </table:table-cell>
          <table:table-cell office:value-type="string" calcext:value-type="string">
            <text:p>Bianco</text:p>
          </table:table-cell>
          <table:table-cell office:value-type="string" calcext:value-type="string">
            <text:p>Ortodossa</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Diventare suora che porta un velo e una scelta. <text:s/>Per le donne musulmane no</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6 10:15:13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26 10:21:2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7 8:47:54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È una scelta legata anche alle convenzioni, tradizioni della società di cui si fa part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7 10:39:43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e dai contesti. Il velo le suore cattoliche possono toglierlo e anche vestirsi civilmente facendosi individuare dalla spilla o altro, questo può valere anche x le mussulmane ma molto raramente. Il secondo velo <text:s/>spesso è imposto e non è una scelta (limit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7 11:53:52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e dai contesti. Il velo le suore cattoliche possono toglierlo e anche vestirsi civilmente facendosi individuare dalla spilla o altro, questo può valere anche x le mussulmane ma molto raramente. Il secondo velo <text:s/>spesso è imposto e non è una scelta (limit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7 7:01:47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Se e' una scelta libera e consapevole non e' segno di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7 7:21:0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e dal REALE sentire dell’individuo</text:p>
          </table:table-cell>
          <table:table-cell office:value-type="string" calcext:value-type="string">
            <text:p>NELL’ASSOLUTO RISPETTO DEL PROSSIMO credo che ogni essere umano ha il diritto esprimere le proprie idee. Come non giudico una donna che indossa il velo, così non giudico una donna che protesta nuda. <text:s text:c="2"/></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7 7:29:4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7 8:45:1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dal tipo di velo e dalla scelta della person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7 8:46:0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7 9:59:55 PM EET</text:p>
          </table:table-cell>
          <table:table-cell office:value-type="string" calcext:value-type="string">
            <text:p>Maschio</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Agnostic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n lo so</text:p>
          </table:table-cell>
          <table:table-cell office:value-type="string" calcext:value-type="string">
            <text:p>Sì</text:p>
          </table:table-cell>
          <table:table-cell office:value-type="string" calcext:value-type="string">
            <text:p>Sicuramente, in alcuni casi e in alcune situazioni politico-religiose le donne non sono libere di sceglie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8 12:15:44 AM EET</text:p>
          </table:table-cell>
          <table:table-cell office:value-type="string" calcext:value-type="string">
            <text:p>Maschio</text:p>
          </table:table-cell>
          <table:table-cell office:value-type="string" calcext:value-type="string">
            <text:p>30-49</text:p>
          </table:table-cell>
          <table:table-cell office:value-type="string" calcext:value-type="string">
            <text:p>Indonesia</text:p>
          </table:table-cell>
          <table:table-cell office:value-type="string" calcext:value-type="string">
            <text:p>Asiatico</text:p>
          </table:table-cell>
          <table:table-cell office:value-type="string" calcext:value-type="string">
            <text:p>Islam</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n lo s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table:table-row>
        <table:table-row table:style-name="ro2">
          <table:table-cell office:value-type="string" calcext:value-type="string">
            <text:p>2020/05/28 7:55:19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Umana</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Non lo so</text:p>
          </table:table-cell>
          <table:table-cell office:value-type="string" calcext:value-type="string">
            <text:p>Sì</text:p>
          </table:table-cell>
          <table:table-cell office:value-type="string" calcext:value-type="string">
            <text:p>No</text:p>
          </table:table-cell>
          <table:table-cell office:value-type="string" calcext:value-type="string">
            <text:p>La prima risposta: le donne non hanno potere di scelta, è un’imposizione </text:p>
            <text:p>La seconda: le suore scelgono di esserlo hanno potere di sce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8 9:13:19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secondo caso è una scelt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8 9:14:31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l velo è un simbolo di sottomissione a Dio, spesso strumentalizzato dall’uom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8 9:15:58 AM EET</text:p>
          </table:table-cell>
          <table:table-cell office:value-type="string" calcext:value-type="string">
            <text:p>Femmina</text:p>
          </table:table-cell>
          <table:table-cell office:value-type="string" calcext:value-type="string">
            <text:p>30-49</text:p>
          </table:table-cell>
          <table:table-cell office:value-type="string" calcext:value-type="string">
            <text:p>Ukraine</text:p>
          </table:table-cell>
          <table:table-cell office:value-type="string" calcext:value-type="string">
            <text:p>Bianco</text:p>
          </table:table-cell>
          <table:table-cell office:value-type="string" calcext:value-type="string">
            <text:p>Ortodossa </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Ogni ha le proprie scelt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8 1:17:1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n lo so</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8 4:01:5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Se c'è o no libera scelta di indossarl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8 4:37:17 PM EET</text:p>
          </table:table-cell>
          <table:table-cell office:value-type="string" calcext:value-type="string">
            <text:p>Femmina</text:p>
          </table:table-cell>
          <table:table-cell office:value-type="string" calcext:value-type="string">
            <text:p>30-49</text:p>
          </table:table-cell>
          <table:table-cell office:value-type="string" calcext:value-type="string">
            <text:p>India</text:p>
          </table:table-cell>
          <table:table-cell office:value-type="string" calcext:value-type="string">
            <text:p>Asiatico</text:p>
          </table:table-cell>
          <table:table-cell office:value-type="string" calcext:value-type="string">
            <text:p>Preferisco non dirl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suore sono una loro scelta dovuta alla vocazione di donarsi a Dio .le musulmane indossano il velo perché sono obbligati dai famigliar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8 5:09:02 PM EET</text:p>
          </table:table-cell>
          <table:table-cell office:value-type="string" calcext:value-type="string">
            <text:p>Femmina</text:p>
          </table:table-cell>
          <table:table-cell office:value-type="string" calcext:value-type="string">
            <text:p>30-49</text:p>
          </table:table-cell>
          <table:table-cell office:value-type="string" calcext:value-type="string">
            <text:p>Morocco</text:p>
          </table:table-cell>
          <table:table-cell office:value-type="string" calcext:value-type="string">
            <text:p>Arabo</text:p>
          </table:table-cell>
          <table:table-cell office:value-type="string" calcext:value-type="string">
            <text:p>Islam</text:p>
          </table:table-cell>
          <table:table-cell office:value-type="string" calcext:value-type="string">
            <text:p>Non lo so</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8 7:34:09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caso delle suore si può dire che è una scelta, mentre in molti casi il velo in alcuni paesi è un obblig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8 10:17:30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8 10:25:22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8 10:25:43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Il velo è richiesto alla donna per coprire la sua femminilità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8 10:27:3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nso che la scelta del velo delle donne musulmane a volte sia una costrizione culturale a volte una scelta di fede. Per le suore cattoliche ai tempi attuali nella maggioranza dei casi penso sia una scelta di fed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8 10:30:40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donne musulmane indossano il velo perché possono essere viste solo dal marit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8 10:36:50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8 10:39:35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8 10:39:45 PM EET</text:p>
          </table:table-cell>
          <table:table-cell office:value-type="string" calcext:value-type="string">
            <text:p>Femmina</text:p>
          </table:table-cell>
          <table:table-cell office:value-type="string" calcext:value-type="string">
            <text:p>30-49</text:p>
          </table:table-cell>
          <table:table-cell office:value-type="string" calcext:value-type="string">
            <text:p>Morocco</text:p>
          </table:table-cell>
          <table:table-cell office:value-type="string" calcext:value-type="string">
            <text:p>Arabo</text:p>
          </table:table-cell>
          <table:table-cell office:value-type="string" calcext:value-type="string">
            <text:p>Islam</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text:p>
          </table:table-cell>
          <table:table-cell office:value-type="string" calcext:value-type="string">
            <text:p>Non lo s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8 10:39:55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office:value-type="string" calcext:value-type="string">
            <text:p>Credo che in alcuni casi sia sottomissione in altri n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8 10:45:37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8 10:52:1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8 10:53:05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n lo so</text:p>
          </table:table-cell>
          <table:table-cell office:value-type="string" calcext:value-type="string">
            <text:p>Credo che <text:s text:c="2"/>sia un precetto di una pratatica/appartenenza di culture religiose <text:s/>patriarcali e profondamente discriminati <text:s text:c="2"/></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8 10:57:20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Perche' coprire,perche' nascondere,perche' provare vergogna! Siamo tutti uguali e unici e dovremmo professare qqualunque credo con il cuore e non l'apparenz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8 11:12:17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Penso che il velo abbia un significato quantomeno di discriminazione rispetto agli uomini che, soprattutto nella religione cattolica, non sono tenuti a indossare capi che abbiano uno stesso impatto visivo e anche fisicamente vincolante. Nel momento in cui, però, una donna musulmana sceglie di indossare il velo in base a proprie convinzioni e credenze e non in base all'influenza o agli obblighi imposti dalla famiglia o dall'ambiente dal quale proviene, questo non lo vedo essere un simbolo di sottomissione, anzi in un certo senso (sempre se non c'è alcun tipo di obbligo) un'espressione della propria libertà di pensiero e di scelta. La stessa cosa vale per le suore cattoliche nel momento in cui si identificano e credono in certi ideali. Il fatto, però, che una donna scelga di non indossare il velo, quale che sia il significato che gli attribuisce, non dovrebbe classificarla come "peggiore" o meno credente di quelle che invece scelgono di usar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8 11:12:23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Penso che spesso sia adottato per libera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Assolutamente no</text:p>
          </table:table-cell>
        </table:table-row>
        <table:table-row table:style-name="ro3">
          <table:table-cell office:value-type="string" calcext:value-type="string">
            <text:p>2020/05/28 11:13:2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a non praticante</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Per le donne mussulmane secondo me è un simbolo di sottomissione perché più la donna è coperta più è importante il marito e lo vedono come un “segno”di rispetto nei loro confronti.</text:p>
            <text:p>Per quanto riguarda le suore penso sia un simbolo di sottomissione da parte della chiesa perché gli impongono umiltà e L uguaglianza.</text:p>
            <text:p>In entrambi i casi è la sottomissione della donna nei confronti del uom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8 11:14:23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8 11:17:28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Asiati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on lo è perchè è un segno della loro religione,è una scelta che queste donne fanno dedicandosi e rispettando i loro cred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28 11:20:50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r entrambe il velo è parte integrante dell'abit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8 11:22:0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8 11:25:4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Entrambe sottomesse a Dio e nel caso non sia una scelta quella di portarlo, sottomesse a chi le obbliga. Non ritengo che il velo debba essere vietato, né ritengo "sottomesse" in senso negativo, in questo caso, purché sia una scelta personale quella di indossarlo. Tuttavia ritengo che non si possa negare che una delle funzioni del velo è quella della sottomissione a Dio.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8 11:27:35 PM EET</text:p>
          </table:table-cell>
          <table:table-cell office:value-type="string" calcext:value-type="string">
            <text:p>Femmina</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Perché il velo delle suore cancella la sessualità di alcune donne concentrata nei capelli e lo fa quando il velo è desueto nella società cioè la società è andata avanti. Il velo islamico è legato a un concetto di società che mortifica non alcune donne, ma il genere nel complesso. Quindi la società non ha ancora autorizzato le donne a farne a men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28 11:33:15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8 11:44:2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8 11:47:35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8 11:53:0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Mi infastidisce un po' pensare all'idea di "gruppo etni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Il punto focale è la libertà di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12:20:04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In entrambi I casi sono scelta delle donne in base alla loro relig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9 12:28:26 AM EET</text:p>
          </table:table-cell>
          <table:table-cell office:value-type="string" calcext:value-type="string">
            <text:p>Maschio</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9 2:21:34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Sì</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Dipenda dalla scelta che la donna ha potuto o voluto far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9 3:31:47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Nel caso della religione musulmana andrebbe indossato come scelta consapevole quindi non imposto come accade con le bambine ad esempio. Nel caso delle suore la posizione delle donne all'interno della chiesa non è assolutamente paritaria rispetto a quella femminile. </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9 5:14:2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29 5:15:24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5:43:27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6:48:13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Fermo restando il diritto di utilizzare il proprio corpo come mezzo di protesta e che non si può giudicare il grado di femminismo basandosi su quanto ci si copre/scopre utilizzare la nudità non fa altro che continuare a incrementare l' oggetificazione della donna</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7:29:15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Penso che il velo islamico sia legato a tradizioni religiose <text:s/>e non strettamente legate al maschilismo, conosco donne islamiche emancipate ma che non rinunciano al velo , anche per le suore c’è una motivazione religios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9 7:43:02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Dipende dagli abusi di potere da parte di alcuni uomin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9 8:35:23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Il velo delle suore cattoliche è una scelta, è uno degli elementi che vengono accettati, quando vengono presi i voti. Anche perchè non tutti gli ordini di suore hanno l'obbligo del velo. Invece il velo, portato dalle donne mussulmane dalla comparsa della prima mestruazione, può essere una imposizione da parte del marito o dell'ambiente sociale di appartenenza delle donn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9 8:39:23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la storia le donne musulmane hanno adottato il velo come forma di ribellione e affermazione della propria identità. Ma Non in tutti i paesi arabi, per questo ho risolto dipend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9 8:50:04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dal motivo della "vocazione religiosa" che in alcuni casi può essere libero e in altri indotto da pressioni familiari o sociali (credo valga sia per le donne musulmane che scelgono di indossare i vari tipi di veli che per le suore che aderiscono ad un ordi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9 8:56:57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a donna che sceglie liberamente di aderire a un ordine religioso indossa un abito che prevede l'uso del velo, come l'uomo che fa la stessa scelta sa che indosserà il saio. <text:s/>Esistono altre scelte religiose che non prevedono l'uso del velo. Allo stesso modo, per le donne musulmane, il velo, se frutto di una libera scelta, non è segno di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2">
          <table:table-cell office:value-type="string" calcext:value-type="string">
            <text:p>2020/05/29 8:58:53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Fu diverso nel passato, ma attualmente i voti nel cattolicesimo(e dunque indossare gli abiti previsti) rappresentano una libera scelta.</text:p>
            <text:p>Il velo indossato dalle donne mussulmane non è di per sé simbolo di sottomissione; nondimeno non si può generalizzare senza tener conto dei numerosi paesi in cui una cultura religiosa estremista che si definisce mussulmana è stata imposta, ed è dunque quanto di più lontano da una libera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9:04:22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9 9:22:02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Ne case delle donne musulmane molto dipende dal paese, dalla società in cui vivono, credo che nel caso di musulmane italiane sia più che altro una scelta. Nel caso delle suorr, oggettivamente non ci avevo mai pensato, potrebbe avere un risvolto patriarcale, ma la società non lo addita come atto di sottomissione, per quello sono portata a dire di no... ma effettivamente non lo so </text:p>
          </table:table-cell>
          <table:table-cell office:value-type="string" calcext:value-type="string">
            <text:p>La mia risposta è a metà tra la 2 o la 3. Non si può giudicare il grado di femminismo di una donna basandosi su quanto questa sì copre o scopre, ma la nudità potrebbe distogliere dall'obiettivo primario</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9 9:23:38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on è simbolo di sottomissione <text:s/>se è stata una scelta dell'individuo è a anzi un modo per autodeterminarsi fa parte della sua cultura /ruo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9 9:39:01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n lo s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9 10:19:52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l velo limita l’espressione della propria identità.</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10:34:29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n lo so</text:p>
          </table:table-cell>
          <table:table-cell office:value-type="string" calcext:value-type="string">
            <text:p>Rr</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9 10:39:57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Non lo so</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5/29 10:44:01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Il velo nelle donne musulmane è imposto dalla società, nelle suore è conseguente alla scelta di sposare una religione e comunque in molti casi rimane la possibilità di portarlo o meno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9 11:14:04 AM EET</text:p>
          </table:table-cell>
          <table:table-cell office:value-type="string" calcext:value-type="string">
            <text:p>Femmina</text:p>
          </table:table-cell>
          <table:table-cell office:value-type="string" calcext:value-type="string">
            <text:p>30-49</text:p>
          </table:table-cell>
          <table:table-cell office:value-type="string" calcext:value-type="string">
            <text:p>Morocco</text:p>
          </table:table-cell>
          <table:table-cell office:value-type="string" calcext:value-type="string">
            <text:p>Arabo</text:p>
          </table:table-cell>
          <table:table-cell office:value-type="string" calcext:value-type="string">
            <text:p>Islam</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E una sottomissione a Dio</text:p>
          </table:table-cell>
          <table:table-cell office:value-type="string" calcext:value-type="string">
            <text:p>La femmina é come una perla, quindi deve essere coperta per non essere soggetta a furto, vuole dire stupro</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9 11:29:18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n lo s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È un credo a una religione </text:p>
          </table:table-cell>
          <table:table-cell office:value-type="string" calcext:value-type="string">
            <text:p>Le persone sono libere di protestare come meglio credono </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11:54:14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Educazione cattolica ma in fase di transizione</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dal motivo per cui lo si indoss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11:55:28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Non è l'etnia a rappresentarmi</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Ogni donna ha diritto ad assumere le proprie scelte, purché il velo non venga imposto contro il suo voler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29 12:27:45 PM EET</text:p>
          </table:table-cell>
          <table:table-cell office:value-type="string" calcext:value-type="string">
            <text:p>Femmina</text:p>
          </table:table-cell>
          <table:table-cell office:value-type="string" calcext:value-type="string">
            <text:p>30-49</text:p>
          </table:table-cell>
          <table:table-cell office:value-type="string" calcext:value-type="string">
            <text:p>Morocco</text:p>
          </table:table-cell>
          <table:table-cell office:value-type="string" calcext:value-type="string">
            <text:p>Arabo</text:p>
          </table:table-cell>
          <table:table-cell office:value-type="string" calcext:value-type="string">
            <text:p>Islam</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29 12:49:42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Se lo si sceglie liberamente non vedo alcun tipo di sottomissione. Anche le suore possono scegliere di non indossar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2">
          <table:table-cell office:value-type="string" calcext:value-type="string">
            <text:p>2020/05/29 3:24:46 PM EET</text:p>
          </table:table-cell>
          <table:table-cell office:value-type="string" calcext:value-type="string">
            <text:p>Femmina</text:p>
          </table:table-cell>
          <table:table-cell office:value-type="string" calcext:value-type="string">
            <text:p>30-49</text:p>
          </table:table-cell>
          <table:table-cell office:value-type="string" calcext:value-type="string">
            <text:p>Morocco</text:p>
          </table:table-cell>
          <table:table-cell office:value-type="string" calcext:value-type="string">
            <text:p>Arabo</text:p>
          </table:table-cell>
          <table:table-cell office:value-type="string" calcext:value-type="string">
            <text:p>Islam</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r quanto riguarda la prima domanda, il velo musulmano non è un simbolo di sottomissione ma al contrario è una scelta personale della donna.</text:p>
            <text:p>Per quanto riguarda la seconda domanda, da quello che ho capito una donna cristiana  per sua scelta decide di diventare suora, e una volta fatta questa scelta essa deve mettere a che il vel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5/29 3:38:20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Il velo limita l’espressione della propria identità.</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3:38:32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4:46:5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4:54:02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non mi identifi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Entrambe sottomesse a Dio, le donne musulmane ancho a volte <text:s/>obbligate a farl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29 7:38:11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a prima è un obbligo , la seconda una scelt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9 10:14:48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Non lo so</text:p>
          </table:table-cell>
          <table:table-cell office:value-type="string" calcext:value-type="string">
            <text:p>Sì</text:p>
          </table:table-cell>
          <table:table-cell office:value-type="string" calcext:value-type="string">
            <text:p>No</text:p>
          </table:table-cell>
          <table:table-cell office:value-type="string" calcext:value-type="string">
            <text:p>Dubito che le per <text:s/>le donne musulmane sia una scelta di vita , mentre le Suore scelgono di votarsi a Dio <text:s/>e il velo fa parte della loro Immagine.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3">
          <table:table-cell office:value-type="string" calcext:value-type="string">
            <text:p>2020/05/30 10:06:58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lo s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In entrambi i casi se il velo viene accettato intimamente per affinità con un aspetto della cultura/religione con cui ci si identifica allora lo ritengo accettabile. </text:p>
            <text:p>Se il velo viene vissuto dalla persona come un'imposizione che intimamente lede la libertà personale ritengo sia un'ingiustizia.</text:p>
            <text:p>Ho risposto dipende perché credo che dovrebbe essere una scelta personale, per alcune donne potrebbe dare sicurezza e un senso di identificazione ad una comunità, per altre può essere una costrizione che limita la propria libertà.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30 10:12:03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sia per uniformare tra lor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30 10:17:31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Il velo è un identità </text:p>
          </table:table-cell>
          <table:table-cell office:value-type="string" calcext:value-type="string">
            <text:p>Credo che abbiano il diritto di utilizzare il <text:s/>proprio corpo per protestare e che abbiano ragione a sostenere che una donna che si copre per motivi religiosi non possa essere femminista</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30 10:20:3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suore lo scelgono, le donne musulmane n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30 10:52:34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dipende dalla libera scelta o no di indossarlo perche le regole islamiche a propisito non sono univoch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30 10:56:55 AM EET</text:p>
          </table:table-cell>
          <table:table-cell office:value-type="string" calcext:value-type="string">
            <text:p>Femmina</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5/30 11:10:28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on tutte le donne musulmane hanno la possibilità di rifiutarsi di portare il velo. Alcune lo scelgono liberamente ad altre viene imposto dalla cultura legata ai ruoli di genere più che dalla religione. Le suore decidono volontariamente di prendere i voti e di conseguenza di indossare il velo.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30 12:01:17 P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Dipende se sono libere di farlo</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30 12:02:23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office:value-type="string" calcext:value-type="string">
            <text:p>Se va contro la volontà della persona in questione, in generale mi sembra un’imposizione; se richiesto dal marito alla moglie o dal padre alla figlia mi sembra simbolo di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30 12:10:40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Umana </text:p>
          </table:table-cell>
          <table:table-cell office:value-type="string" calcext:value-type="string">
            <text:p>Cattolicesim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Nel primo caso potrebbero essere una libera scelta oppure no dipende dal paese le leggi e la cultura,m. Nel secondo caso ( le suore) è una libera scelt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30 12:33:41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Privano la donna di piena libertà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3">
          <table:table-cell office:value-type="string" calcext:value-type="string">
            <text:p>2020/05/30 12:49:00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agnostica</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Pensavo fosse un segno di sottomissione finché non ho conosciuto delle professioniste all Cairo, tutte indipendenti. Molte di queste usavano il velo mas non ho colto sottomissione, solo un segno di fede e appartenenza. Nella stessa famiglia alcune lo indossavano, altre no, idem per le figlie di ciascuna. So bene però che non per tutte è così.</text:p>
            <text:p>Idem per le suore: penso sia un retaggio di una sottomissione ma al giorno d'oggi spero viene vissuto come simbolo e fede. Da adolescente per esempio in parrocchia c'era una congregazione di suore con abiti comodi e, in caso di gite in montagna etc si vestivano in "borghese", senza veli e nessuno si scandalizzava (più di 25 aa fa)</text:p>
            <text:p>Devo dire che mi lascia sempre stupita come spesso si dimentichi le donne di alcune correnti ebraiche ortodosse, date in sposa giovanissime e senza quasi conoscere il marito, hanno pochissima istruzione, tantissime restrizioni e dopo il matrimonio devono rasarsi e indossare le parrucche (sono in parte nella di Anversa e lì vive un importante gruppo ultra ortodoss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2">
          <table:table-cell office:value-type="string" calcext:value-type="string">
            <text:p>2020/05/30 12:53:02 PM EET</text:p>
          </table:table-cell>
          <table:table-cell office:value-type="string" calcext:value-type="string">
            <text:p>Maschio</text:p>
          </table:table-cell>
          <table:table-cell office:value-type="string" calcext:value-type="string">
            <text:p>0-17</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Dipende</text:p>
          </table:table-cell>
          <table:table-cell office:value-type="string" calcext:value-type="string">
            <text:p>Il significato del velo indossato dalle suore cattoliche è evidente, la monaca, consacrata nella verginità per essere esclusivamente sposa di Cristo, deve sottrarsi allo sguardo di altri possibili pretendenti e amanti. Essa vive quindi ritirata dal mondo. Il velo è quindi una specie di clausura nella clausura.</text:p>
            <text:p>C’è invece chi vede il velo islamico come il delirio di un controllo strisciante che finisce per immobilizzare l’identità femminile, c’è chi lo ha trasformato in ideologia politica, dove la donna è un elemento perturbatore dell’ordine sociale, e come tale deve essere bandita dalla scena pubblica. Ma non manca chi lo legge come un fondamentale elemento identitario e religioso</text:p>
          </table:table-cell>
          <table:table-cell office:value-type="string" calcext:value-type="string">
            <text:p>Sembra che i sessi non appartengano alla questione storica. La ragione di questo fatto può essere compresa in modo semplice: appartenere alla storia significa immaginare la sua possibile trasformazione, un domani differente dall’oggi.</text:p>
          </table:table-cell>
          <table:table-cell office:value-type="string" calcext:value-type="string">
            <text:p>Sì</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5/30 1:48:16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È una scelta di religione o di usanza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3">
          <table:table-cell office:value-type="string" calcext:value-type="string">
            <text:p>2020/05/30 2:06:0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se è stata una scelta personale volontaria o obbligata. </text:p>
            <text:p>Mentre per le suore è una scelta ma anche in quel caso potrebbe essere un simbolo di sottomissione alla Chiesa, più che a Dio.</text:p>
            <text:p/>
          </table:table-cell>
          <table:table-cell office:value-type="string" calcext:value-type="string">
            <text:p>Non lo so</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Assolutamente no</text:p>
          </table:table-cell>
        </table:table-row>
        <table:table-row table:style-name="ro1">
          <table:table-cell office:value-type="string" calcext:value-type="string">
            <text:p>2020/05/30 2:10:44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Pastafarian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Assoggettazione ad un volere considerato superior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Sì, completamente</text:p>
          </table:table-cell>
        </table:table-row>
        <table:table-row table:style-name="ro1">
          <table:table-cell office:value-type="string" calcext:value-type="string">
            <text:p>2020/05/30 2:19:29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Sarebbe correttp parlare do costrizione più che sottomissione per le suore è una sottomissione volontari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30 2:49:29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Assolutamente no</text:p>
          </table:table-cell>
        </table:table-row>
        <table:table-row table:style-name="ro1">
          <table:table-cell office:value-type="string" calcext:value-type="string">
            <text:p>2020/05/30 5:39:0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C'è libera scelta, ma sfruttata o sottesa come sottomission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30 7:41:59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n lo so</text:p>
          </table:table-cell>
          <table:table-cell office:value-type="string" calcext:value-type="string">
            <text:p>Alcune donne mussulmane vogliono portare il velo poiché genuinamente religiose; nelle famiglie mussulmane moderne (tra le mie conoscenze), alle ragazze è permesso scegliere ed alcune scelgono di indossarlo come si sentono libere di toglierlo in date situazioni. Circa la seconda domanda, non sono neppure battezzata, quindi il mondo del cattolicesimo è a me molto distante, ma fino ad oggi non ho mai conosciuto un episodio di rivolta delle suore perché non volevano portare il velo. Infine, circa la domanda che precede le due di cui mi è chiesta la risposta, <text:s/>la trovo mal posta. Invero, è ovvio che il concetto di genere e disuguaglianza di genere dipende dal contesto culturale, ma io desidererei o lo penso come universale nel senso che vorrei che tutte le donne/uomini/trans/etc. di tutte le culture si sentissero libere/i di essere chi vogliono: cosa avrei dovuto rispondere? Non si capisce! La prima risposta è quello che mi auspico, la seconda è la verità dei fatti.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2">
          <table:table-cell office:value-type="string" calcext:value-type="string">
            <text:p>2020/05/30 8:29:50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Umana</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Non lo so</text:p>
          </table:table-cell>
          <table:table-cell office:value-type="string" calcext:value-type="string">
            <text:p>Sì</text:p>
          </table:table-cell>
          <table:table-cell office:value-type="string" calcext:value-type="string">
            <text:p>No</text:p>
          </table:table-cell>
          <table:table-cell office:value-type="string" calcext:value-type="string">
            <text:p>La prima risposta: le donne non hanno potere di scelta, è un’imposizione </text:p>
            <text:p>La seconda: le suore scelgono di esserlo hanno potere di scel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30 8:44:4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ristianesimo (Protestante)</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n lo so</text:p>
          </table:table-cell>
          <table:table-cell office:value-type="string" calcext:value-type="string">
            <text:p>No</text:p>
          </table:table-cell>
          <table:table-cell office:value-type="string" calcext:value-type="string">
            <text:p>Penso che sia una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30 11:42:13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Preferisco non dirl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31 1:20:52 A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Nel primo caso dopo averne parlato con donne mussulmane (che vivono in Italia) Per le suore fa parte di un abito che identifica una condizione liberamente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31 7:17:45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table:number-columns-repeated="2" office:value-type="string" calcext:value-type="string">
            <text:p>Sì</text:p>
          </table:table-cell>
          <table:table-cell office:value-type="string" calcext:value-type="string">
            <text:p>Il velo implica in automatico che alcune cose non possono essere fatte o dette. Anche se le due religioni hanno approcci <text:s/>diversi e nel caso delle suore dovrebbe essere una libera scelta la vedo comunque come una limitazio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31 9:28:29 A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31 9:30:09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Preferisco non dirlo</text:p>
          </table:table-cell>
          <table:table-cell office:value-type="string" calcext:value-type="string">
            <text:p>Non sono religiosa/o</text:p>
          </table:table-cell>
          <table:table-cell office:value-type="string" calcext:value-type="string">
            <text:p>Sì</text:p>
          </table:table-cell>
          <table:table-cell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Dipende dal valore simbolico che vuole dargli chi lo indossa. Può essere un simbolo di appropriazione e riconoscimento identitario sia per la donna musulmana che per la suora cattolic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31 10:05:00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Umano</text:p>
          </table:table-cell>
          <table:table-cell office:value-type="string" calcext:value-type="string">
            <text:p>Panteista naturalistica</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Dipende</text:p>
          </table:table-cell>
          <table:table-cell office:value-type="string" calcext:value-type="string">
            <text:p>Se segui la morale corrente della tua etnia, puoi essere convinto della scelta o subirla per mancanza di alternative culturali o apertura mentale. </text:p>
          </table:table-cell>
          <table:table-cell office:value-type="string" calcext:value-type="string">
            <text:p>Ognuno elabora a suo modo la possibilità di protestare, in modo piú o meno, dissacrante. </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31 3:06:25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Uman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Per le donne musulmane è un obbligo, per le suore una scelta</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5/31 5:36:10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Sì</text:p>
          </table:table-cell>
          <table:table-cell office:value-type="string" calcext:value-type="string">
            <text:p>La religione cattolica come quella islamica relega la donna ad un ruolo inferiore e sottomesso rispetto alla figura maschile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31 6:47:32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Sì</text:p>
          </table:table-cell>
          <table:table-cell office:value-type="string" calcext:value-type="string">
            <text:p>No</text:p>
          </table:table-cell>
          <table:table-cell office:value-type="string" calcext:value-type="string">
            <text:p>Le suore sono libere di scegliere il voto , mentre le donne mussulmane sono obbligate al velo, non è una libera scelta. </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31 7:51:54 PM EET</text:p>
          </table:table-cell>
          <table:table-cell office:value-type="string" calcext:value-type="string">
            <text:p>Femmina</text:p>
          </table:table-cell>
          <table:table-cell office:value-type="string" calcext:value-type="string">
            <text:p>18-29</text:p>
          </table:table-cell>
          <table:table-cell office:value-type="string" calcext:value-type="string">
            <text:p>Mexico</text:p>
          </table:table-cell>
          <table:table-cell office:value-type="string" calcext:value-type="string">
            <text:p>Latino American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Non lo so</text:p>
          </table:table-cell>
          <table:table-cell office:value-type="string" calcext:value-type="string">
            <text:p>Dipende</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Sì, completamente</text:p>
          </table:table-cell>
        </table:table-row>
        <table:table-row table:style-name="ro1">
          <table:table-cell office:value-type="string" calcext:value-type="string">
            <text:p>2020/05/31 7:55:53 PM EET</text:p>
          </table:table-cell>
          <table:table-cell office:value-type="string" calcext:value-type="string">
            <text:p>Femmina</text:p>
          </table:table-cell>
          <table:table-cell office:value-type="string" calcext:value-type="string">
            <text:p>30-49</text:p>
          </table:table-cell>
          <table:table-cell office:value-type="string" calcext:value-type="string">
            <text:p>Morocco</text:p>
          </table:table-cell>
          <table:table-cell office:value-type="string" calcext:value-type="string">
            <text:p>Arabo</text:p>
          </table:table-cell>
          <table:table-cell office:value-type="string" calcext:value-type="string">
            <text:p>Islam</text:p>
          </table:table-cell>
          <table:table-cell table:number-columns-repeated="2" office:value-type="string" calcext:value-type="string">
            <text:p>No</text:p>
          </table:table-cell>
          <table:table-cell office:value-type="string" calcext:value-type="string">
            <text:p>Non lo so</text:p>
          </table:table-cell>
          <table:table-cell office:value-type="string" calcext:value-type="string">
            <text:p>Sì</text:p>
          </table:table-cell>
          <table:table-cell office:value-type="string" calcext:value-type="string">
            <text:p>Non lo so</text:p>
          </table:table-cell>
          <table:table-cell/>
          <table:table-cell table:number-columns-repeated="2"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5/31 10:34:13 PM EET</text:p>
          </table:table-cell>
          <table:table-cell office:value-type="string" calcext:value-type="string">
            <text:p>Femmina</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1">
          <table:table-cell office:value-type="string" calcext:value-type="string">
            <text:p>2020/05/31 10:37:18 PM EET</text:p>
          </table:table-cell>
          <table:table-cell office:value-type="string" calcext:value-type="string">
            <text:p>Femmina</text:p>
          </table:table-cell>
          <table:table-cell office:value-type="string" calcext:value-type="string">
            <text:p>18-29</text:p>
          </table:table-cell>
          <table:table-cell office:value-type="string" calcext:value-type="string">
            <text:p>Albania</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Sì, so perfettamente cosa sono</text:p>
          </table:table-cell>
          <table:table-cell office:value-type="string" calcext:value-type="string">
            <text:p>Parzialmente</text:p>
          </table:table-cell>
        </table:table-row>
        <table:table-row table:style-name="ro1">
          <table:table-cell office:value-type="string" calcext:value-type="string">
            <text:p>2020/06/01 7:08:32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6/01 3:42:06 PM EET</text:p>
          </table:table-cell>
          <table:table-cell office:value-type="string" calcext:value-type="string">
            <text:p>Femmina</text:p>
          </table:table-cell>
          <table:table-cell office:value-type="string" calcext:value-type="string">
            <text:p>70-89</text:p>
          </table:table-cell>
          <table:table-cell office:value-type="string" calcext:value-type="string">
            <text:p>Italy</text:p>
          </table:table-cell>
          <table:table-cell office:value-type="string" calcext:value-type="string">
            <text:p>Bianco</text:p>
          </table:table-cell>
          <table:table-cell office:value-type="string" calcext:value-type="string">
            <text:p>Sono di famiglia cattolica, ma seguo anche insegnamenti buddsti, mi interessa la spiritualità di altre culture (ex nativj americani)altre culture <text:s/></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office:value-type="string" calcext:value-type="string">
            <text:p>Le donne musulmane in alcuni paesi e contesti sono obbligate a portare il velo, in altri paesi lo portano per libera scelta. Per le suore: alcuni ordini religiosi impongono il velo, altri no. In ogni caso il velo delle suore, come l'abito, rappresenta la accettazione di nascondere il corpo e di renderlo invisibile (perché causa di turbamento e possibile strumento di vizi...)</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office:value-type="string" calcext:value-type="string">
            <text:p>Parzialmente</text:p>
          </table:table-cell>
        </table:table-row>
        <table:table-row table:style-name="ro2">
          <table:table-cell office:value-type="string" calcext:value-type="string">
            <text:p>2020/06/01 3:48:47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e suore si sottomettono alle regole della propria congregazione per libera scelta</text:p>
            <text:p>Le donne musulmane a volte sono obbligate a indossarlo per imposizione della famiglia o dei mariti </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6/01 10:47:22 PM EET</text:p>
          </table:table-cell>
          <table:table-cell office:value-type="string" calcext:value-type="string">
            <text:p>Femmina</text:p>
          </table:table-cell>
          <table:table-cell office:value-type="string" calcext:value-type="string">
            <text:p>30-49</text:p>
          </table:table-cell>
          <table:table-cell office:value-type="string" calcext:value-type="string">
            <text:p>Algeria</text:p>
          </table:table-cell>
          <table:table-cell office:value-type="string" calcext:value-type="string">
            <text:p>Arabo</text:p>
          </table:table-cell>
          <table:table-cell office:value-type="string" calcext:value-type="string">
            <text:p>Islam</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rché la donna nella religione islamica mette il velo solo quando si sente pronta con sé stessa, non lo fa perché obbligata da qualcun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6/01 10:50:09 PM EET</text:p>
          </table:table-cell>
          <table:table-cell office:value-type="string" calcext:value-type="string">
            <text:p>Maschio</text:p>
          </table:table-cell>
          <table:table-cell office:value-type="string" calcext:value-type="string">
            <text:p>18-29</text:p>
          </table:table-cell>
          <table:table-cell office:value-type="string" calcext:value-type="string">
            <text:p>Algeria</text:p>
          </table:table-cell>
          <table:table-cell office:value-type="string" calcext:value-type="string">
            <text:p>Arabo</text:p>
          </table:table-cell>
          <table:table-cell office:value-type="string" calcext:value-type="string">
            <text:p>Islam</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È una scelta personale che la donna fa bensì sia un obbligo religioso ma non una sorta di sottomissione dell' uomo</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Potrei averne sentito parlare, ma non so esattamente cosa siano</text:p>
          </table:table-cell>
          <table:table-cell/>
        </table:table-row>
        <table:table-row table:style-name="ro1">
          <table:table-cell office:value-type="string" calcext:value-type="string">
            <text:p>2020/06/02 9:24:19 AM EET</text:p>
          </table:table-cell>
          <table:table-cell office:value-type="string" calcext:value-type="string">
            <text:p>Maschio</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table:number-columns-repeated="2" office:value-type="string" calcext:value-type="string">
            <text:p>No</text:p>
          </table:table-cell>
          <table:table-cell office:value-type="string" calcext:value-type="string">
            <text:p>Non lo so</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1">
          <table:table-cell office:value-type="string" calcext:value-type="string">
            <text:p>2020/06/03 12:49:10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genere uman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La scelta di diventare suore cattoliche e di assumerne l'abito è fatta con piena libertà e consapevolezza. Così è oggi, ordinariamente. Riguardo alle donne musulmane: se in molti casi la scelta di indossare il velo è fatta con eguale libertà e consapevolezza (e in questo caso indossare il velo è un diritto, come dev'essere per ogni tradizione religiosa, riguardo ai propri costumi e simboli, nello spazio pubblico, quando siano rispettate libertà e dignità della persona) in alcuni casi il velo non è scelto ma imposto dal contesto familiare e/o sociale</text:p>
          </table:table-cell>
          <table:table-cell office:value-type="string" calcext:value-type="string">
            <text:p>Il corpo non può mai essere ridotto a mezzo o strumento: né quello femminile né quello maschile.</text:p>
          </table:table-cell>
          <table:table-cell office:value-type="string" calcext:value-type="string">
            <text:p>Non lo so</text:p>
          </table:table-cell>
          <table:table-cell office:value-type="string" calcext:value-type="string">
            <text:p>No</text:p>
          </table:table-cell>
          <table:table-cell/>
        </table:table-row>
        <table:table-row table:style-name="ro1">
          <table:table-cell office:value-type="string" calcext:value-type="string">
            <text:p>2020/06/03 1:04:05 P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Il velo della suora ha perduto la sua funzione di copertura dallo sguardo maschile</text:p>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6/04 8:45:56 AM EET</text:p>
          </table:table-cell>
          <table:table-cell office:value-type="string" calcext:value-type="string">
            <text:p>Femmina</text:p>
          </table:table-cell>
          <table:table-cell office:value-type="string" calcext:value-type="string">
            <text:p>30-4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Sì</text:p>
          </table:table-cell>
          <table:table-cell office:value-type="string" calcext:value-type="string">
            <text:p>No</text:p>
          </table:table-cell>
          <table:table-cell office:value-type="string" calcext:value-type="string">
            <text:p>Parzialmente</text:p>
          </table:table-cell>
        </table:table-row>
        <table:table-row table:style-name="ro2">
          <table:table-cell office:value-type="string" calcext:value-type="string">
            <text:p>2020/06/04 9:35:30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Suora: indossa il velo per identificarsi dalle donne in generale. Come il prete indossa la tunica.</text:p>
            <text:p>Mussulmana: indossa il velo per non essere guarda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2">
          <table:table-cell office:value-type="string" calcext:value-type="string">
            <text:p>2020/06/04 9:44:24 AM EET</text:p>
          </table:table-cell>
          <table:table-cell office:value-type="string" calcext:value-type="string">
            <text:p>Maschio</text:p>
          </table:table-cell>
          <table:table-cell office:value-type="string" calcext:value-type="string">
            <text:p>50-69</text:p>
          </table:table-cell>
          <table:table-cell office:value-type="string" calcext:value-type="string">
            <text:p>France</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office:value-type="string" calcext:value-type="string">
            <text:p>Penso che maggiore parte delle donne musulman che indossano il velo lo fanno in libera scelta come un gesto di rispetto legato alle loro credenze. Nello stesso modo per le soure.</text:p>
            <text:p>Penso che per una minorita delle donne musulmane ci sia anche un problema legato alla sottomisione di fronte a delle strutture culturale/tribale patriarcal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No</text:p>
          </table:table-cell>
          <table:table-cell/>
        </table:table-row>
        <table:table-row table:style-name="ro1">
          <table:table-cell office:value-type="string" calcext:value-type="string">
            <text:p>2020/06/05 10:01:13 AM EET</text:p>
          </table:table-cell>
          <table:table-cell office:value-type="string" calcext:value-type="string">
            <text:p>Femmina</text:p>
          </table:table-cell>
          <table:table-cell office:value-type="string" calcext:value-type="string">
            <text:p>30-49</text:p>
          </table:table-cell>
          <table:table-cell office:value-type="string" calcext:value-type="string">
            <text:p>Algeria</text:p>
          </table:table-cell>
          <table:table-cell office:value-type="string" calcext:value-type="string">
            <text:p>Arabo</text:p>
          </table:table-cell>
          <table:table-cell office:value-type="string" calcext:value-type="string">
            <text:p>Islam</text:p>
          </table:table-cell>
          <table:table-cell table:number-columns-repeated="2" office:value-type="string" calcext:value-type="string">
            <text:p>Sì</text:p>
          </table:table-cell>
          <table:table-cell office:value-type="string" calcext:value-type="string">
            <text:p>Non lo so</text:p>
          </table:table-cell>
          <table:table-cell office:value-type="string" calcext:value-type="string">
            <text:p>Dipende</text:p>
          </table:table-cell>
          <table:table-cell office:value-type="string" calcext:value-type="string">
            <text:p>Sì</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Potrei averne sentito parlare, ma non so esattamente cosa sia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6/05 2:36:37 PM EET</text:p>
          </table:table-cell>
          <table:table-cell office:value-type="string" calcext:value-type="string">
            <text:p>Maschio</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Non lo s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Non lo so</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4">
          <table:table-cell office:value-type="string" calcext:value-type="string">
            <text:p>2020/06/05 4:26:52 PM EET</text:p>
          </table:table-cell>
          <table:table-cell office:value-type="string" calcext:value-type="string">
            <text:p>Femmina</text:p>
          </table:table-cell>
          <table:table-cell office:value-type="string" calcext:value-type="string">
            <text:p>50-69</text:p>
          </table:table-cell>
          <table:table-cell office:value-type="string" calcext:value-type="string">
            <text:p>Syria</text:p>
          </table:table-cell>
          <table:table-cell office:value-type="string" calcext:value-type="string">
            <text:p>Arabo</text:p>
          </table:table-cell>
          <table:table-cell office:value-type="string" calcext:value-type="string">
            <text:p>Islam</text:p>
          </table:table-cell>
          <table:table-cell table:number-columns-repeated="2" office:value-type="string" calcext:value-type="string">
            <text:p>No</text:p>
          </table:table-cell>
          <table:table-cell office:value-type="string" calcext:value-type="string">
            <text:p>Penso che i concetti di genere e di disuguaglianza di genere siano universali e non dipendano dal Paese, dall'etnia, dalla storia, dalla cultura e dalle tradizioni della persona</text:p>
          </table:table-cell>
          <table:table-cell office:value-type="string" calcext:value-type="string">
            <text:p>No</text:p>
          </table:table-cell>
          <table:table-cell office:value-type="string" calcext:value-type="string">
            <text:p>Non lo so</text:p>
          </table:table-cell>
          <table:table-cell office:value-type="string" calcext:value-type="string">
            <text:p>Il velo è una convinzione religiosa per: </text:p>
            <text:p>1-preservare l'identità di una donna </text:p>
            <text:p>   musulmana,</text:p>
            <text:p>2- proteggerla dalle tentazioni terrene.</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 non vedo come possa essere possibile</text:p>
          </table:table-cell>
          <table:table-cell office:value-type="string" calcext:value-type="string">
            <text:p>No</text:p>
          </table:table-cell>
          <table:table-cell office:value-type="string" calcext:value-type="string">
            <text:p>Parzialmente sì, ma sento che alcuni dei problemi che devo affrontare a causa della mia etnia non sono presi in considerazione</text:p>
          </table:table-cell>
        </table:table-row>
        <table:table-row table:style-name="ro1">
          <table:table-cell office:value-type="string" calcext:value-type="string">
            <text:p>2020/06/06 8:51:46 P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Non sono religiosa/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Sì</text:p>
          </table:table-cell>
          <table:table-cell office:value-type="string" calcext:value-type="string">
            <text:p>Potrei averne sentito parlare, ma non so esattamente cosa siano</text:p>
          </table:table-cell>
          <table:table-cell office:value-type="string" calcext:value-type="string">
            <text:p>Sì, completamente</text:p>
          </table:table-cell>
        </table:table-row>
        <table:table-row table:style-name="ro1">
          <table:table-cell office:value-type="string" calcext:value-type="string">
            <text:p>2020/06/11 3:29:30 PM EET</text:p>
          </table:table-cell>
          <table:table-cell office:value-type="string" calcext:value-type="string">
            <text:p>Maschio</text:p>
          </table:table-cell>
          <table:table-cell office:value-type="string" calcext:value-type="string">
            <text:p>18-2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office:value-type="string" calcext:value-type="string">
            <text:p>No</text:p>
          </table:table-cell>
          <table:table-cell office:value-type="string" calcext:value-type="string">
            <text:p>Sì</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table:number-columns-repeated="2" office:value-type="string" calcext:value-type="string">
            <text:p>No</text:p>
          </table:table-cell>
          <table:table-cell/>
          <table:table-cell office:value-type="string" calcext:value-type="string">
            <text:p>Credo che abbiano il diritto di utilizzare il proprio corpo come mezzo di protesta ma che non possano giudicare il grado di femminismo di una donna basandosi su quanto questa si copre (o scopre)</text:p>
          </table:table-cell>
          <table:table-cell office:value-type="string" calcext:value-type="string">
            <text:p>No, non vedo come possa essere possibile</text:p>
          </table:table-cell>
          <table:table-cell office:value-type="string" calcext:value-type="string">
            <text:p>No</text:p>
          </table:table-cell>
          <table:table-cell/>
        </table:table-row>
        <table:table-row table:style-name="ro2">
          <table:table-cell office:value-type="string" calcext:value-type="string">
            <text:p>2020/06/16 7:11:36 AM EET</text:p>
          </table:table-cell>
          <table:table-cell office:value-type="string" calcext:value-type="string">
            <text:p>Femmina</text:p>
          </table:table-cell>
          <table:table-cell office:value-type="string" calcext:value-type="string">
            <text:p>50-69</text:p>
          </table:table-cell>
          <table:table-cell office:value-type="string" calcext:value-type="string">
            <text:p>Italy</text:p>
          </table:table-cell>
          <table:table-cell office:value-type="string" calcext:value-type="string">
            <text:p>Bianco</text:p>
          </table:table-cell>
          <table:table-cell office:value-type="string" calcext:value-type="string">
            <text:p>Cattolicesimo</text:p>
          </table:table-cell>
          <table:table-cell table:number-columns-repeated="2" office:value-type="string" calcext:value-type="string">
            <text:p>No</text:p>
          </table:table-cell>
          <table:table-cell office:value-type="string" calcext:value-type="string">
            <text:p>Penso che la concezione del genere e della disuguaglianza di genere cambi e assuma una forma diversa a seconda del Paese, dell'etnia, della storia, della cultura, delle tradizioni della persona</text:p>
          </table:table-cell>
          <table:table-cell office:value-type="string" calcext:value-type="string">
            <text:p>Dipende</text:p>
          </table:table-cell>
          <table:table-cell office:value-type="string" calcext:value-type="string">
            <text:p>No</text:p>
          </table:table-cell>
          <table:table-cell office:value-type="string" calcext:value-type="string">
            <text:p>Suora: indossa il velo per identificarsi dalle donne in generale. Come il prete indossa la tunica.</text:p>
            <text:p>Mussulmana: indossa il velo per non essere guardata.</text:p>
          </table:table-cell>
          <table:table-cell office:value-type="string" calcext:value-type="string">
            <text:p>Credo che usare la nudità sia un pessimo modo di esprimere la propria indipendenza in quanto non fa altro che incrementare la sessualizzazione e l' oggettificazione <text:s/>del <text:s/>corpo femminile</text:p>
          </table:table-cell>
          <table:table-cell office:value-type="string" calcext:value-type="string">
            <text:p>Non lo so</text:p>
          </table:table-cell>
          <table:table-cell office:value-type="string" calcext:value-type="string">
            <text:p>No</text:p>
          </table:table-cell>
          <table:table-cell office:value-type="string" calcext:value-type="string">
            <text:p>Parzialmente</text:p>
          </table:table-cell>
        </table:table-row>
        <table:table-row table:style-name="ro1">
          <table:table-cell office:value-type="string" calcext:value-type="string">
            <text:p>2020/05/23 8:46:59 P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 don’t have much contact with these women so I don’t know for sure how they feel personally about the veils that they wear, but I think that if the women don’t want to wear them then they don’t have to. They still have the choice to wear what they want to wear and to not wear what they don’t want to wear. Yes, there may be consequences if some of these women don’t wear these veils, but I believe if they really don’t want to then they wouldn’t as a sign of protest. So I don’t believe that they are a symbol of submiss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3 9:38:17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Yes</text:p>
          </table:table-cell>
          <table:table-cell office:value-type="string" calcext:value-type="string">
            <text:p>It depends on the choice behind the decision of using the veil</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3 9:38:38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t depends on whether they have chosen it or if their environment /family have</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3 9:38:39 PM EET</text:p>
          </table:table-cell>
          <table:table-cell office:value-type="string" calcext:value-type="string">
            <text:p>Male</text:p>
          </table:table-cell>
          <table:table-cell office:value-type="string" calcext:value-type="string">
            <text:p>18-29</text:p>
          </table:table-cell>
          <table:table-cell office:value-type="string" calcext:value-type="string">
            <text:p>Ukraine</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 don't know</text:p>
          </table:table-cell>
          <table:table-cell office:value-type="string" calcext:value-type="string">
            <text:p>Snoopdogg</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3 9:39:26 PM EET</text:p>
          </table:table-cell>
          <table:table-cell office:value-type="string" calcext:value-type="string">
            <text:p>Male</text:p>
          </table:table-cell>
          <table:table-cell office:value-type="string" calcext:value-type="string">
            <text:p>18-29</text:p>
          </table:table-cell>
          <table:table-cell office:value-type="string" calcext:value-type="string">
            <text:p>Jordan</text:p>
          </table:table-cell>
          <table:table-cell office:value-type="string" calcext:value-type="string">
            <text:p>Arab</text:p>
          </table:table-cell>
          <table:table-cell office:value-type="string" calcext:value-type="string">
            <text:p>Muslim</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I don't know</text:p>
          </table:table-cell>
          <table:table-cell office:value-type="string" calcext:value-type="string">
            <text:p>I am muslim and my answer was that it depends because some people in my culture force their women to put it while others leave it to them.</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table:table-row>
        <table:table-row table:style-name="ro1">
          <table:table-cell office:value-type="string" calcext:value-type="string">
            <text:p>2020/05/23 9:41:46 PM EET</text:p>
          </table:table-cell>
          <table:table-cell office:value-type="string" calcext:value-type="string">
            <text:p>Male</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 think that in both cases, to preserve yourself for a man or a deity, hinders anyone's capability of free independent development as humans, and enslaves people to religious ideas that take power away from them</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3 9:44:46 P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Some societies/religions have standards for what a person should wear. An individual may be overtly forced to wear religious garb or may willingly choose to wear religious garb. The willingness may be motivated by external influences, rather than isolated, internal influences.</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3 9:45:24 PM EET</text:p>
          </table:table-cell>
          <table:table-cell office:value-type="string" calcext:value-type="string">
            <text:p>Male</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n both cases, men want to hide women from the public </text:p>
          </table:table-cell>
          <table:table-cell office:value-type="string" calcext:value-type="string">
            <text:p>I don't know</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5/23 9:49:13 PM EET</text:p>
          </table:table-cell>
          <table:table-cell office:value-type="string" calcext:value-type="string">
            <text:p>Female</text:p>
          </table:table-cell>
          <table:table-cell office:value-type="string" calcext:value-type="string">
            <text:p>18-29</text:p>
          </table:table-cell>
          <table:table-cell office:value-type="string" calcext:value-type="string">
            <text:p>Turkey</text:p>
          </table:table-cell>
          <table:table-cell office:value-type="string" calcext:value-type="string">
            <text:p>White</text:p>
          </table:table-cell>
          <table:table-cell office:value-type="string" calcext:value-type="string">
            <text:p>Muslim</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3 9:57:41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orthodox</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3 9:57:44 PM EET</text:p>
          </table:table-cell>
          <table:table-cell office:value-type="string" calcext:value-type="string">
            <text:p>Female</text:p>
          </table:table-cell>
          <table:table-cell office:value-type="string" calcext:value-type="string">
            <text:p>18-29</text:p>
          </table:table-cell>
          <table:table-cell office:value-type="string" calcext:value-type="string">
            <text:p>Macedonia</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don't know</text:p>
          </table:table-cell>
          <table:table-cell office:value-type="string" calcext:value-type="string">
            <text:p>No</text:p>
          </table:table-cell>
          <table:table-cell office:value-type="string" calcext:value-type="string">
            <text:p>Yes</text:p>
          </table:table-cell>
          <table:table-cell office:value-type="string" calcext:value-type="string">
            <text:p>Long anwser</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3 9:58:43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The veil is a symbol of submission only if she's forced and nouns decides to wear veil when they decide to take religious votes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3 10:00:41 PM EET</text:p>
          </table:table-cell>
          <table:table-cell office:value-type="string" calcext:value-type="string">
            <text:p>Female</text:p>
          </table:table-cell>
          <table:table-cell office:value-type="string" calcext:value-type="string">
            <text:p>18-29</text:p>
          </table:table-cell>
          <table:table-cell office:value-type="string" calcext:value-type="string">
            <text:p>Moldova</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number-columns-repeated="2"/>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3 10:02:46 PM EET</text:p>
          </table:table-cell>
          <table:table-cell office:value-type="string" calcext:value-type="string">
            <text:p>Female</text:p>
          </table:table-cell>
          <table:table-cell office:value-type="string" calcext:value-type="string">
            <text:p>18-29</text:p>
          </table:table-cell>
          <table:table-cell office:value-type="string" calcext:value-type="string">
            <text:p>Greece</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 don't know</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3 10:04:53 PM EET</text:p>
          </table:table-cell>
          <table:table-cell office:value-type="string" calcext:value-type="string">
            <text:p>Male</text:p>
          </table:table-cell>
          <table:table-cell office:value-type="string" calcext:value-type="string">
            <text:p>30-4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don't know</text:p>
          </table:table-cell>
          <table:table-cell table:number-columns-repeated="2" office:value-type="string" calcext:value-type="string">
            <text:p>It depends</text:p>
          </table:table-cell>
          <table:table-cell office:value-type="string" calcext:value-type="string">
            <text:p>it depends if the veil is forced to be worn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table:number-columns-repeated="2" office:value-type="string" calcext:value-type="string">
            <text:p>No</text:p>
          </table:table-cell>
        </table:table-row>
        <table:table-row table:style-name="ro1">
          <table:table-cell office:value-type="string" calcext:value-type="string">
            <text:p>2020/05/23 10:05:13 PM EET</text:p>
          </table:table-cell>
          <table:table-cell office:value-type="string" calcext:value-type="string">
            <text:p>Male</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office:value-type="string" calcext:value-type="string">
            <text:p>It’s an exclusion of the involved party (i.e. women) in the discussion; it is an imposition by the relig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3 10:07:03 PM EET</text:p>
          </table:table-cell>
          <table:table-cell office:value-type="string" calcext:value-type="string">
            <text:p>Female</text:p>
          </table:table-cell>
          <table:table-cell office:value-type="string" calcext:value-type="string">
            <text:p>30-49</text:p>
          </table:table-cell>
          <table:table-cell office:value-type="string" calcext:value-type="string">
            <text:p>Colombia</text:p>
          </table:table-cell>
          <table:table-cell office:value-type="string" calcext:value-type="string">
            <text:p>Latino</text:p>
          </table:table-cell>
          <table:table-cell office:value-type="string" calcext:value-type="string">
            <text:p>Greek Orthodox </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The Muslim were them because the veil has been used as a way of curbing male sexual desire. and Catholic nuns it as a way demonstrating their submission to God.</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table:number-columns-repeated="2" office:value-type="string" calcext:value-type="string">
            <text:p>No</text:p>
          </table:table-cell>
        </table:table-row>
        <table:table-row table:style-name="ro1">
          <table:table-cell office:value-type="string" calcext:value-type="string">
            <text:p>2020/05/23 10:08:24 PM EET</text:p>
          </table:table-cell>
          <table:table-cell office:value-type="string" calcext:value-type="string">
            <text:p>Female</text:p>
          </table:table-cell>
          <table:table-cell office:value-type="string" calcext:value-type="string">
            <text:p>18-29</text:p>
          </table:table-cell>
          <table:table-cell office:value-type="string" calcext:value-type="string">
            <text:p>Turkey</text:p>
          </table:table-cell>
          <table:table-cell office:value-type="string" calcext:value-type="string">
            <text:p>White</text:p>
          </table:table-cell>
          <table:table-cell office:value-type="string" calcext:value-type="string">
            <text:p>Not religious</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5">
          <table:table-cell office:value-type="string" calcext:value-type="string">
            <text:p>2020/05/23 10:09:33 PM EET</text:p>
          </table:table-cell>
          <table:table-cell office:value-type="string" calcext:value-type="string">
            <text:p>Female</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Roman Catholic</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En la primera depende desde la perspectiva en que se vea. No soy de esa religión y no conozco a nadie de ella  pero es entender si ellas lo consideran sumisión.</text:p>
            <text:p/>
            <text:p>En la segunda, he tenido la oportunidad de hablar con religiosas y ellas no lo sienten como un tipo de sumisión. </text:p>
            <text:p/>
            <text:p>Depende de cómo lo tomen ellas. No se puede juzgar desde otra cultura.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table:number-columns-repeated="2" office:value-type="string" calcext:value-type="string">
            <text:p>No</text:p>
          </table:table-cell>
        </table:table-row>
        <table:table-row table:style-name="ro1">
          <table:table-cell office:value-type="string" calcext:value-type="string">
            <text:p>2020/05/23 10:12:14 P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Latino</text:p>
          </table:table-cell>
          <table:table-cell office:value-type="string" calcext:value-type="string">
            <text:p>Not religious</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3 10:13:05 PM EET</text:p>
          </table:table-cell>
          <table:table-cell office:value-type="string" calcext:value-type="string">
            <text:p>Male</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Because they are wearing a Hijab as part of their culture and identity and it's their decision to do so</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Yes, I know exactly what they are</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3 10:14:25 PM EET</text:p>
          </table:table-cell>
          <table:table-cell office:value-type="string" calcext:value-type="string">
            <text:p>Male</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office:value-type="string" calcext:value-type="string">
            <text:p>because i think they wear the veil for religion reasons, symbolism they beliefs and cultures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3 10:22:21 PM EET</text:p>
          </table:table-cell>
          <table:table-cell office:value-type="string" calcext:value-type="string">
            <text:p>Male</text:p>
          </table:table-cell>
          <table:table-cell office:value-type="string" calcext:value-type="string">
            <text:p>18-29</text:p>
          </table:table-cell>
          <table:table-cell office:value-type="string" calcext:value-type="string">
            <text:p>Canada</text:p>
          </table:table-cell>
          <table:table-cell office:value-type="string" calcext:value-type="string">
            <text:p>Asian</text:p>
          </table:table-cell>
          <table:table-cell office:value-type="string" calcext:value-type="string">
            <text:p>Roman Catholic</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t depends upon female agency, as it stands it's often due to oppression, but it doesn't mean it'll always be that way</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No</text:p>
          </table:table-cell>
        </table:table-row>
        <table:table-row table:style-name="ro2">
          <table:table-cell office:value-type="string" calcext:value-type="string">
            <text:p>2020/05/23 10:23:01 PM EET</text:p>
          </table:table-cell>
          <table:table-cell office:value-type="string" calcext:value-type="string">
            <text:p>Female</text:p>
          </table:table-cell>
          <table:table-cell office:value-type="string" calcext:value-type="string">
            <text:p>30-49</text:p>
          </table:table-cell>
          <table:table-cell office:value-type="string" calcext:value-type="string">
            <text:p>Colombia</text:p>
          </table:table-cell>
          <table:table-cell office:value-type="string" calcext:value-type="string">
            <text:p>Latino</text:p>
          </table:table-cell>
          <table:table-cell office:value-type="string" calcext:value-type="string">
            <text:p>Roman Catholic</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office:value-type="string" calcext:value-type="string">
            <text:p/>
            <text:p>Everyone has their rights to do, think or believe in wherever they wanted to. I don't think anyone can be judge for what they believe or act according to their religion. Religion for me is a personal choice  and it’s determined by your cultural environment. So the best way to assume that, it is doing what you think is right without judging others and accepting others as they are or what they wanted to be. Be and let it be!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table:number-columns-repeated="2" office:value-type="string" calcext:value-type="string">
            <text:p>No</text:p>
          </table:table-cell>
        </table:table-row>
        <table:table-row table:style-name="ro1">
          <table:table-cell office:value-type="string" calcext:value-type="string">
            <text:p>2020/05/23 10:27:33 PM EET</text:p>
          </table:table-cell>
          <table:table-cell office:value-type="string" calcext:value-type="string">
            <text:p>Male</text:p>
          </table:table-cell>
          <table:table-cell office:value-type="string" calcext:value-type="string">
            <text:p>30-49</text:p>
          </table:table-cell>
          <table:table-cell office:value-type="string" calcext:value-type="string">
            <text:p>Afghanistan</text:p>
          </table:table-cell>
          <table:table-cell table:number-columns-repeated="2" office:value-type="string" calcext:value-type="string">
            <text:p>Prefer not to say</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They are just good modest women, they are not sluts dressing in hooker clothes</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Yes, I know exactly what they are</text:p>
          </table:table-cell>
          <table:table-cell/>
        </table:table-row>
        <table:table-row table:style-name="ro1">
          <table:table-cell office:value-type="string" calcext:value-type="string">
            <text:p>2020/05/23 10:32:55 PM EET</text:p>
          </table:table-cell>
          <table:table-cell office:value-type="string" calcext:value-type="string">
            <text:p>Female</text:p>
          </table:table-cell>
          <table:table-cell office:value-type="string" calcext:value-type="string">
            <text:p>18-29</text:p>
          </table:table-cell>
          <table:table-cell office:value-type="string" calcext:value-type="string">
            <text:p>Slovakia</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3 10:37:23 PM EET</text:p>
          </table:table-cell>
          <table:table-cell office:value-type="string" calcext:value-type="string">
            <text:p>Female</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Christian (Protestant)</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The submission of a culture depends on its beliefs and customs. The culture that has its own customs wouldn’t think that those requirements are submission, however, from the perspective of another culture it might be submission . <text:s/></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3 10:38:19 PM EET</text:p>
          </table:table-cell>
          <table:table-cell office:value-type="string" calcext:value-type="string">
            <text:p>Male</text:p>
          </table:table-cell>
          <table:table-cell office:value-type="string" calcext:value-type="string">
            <text:p>18-29</text:p>
          </table:table-cell>
          <table:table-cell office:value-type="string" calcext:value-type="string">
            <text:p>Morocco</text:p>
          </table:table-cell>
          <table:table-cell office:value-type="string" calcext:value-type="string">
            <text:p>Arab</text:p>
          </table:table-cell>
          <table:table-cell office:value-type="string" calcext:value-type="string">
            <text:p>Muslim</text:p>
          </table:table-cell>
          <table:table-cell office:value-type="string" calcext:value-type="string">
            <text:p>I don't know</text:p>
          </table:table-cell>
          <table:table-cell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office:value-type="string" calcext:value-type="string">
            <text:p>Depends on their take on their religion, if its symbolic for the sacrifices chosen to please a certain Deity of their religion, then they have chosen that path willingly, but if you view it as a way of controlling the liberty of these women then its oppression.</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Yes, I know exactly what they are</text:p>
          </table:table-cell>
          <table:table-cell/>
        </table:table-row>
        <table:table-row table:style-name="ro1">
          <table:table-cell office:value-type="string" calcext:value-type="string">
            <text:p>2020/05/23 10:39:39 PM EET</text:p>
          </table:table-cell>
          <table:table-cell office:value-type="string" calcext:value-type="string">
            <text:p>Male</text:p>
          </table:table-cell>
          <table:table-cell office:value-type="string" calcext:value-type="string">
            <text:p>18-29</text:p>
          </table:table-cell>
          <table:table-cell office:value-type="string" calcext:value-type="string">
            <text:p>Jordan</text:p>
          </table:table-cell>
          <table:table-cell office:value-type="string" calcext:value-type="string">
            <text:p>Arab</text:p>
          </table:table-cell>
          <table:table-cell office:value-type="string" calcext:value-type="string">
            <text:p>Muslim</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t actually depends on the level of following the religion instructions and level of it</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table:number-columns-repeated="2" office:value-type="string" calcext:value-type="string">
            <text:p>No</text:p>
          </table:table-cell>
        </table:table-row>
        <table:table-row table:style-name="ro1">
          <table:table-cell office:value-type="string" calcext:value-type="string">
            <text:p>2020/05/23 10:40:07 PM EET</text:p>
          </table:table-cell>
          <table:table-cell office:value-type="string" calcext:value-type="string">
            <text:p>Female</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ts about their beliefs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3 10:41:11 PM EET</text:p>
          </table:table-cell>
          <table:table-cell office:value-type="string" calcext:value-type="string">
            <text:p>Female</text:p>
          </table:table-cell>
          <table:table-cell office:value-type="string" calcext:value-type="string">
            <text:p>18-29</text:p>
          </table:table-cell>
          <table:table-cell office:value-type="string" calcext:value-type="string">
            <text:p>Germany</text:p>
          </table:table-cell>
          <table:table-cell office:value-type="string" calcext:value-type="string">
            <text:p>Black</text:p>
          </table:table-cell>
          <table:table-cell office:value-type="string" calcext:value-type="string">
            <text:p>Roman Catholic</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 think both CAN be used/seen as symbols of submission, but dont necessarily. Depends on the womans decis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3 10:45:41 PM EET</text:p>
          </table:table-cell>
          <table:table-cell office:value-type="string" calcext:value-type="string">
            <text:p>Male</text:p>
          </table:table-cell>
          <table:table-cell office:value-type="string" calcext:value-type="string">
            <text:p>30-49</text:p>
          </table:table-cell>
          <table:table-cell office:value-type="string" calcext:value-type="string">
            <text:p>Germany</text:p>
          </table:table-cell>
          <table:table-cell office:value-type="string" calcext:value-type="string">
            <text:p>White</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don't know</text:p>
          </table:table-cell>
          <table:table-cell table:number-columns-repeated="2" office:value-type="string" calcext:value-type="string">
            <text:p>Yes</text:p>
          </table:table-cell>
          <table:table-cell/>
          <table:table-cell office:value-type="string" calcext:value-type="string">
            <text:p>I don't know</text:p>
          </table:table-cell>
          <table:table-cell office:value-type="string" calcext:value-type="string">
            <text:p>No, I don't see how this could happen</text:p>
          </table:table-cell>
          <table:table-cell table:number-columns-repeated="2" office:value-type="string" calcext:value-type="string">
            <text:p>No</text:p>
          </table:table-cell>
        </table:table-row>
        <table:table-row table:style-name="ro1">
          <table:table-cell office:value-type="string" calcext:value-type="string">
            <text:p>2020/05/23 10:46:37 PM EET</text:p>
          </table:table-cell>
          <table:table-cell office:value-type="string" calcext:value-type="string">
            <text:p>Female</text:p>
          </table:table-cell>
          <table:table-cell office:value-type="string" calcext:value-type="string">
            <text:p>18-29</text:p>
          </table:table-cell>
          <table:table-cell office:value-type="string" calcext:value-type="string">
            <text:p>Colombia</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No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table:number-columns-repeated="2" office:value-type="string" calcext:value-type="string">
            <text:p>No</text:p>
          </table:table-cell>
        </table:table-row>
        <table:table-row table:style-name="ro1">
          <table:table-cell office:value-type="string" calcext:value-type="string">
            <text:p>2020/05/23 10:50:12 PM EET</text:p>
          </table:table-cell>
          <table:table-cell office:value-type="string" calcext:value-type="string">
            <text:p>Male</text:p>
          </table:table-cell>
          <table:table-cell office:value-type="string" calcext:value-type="string">
            <text:p>18-29</text:p>
          </table:table-cell>
          <table:table-cell office:value-type="string" calcext:value-type="string">
            <text:p>China</text:p>
          </table:table-cell>
          <table:table-cell office:value-type="string" calcext:value-type="string">
            <text:p>Asian</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know some Muslim cover their head because they also have different religions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3 10:53:29 PM EET</text:p>
          </table:table-cell>
          <table:table-cell office:value-type="string" calcext:value-type="string">
            <text:p>Male</text:p>
          </table:table-cell>
          <table:table-cell office:value-type="string" calcext:value-type="string">
            <text:p>18-29</text:p>
          </table:table-cell>
          <table:table-cell office:value-type="string" calcext:value-type="string">
            <text:p>Turkey</text:p>
          </table:table-cell>
          <table:table-cell office:value-type="string" calcext:value-type="string">
            <text:p>White</text:p>
          </table:table-cell>
          <table:table-cell office:value-type="string" calcext:value-type="string">
            <text:p>Muslim</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office:value-type="string" calcext:value-type="string">
            <text:p>How to live the religion</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3 10:55:24 PM EET</text:p>
          </table:table-cell>
          <table:table-cell office:value-type="string" calcext:value-type="string">
            <text:p>Male</text:p>
          </table:table-cell>
          <table:table-cell office:value-type="string" calcext:value-type="string">
            <text:p>18-29</text:p>
          </table:table-cell>
          <table:table-cell office:value-type="string" calcext:value-type="string">
            <text:p>Finland</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office:value-type="string" calcext:value-type="string">
            <text:p>Everybody is free to get their own voice through. If the surroundings make you scared to do that, then do what you must but if you are free to break from the mold, then do it. Just listen to your heart, it's the only truth.</text:p>
          </table:table-cell>
          <table:table-cell office:value-type="string" calcext:value-type="string">
            <text:p>I don't know</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3 11:00:18 PM EET</text:p>
          </table:table-cell>
          <table:table-cell office:value-type="string" calcext:value-type="string">
            <text:p>Prefer not to say</text:p>
          </table:table-cell>
          <table:table-cell office:value-type="string" calcext:value-type="string">
            <text:p>18-29</text:p>
          </table:table-cell>
          <table:table-cell office:value-type="string" calcext:value-type="string">
            <text:p>Russia</text:p>
          </table:table-cell>
          <table:table-cell office:value-type="string" calcext:value-type="string">
            <text:p>Prefer not to say</text:p>
          </table:table-cell>
          <table:table-cell office:value-type="string" calcext:value-type="string">
            <text:p>Jewish</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Yes, I know exactly what they are</text:p>
          </table:table-cell>
          <table:table-cell/>
        </table:table-row>
        <table:table-row table:style-name="ro1">
          <table:table-cell office:value-type="string" calcext:value-type="string">
            <text:p>2020/05/23 11:02:44 PM EET</text:p>
          </table:table-cell>
          <table:table-cell office:value-type="string" calcext:value-type="string">
            <text:p>Female</text:p>
          </table:table-cell>
          <table:table-cell office:value-type="string" calcext:value-type="string">
            <text:p>30-49</text:p>
          </table:table-cell>
          <table:table-cell office:value-type="string" calcext:value-type="string">
            <text:p>Colombia</text:p>
          </table:table-cell>
          <table:table-cell office:value-type="string" calcext:value-type="string">
            <text:p>Latino</text:p>
          </table:table-cell>
          <table:table-cell office:value-type="string" calcext:value-type="string">
            <text:p>Roman Catholic</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office:value-type="string" calcext:value-type="string">
            <text:p>Creo que cada persona usa algo de acuerdo a sus propias convicciones, si para una musulmana es digno usar su hi jab, burka u otra prenda estará bien, mientras no lo haga por obligación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table:number-columns-repeated="2" office:value-type="string" calcext:value-type="string">
            <text:p>No</text:p>
          </table:table-cell>
        </table:table-row>
        <table:table-row table:style-name="ro1">
          <table:table-cell office:value-type="string" calcext:value-type="string">
            <text:p>2020/05/23 11:03:47 PM EET</text:p>
          </table:table-cell>
          <table:table-cell office:value-type="string" calcext:value-type="string">
            <text:p>Female</text:p>
          </table:table-cell>
          <table:table-cell office:value-type="string" calcext:value-type="string">
            <text:p>18-29</text:p>
          </table:table-cell>
          <table:table-cell office:value-type="string" calcext:value-type="string">
            <text:p>Colombia</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No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table:number-columns-repeated="2" office:value-type="string" calcext:value-type="string">
            <text:p>No</text:p>
          </table:table-cell>
        </table:table-row>
        <table:table-row table:style-name="ro1">
          <table:table-cell office:value-type="string" calcext:value-type="string">
            <text:p>2020/05/23 11:04:38 PM EET</text:p>
          </table:table-cell>
          <table:table-cell office:value-type="string" calcext:value-type="string">
            <text:p>Female</text:p>
          </table:table-cell>
          <table:table-cell office:value-type="string" calcext:value-type="string">
            <text:p>18-29</text:p>
          </table:table-cell>
          <table:table-cell office:value-type="string" calcext:value-type="string">
            <text:p>Turkey</text:p>
          </table:table-cell>
          <table:table-cell office:value-type="string" calcext:value-type="string">
            <text:p>White</text:p>
          </table:table-cell>
          <table:table-cell office:value-type="string" calcext:value-type="string">
            <text:p>Muslim</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t depends on the point of view in both religions. There’s not one single perspective</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3 11:08:22 PM EET</text:p>
          </table:table-cell>
          <table:table-cell office:value-type="string" calcext:value-type="string">
            <text:p>Female</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I consider that in some religions, the veil is an imposition but I do not have the arguments to establish that is because of submiss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3 11:12:16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Per la religione islamica portare il velo non è obbligatorio ma una scelta. Tutte le donne islamiche che ho conosciuto lo portavano con estremo orgoglio. Tuttavia probabilmente in alcuni Paesi questa scelta è più forzata (es Arabia Saudita). Penso che in questo caso questo "obbligo" sia dovuto più dalla società piuttosto che dalla religione in sé. Per quanto riguarda le suore, anche loro scelgono di portarlo nel momento in cui prendono i voti, ma credo che sia un segno di devozione piuttosto che di sottomissione.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3 11:14:11 PM EET</text:p>
          </table:table-cell>
          <table:table-cell office:value-type="string" calcext:value-type="string">
            <text:p>Female</text:p>
          </table:table-cell>
          <table:table-cell office:value-type="string" calcext:value-type="string">
            <text:p>18-29</text:p>
          </table:table-cell>
          <table:table-cell office:value-type="string" calcext:value-type="string">
            <text:p>Turkey</text:p>
          </table:table-cell>
          <table:table-cell office:value-type="string" calcext:value-type="string">
            <text:p>White</text:p>
          </table:table-cell>
          <table:table-cell office:value-type="string" calcext:value-type="string">
            <text:p>Muslim</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3 11:28:29 PM EET</text:p>
          </table:table-cell>
          <table:table-cell office:value-type="string" calcext:value-type="string">
            <text:p>Male</text:p>
          </table:table-cell>
          <table:table-cell office:value-type="string" calcext:value-type="string">
            <text:p>18-29</text:p>
          </table:table-cell>
          <table:table-cell office:value-type="string" calcext:value-type="string">
            <text:p>Ukraine</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5/23 11:29:49 PM EET</text:p>
          </table:table-cell>
          <table:table-cell office:value-type="string" calcext:value-type="string">
            <text:p>Male</text:p>
          </table:table-cell>
          <table:table-cell office:value-type="string" calcext:value-type="string">
            <text:p>18-29</text:p>
          </table:table-cell>
          <table:table-cell office:value-type="string" calcext:value-type="string">
            <text:p>Jordan</text:p>
          </table:table-cell>
          <table:table-cell office:value-type="string" calcext:value-type="string">
            <text:p>Arab</text:p>
          </table:table-cell>
          <table:table-cell office:value-type="string" calcext:value-type="string">
            <text:p>Muslim</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office:value-type="string" calcext:value-type="string">
            <text:p>it's only a relguis thing</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3 11:37:22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orthodox</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 think that is tradition. It is possible that I do not have enough information regarding the subject.</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3 11:44:46 PM EET</text:p>
          </table:table-cell>
          <table:table-cell office:value-type="string" calcext:value-type="string">
            <text:p>Female</text:p>
          </table:table-cell>
          <table:table-cell office:value-type="string" calcext:value-type="string">
            <text:p>18-29</text:p>
          </table:table-cell>
          <table:table-cell office:value-type="string" calcext:value-type="string">
            <text:p>Cyprus</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n some countries and religions women are forced to wear certain type of clothing whether they are willing or not. Their opinion is not being valued in this concept. In my opinion, whether or not a woman is submitting or doing willingly depends on the person. Some women are willing to apply the rules due to their values and religion. On the other hand, some women are forced to submit. This topic is open to discussion; although i believe that whether or not a woman is willing to wear a veil or not, it is a symbol of submission due to having no choice in majority cases. Hence, I believe women are forced to submit in general.</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4 12:12:16 A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Asian</text:p>
          </table:table-cell>
          <table:table-cell office:value-type="string" calcext:value-type="string">
            <text:p>Roman Catholic</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 don't know</text:p>
          </table:table-cell>
          <table:table-cell office:value-type="string" calcext:value-type="string">
            <text:p>Never was taught that veils are a symbol of submission. Either in school or at home</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4 12:44:18 AM EET</text:p>
          </table:table-cell>
          <table:table-cell office:value-type="string" calcext:value-type="string">
            <text:p>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 don't know</text:p>
          </table:table-cell>
          <table:table-cell office:value-type="string" calcext:value-type="string">
            <text:p>Yes</text:p>
          </table:table-cell>
          <table:table-cell office:value-type="string" calcext:value-type="string">
            <text:p>I do not know much re the Muslim faith. The Catholic nuns, as far as I know, are not forced to wear certain clothes, it is part of their belief system.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4 12:45:05 AM EET</text:p>
          </table:table-cell>
          <table:table-cell office:value-type="string" calcext:value-type="string">
            <text:p>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No</text:p>
          </table:table-cell>
          <table:table-cell office:value-type="string" calcext:value-type="string">
            <text:p>Within Islam the Hijab is a necessity for all women to hide themselves and "not tempt" men. My belief is that this was a concept created by men to keep control of women. In Christianity nuns wear veils for a similar reason, however for nuns this has a much more spiritual meaning, it is their religious attire which conveys to others that this person has devoted themself to God, it is the same case for men. Thus in Islam the Hijab is a tool for control and oppression of women, whereas in Christianity the veil is a sort of signal to others that the nun or the priest have devoted their body and soul in service of God</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table:table-row>
        <table:table-row table:style-name="ro1">
          <table:table-cell office:value-type="string" calcext:value-type="string">
            <text:p>2020/05/24 12:54:18 AM EET</text:p>
          </table:table-cell>
          <table:table-cell office:value-type="string" calcext:value-type="string">
            <text:p>Male</text:p>
          </table:table-cell>
          <table:table-cell office:value-type="string" calcext:value-type="string">
            <text:p>18-29</text:p>
          </table:table-cell>
          <table:table-cell office:value-type="string" calcext:value-type="string">
            <text:p>Morocco</text:p>
          </table:table-cell>
          <table:table-cell office:value-type="string" calcext:value-type="string">
            <text:p>Arab</text:p>
          </table:table-cell>
          <table:table-cell office:value-type="string" calcext:value-type="string">
            <text:p>Prefer not to say</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a big percentage of women who wear that do it with their own choice</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No</text:p>
          </table:table-cell>
          <table:table-cell/>
        </table:table-row>
        <table:table-row table:style-name="ro1">
          <table:table-cell office:value-type="string" calcext:value-type="string">
            <text:p>2020/05/24 1:00:39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Both are methods used to CONTROL women. If men AND women both wore veils and could both become nuns THEN that would be fair. But men want women to submit to them so they put those stipulations in place for control. Powerful women threaten insecure men.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4 1:02:43 AM EET</text:p>
          </table:table-cell>
          <table:table-cell office:value-type="string" calcext:value-type="string">
            <text:p>Female</text:p>
          </table:table-cell>
          <table:table-cell office:value-type="string" calcext:value-type="string">
            <text:p>18-29</text:p>
          </table:table-cell>
          <table:table-cell office:value-type="string" calcext:value-type="string">
            <text:p>Turkey</text:p>
          </table:table-cell>
          <table:table-cell office:value-type="string" calcext:value-type="string">
            <text:p>White</text:p>
          </table:table-cell>
          <table:table-cell office:value-type="string" calcext:value-type="string">
            <text:p>Not religious</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1:04:26 AM EET</text:p>
          </table:table-cell>
          <table:table-cell office:value-type="string" calcext:value-type="string">
            <text:p>Male</text:p>
          </table:table-cell>
          <table:table-cell office:value-type="string" calcext:value-type="string">
            <text:p>70-8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We all submit to things that our culture asks us to do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4 1:24:21 AM EET</text:p>
          </table:table-cell>
          <table:table-cell office:value-type="string" calcext:value-type="string">
            <text:p>Male</text:p>
          </table:table-cell>
          <table:table-cell office:value-type="string" calcext:value-type="string">
            <text:p>30-4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think it is submission to their religion but it may be by choice or may be forced upon them. Some women also wear the covering as an act of protest against norms that they dint believe in.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4 1:29:06 AM EET</text:p>
          </table:table-cell>
          <table:table-cell office:value-type="string" calcext:value-type="string">
            <text:p>Fe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Roman Catholic</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They are cultural and traditional.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2:16:16 AM EET</text:p>
          </table:table-cell>
          <table:table-cell office:value-type="string" calcext:value-type="string">
            <text:p>Fe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Roman Catholic</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They are cultural and traditional.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2:35:16 AM EET</text:p>
          </table:table-cell>
          <table:table-cell office:value-type="string" calcext:value-type="string">
            <text:p>Male</text:p>
          </table:table-cell>
          <table:table-cell office:value-type="string" calcext:value-type="string">
            <text:p>30-4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Yes</text:p>
          </table:table-cell>
          <table:table-cell office:value-type="string" calcext:value-type="string">
            <text:p>In the first, some Muslim women are forced to wear it and others choose. So it really depends on the definition/connotation of submission. Is it forced or willingly chosen because of their faith. In the second, I feel most of not all are willingly worn as in my experience there is more freedom in a catholic faith than Muslim.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table:table-row>
        <table:table-row table:style-name="ro1">
          <table:table-cell office:value-type="string" calcext:value-type="string">
            <text:p>2020/05/24 4:01:35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N/A</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4:18:38 AM EET</text:p>
          </table:table-cell>
          <table:table-cell office:value-type="string" calcext:value-type="string">
            <text:p>Fe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Roman Catholic</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Yes</text:p>
          </table:table-cell>
          <table:table-cell office:value-type="string" calcext:value-type="string">
            <text:p>No</text:p>
          </table:table-cell>
          <table:table-cell office:value-type="string" calcext:value-type="string">
            <text:p>Muslim women don’t choose to wear it. Nuns have a choice</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No</text:p>
          </table:table-cell>
          <table:table-cell office:value-type="string" calcext:value-type="string">
            <text:p>Yes, completely</text:p>
          </table:table-cell>
        </table:table-row>
        <table:table-row table:style-name="ro1">
          <table:table-cell office:value-type="string" calcext:value-type="string">
            <text:p>2020/05/24 6:19:57 AM EET</text:p>
          </table:table-cell>
          <table:table-cell office:value-type="string" calcext:value-type="string">
            <text:p>Female</text:p>
          </table:table-cell>
          <table:table-cell office:value-type="string" calcext:value-type="string">
            <text:p>18-29</text:p>
          </table:table-cell>
          <table:table-cell office:value-type="string" calcext:value-type="string">
            <text:p>Russia</text:p>
          </table:table-cell>
          <table:table-cell office:value-type="string" calcext:value-type="string">
            <text:p>White</text:p>
          </table:table-cell>
          <table:table-cell office:value-type="string" calcext:value-type="string">
            <text:p>Not religious</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No</text:p>
          </table:table-cell>
          <table:table-cell office:value-type="string" calcext:value-type="string">
            <text:p>Because all Muslim women should wear this veil, but not all of the Catholic women. If u want - u wear, but u don't have to, freedom of the choice</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7:28:28 AM EET</text:p>
          </table:table-cell>
          <table:table-cell office:value-type="string" calcext:value-type="string">
            <text:p>Fe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To some, it is simply a sacred sign of their religion. <text:s/>I don’t think they attach any other meaning to wearing it.</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9:18:32 AM EET</text:p>
          </table:table-cell>
          <table:table-cell office:value-type="string" calcext:value-type="string">
            <text:p>Female</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Some of theme wear them because they want and because it represents something to them. It’s hard to judge from the outside if I don’t know how the person feels about it. And in some Muslim countries they do have the choice.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4 9:50:19 AM EET</text:p>
          </table:table-cell>
          <table:table-cell office:value-type="string" calcext:value-type="string">
            <text:p>Female</text:p>
          </table:table-cell>
          <table:table-cell office:value-type="string" calcext:value-type="string">
            <text:p>18-29</text:p>
          </table:table-cell>
          <table:table-cell office:value-type="string" calcext:value-type="string">
            <text:p>Spain</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Muslim man and catholic friar don't wear any veil.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4 10:22:45 AM EET</text:p>
          </table:table-cell>
          <table:table-cell office:value-type="string" calcext:value-type="string">
            <text:p>Male</text:p>
          </table:table-cell>
          <table:table-cell office:value-type="string" calcext:value-type="string">
            <text:p>18-29</text:p>
          </table:table-cell>
          <table:table-cell office:value-type="string" calcext:value-type="string">
            <text:p>Mexico</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Both are arbitrary measures of devotion to relig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4 10:26:55 AM EET</text:p>
          </table:table-cell>
          <table:table-cell office:value-type="string" calcext:value-type="string">
            <text:p>Male</text:p>
          </table:table-cell>
          <table:table-cell office:value-type="string" calcext:value-type="string">
            <text:p>18-29</text:p>
          </table:table-cell>
          <table:table-cell office:value-type="string" calcext:value-type="string">
            <text:p>India</text:p>
          </table:table-cell>
          <table:table-cell office:value-type="string" calcext:value-type="string">
            <text:p>Asian</text:p>
          </table:table-cell>
          <table:table-cell office:value-type="string" calcext:value-type="string">
            <text:p>Hindu</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I don't know</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10:37:34 AM EET</text:p>
          </table:table-cell>
          <table:table-cell office:value-type="string" calcext:value-type="string">
            <text:p>Male</text:p>
          </table:table-cell>
          <table:table-cell office:value-type="string" calcext:value-type="string">
            <text:p>18-29</text:p>
          </table:table-cell>
          <table:table-cell office:value-type="string" calcext:value-type="string">
            <text:p>Tunisia</text:p>
          </table:table-cell>
          <table:table-cell office:value-type="string" calcext:value-type="string">
            <text:p>North African</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office:value-type="string" calcext:value-type="string">
            <text:p>Freedom </text:p>
          </table:table-cell>
          <table:table-cell office:value-type="string" calcext:value-type="string">
            <text:p>I think that it's their right to use their body to protest, and I believe that they are right when they say that women that cover themselves for religious reasons can't be feminists</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4 10:40:33 AM EET</text:p>
          </table:table-cell>
          <table:table-cell office:value-type="string" calcext:value-type="string">
            <text:p>Other</text:p>
          </table:table-cell>
          <table:table-cell office:value-type="string" calcext:value-type="string">
            <text:p>18-29</text:p>
          </table:table-cell>
          <table:table-cell office:value-type="string" calcext:value-type="string">
            <text:p>Turkey</text:p>
          </table:table-cell>
          <table:table-cell office:value-type="string" calcext:value-type="string">
            <text:p>Asian</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table:table-row>
        <table:table-row table:style-name="ro2">
          <table:table-cell office:value-type="string" calcext:value-type="string">
            <text:p>2020/05/24 10:47:56 AM EET</text:p>
          </table:table-cell>
          <table:table-cell office:value-type="string" calcext:value-type="string">
            <text:p>Male</text:p>
          </table:table-cell>
          <table:table-cell office:value-type="string" calcext:value-type="string">
            <text:p>18-29</text:p>
          </table:table-cell>
          <table:table-cell office:value-type="string" calcext:value-type="string">
            <text:p>Spain</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As far as I know, Catholic nuns are known to be "servants" of God. This, I think it is reasonable to think that the veil I'd a symbol of submission. </text:p>
            <text:p>For the Muslim religion, women have to hide their feminine shape so it is clearly a symbol of submission.</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4 10:48:28 A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orthodox</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I don't know</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10:53:31 A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think that for the veil for Muslim women cannot be considered a form of submission for all women, it depends, because it is part of their religion so as long as they are not imposed against their will I don't consider it as a submission. The same is for nuns, since it is considered part of the tradition as long as the woman wants to become a nun and accept it <text:s/>as part of her role I have nothing against it.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3">
          <table:table-cell office:value-type="string" calcext:value-type="string">
            <text:p>2020/05/24 11:25:39 AM EET</text:p>
          </table:table-cell>
          <table:table-cell office:value-type="string" calcext:value-type="string">
            <text:p>Female</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I don't know</text:p>
          </table:table-cell>
          <table:table-cell office:value-type="string" calcext:value-type="string">
            <text:p>In the Islamic religion it is not stated that the veil has to be worn As an obligation, it is rather through interpretation. So in my opinion it is more linked to tradition /culture than to the religion per se. There are of course cases of women being obliged to wear hijab or niqab ( which here I would focused on the obligation statement as submission) but also some women that take the choice to wear it. So for me personally it is the fact of taking away the opportunity to choose if you want to wear a veil or not what represents submission. </text:p>
            <text:p/>
            <text:p>In the case of nouns I have very little information as how this was stablished.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12:11:50 PM EET</text:p>
          </table:table-cell>
          <table:table-cell office:value-type="string" calcext:value-type="string">
            <text:p>Female</text:p>
          </table:table-cell>
          <table:table-cell office:value-type="string" calcext:value-type="string">
            <text:p>18-29</text:p>
          </table:table-cell>
          <table:table-cell office:value-type="string" calcext:value-type="string">
            <text:p>Spain</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table:number-columns-repeated="2" office:value-type="string" calcext:value-type="string">
            <text:p>No</text:p>
          </table:table-cell>
        </table:table-row>
        <table:table-row table:style-name="ro3">
          <table:table-cell office:value-type="string" calcext:value-type="string">
            <text:p>2020/05/24 12:22:11 PM EET</text:p>
          </table:table-cell>
          <table:table-cell office:value-type="string" calcext:value-type="string">
            <text:p>Female</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I don't know</text:p>
          </table:table-cell>
          <table:table-cell office:value-type="string" calcext:value-type="string">
            <text:p>In the Islamic religion it is not stated that the veil has to be worn As an obligation, it is rather through interpretation. So in my opinion it is more linked to tradition /culture than to the religion per se. There are of course cases of women being obliged to wear hijab or niqab ( which here I would focused on the obligation statement as submission) but also some women that take the choice to wear it. So for me personally it is the fact of taking away the opportunity to choose if you want to wear a veil or not what represents submission. </text:p>
            <text:p/>
            <text:p>In the case of nouns I have very little information as how this was stablished.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12:32:46 PM EET</text:p>
          </table:table-cell>
          <table:table-cell office:value-type="string" calcext:value-type="string">
            <text:p>Male</text:p>
          </table:table-cell>
          <table:table-cell office:value-type="string" calcext:value-type="string">
            <text:p>18-29</text:p>
          </table:table-cell>
          <table:table-cell office:value-type="string" calcext:value-type="string">
            <text:p>Germany</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Muslim veils could be considered as submissive, if it's being worn by force, e.g. by their husbants.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table:table-row>
        <table:table-row table:style-name="ro1">
          <table:table-cell office:value-type="string" calcext:value-type="string">
            <text:p>2020/05/24 12:46:34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მარლთმადიდებელი</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office:value-type="string" calcext:value-type="string">
            <text:p>yes</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12:56:02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don't know</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1:05:31 PM EET</text:p>
          </table:table-cell>
          <table:table-cell office:value-type="string" calcext:value-type="string">
            <text:p>Female</text:p>
          </table:table-cell>
          <table:table-cell office:value-type="string" calcext:value-type="string">
            <text:p>18-29</text:p>
          </table:table-cell>
          <table:table-cell office:value-type="string" calcext:value-type="string">
            <text:p>Russia</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4 1:17:50 PM EET</text:p>
          </table:table-cell>
          <table:table-cell office:value-type="string" calcext:value-type="string">
            <text:p>Other</text:p>
          </table:table-cell>
          <table:table-cell office:value-type="string" calcext:value-type="string">
            <text:p>18-29</text:p>
          </table:table-cell>
          <table:table-cell office:value-type="string" calcext:value-type="string">
            <text:p>United States</text:p>
          </table:table-cell>
          <table:table-cell office:value-type="string" calcext:value-type="string">
            <text:p>Latino</text:p>
          </table:table-cell>
          <table:table-cell office:value-type="string" calcext:value-type="string">
            <text:p>Spiritist</text:p>
          </table:table-cell>
          <table:table-cell office:value-type="string" calcext:value-type="string">
            <text:p>I don't know</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think humans and most animals organize themselves in hierarchies - these hierarchies allow us to produce valuable things and organize our cultures. These hierarchies also sometimes become too rigid and tyrannical. We need to keep updating them in order to reduce the suffering created by this rigidity and tyranny . That doesn’t mean all hierarchies are purely tyrannical or oppressive.</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No</text:p>
          </table:table-cell>
        </table:table-row>
        <table:table-row table:style-name="ro1">
          <table:table-cell office:value-type="string" calcext:value-type="string">
            <text:p>2020/05/24 1:33:24 PM EET</text:p>
          </table:table-cell>
          <table:table-cell office:value-type="string" calcext:value-type="string">
            <text:p>Male</text:p>
          </table:table-cell>
          <table:table-cell office:value-type="string" calcext:value-type="string">
            <text:p>18-29</text:p>
          </table:table-cell>
          <table:table-cell office:value-type="string" calcext:value-type="string">
            <text:p>Turkey</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1:46:38 PM EET</text:p>
          </table:table-cell>
          <table:table-cell office:value-type="string" calcext:value-type="string">
            <text:p>Male</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5/24 2:08:47 PM EET</text:p>
          </table:table-cell>
          <table:table-cell office:value-type="string" calcext:value-type="string">
            <text:p>Male</text:p>
          </table:table-cell>
          <table:table-cell office:value-type="string" calcext:value-type="string">
            <text:p>18-29</text:p>
          </table:table-cell>
          <table:table-cell office:value-type="string" calcext:value-type="string">
            <text:p>Spain</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table:number-columns-repeated="3" office:value-type="string" calcext:value-type="string">
            <text:p>I don't know</text:p>
          </table:table-cell>
          <table:table-cell/>
          <table:table-cell table:number-columns-repeated="2" office:value-type="string" calcext:value-type="string">
            <text:p>I don't know</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4 2:18:10 PM EET</text:p>
          </table:table-cell>
          <table:table-cell office:value-type="string" calcext:value-type="string">
            <text:p>Male</text:p>
          </table:table-cell>
          <table:table-cell office:value-type="string" calcext:value-type="string">
            <text:p>18-29</text:p>
          </table:table-cell>
          <table:table-cell office:value-type="string" calcext:value-type="string">
            <text:p>Spain</text:p>
          </table:table-cell>
          <table:table-cell office:value-type="string" calcext:value-type="string">
            <text:p>Latino</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It depends if the culture and opinion of the person who wear it</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Yes, I know exactly what they are</text:p>
          </table:table-cell>
          <table:table-cell/>
        </table:table-row>
        <table:table-row table:style-name="ro1">
          <table:table-cell office:value-type="string" calcext:value-type="string">
            <text:p>2020/05/24 2:18:25 P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 think it’s not a matter of submission, but it’s because of the religion they believe in</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2:19:47 PM EET</text:p>
          </table:table-cell>
          <table:table-cell office:value-type="string" calcext:value-type="string">
            <text:p>Male</text:p>
          </table:table-cell>
          <table:table-cell office:value-type="string" calcext:value-type="string">
            <text:p>18-29</text:p>
          </table:table-cell>
          <table:table-cell office:value-type="string" calcext:value-type="string">
            <text:p>Spain</text:p>
          </table:table-cell>
          <table:table-cell office:value-type="string" calcext:value-type="string">
            <text:p>White</text:p>
          </table:table-cell>
          <table:table-cell office:value-type="string" calcext:value-type="string">
            <text:p>Not religious</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2:38:56 PM EET</text:p>
          </table:table-cell>
          <table:table-cell office:value-type="string" calcext:value-type="string">
            <text:p>Female</text:p>
          </table:table-cell>
          <table:table-cell office:value-type="string" calcext:value-type="string">
            <text:p>18-29</text:p>
          </table:table-cell>
          <table:table-cell office:value-type="string" calcext:value-type="string">
            <text:p>Thailand</text:p>
          </table:table-cell>
          <table:table-cell office:value-type="string" calcext:value-type="string">
            <text:p>Asian</text:p>
          </table:table-cell>
          <table:table-cell office:value-type="string" calcext:value-type="string">
            <text:p>Buddhism</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 don’t know exactly the meaning of both but as I would assume they may have the rational belief behind their action of having those veils.</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No</text:p>
          </table:table-cell>
        </table:table-row>
        <table:table-row table:style-name="ro1">
          <table:table-cell office:value-type="string" calcext:value-type="string">
            <text:p>2020/05/24 2:45:48 PM EET</text:p>
          </table:table-cell>
          <table:table-cell office:value-type="string" calcext:value-type="string">
            <text:p>Male</text:p>
          </table:table-cell>
          <table:table-cell office:value-type="string" calcext:value-type="string">
            <text:p>18-29</text:p>
          </table:table-cell>
          <table:table-cell office:value-type="string" calcext:value-type="string">
            <text:p>Spain</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I don't know</text:p>
          </table:table-cell>
          <table:table-cell/>
          <table:table-cell table:number-columns-repeated="2" office:value-type="string" calcext:value-type="string">
            <text:p>I don't know</text:p>
          </table:table-cell>
          <table:table-cell table:number-columns-repeated="2" office:value-type="string" calcext:value-type="string">
            <text:p>No</text:p>
          </table:table-cell>
        </table:table-row>
        <table:table-row table:style-name="ro1">
          <table:table-cell office:value-type="string" calcext:value-type="string">
            <text:p>2020/05/24 3:13:49 PM EET</text:p>
          </table:table-cell>
          <table:table-cell office:value-type="string" calcext:value-type="string">
            <text:p>Female</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Yes, I know exactly what they are</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4 3:28:28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3:40:29 PM EET</text:p>
          </table:table-cell>
          <table:table-cell office:value-type="string" calcext:value-type="string">
            <text:p>Female</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4 3:51:50 PM EET</text:p>
          </table:table-cell>
          <table:table-cell office:value-type="string" calcext:value-type="string">
            <text:p>Fe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I feel like the veil for Catholic nuns is a proof for them that they are giving their life to God, but for Muslim women, I feel like it <text:s/>an sometimes be for religious reason, but sometimes it is because they are forced and are just obeing to men and their thoughts of what a women can do/show/say/... sometimes it seems that it is a way to control women's body</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4 3:54:05 P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As someone who is not religious I can see how someone may think the veils can be seen as a symbol of submission, but on the other hand someone who believes in the religion and its teachings may see the veils as a formality and simply a part of the religion.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5/24 4:01:30 PM EET</text:p>
          </table:table-cell>
          <table:table-cell office:value-type="string" calcext:value-type="string">
            <text:p>Female</text:p>
          </table:table-cell>
          <table:table-cell office:value-type="string" calcext:value-type="string">
            <text:p>18-29</text:p>
          </table:table-cell>
          <table:table-cell office:value-type="string" calcext:value-type="string">
            <text:p>Germany</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Yes</text:p>
          </table:table-cell>
          <table:table-cell table:number-columns-repeated="2" office:value-type="string" calcext:value-type="string">
            <text:p>I don't know</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4 4:09:00 PM EET</text:p>
          </table:table-cell>
          <table:table-cell office:value-type="string" calcext:value-type="string">
            <text:p>Female</text:p>
          </table:table-cell>
          <table:table-cell office:value-type="string" calcext:value-type="string">
            <text:p>18-29</text:p>
          </table:table-cell>
          <table:table-cell office:value-type="string" calcext:value-type="string">
            <text:p>Turkey</text:p>
          </table:table-cell>
          <table:table-cell office:value-type="string" calcext:value-type="string">
            <text:p>White</text:p>
          </table:table-cell>
          <table:table-cell office:value-type="string" calcext:value-type="string">
            <text:p>Muslim</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t depends on the point of view in both religions. There’s not one single perspective</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4:13:46 PM EET</text:p>
          </table:table-cell>
          <table:table-cell office:value-type="string" calcext:value-type="string">
            <text:p>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 don't know</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5/24 4:21:40 PM EET</text:p>
          </table:table-cell>
          <table:table-cell office:value-type="string" calcext:value-type="string">
            <text:p>Fe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Women wear what she want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4 4:27:53 PM EET</text:p>
          </table:table-cell>
          <table:table-cell office:value-type="string" calcext:value-type="string">
            <text:p>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Roman Catholic</text:p>
          </table:table-cell>
          <table:table-cell office:value-type="string" calcext:value-type="string">
            <text:p>I don't know</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Muslim may be forced to wear it but nuns must do it willingly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No</text:p>
          </table:table-cell>
          <table:table-cell/>
        </table:table-row>
        <table:table-row table:style-name="ro1">
          <table:table-cell office:value-type="string" calcext:value-type="string">
            <text:p>2020/05/24 4:43:10 PM EET</text:p>
          </table:table-cell>
          <table:table-cell office:value-type="string" calcext:value-type="string">
            <text:p>Fe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n most of the times, the women themselves choose to wear the veil.</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4 5:18:31 PM EET</text:p>
          </table:table-cell>
          <table:table-cell office:value-type="string" calcext:value-type="string">
            <text:p>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 don't know</text:p>
          </table:table-cell>
          <table:table-cell office:value-type="string" calcext:value-type="string">
            <text:p>I don’t know enough about their religion to form an opinion.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5:20:39 PM EET</text:p>
          </table:table-cell>
          <table:table-cell office:value-type="string" calcext:value-type="string">
            <text:p>Male</text:p>
          </table:table-cell>
          <table:table-cell office:value-type="string" calcext:value-type="string">
            <text:p>50-69</text:p>
          </table:table-cell>
          <table:table-cell office:value-type="string" calcext:value-type="string">
            <text:p>United States</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Some people submit to their faith not thinking that it is an act of submission.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5/24 5:22:09 PM EET</text:p>
          </table:table-cell>
          <table:table-cell office:value-type="string" calcext:value-type="string">
            <text:p>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 don't know</text:p>
          </table:table-cell>
          <table:table-cell office:value-type="string" calcext:value-type="string">
            <text:p>I don’t know enough about their religion to form an opinion.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6:18:25 PM EET</text:p>
          </table:table-cell>
          <table:table-cell office:value-type="string" calcext:value-type="string">
            <text:p>Female</text:p>
          </table:table-cell>
          <table:table-cell office:value-type="string" calcext:value-type="string">
            <text:p>18-29</text:p>
          </table:table-cell>
          <table:table-cell office:value-type="string" calcext:value-type="string">
            <text:p>Kazakhstan</text:p>
          </table:table-cell>
          <table:table-cell office:value-type="string" calcext:value-type="string">
            <text:p>Asian</text:p>
          </table:table-cell>
          <table:table-cell office:value-type="string" calcext:value-type="string">
            <text:p>Muslim</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 do not think that the veil is a symbol of submission. It's just a tribute to relig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6:18:26 PM EET</text:p>
          </table:table-cell>
          <table:table-cell office:value-type="string" calcext:value-type="string">
            <text:p>Female</text:p>
          </table:table-cell>
          <table:table-cell office:value-type="string" calcext:value-type="string">
            <text:p>18-29</text:p>
          </table:table-cell>
          <table:table-cell office:value-type="string" calcext:value-type="string">
            <text:p>Vietnam</text:p>
          </table:table-cell>
          <table:table-cell office:value-type="string" calcext:value-type="string">
            <text:p>Asian</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 don't know</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4 6:30:25 PM EET</text:p>
          </table:table-cell>
          <table:table-cell office:value-type="string" calcext:value-type="string">
            <text:p>Male</text:p>
          </table:table-cell>
          <table:table-cell office:value-type="string" calcext:value-type="string">
            <text:p>30-49</text:p>
          </table:table-cell>
          <table:table-cell office:value-type="string" calcext:value-type="string">
            <text:p>Jersey</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think that it's their right to use their body to protest, and I believe that they are right when they say that women that cover themselves for religious reasons can't be feminists</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5/24 6:32:09 PM EET</text:p>
          </table:table-cell>
          <table:table-cell office:value-type="string" calcext:value-type="string">
            <text:p>Female</text:p>
          </table:table-cell>
          <table:table-cell office:value-type="string" calcext:value-type="string">
            <text:p>30-49</text:p>
          </table:table-cell>
          <table:table-cell office:value-type="string" calcext:value-type="string">
            <text:p>Latvia</text:p>
          </table:table-cell>
          <table:table-cell office:value-type="string" calcext:value-type="string">
            <text:p>White</text:p>
          </table:table-cell>
          <table:table-cell office:value-type="string" calcext:value-type="string">
            <text:p>Lutheran</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Yes</text:p>
          </table:table-cell>
          <table:table-cell office:value-type="string" calcext:value-type="string">
            <text:p>It depends</text:p>
          </table:table-cell>
          <table:table-cell office:value-type="string" calcext:value-type="string">
            <text:p>-</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6:42:24 PM EET</text:p>
          </table:table-cell>
          <table:table-cell office:value-type="string" calcext:value-type="string">
            <text:p>Female</text:p>
          </table:table-cell>
          <table:table-cell office:value-type="string" calcext:value-type="string">
            <text:p>18-29</text:p>
          </table:table-cell>
          <table:table-cell office:value-type="string" calcext:value-type="string">
            <text:p>Japan</text:p>
          </table:table-cell>
          <table:table-cell office:value-type="string" calcext:value-type="string">
            <text:p>Asian</text:p>
          </table:table-cell>
          <table:table-cell office:value-type="string" calcext:value-type="string">
            <text:p>Not religious</text:p>
          </table:table-cell>
          <table:table-cell office:value-type="string" calcext:value-type="string">
            <text:p>No</text:p>
          </table:table-cell>
          <table:table-cell office:value-type="string" calcext:value-type="string">
            <text:p>I don't know</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 don't know</text:p>
          </table:table-cell>
          <table:table-cell office:value-type="string" calcext:value-type="string">
            <text:p>I’m sorry, but I’m not familiar with any religion. I regarded their veil just as customs or traditions, so I’ve never linked it with the idea of feminism or submiss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4 6:50:32 PM EET</text:p>
          </table:table-cell>
          <table:table-cell office:value-type="string" calcext:value-type="string">
            <text:p>Female</text:p>
          </table:table-cell>
          <table:table-cell office:value-type="string" calcext:value-type="string">
            <text:p>18-29</text:p>
          </table:table-cell>
          <table:table-cell office:value-type="string" calcext:value-type="string">
            <text:p>France</text:p>
          </table:table-cell>
          <table:table-cell office:value-type="string" calcext:value-type="string">
            <text:p>Asian</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6:55:40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4 7:11:22 PM EET</text:p>
          </table:table-cell>
          <table:table-cell office:value-type="string" calcext:value-type="string">
            <text:p>Other</text:p>
          </table:table-cell>
          <table:table-cell office:value-type="string" calcext:value-type="string">
            <text:p>18-29</text:p>
          </table:table-cell>
          <table:table-cell office:value-type="string" calcext:value-type="string">
            <text:p>Cambodia</text:p>
          </table:table-cell>
          <table:table-cell office:value-type="string" calcext:value-type="string">
            <text:p>Asian</text:p>
          </table:table-cell>
          <table:table-cell office:value-type="string" calcext:value-type="string">
            <text:p>Christian (Protestant)</text:p>
          </table:table-cell>
          <table:table-cell office:value-type="string" calcext:value-type="string">
            <text:p>I don't know</text:p>
          </table:table-cell>
          <table:table-cell office:value-type="string" calcext:value-type="string">
            <text:p>Yes</text:p>
          </table:table-cell>
          <table:table-cell office:value-type="string" calcext:value-type="string">
            <text:p>I don't know</text:p>
          </table:table-cell>
          <table:table-cell office:value-type="string" calcext:value-type="string">
            <text:p>It depends</text:p>
          </table:table-cell>
          <table:table-cell office:value-type="string" calcext:value-type="string">
            <text:p>No</text:p>
          </table:table-cell>
          <table:table-cell office:value-type="string" calcext:value-type="string">
            <text:p>Well in some countries the veil is forced upon woman, whereas for the nun veil, it's something that only nuns wear, not all woman, so they know what they are going through</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7:17:31 P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Arab</text:p>
          </table:table-cell>
          <table:table-cell office:value-type="string" calcext:value-type="string">
            <text:p>Orthodox</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 think that they want to follow their religion without any submission</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7:24:53 PM EET</text:p>
          </table:table-cell>
          <table:table-cell office:value-type="string" calcext:value-type="string">
            <text:p>Female</text:p>
          </table:table-cell>
          <table:table-cell office:value-type="string" calcext:value-type="string">
            <text:p>18-29</text:p>
          </table:table-cell>
          <table:table-cell office:value-type="string" calcext:value-type="string">
            <text:p>Greece</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t depends on the country, the social background, the circumstances of the woman herself. I believe that wearing the veil was dictated by religion (both Islam and Christianity) to demand submission to God and to the husband. Woman had to be the one who is not shown, a possession of a man only to stay at home and raise children. Nowadays that changed as the majority of countries don't require a woman to wear a veil, even if it's a strong societal habit, and most women who choose to do it usually do it because of "respect". Respect to themselves, to God, to the family and the men. And having the choice to do so is amazing but yet again we should consider; isn't respect a more political correct word for submission? Haven't centuries of cultural evolution, strong patriarchal societies and gender inequalities formed this perception that wearing more clothing, even wearing a veil renders you as a woman who does not provoke and therefore a better woman...? In any way I'm fully 100% supportive of the right of every woman to choose for herself but it's a fact that culture is so fully rooted in ourselves that a choice can be subconsciously dictated to us by others.</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4 7:28:38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Orthodox Christian</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 don't know</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4 7:34:54 P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Atheist</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t's about culture and tradition more than inequality</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No</text:p>
          </table:table-cell>
        </table:table-row>
        <table:table-row table:style-name="ro1">
          <table:table-cell office:value-type="string" calcext:value-type="string">
            <text:p>2020/05/24 7:39:31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Orthodox</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4 7:43:04 PM EET</text:p>
          </table:table-cell>
          <table:table-cell office:value-type="string" calcext:value-type="string">
            <text:p>Female</text:p>
          </table:table-cell>
          <table:table-cell office:value-type="string" calcext:value-type="string">
            <text:p>18-29</text:p>
          </table:table-cell>
          <table:table-cell office:value-type="string" calcext:value-type="string">
            <text:p>Greece</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 believe that both are a symbol of sumbission, in the sense that they are taught to believe by the system that this is the most respectable, ethical thing to do. That if they show their hair for example then that's less honorable. In my opinion your value as a person and whether you are honorable has nothing to do with what you wear, and it has everything to do with your actions, the way you walk on this earth. Of course it also is a part of tradition, which changes from place to place, but the question is why this tradition exists, that criticises women based on what they show, and if we should continue endorsing this tradition today. It's very much connected with other issues, that all have to do with what you do with your body. For example in some places it's considered less honorable if you're a woman who is sexually active, and it's considered as "the right thing to do" either to have very few experiences, or to "save yourself for marriage" altogether. So as I've said beforehand, for me your honor and value is based on your inner self, not the choices you make about your appearance.</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7:46:44 PM EET</text:p>
          </table:table-cell>
          <table:table-cell office:value-type="string" calcext:value-type="string">
            <text:p>Female</text:p>
          </table:table-cell>
          <table:table-cell office:value-type="string" calcext:value-type="string">
            <text:p>18-29</text:p>
          </table:table-cell>
          <table:table-cell office:value-type="string" calcext:value-type="string">
            <text:p>Russia</text:p>
          </table:table-cell>
          <table:table-cell office:value-type="string" calcext:value-type="string">
            <text:p>White</text:p>
          </table:table-cell>
          <table:table-cell office:value-type="string" calcext:value-type="string">
            <text:p>Orthodox Christian </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t is a symbol of submission because men do not have to wear it, which is because they are considered to be directly bellow god, while a woman is bellow a man and only through him she is bellow god.</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4 7:51:44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think that it's their right to use their body to protest, and I believe that they are right when they say that women that cover themselves for religious reasons can't be feminists</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7:56:14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Both the answers to those questions are based upon a woman’s approval.</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4 7:56:45 P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office:value-type="string" calcext:value-type="string">
            <text:p>I think in the first one it's used as a device to keep women at a lower place in society than men. For nuns, I think it's only used to take away all their sexuality.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5/24 7:56:55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Orthodox </text:p>
          </table:table-cell>
          <table:table-cell office:value-type="string" calcext:value-type="string">
            <text:p>No</text:p>
          </table:table-cell>
          <table:table-cell office:value-type="string" calcext:value-type="string">
            <text:p>Yes</text:p>
          </table:table-cell>
          <table:table-cell office:value-type="string" calcext:value-type="string">
            <text:p>I don't know</text:p>
          </table:table-cell>
          <table:table-cell table:number-columns-repeated="2" office:value-type="string" calcext:value-type="string">
            <text:p>Yes</text:p>
          </table:table-cell>
          <table:table-cell office:value-type="string" calcext:value-type="string">
            <text:p>its their religion that forces them</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4 8:00:15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Prefer not to say</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 don't know</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4 8:00:31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ortodox christian </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8:02:46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caucasian</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8:03:13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Orthodox </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8:06:00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8:06:11 PM EET</text:p>
          </table:table-cell>
          <table:table-cell office:value-type="string" calcext:value-type="string">
            <text:p>Female</text:p>
          </table:table-cell>
          <table:table-cell office:value-type="string" calcext:value-type="string">
            <text:p>30-4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 don't know</text:p>
          </table:table-cell>
          <table:table-cell office:value-type="string" calcext:value-type="string">
            <text:p>i have no idea what the veils woman wear is nessesary for🙄 </text:p>
          </table:table-cell>
          <table:table-cell office:value-type="string" calcext:value-type="string">
            <text:p>I think that it's their right to use their body to protest, and I believe that they are right when they say that women that cover themselves for religious reasons can't be feminists</text:p>
          </table:table-cell>
          <table:table-cell office:value-type="string" calcext:value-type="string">
            <text:p>No, I don't see how this could happen</text:p>
          </table:table-cell>
          <table:table-cell office:value-type="string" calcext:value-type="string">
            <text:p>No</text:p>
          </table:table-cell>
          <table:table-cell office:value-type="string" calcext:value-type="string">
            <text:p>Yes, completely</text:p>
          </table:table-cell>
        </table:table-row>
        <table:table-row table:style-name="ro1">
          <table:table-cell office:value-type="string" calcext:value-type="string">
            <text:p>2020/05/24 8:06:18 P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8:09:47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orthodox</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I'm not really educated on the subject of muslim women wearing veils, but i have an impression that some of them have to do it because of social norms/culture or oppressive male figures. On the other hand, women choose (and are not obliged since adolescence) <text:s/>to become catholic nuns and wear veils.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8:09:52 P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8:10:45 P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t can be however I feel that it depends on how they themselves view it, if they agree with it being religious and believe in it then I don't think it's my place to say it's not</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8:14:56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8:15:45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Yes</text:p>
          </table:table-cell>
          <table:table-cell office:value-type="string" calcext:value-type="string">
            <text:p>I don't know</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4 8:21:08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Catholic nuns make the choice of wearing a veil themselves, while most women born in muslim families dont get a say in what they want to wear, and they are lucky if they can show their face. Wearing the veil must be your own choice.</text:p>
          </table:table-cell>
          <table:table-cell office:value-type="string" calcext:value-type="string">
            <text:p>Both 2 and 3</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8:22:47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 think both can be a form of submission of the person is being forced to wear the garment, but typically it is a choice out of love or respect to their religion/god and it is up to them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2">
          <table:table-cell office:value-type="string" calcext:value-type="string">
            <text:p>2020/05/24 8:30:03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think the  tradition itself comes from</text:p>
            <text:p>patriarchal cultures but I also feel that everyone should be able to choose what to wear and how to express themselves in a free country, If someone finds wearing the veil empowering due to their cultural background I don't have  the right to judge their decis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8:39:05 PM EET</text:p>
          </table:table-cell>
          <table:table-cell office:value-type="string" calcext:value-type="string">
            <text:p>Female</text:p>
          </table:table-cell>
          <table:table-cell office:value-type="string" calcext:value-type="string">
            <text:p>18-29</text:p>
          </table:table-cell>
          <table:table-cell office:value-type="string" calcext:value-type="string">
            <text:p>Spain</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8:41:31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think “it depends” if the women are wearing the veils because they chose to or because they are being forced to. We don’t hear a lot about nuns being forced to wear the coverings but we hear a lot about both cases for Muslim women. From my perspective, it depends whether the woman chose it out of devotion to their beliefs or not</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8:42:28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don't think it's a symbol of submission if it is a free (really free!) choice of the person who wears it. For some Muslim women, the veil is a feminist choice in that they want to be appreciated and valued for their personality and brains rather than their appearance. For nuns, the whole concept of submission is more complex as all religious orders involve the concept of submission to God</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2">
          <table:table-cell office:value-type="string" calcext:value-type="string">
            <text:p>2020/05/24 8:49:02 PM EET</text:p>
          </table:table-cell>
          <table:table-cell office:value-type="string" calcext:value-type="string">
            <text:p>Female</text:p>
          </table:table-cell>
          <table:table-cell office:value-type="string" calcext:value-type="string">
            <text:p>18-29</text:p>
          </table:table-cell>
          <table:table-cell office:value-type="string" calcext:value-type="string">
            <text:p>Hungary</text:p>
          </table:table-cell>
          <table:table-cell office:value-type="string" calcext:value-type="string">
            <text:p>White</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Personal beliefs, or personal stories can influence why somebody for exaple choose to be a nun,</text:p>
            <text:p>It depeds how a woman defines her situation, but it can be also a submission </text:p>
          </table:table-cell>
          <table:table-cell office:value-type="string" calcext:value-type="string">
            <text:p>I think that it's their right to use their body to protest, and I believe that they are right when they say that women that cover themselves for religious reasons can't be feminists</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8:49:47 PM EET</text:p>
          </table:table-cell>
          <table:table-cell office:value-type="string" calcext:value-type="string">
            <text:p>Female</text:p>
          </table:table-cell>
          <table:table-cell office:value-type="string" calcext:value-type="string">
            <text:p>18-29</text:p>
          </table:table-cell>
          <table:table-cell office:value-type="string" calcext:value-type="string">
            <text:p>Spain</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office:value-type="string" calcext:value-type="string">
            <text:p>I think that they faith tells the to do that, it that it's something they have to do because their faith rules</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4 8:52:56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Yes</text:p>
          </table:table-cell>
          <table:table-cell office:value-type="string" calcext:value-type="string">
            <text:p>I believe it’s a submission to God in either situation and should be the choice of the wearer.</text:p>
          </table:table-cell>
          <table:table-cell office:value-type="string" calcext:value-type="string">
            <text:p>I think that it's their right to use their body to protest, and I believe that they are right when they say that women that cover themselves for religious reasons can't be feminists</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8:53:01 P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Ci sono musulmane che indossano di propria spontanea volontà il velo e altre a cui viene imposto</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8:55:38 PM EET</text:p>
          </table:table-cell>
          <table:table-cell office:value-type="string" calcext:value-type="string">
            <text:p>Other</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From my understanding, habits, hijabs, and other religious headcoverings are a symbol of modesty so as not to attract attention.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table:table-row>
        <table:table-row table:style-name="ro1">
          <table:table-cell office:value-type="string" calcext:value-type="string">
            <text:p>2020/05/24 8:56:16 PM EET</text:p>
          </table:table-cell>
          <table:table-cell office:value-type="string" calcext:value-type="string">
            <text:p>Female</text:p>
          </table:table-cell>
          <table:table-cell office:value-type="string" calcext:value-type="string">
            <text:p>18-29</text:p>
          </table:table-cell>
          <table:table-cell office:value-type="string" calcext:value-type="string">
            <text:p>Spain</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Yes</text:p>
          </table:table-cell>
          <table:table-cell office:value-type="string" calcext:value-type="string">
            <text:p>No</text:p>
          </table:table-cell>
          <table:table-cell office:value-type="string" calcext:value-type="string">
            <text:p>In the first i think is a way to make a woman less, the second is a choice</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4 8:57:58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The veil that Muslim women wear, I believe is somewhat a choice and also a form of submission depending on the environment in which it is seen culturally. The veil that nuns wear I believe is a choice when choosing to go into that profession!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8:58:08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Black</text:p>
          </table:table-cell>
          <table:table-cell office:value-type="string" calcext:value-type="string">
            <text:p>Not religious</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It is a religious belief for the nun to wear the veil. That is not the case in all Muslim cultures.</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4 8:58:51 PM EET</text:p>
          </table:table-cell>
          <table:table-cell office:value-type="string" calcext:value-type="string">
            <text:p>Other</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n many cases, the answer is no to both. But there are situations where they are forced to wear either one. It also may be a symbol for them of submission to God.</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9:06:39 PM EET</text:p>
          </table:table-cell>
          <table:table-cell office:value-type="string" calcext:value-type="string">
            <text:p>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Orthodox Christian</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9:14:23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I don't know</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 don't know</text:p>
          </table:table-cell>
          <table:table-cell office:value-type="string" calcext:value-type="string">
            <text:p>I don’t know much about either types of veils so I don’t want to say yes or no.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9:19:04 PM EET</text:p>
          </table:table-cell>
          <table:table-cell office:value-type="string" calcext:value-type="string">
            <text:p>Female</text:p>
          </table:table-cell>
          <table:table-cell office:value-type="string" calcext:value-type="string">
            <text:p>30-4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It depends</text:p>
          </table:table-cell>
          <table:table-cell office:value-type="string" calcext:value-type="string">
            <text:p>I believe most of the Muslims either are forced to cover or they have pressure from society , while in Christianity is more like a choice.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9:26:45 P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Yes</text:p>
          </table:table-cell>
          <table:table-cell office:value-type="string" calcext:value-type="string">
            <text:p>No</text:p>
          </table:table-cell>
          <table:table-cell/>
          <table:table-cell office:value-type="string" calcext:value-type="string">
            <text:p>I think that it's their right to use their body to protest, and I believe that they are right when they say that women that cover themselves for religious reasons can't be feminists</text:p>
          </table:table-cell>
          <table:table-cell office:value-type="string" calcext:value-type="string">
            <text:p>Yes</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9:28:02 PM EET</text:p>
          </table:table-cell>
          <table:table-cell office:value-type="string" calcext:value-type="string">
            <text:p>Fe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They must cover themselves because of their religion, so submission to their God</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4 9:47:40 PM EET</text:p>
          </table:table-cell>
          <table:table-cell office:value-type="string" calcext:value-type="string">
            <text:p>Female</text:p>
          </table:table-cell>
          <table:table-cell office:value-type="string" calcext:value-type="string">
            <text:p>30-49</text:p>
          </table:table-cell>
          <table:table-cell office:value-type="string" calcext:value-type="string">
            <text:p>Latvia</text:p>
          </table:table-cell>
          <table:table-cell office:value-type="string" calcext:value-type="string">
            <text:p>White</text:p>
          </table:table-cell>
          <table:table-cell office:value-type="string" calcext:value-type="string">
            <text:p>Lutheran</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Yes</text:p>
          </table:table-cell>
          <table:table-cell office:value-type="string" calcext:value-type="string">
            <text:p>It depends</text:p>
          </table:table-cell>
          <table:table-cell office:value-type="string" calcext:value-type="string">
            <text:p>-</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9:51:46 P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For muslim women it could depend wether or not they have been forced to wear the veil; as regards catholic nuns they choose to wear the veil when they decide to become nuns, so i think of it as a choice and not as an oppress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5/24 9:52:50 PM EET</text:p>
          </table:table-cell>
          <table:table-cell office:value-type="string" calcext:value-type="string">
            <text:p>Male</text:p>
          </table:table-cell>
          <table:table-cell office:value-type="string" calcext:value-type="string">
            <text:p>18-29</text:p>
          </table:table-cell>
          <table:table-cell office:value-type="string" calcext:value-type="string">
            <text:p>Puerto Rico</text:p>
          </table:table-cell>
          <table:table-cell office:value-type="string" calcext:value-type="string">
            <text:p>Latino</text:p>
          </table:table-cell>
          <table:table-cell office:value-type="string" calcext:value-type="string">
            <text:p>Roman Catholic</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Muslim head coverings are, at times, required by women who are living their every day lives. Catholic headdresses are actually optional symbols of initiation by women who are in voluntary religious orders, not lay women. Some nuns don’t even have to wear such garments.</text:p>
          </table:table-cell>
          <table:table-cell office:value-type="string" calcext:value-type="string">
            <text:p>For me, it’s more of a matter of consent. Other people do not consent to seeing you naked, which makes you a harasser if you’re just exposing yourself to make a point. Nudity can be nonsexual, <text:s/>but we can’t act like everyone has the same beliefs on the matter.</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9:55:28 PM EET</text:p>
          </table:table-cell>
          <table:table-cell office:value-type="string" calcext:value-type="string">
            <text:p>Female</text:p>
          </table:table-cell>
          <table:table-cell office:value-type="string" calcext:value-type="string">
            <text:p>30-4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orthodox </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 don't know</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table:number-columns-repeated="2" office:value-type="string" calcext:value-type="string">
            <text:p>No</text:p>
          </table:table-cell>
        </table:table-row>
        <table:table-row table:style-name="ro1">
          <table:table-cell office:value-type="string" calcext:value-type="string">
            <text:p>2020/05/24 10:13:32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No</text:p>
          </table:table-cell>
        </table:table-row>
        <table:table-row table:style-name="ro1">
          <table:table-cell office:value-type="string" calcext:value-type="string">
            <text:p>2020/05/24 10:18:55 PM EET</text:p>
          </table:table-cell>
          <table:table-cell office:value-type="string" calcext:value-type="string">
            <text:p>Male</text:p>
          </table:table-cell>
          <table:table-cell office:value-type="string" calcext:value-type="string">
            <text:p>18-29</text:p>
          </table:table-cell>
          <table:table-cell office:value-type="string" calcext:value-type="string">
            <text:p>Sweden</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table:number-columns-repeated="2" office:value-type="string" calcext:value-type="string">
            <text:p>No</text:p>
          </table:table-cell>
        </table:table-row>
        <table:table-row table:style-name="ro1">
          <table:table-cell office:value-type="string" calcext:value-type="string">
            <text:p>2020/05/24 10:22:53 PM EET</text:p>
          </table:table-cell>
          <table:table-cell office:value-type="string" calcext:value-type="string">
            <text:p>Male</text:p>
          </table:table-cell>
          <table:table-cell office:value-type="string" calcext:value-type="string">
            <text:p>18-29</text:p>
          </table:table-cell>
          <table:table-cell office:value-type="string" calcext:value-type="string">
            <text:p>Brazil</text:p>
          </table:table-cell>
          <table:table-cell office:value-type="string" calcext:value-type="string">
            <text:p>Black</text:p>
          </table:table-cell>
          <table:table-cell office:value-type="string" calcext:value-type="string">
            <text:p>Christian (Protestant)</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4 10:24:37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10:30:19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office:value-type="string" calcext:value-type="string">
            <text:p>Many women say that they do it because they want to and not because they have to. But i still see it as a way for religion and men to supress women, make them fell less then others. Put them in boxes and interfere with their total freedom. The fact that i don’t believe in god and that I’m so sceptical of all religions makes it even harder for me to make a connection between a veil and faith. What does one have to do with the other. </text:p>
          </table:table-cell>
          <table:table-cell office:value-type="string" calcext:value-type="string">
            <text:p>I think that it's their right to use their body to protest, and I believe that they are right when they say that women that cover themselves for religious reasons can't be feminists</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4 10:31:29 P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office:value-type="string" calcext:value-type="string">
            <text:p>It's no secret that it is. Submission to god by giving up your choice in what to wear and choosing how to present yourself. Seeing as God is made up, it's pretty much just submission to men in my opinion.</text:p>
          </table:table-cell>
          <table:table-cell office:value-type="string" calcext:value-type="string">
            <text:p>I wish I could pick the 2nd AND 3rd answer choice. Of course it's their right, but I'm not sure it is as effective as they hope.</text:p>
          </table:table-cell>
          <table:table-cell office:value-type="string" calcext:value-type="string">
            <text:p>I don't know</text:p>
          </table:table-cell>
          <table:table-cell office:value-type="string" calcext:value-type="string">
            <text:p>No</text:p>
          </table:table-cell>
          <table:table-cell/>
        </table:table-row>
        <table:table-row table:style-name="ro2">
          <table:table-cell office:value-type="string" calcext:value-type="string">
            <text:p>2020/05/24 10:32:25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Spiritually focused, do not practice organized religion </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n both religions, it can be both a complete choice or done by force. Women who wear either are thought to have made that choice, but some have been forced. A veil worn by Muslim</text:p>
            <text:p>women, especially, is a choice by that woman. </text:p>
          </table:table-cell>
          <table:table-cell office:value-type="string" calcext:value-type="string">
            <text:p>I believe it is their right, but it shows how much privilege they have. </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10:42:28 PM EET</text:p>
          </table:table-cell>
          <table:table-cell office:value-type="string" calcext:value-type="string">
            <text:p>Male</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Not religious</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10:51:27 PM EET</text:p>
          </table:table-cell>
          <table:table-cell office:value-type="string" calcext:value-type="string">
            <text:p>Male</text:p>
          </table:table-cell>
          <table:table-cell office:value-type="string" calcext:value-type="string">
            <text:p>30-4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Abrahamic religions are built upon an overtly patriarchal foundation. Regardless of the reason that individual women choose to wear such religious garments, these garments are still symbolic of the masculine religious controls placed upon women by their respective religious practices. </text:p>
          </table:table-cell>
          <table:table-cell office:value-type="string" calcext:value-type="string">
            <text:p>I believe it is their right to protest in the way that they see fit, so long as their protest does not infringe upon the rights of others. However, I do not feel that it is a productive form of protest in most cases. </text:p>
          </table:table-cell>
          <table:table-cell office:value-type="string" calcext:value-type="string">
            <text:p>No, I don't see how this could happen</text:p>
          </table:table-cell>
          <table:table-cell office:value-type="string" calcext:value-type="string">
            <text:p>Yes, I know exactly what they are</text:p>
          </table:table-cell>
          <table:table-cell/>
        </table:table-row>
        <table:table-row table:style-name="ro1">
          <table:table-cell office:value-type="string" calcext:value-type="string">
            <text:p>2020/05/24 10:53:26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The choice to privatize woman’s sexuality (by not allowing the hair to be visible) (a choice consensually made without coercion) is the other side of the coin of liberating woman’s sexuality. We cannot support one side without supporting the other, or our feminism is not truly intersectional.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11:12:37 P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table:number-columns-repeated="2" office:value-type="string" calcext:value-type="string">
            <text:p>No</text:p>
          </table:table-cell>
        </table:table-row>
        <table:table-row table:style-name="ro1">
          <table:table-cell office:value-type="string" calcext:value-type="string">
            <text:p>2020/05/24 11:13:15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No</text:p>
          </table:table-cell>
          <table:table-cell office:value-type="string" calcext:value-type="string">
            <text:p>It depends</text:p>
          </table:table-cell>
          <table:table-cell office:value-type="string" calcext:value-type="string">
            <text:p>The meaning and symbolism of the veil is defined by the person wearing it. As a person who does not participate in either culture, I do not have a say in what those items stand for.</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11:13:22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think if women are being commanded or required to wear veils or coverings that it's like a forced kind of submission. Women who choose to wear veils due to their own beliefs may be doing it as a symbol of reverence/honor versus submission.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4 11:15:27 PM EET</text:p>
          </table:table-cell>
          <table:table-cell office:value-type="string" calcext:value-type="string">
            <text:p>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Prefer not to say</text:p>
          </table:table-cell>
          <table:table-cell office:value-type="string" calcext:value-type="string">
            <text:p>No</text:p>
          </table:table-cell>
          <table:table-cell office:value-type="string" calcext:value-type="string">
            <text:p>I don't know</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 don't know</text:p>
          </table:table-cell>
          <table:table-cell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4 11:17:01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4 11:33:10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 don't know</text:p>
          </table:table-cell>
          <table:table-cell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4 11:40:40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 don't know</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4 11:57:32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No</text:p>
          </table:table-cell>
          <table:table-cell office:value-type="string" calcext:value-type="string">
            <text:p>Yes, completely</text:p>
          </table:table-cell>
        </table:table-row>
        <table:table-row table:style-name="ro1">
          <table:table-cell office:value-type="string" calcext:value-type="string">
            <text:p>2020/05/24 11:58:55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There are many reasons why people choose to wear veils so I don't believe that people choosing to display modesty in that way are being submissive.</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4 11:59:49 P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Mormon</text:p>
          </table:table-cell>
          <table:table-cell office:value-type="string" calcext:value-type="string">
            <text:p>I don't know</text:p>
          </table:table-cell>
          <table:table-cell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office:value-type="string" calcext:value-type="string">
            <text:p>I think if a woman is forced to wear it it is submissive but if a woman makes an informed decision (without negative outside influences) it is not submissive.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Yes, I know exactly what they are</text:p>
          </table:table-cell>
          <table:table-cell/>
        </table:table-row>
        <table:table-row table:style-name="ro1">
          <table:table-cell office:value-type="string" calcext:value-type="string">
            <text:p>2020/05/25 12:18:16 AM EET</text:p>
          </table:table-cell>
          <table:table-cell office:value-type="string" calcext:value-type="string">
            <text:p>Female</text:p>
          </table:table-cell>
          <table:table-cell office:value-type="string" calcext:value-type="string">
            <text:p>18-29</text:p>
          </table:table-cell>
          <table:table-cell office:value-type="string" calcext:value-type="string">
            <text:p>Canada</text:p>
          </table:table-cell>
          <table:table-cell office:value-type="string" calcext:value-type="string">
            <text:p>Persian</text:p>
          </table:table-cell>
          <table:table-cell office:value-type="string" calcext:value-type="string">
            <text:p>Muslim</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t’s a choice that they have made, being a Muslim myself I know the women have made that decision to wear them, whereas I have decided to not wear it. If you ask any Muslim woman why do you wear the hijab, they will tell you because they want to.</text:p>
          </table:table-cell>
          <table:table-cell office:value-type="string" calcext:value-type="string">
            <text:p>I believe that you can choose to portray your body how you seem fit. After all it belongs to you and only you, if you choose to cover it or be nude, it can both be seen as a sign of feminism. Look at Billie eilish for example, she is not Muslim but she chooses to wear loose and modest clothes as a sign of feminism. </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5 12:22:42 A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5 12:37:14 AM EET</text:p>
          </table:table-cell>
          <table:table-cell office:value-type="string" calcext:value-type="string">
            <text:p>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5 12:42:15 AM EET</text:p>
          </table:table-cell>
          <table:table-cell office:value-type="string" calcext:value-type="string">
            <text:p>Fe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Prefer not to say</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 don't know</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5 12:48:47 AM EET</text:p>
          </table:table-cell>
          <table:table-cell office:value-type="string" calcext:value-type="string">
            <text:p>Female</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office:value-type="string" calcext:value-type="string">
            <text:p>What I think is that when something is imposed to you is not correct. Because of their beliefs, religion has requirements that I do not agree with like the veil. But if a women decide to use it is ok if she knows why and also if she is aware of her rights. Th thing is that religion how it works is based on patriarchy, so in most cases it is a symbol of submission. Since I am not religious I think is wrong, but if women would have the right to decide it will depend on each one of them. Is hard to tell, that is why my answer.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5 12:49:52 A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No</text:p>
          </table:table-cell>
        </table:table-row>
        <table:table-row table:style-name="ro1">
          <table:table-cell office:value-type="string" calcext:value-type="string">
            <text:p>2020/05/25 12:56:04 AM EET</text:p>
          </table:table-cell>
          <table:table-cell office:value-type="string" calcext:value-type="string">
            <text:p>Female</text:p>
          </table:table-cell>
          <table:table-cell office:value-type="string" calcext:value-type="string">
            <text:p>18-29</text:p>
          </table:table-cell>
          <table:table-cell office:value-type="string" calcext:value-type="string">
            <text:p>Germany</text:p>
          </table:table-cell>
          <table:table-cell office:value-type="string" calcext:value-type="string">
            <text:p>Mixed - black/white</text:p>
          </table:table-cell>
          <table:table-cell office:value-type="string" calcext:value-type="string">
            <text:p>Christian (Protestant)</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I don't know</text:p>
          </table:table-cell>
          <table:table-cell office:value-type="string" calcext:value-type="string">
            <text:p>I believe some muslim women wear a veil as a sign of submission and some wear one simply because it’s their conviction</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5 1:00:01 A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5 1:03:01 A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 don't know</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3">
          <table:table-cell office:value-type="string" calcext:value-type="string">
            <text:p>2020/05/25 1:43:12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Half-Arab, half-white</text:p>
          </table:table-cell>
          <table:table-cell office:value-type="string" calcext:value-type="string">
            <text:p>Episcopal</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 don't know</text:p>
          </table:table-cell>
          <table:table-cell office:value-type="string" calcext:value-type="string">
            <text:p>So as far as the Muslim veil: I wasn’t sure which veil you were referring to. I’ve seen some women wear a veil covering their nose and mouth, only showing their eyes. So when I read “veil,” I thought of that first. But then I wondered if you were referring to the hijab (hair/head covering), which I know that women wear for different reasons. As far as the face covering though, I don’t know anything about that. </text:p>
            <text:p/>
            <text:p>Now for the nun veil: I know next to nothing about Catholic nuns, but I’m pretty sure they’re celibate, yes? So I have a hard time thinking that anything they wear would be out of submission since they’re not submitting sexually to men. Maybe they’re submitting generally as a gender role. Like I said, I don’t know much about nuns, but the gender roles in Catholicism are pretty traditional. In short, I don’t know.</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5 1:47:14 AM EET</text:p>
          </table:table-cell>
          <table:table-cell office:value-type="string" calcext:value-type="string">
            <text:p>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5/25 1:52:49 AM EET</text:p>
          </table:table-cell>
          <table:table-cell office:value-type="string" calcext:value-type="string">
            <text:p>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No</text:p>
          </table:table-cell>
          <table:table-cell office:value-type="string" calcext:value-type="string">
            <text:p>Muslims are obligated to wear, however Catholics do that by their own will according to their beliefs.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5/25 1:58:46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Roman Catholic</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 don't know</text:p>
          </table:table-cell>
          <table:table-cell office:value-type="string" calcext:value-type="string">
            <text:p>No</text:p>
          </table:table-cell>
          <table:table-cell office:value-type="string" calcext:value-type="string">
            <text:p>I am not fully knowledgeable about Muslim culture to know why the women wear veils. But I’m the Catholic Church, it is the women giving all of themselves to the lord. Hair is a symbol of beauty and they do not want to be looked at in any other way than an instrument to god.</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5 2:47:19 A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Most religious beliefs are that women modest, not to hide their sexuality.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No</text:p>
          </table:table-cell>
          <table:table-cell/>
        </table:table-row>
        <table:table-row table:style-name="ro1">
          <table:table-cell office:value-type="string" calcext:value-type="string">
            <text:p>2020/05/25 3:09:50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People veil for lots of different reasons. For some it’s a symbol of empowerment and others a symbol of their religion. I don’t think that anyone would willingly do something if they knew it were a symbol of submission. But I am no scholar and grew up fairly privileged so I can’t speak on the matter with enough of an educated view to fully make any decisions.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5 3:40:38 AM EET</text:p>
          </table:table-cell>
          <table:table-cell office:value-type="string" calcext:value-type="string">
            <text:p>Male</text:p>
          </table:table-cell>
          <table:table-cell office:value-type="string" calcext:value-type="string">
            <text:p>30-49</text:p>
          </table:table-cell>
          <table:table-cell office:value-type="string" calcext:value-type="string">
            <text:p>United States</text:p>
          </table:table-cell>
          <table:table-cell office:value-type="string" calcext:value-type="string">
            <text:p>White</text:p>
          </table:table-cell>
          <table:table-cell office:value-type="string" calcext:value-type="string">
            <text:p>AA</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 lived in Indonesia for 18 months. People seemed to like it.</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5 3:55:01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t’s a choice following their beliefs. Not “required” but more as a respect and for modesty.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5 4:57:16 AM EET</text:p>
          </table:table-cell>
          <table:table-cell office:value-type="string" calcext:value-type="string">
            <text:p>Female</text:p>
          </table:table-cell>
          <table:table-cell office:value-type="string" calcext:value-type="string">
            <text:p>18-29</text:p>
          </table:table-cell>
          <table:table-cell office:value-type="string" calcext:value-type="string">
            <text:p>Canada</text:p>
          </table:table-cell>
          <table:table-cell office:value-type="string" calcext:value-type="string">
            <text:p>Asian</text:p>
          </table:table-cell>
          <table:table-cell office:value-type="string" calcext:value-type="string">
            <text:p>theist</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office:value-type="string" calcext:value-type="string">
            <text:p>Before the modern day society, religious veils were considered submission of women, but in the modern day society, it has become a part of the religion's culture. Even though it still contains symbolic meaning of female inferiority, as far as I am concerned, third-party viewers in the modern day society tend to view it as a "culture" of the region rather than its symbolic stance. Besides, if my put myself into the shoes of the religious females who have to wear veils, I would consider it more like part of the culture and wear it without putting too much emphasis on its symbolic meaning. However, symbol is symbol and what veils stand for definitely embeds gender inequality so I guess the way veil is seen really depends on individual's perspective.</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5 5:26:44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Undecided</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 believe the coverings are signs of submission in regards to their religion and their god.</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5 6:16:14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believe them to be symbols of whatever the women want. If they were them in submission to their husbands or God then that’s their symbol.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5 6:31:34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5 7:05:47 AM EET</text:p>
          </table:table-cell>
          <table:table-cell office:value-type="string" calcext:value-type="string">
            <text:p>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The Muslim veil women are wearing is a symbol of submission to the men, while veil that Catholic nuns or Orthodox women(Entering the church) wear, is the symbol of submission to god.</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5 7:26:43 AM EET</text:p>
          </table:table-cell>
          <table:table-cell office:value-type="string" calcext:value-type="string">
            <text:p>Fe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Eastern Orthodox Christian</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f their God requires it, that is who they are submitting to.</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table:number-columns-repeated="2" office:value-type="string" calcext:value-type="string">
            <text:p>No</text:p>
          </table:table-cell>
        </table:table-row>
        <table:table-row table:style-name="ro1">
          <table:table-cell office:value-type="string" calcext:value-type="string">
            <text:p>2020/05/25 7:27:30 AM EET</text:p>
          </table:table-cell>
          <table:table-cell office:value-type="string" calcext:value-type="string">
            <text:p>Fe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t’s their choice</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5 8:41:13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Ashkenazi Jewish</text:p>
          </table:table-cell>
          <table:table-cell office:value-type="string" calcext:value-type="string">
            <text:p>Jewish</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The hijab and a Nun’s veil are an expression of their faith</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5 8:53:27 AM EET</text:p>
          </table:table-cell>
          <table:table-cell office:value-type="string" calcext:value-type="string">
            <text:p>Female</text:p>
          </table:table-cell>
          <table:table-cell office:value-type="string" calcext:value-type="string">
            <text:p>18-29</text:p>
          </table:table-cell>
          <table:table-cell office:value-type="string" calcext:value-type="string">
            <text:p>Thailand</text:p>
          </table:table-cell>
          <table:table-cell office:value-type="string" calcext:value-type="string">
            <text:p>Asian</text:p>
          </table:table-cell>
          <table:table-cell office:value-type="string" calcext:value-type="string">
            <text:p>Buddha</text:p>
          </table:table-cell>
          <table:table-cell table:number-columns-repeated="2" office:value-type="string" calcext:value-type="string">
            <text:p>Yes</text:p>
          </table:table-cell>
          <table:table-cell office:value-type="string" calcext:value-type="string">
            <text:p>I don't know</text:p>
          </table:table-cell>
          <table:table-cell office:value-type="string" calcext:value-type="string">
            <text:p>Ye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Yes, completely</text:p>
          </table:table-cell>
        </table:table-row>
        <table:table-row table:style-name="ro1">
          <table:table-cell office:value-type="string" calcext:value-type="string">
            <text:p>2020/05/25 9:11:19 AM EET</text:p>
          </table:table-cell>
          <table:table-cell office:value-type="string" calcext:value-type="string">
            <text:p>Fe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5 9:11:35 A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Orthodox christian</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5 9:46:31 AM EET</text:p>
          </table:table-cell>
          <table:table-cell office:value-type="string" calcext:value-type="string">
            <text:p>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t is a sign of submission to God as well as to men in Islam. Muslim women are brainwashed into thinking it’s empowering.</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5 9:59:26 A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Prefer not to say</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Yes</text:p>
          </table:table-cell>
          <table:table-cell office:value-type="string" calcext:value-type="string">
            <text:p>Wearing a veil for muslim women is sometimes optional, however, there are cases when women are forced to do so, disregarding their own preference. However, in case of Roman catholic nuns, by wearing a veil they are manifesting their devotion to the god.</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5 10:33:36 A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Prefer not to say</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5 11:31:19 A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Prefer not to say</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5 1:45:40 PM EET</text:p>
          </table:table-cell>
          <table:table-cell office:value-type="string" calcext:value-type="string">
            <text:p>Fe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To some, it is simply a sacred sign of their religion. <text:s/>I don’t think they attach any other meaning to wearing it.</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5 2:32:27 PM EET</text:p>
          </table:table-cell>
          <table:table-cell office:value-type="string" calcext:value-type="string">
            <text:p>Male</text:p>
          </table:table-cell>
          <table:table-cell office:value-type="string" calcext:value-type="string">
            <text:p>18-29</text:p>
          </table:table-cell>
          <table:table-cell office:value-type="string" calcext:value-type="string">
            <text:p>Lebanon</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5 2:58:49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5 3:01:45 PM EET</text:p>
          </table:table-cell>
          <table:table-cell office:value-type="string" calcext:value-type="string">
            <text:p>Female</text:p>
          </table:table-cell>
          <table:table-cell office:value-type="string" calcext:value-type="string">
            <text:p>30-4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 would call it dedication and commitment to their faith, not submiss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5 4:45:15 PM EET</text:p>
          </table:table-cell>
          <table:table-cell office:value-type="string" calcext:value-type="string">
            <text:p>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Do what ,,elite" wants is always submission.</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Yes, I know exactly what they are</text:p>
          </table:table-cell>
          <table:table-cell/>
        </table:table-row>
        <table:table-row table:style-name="ro1">
          <table:table-cell office:value-type="string" calcext:value-type="string">
            <text:p>2020/05/25 4:52:03 PM EET</text:p>
          </table:table-cell>
          <table:table-cell office:value-type="string" calcext:value-type="string">
            <text:p>Fe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It depends on what country you are from</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5 6:37:26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 don't know</text:p>
          </table:table-cell>
          <table:table-cell office:value-type="string" calcext:value-type="string">
            <text:p>i don't know. i never thought of such things. </text:p>
          </table:table-cell>
          <table:table-cell office:value-type="string" calcext:value-type="string">
            <text:p>woman and anyone at that are free to show their body however they want. </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5 8:19:23 PM EET</text:p>
          </table:table-cell>
          <table:table-cell office:value-type="string" calcext:value-type="string">
            <text:p>Male</text:p>
          </table:table-cell>
          <table:table-cell office:value-type="string" calcext:value-type="string">
            <text:p>18-29</text:p>
          </table:table-cell>
          <table:table-cell office:value-type="string" calcext:value-type="string">
            <text:p>Spain</text:p>
          </table:table-cell>
          <table:table-cell office:value-type="string" calcext:value-type="string">
            <text:p>White</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5 8:19:52 PM EET</text:p>
          </table:table-cell>
          <table:table-cell office:value-type="string" calcext:value-type="string">
            <text:p>Female</text:p>
          </table:table-cell>
          <table:table-cell office:value-type="string" calcext:value-type="string">
            <text:p>18-29</text:p>
          </table:table-cell>
          <table:table-cell office:value-type="string" calcext:value-type="string">
            <text:p>Germany</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I believe that in most cases its a choice made by the women herself, no matter if she is muslim or catholic. In some cases women are forced to wear veils though and in that case I think it can be a symbol of forced submission.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5 8:21:23 PM EET</text:p>
          </table:table-cell>
          <table:table-cell office:value-type="string" calcext:value-type="string">
            <text:p>Female</text:p>
          </table:table-cell>
          <table:table-cell office:value-type="string" calcext:value-type="string">
            <text:p>18-29</text:p>
          </table:table-cell>
          <table:table-cell office:value-type="string" calcext:value-type="string">
            <text:p>Albania</text:p>
          </table:table-cell>
          <table:table-cell office:value-type="string" calcext:value-type="string">
            <text:p>White</text:p>
          </table:table-cell>
          <table:table-cell office:value-type="string" calcext:value-type="string">
            <text:p>Muslim</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5 8:59:43 PM EET</text:p>
          </table:table-cell>
          <table:table-cell office:value-type="string" calcext:value-type="string">
            <text:p>Female</text:p>
          </table:table-cell>
          <table:table-cell office:value-type="string" calcext:value-type="string">
            <text:p>18-29</text:p>
          </table:table-cell>
          <table:table-cell office:value-type="string" calcext:value-type="string">
            <text:p>Turkey</text:p>
          </table:table-cell>
          <table:table-cell office:value-type="string" calcext:value-type="string">
            <text:p>White</text:p>
          </table:table-cell>
          <table:table-cell office:value-type="string" calcext:value-type="string">
            <text:p>Muslim</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Yes</text:p>
          </table:table-cell>
          <table:table-cell office:value-type="string" calcext:value-type="string">
            <text:p>The topic which is veil is about society, religion, family pressure and a symbol of submission.</text:p>
          </table:table-cell>
          <table:table-cell office:value-type="string" calcext:value-type="string">
            <text:p>It makes sense, because there are people which think women should closed wear. I think all women should choose own clothes. If people which do nudity protest don’t think ‘All women should be like us.’, I can support. </text:p>
          </table:table-cell>
          <table:table-cell office:value-type="string" calcext:value-type="string">
            <text:p>No, I don't see how this could happen</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5 9:06:13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t depends on the reason why the women are wearing the head covers. If they are wearing a cover because they want to and they feel like it is respectful to their god, then I do not see it as oppressive. However, I feel it is oppressive if they are forced to wear it by someone else, or they feel they need to for their own safety.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5 9:08:49 PM EET</text:p>
          </table:table-cell>
          <table:table-cell office:value-type="string" calcext:value-type="string">
            <text:p>Male</text:p>
          </table:table-cell>
          <table:table-cell office:value-type="string" calcext:value-type="string">
            <text:p>18-29</text:p>
          </table:table-cell>
          <table:table-cell office:value-type="string" calcext:value-type="string">
            <text:p>Albania</text:p>
          </table:table-cell>
          <table:table-cell office:value-type="string" calcext:value-type="string">
            <text:p>White</text:p>
          </table:table-cell>
          <table:table-cell office:value-type="string" calcext:value-type="string">
            <text:p>Muslim</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 don't know</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table:table-row>
        <table:table-row table:style-name="ro1">
          <table:table-cell office:value-type="string" calcext:value-type="string">
            <text:p>2020/05/25 9:17:45 PM EET</text:p>
          </table:table-cell>
          <table:table-cell office:value-type="string" calcext:value-type="string">
            <text:p>Male</text:p>
          </table:table-cell>
          <table:table-cell office:value-type="string" calcext:value-type="string">
            <text:p>18-29</text:p>
          </table:table-cell>
          <table:table-cell office:value-type="string" calcext:value-type="string">
            <text:p>Poland</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t depends of the fact if the person is ok with wearing it</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5 9:53:03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Yes</text:p>
          </table:table-cell>
          <table:table-cell office:value-type="string" calcext:value-type="string">
            <text:p>Women are not born as nuns; it is something they chose, willingly as far as I’m aware so it is a form of submission not to man but to God. Muslim women are born into their religion (usually). And depending on which country they live in, wearing a hijab could be a matter of law or safety instead of choice. In more western cultures, wearing a hijab is more of a choice culturally but perhaps less so within a family or religious community that would reward a woman for wearing a hijab and punish her for not doing so. So for Muslim women, I feel that it’s a symbol of submission if the action is freely chosen but not if the decision is forced upon her. If the latter, it is instead a form of suppression.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5 10:07:09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Prefer not to say</text:p>
          </table:table-cell>
          <table:table-cell office:value-type="string" calcext:value-type="string">
            <text:p>No</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t shows that your religious beliefs make you wear something, that is a sign of submiss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5 11:32:31 PM EET</text:p>
          </table:table-cell>
          <table:table-cell office:value-type="string" calcext:value-type="string">
            <text:p>Female</text:p>
          </table:table-cell>
          <table:table-cell office:value-type="string" calcext:value-type="string">
            <text:p>18-29</text:p>
          </table:table-cell>
          <table:table-cell office:value-type="string" calcext:value-type="string">
            <text:p>Turkey</text:p>
          </table:table-cell>
          <table:table-cell office:value-type="string" calcext:value-type="string">
            <text:p>Asian</text:p>
          </table:table-cell>
          <table:table-cell office:value-type="string" calcext:value-type="string">
            <text:p>Muslim</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office:value-type="string" calcext:value-type="string">
            <text:p>Religion isn't about submitting yourself to God. (with both of them) With this type of behaviors it's about applying the rules God gaves us. When I think about submission it's mostly about bdsm or that type of relationship with person to pers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5 11:54:10 PM EET</text:p>
          </table:table-cell>
          <table:table-cell office:value-type="string" calcext:value-type="string">
            <text:p>Fe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office:value-type="string" calcext:value-type="string">
            <text:p>Many women choose to cover themselves in their own will, me trying to stop them from wearing a veil would be controlling and anti feminist.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6 12:04:13 AM EET</text:p>
          </table:table-cell>
          <table:table-cell office:value-type="string" calcext:value-type="string">
            <text:p>Female</text:p>
          </table:table-cell>
          <table:table-cell office:value-type="string" calcext:value-type="string">
            <text:p>18-29</text:p>
          </table:table-cell>
          <table:table-cell office:value-type="string" calcext:value-type="string">
            <text:p>Albania</text:p>
          </table:table-cell>
          <table:table-cell office:value-type="string" calcext:value-type="string">
            <text:p>White</text:p>
          </table:table-cell>
          <table:table-cell office:value-type="string" calcext:value-type="string">
            <text:p>Muslim</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6 2:12:12 AM EET</text:p>
          </table:table-cell>
          <table:table-cell office:value-type="string" calcext:value-type="string">
            <text:p>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No</text:p>
          </table:table-cell>
          <table:table-cell office:value-type="string" calcext:value-type="string">
            <text:p>Muslim women must wear the hijab. If they don't they can be killed. For nuns it is optional. If they don't they can leave the order, alive.</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6 2:14:45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Latino</text:p>
          </table:table-cell>
          <table:table-cell office:value-type="string" calcext:value-type="string">
            <text:p>Prefer not to say</text:p>
          </table:table-cell>
          <table:table-cell office:value-type="string" calcext:value-type="string">
            <text:p>Yes</text:p>
          </table:table-cell>
          <table:table-cell table:number-columns-repeated="4" office:value-type="string" calcext:value-type="string">
            <text:p>I don't know</text:p>
          </table:table-cell>
          <table:table-cell office:value-type="string" calcext:value-type="string">
            <text:p>No </text:p>
          </table:table-cell>
          <table:table-cell office:value-type="string" calcext:value-type="string">
            <text:p>In the united states they’re protected under the first amendment, so it’s their business not ours</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6 4:24:20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Prefer not to say</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6 4:52:55 AM EET</text:p>
          </table:table-cell>
          <table:table-cell office:value-type="string" calcext:value-type="string">
            <text:p>Male</text:p>
          </table:table-cell>
          <table:table-cell office:value-type="string" calcext:value-type="string">
            <text:p>30-4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Yes</text:p>
          </table:table-cell>
          <table:table-cell office:value-type="string" calcext:value-type="string">
            <text:p>In the first, some Muslim women are forced to wear it and others choose. So it really depends on the definition/connotation of submission. Is it forced or willingly chosen because of their faith. In the second, I feel most of not all are willingly worn as in my experience there is more freedom in a catholic faith than Muslim.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table:table-row>
        <table:table-row table:style-name="ro1">
          <table:table-cell office:value-type="string" calcext:value-type="string">
            <text:p>2020/05/26 5:46:00 A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believe that in both scenarios it is dependent upon the circumstance of each individual woman. In general I don’t believe that veiling in any religion is a form of a submission. It is intended to be a symbol of modesty and commitment to their respective religions. However, in some scenarios it can be used as oppressive tool. If a women is forced to wear it then it can become a symbol of submission and oppress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6 5:56:10 A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6 7:02:48 AM EET</text:p>
          </table:table-cell>
          <table:table-cell office:value-type="string" calcext:value-type="string">
            <text:p>Female</text:p>
          </table:table-cell>
          <table:table-cell office:value-type="string" calcext:value-type="string">
            <text:p>50-69</text:p>
          </table:table-cell>
          <table:table-cell office:value-type="string" calcext:value-type="string">
            <text:p>United States</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Yes</text:p>
          </table:table-cell>
          <table:table-cell office:value-type="string" calcext:value-type="string">
            <text:p>No</text:p>
          </table:table-cell>
          <table:table-cell office:value-type="string" calcext:value-type="string">
            <text:p>Muslim women are compelled by culture. <text:s/>A nun makes a choice to join a religious order.</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6 9:55:20 AM EET</text:p>
          </table:table-cell>
          <table:table-cell office:value-type="string" calcext:value-type="string">
            <text:p>Female</text:p>
          </table:table-cell>
          <table:table-cell office:value-type="string" calcext:value-type="string">
            <text:p>18-29</text:p>
          </table:table-cell>
          <table:table-cell office:value-type="string" calcext:value-type="string">
            <text:p>Spain</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Yes</text:p>
          </table:table-cell>
          <table:table-cell office:value-type="string" calcext:value-type="string">
            <text:p>No</text:p>
          </table:table-cell>
          <table:table-cell office:value-type="string" calcext:value-type="string">
            <text:p>In the first i think is a way to make a woman less, the second is a choice</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6 10:07:16 AM EET</text:p>
          </table:table-cell>
          <table:table-cell office:value-type="string" calcext:value-type="string">
            <text:p>Female</text:p>
          </table:table-cell>
          <table:table-cell office:value-type="string" calcext:value-type="string">
            <text:p>18-29</text:p>
          </table:table-cell>
          <table:table-cell office:value-type="string" calcext:value-type="string">
            <text:p>Germany</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just feel like wearing a veil can be your own choice, but that it is also possible that somebody forces you to wear it.</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6 11:16:28 AM EET</text:p>
          </table:table-cell>
          <table:table-cell office:value-type="string" calcext:value-type="string">
            <text:p>Fe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As for today, I do not believe that women wear them as a sing of submission. I believe it is a way to embrace your culture and it is also a sign of belonging to a certain community. However, it also holds some principals to its core that O disagree with. But I believe that women who wear veils do not wear it to promote these ideas of oppressing women’s bodies using religion.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6 12:00:34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No</text:p>
          </table:table-cell>
          <table:table-cell office:value-type="string" calcext:value-type="string">
            <text:p>Yes</text:p>
          </table:table-cell>
          <table:table-cell office:value-type="string" calcext:value-type="string">
            <text:p>Matter of context and region.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No</text:p>
          </table:table-cell>
        </table:table-row>
        <table:table-row table:style-name="ro1">
          <table:table-cell office:value-type="string" calcext:value-type="string">
            <text:p>2020/05/26 4:56:07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think it could be seen as a symbol of submission (with a negative connotation) because it only applies to the female gender and it's something imposed by a religion, but it doesn't necessarily mean that these women are wearing the veil against their will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6 5:52:38 PM EET</text:p>
          </table:table-cell>
          <table:table-cell office:value-type="string" calcext:value-type="string">
            <text:p>Female</text:p>
          </table:table-cell>
          <table:table-cell office:value-type="string" calcext:value-type="string">
            <text:p>18-29</text:p>
          </table:table-cell>
          <table:table-cell office:value-type="string" calcext:value-type="string">
            <text:p>Switzerland</text:p>
          </table:table-cell>
          <table:table-cell office:value-type="string" calcext:value-type="string">
            <text:p>Prefer not to say</text:p>
          </table:table-cell>
          <table:table-cell office:value-type="string" calcext:value-type="string">
            <text:p>Spiritual </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f looked as a (free) choice from the women I don’t think it is submissive. But if they are forced In any way to do so, i would say def. I know that there already is some kind of submission, that they have to wear the veil but if it’s their choice, i don't see a problem in it.</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6 6:58:39 PM EET</text:p>
          </table:table-cell>
          <table:table-cell office:value-type="string" calcext:value-type="string">
            <text:p>Female</text:p>
          </table:table-cell>
          <table:table-cell office:value-type="string" calcext:value-type="string">
            <text:p>18-29</text:p>
          </table:table-cell>
          <table:table-cell office:value-type="string" calcext:value-type="string">
            <text:p>Brazil</text:p>
          </table:table-cell>
          <table:table-cell office:value-type="string" calcext:value-type="string">
            <text:p>White</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office:value-type="string" calcext:value-type="string">
            <text:p>It depends on the reason why they are covering their bodies, and if it's a choice or an obligat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6 8:28:27 PM EET</text:p>
          </table:table-cell>
          <table:table-cell office:value-type="string" calcext:value-type="string">
            <text:p>Female</text:p>
          </table:table-cell>
          <table:table-cell office:value-type="string" calcext:value-type="string">
            <text:p>18-29</text:p>
          </table:table-cell>
          <table:table-cell office:value-type="string" calcext:value-type="string">
            <text:p>Czech Republic</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They do it due to the tradition. I think it can change like the fact women started wearing pants</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6 8:51:27 PM EET</text:p>
          </table:table-cell>
          <table:table-cell office:value-type="string" calcext:value-type="string">
            <text:p>Female</text:p>
          </table:table-cell>
          <table:table-cell office:value-type="string" calcext:value-type="string">
            <text:p>18-29</text:p>
          </table:table-cell>
          <table:table-cell office:value-type="string" calcext:value-type="string">
            <text:p>Brazil</text:p>
          </table:table-cell>
          <table:table-cell office:value-type="string" calcext:value-type="string">
            <text:p>Latino</text:p>
          </table:table-cell>
          <table:table-cell office:value-type="string" calcext:value-type="string">
            <text:p>Agnóstica</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The sabe time it can be a submission, it can be also a culture afirmat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26 10:15:52 PM EET</text:p>
          </table:table-cell>
          <table:table-cell office:value-type="string" calcext:value-type="string">
            <text:p>Male</text:p>
          </table:table-cell>
          <table:table-cell office:value-type="string" calcext:value-type="string">
            <text:p>18-29</text:p>
          </table:table-cell>
          <table:table-cell office:value-type="string" calcext:value-type="string">
            <text:p>Slovakia</text:p>
          </table:table-cell>
          <table:table-cell office:value-type="string" calcext:value-type="string">
            <text:p>White</text:p>
          </table:table-cell>
          <table:table-cell office:value-type="string" calcext:value-type="string">
            <text:p>Roman Catholic</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 do believe that both submission and religion have something to do with this. Yet, I see it more as a religious choice rather than submitting to the authority of the ma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table:table-row>
        <table:table-row table:style-name="ro6">
          <table:table-cell office:value-type="string" calcext:value-type="string">
            <text:p>2020/05/27 12:30:58 AM EET</text:p>
          </table:table-cell>
          <table:table-cell office:value-type="string" calcext:value-type="string">
            <text:p>Male</text:p>
          </table:table-cell>
          <table:table-cell office:value-type="string" calcext:value-type="string">
            <text:p>18-29</text:p>
          </table:table-cell>
          <table:table-cell office:value-type="string" calcext:value-type="string">
            <text:p>Brazil</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office:value-type="string" calcext:value-type="string">
            <text:p>I think the word *submission* makes the discussion more complex than it needs to be, so</text:p>
            <text:p/>
            <text:p>First, for both religions, I wouldn't say veils are a symbol of *submission* specifically, but a symbol of gender inequality since men aren't expected to use them (as women are), thus making the custom of wearing veils questionable.</text:p>
            <text:p/>
            <text:p>(And that answers the first question about gender inequality being an universal concept, since It doesn't rely on regional or cultural context to exist)</text:p>
            <text:p/>
            <text:p>About *submission* in itself, I'd say:</text:p>
            <text:p/>
            <text:p>1- it depends the regional/cultural interpretation on "wearing a veil" (what does it mean for the local population when women wear them? And what does it mean when women don't?) If "wearing veils" influences one's image*, then:</text:p>
            <text:p/>
            <text:p>2- it depends on the interpretation of the word submission, which can carry either the idea of someone consciously submitting his or herself to something and/or the idea of someone being forced into submission by external forces. If you interpret *submission* as described in the second case, then yes, I'd say veils are a symbol of submission (since they are used to influence the images of those who wear them and of those who don't)</text:p>
            <text:p/>
            <text:p>You can see I didn't need to specify religions here, since the customs vary from region to region. Putting a whole religion in one bucket would be a step back =)</text:p>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table:table-row>
        <table:table-row table:style-name="ro1">
          <table:table-cell office:value-type="string" calcext:value-type="string">
            <text:p>2020/05/27 2:36:04 PM EET</text:p>
          </table:table-cell>
          <table:table-cell office:value-type="string" calcext:value-type="string">
            <text:p>Female</text:p>
          </table:table-cell>
          <table:table-cell office:value-type="string" calcext:value-type="string">
            <text:p>0-17</text:p>
          </table:table-cell>
          <table:table-cell office:value-type="string" calcext:value-type="string">
            <text:p>France</text:p>
          </table:table-cell>
          <table:table-cell office:value-type="string" calcext:value-type="string">
            <text:p>White</text:p>
          </table:table-cell>
          <table:table-cell office:value-type="string" calcext:value-type="string">
            <text:p>Prefer not to say</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I don't know</text:p>
          </table:table-cell>
          <table:table-cell office:value-type="string" calcext:value-type="string">
            <text:p>No I don’t want to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7 3:26:15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Orthodox</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2">
          <table:table-cell office:value-type="string" calcext:value-type="string">
            <text:p>2020/05/27 5:22:38 PM EET</text:p>
          </table:table-cell>
          <table:table-cell office:value-type="string" calcext:value-type="string">
            <text:p>Female</text:p>
          </table:table-cell>
          <table:table-cell office:value-type="string" calcext:value-type="string">
            <text:p>18-29</text:p>
          </table:table-cell>
          <table:table-cell office:value-type="string" calcext:value-type="string">
            <text:p>Germany</text:p>
          </table:table-cell>
          <table:table-cell office:value-type="string" calcext:value-type="string">
            <text:p>White</text:p>
          </table:table-cell>
          <table:table-cell office:value-type="string" calcext:value-type="string">
            <text:p>Not religious</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For me, the veil of a Catholic nun is not only an Expression of her believes but also a part of her "work Dress". If you go to a Catholic church, no one (except for the nuns) is wearing a veil. So Catholic peolpe (who are not nuns) don't use that a Symbol of their believes. </text:p>
            <text:p>If you go to a mosque, a lot of People are wearing veils, often it is required. In some countries, women have to wear a veil as soon as the leave the house, it is not their choice, even if they are not religious.</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2">
          <table:table-cell office:value-type="string" calcext:value-type="string">
            <text:p>2020/05/27 7:09:36 PM EET</text:p>
          </table:table-cell>
          <table:table-cell office:value-type="string" calcext:value-type="string">
            <text:p>Female</text:p>
          </table:table-cell>
          <table:table-cell office:value-type="string" calcext:value-type="string">
            <text:p>18-29</text:p>
          </table:table-cell>
          <table:table-cell office:value-type="string" calcext:value-type="string">
            <text:p>Georgia</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I belive in choice, if women feel happy to wear veils it's their decision, the tricky part is that in religion we often see the inequality and sometimes it's not the choice of a women to wear a veil, but a religious obligation, which is completely unaccaptable.</text:p>
            <text:p>But also, I think catholic nuns and muslim women wearing veils are not "synonyms", becoming a nun is more or less a choice and it's a religious uniform, just like it is for priests to wear theirs and for muslim women, because the religion is something you are born into and not something you choose, there is much higher risk of compulsion and submission than in the case of catholic nuns.</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7 8:06:26 PM EET</text:p>
          </table:table-cell>
          <table:table-cell office:value-type="string" calcext:value-type="string">
            <text:p>Male</text:p>
          </table:table-cell>
          <table:table-cell office:value-type="string" calcext:value-type="string">
            <text:p>30-49</text:p>
          </table:table-cell>
          <table:table-cell office:value-type="string" calcext:value-type="string">
            <text:p>United States</text:p>
          </table:table-cell>
          <table:table-cell office:value-type="string" calcext:value-type="string">
            <text:p>White</text:p>
          </table:table-cell>
          <table:table-cell office:value-type="string" calcext:value-type="string">
            <text:p>Roman Catholic</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t all depends on the person or people. <text:s/>I think it should be optional, not punished. If it is forced I do believe it could be used as a submission symbol but many things could mean that for both sexes, races or cultures.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7 9:10:16 PM EET</text:p>
          </table:table-cell>
          <table:table-cell office:value-type="string" calcext:value-type="string">
            <text:p>Female</text:p>
          </table:table-cell>
          <table:table-cell office:value-type="string" calcext:value-type="string">
            <text:p>18-29</text:p>
          </table:table-cell>
          <table:table-cell office:value-type="string" calcext:value-type="string">
            <text:p>Spain</text:p>
          </table:table-cell>
          <table:table-cell office:value-type="string" calcext:value-type="string">
            <text:p>White</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don’t have my opinion abt this 100% created</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 yes, but I feel like some of the struggles I face because of my ethnicity are not taken into consideration</text:p>
          </table:table-cell>
        </table:table-row>
        <table:table-row table:style-name="ro1">
          <table:table-cell office:value-type="string" calcext:value-type="string">
            <text:p>2020/05/27 10:45:02 PM EET</text:p>
          </table:table-cell>
          <table:table-cell office:value-type="string" calcext:value-type="string">
            <text:p>Female</text:p>
          </table:table-cell>
          <table:table-cell office:value-type="string" calcext:value-type="string">
            <text:p>50-6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7 11:21:21 PM EET</text:p>
          </table:table-cell>
          <table:table-cell office:value-type="string" calcext:value-type="string">
            <text:p>Fe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t depends on whether the woman chooses to wear the veil. In some places it is legally required for women to wear a hijab—that isn’t right or equal. But if a woman wants to, it is not necessarily a sign of submission.</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8 2:01:25 PM EET</text:p>
          </table:table-cell>
          <table:table-cell office:value-type="string" calcext:value-type="string">
            <text:p>Female</text:p>
          </table:table-cell>
          <table:table-cell office:value-type="string" calcext:value-type="string">
            <text:p>30-49</text:p>
          </table:table-cell>
          <table:table-cell office:value-type="string" calcext:value-type="string">
            <text:p>Ecuador</text:p>
          </table:table-cell>
          <table:table-cell office:value-type="string" calcext:value-type="string">
            <text:p>Latino</text:p>
          </table:table-cell>
          <table:table-cell office:value-type="string" calcext:value-type="string">
            <text:p>Roman Catholic</text:p>
          </table:table-cell>
          <table:table-cell office:value-type="string" calcext:value-type="string">
            <text:p>No</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8 4:31:41 PM EET</text:p>
          </table:table-cell>
          <table:table-cell office:value-type="string" calcext:value-type="string">
            <text:p>Female</text:p>
          </table:table-cell>
          <table:table-cell office:value-type="string" calcext:value-type="string">
            <text:p>30-49</text:p>
          </table:table-cell>
          <table:table-cell office:value-type="string" calcext:value-type="string">
            <text:p>India</text:p>
          </table:table-cell>
          <table:table-cell office:value-type="string" calcext:value-type="string">
            <text:p>Asian</text:p>
          </table:table-cell>
          <table:table-cell office:value-type="string" calcext:value-type="string">
            <text:p>Not religious</text:p>
          </table:table-cell>
          <table:table-cell office:value-type="string" calcext:value-type="string">
            <text:p>No</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I don't know</text:p>
          </table:table-cell>
          <table:table-cell office:value-type="string" calcext:value-type="string">
            <text:p>No</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8 4:32:06 PM EET</text:p>
          </table:table-cell>
          <table:table-cell office:value-type="string" calcext:value-type="string">
            <text:p>Female</text:p>
          </table:table-cell>
          <table:table-cell office:value-type="string" calcext:value-type="string">
            <text:p>30-49</text:p>
          </table:table-cell>
          <table:table-cell office:value-type="string" calcext:value-type="string">
            <text:p>India</text:p>
          </table:table-cell>
          <table:table-cell office:value-type="string" calcext:value-type="string">
            <text:p>Asian</text:p>
          </table:table-cell>
          <table:table-cell office:value-type="string" calcext:value-type="string">
            <text:p>Not religious</text:p>
          </table:table-cell>
          <table:table-cell office:value-type="string" calcext:value-type="string">
            <text:p>No</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I don't know</text:p>
          </table:table-cell>
          <table:table-cell office:value-type="string" calcext:value-type="string">
            <text:p>No</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8 4:58:10 PM EET</text:p>
          </table:table-cell>
          <table:table-cell office:value-type="string" calcext:value-type="string">
            <text:p>Female</text:p>
          </table:table-cell>
          <table:table-cell office:value-type="string" calcext:value-type="string">
            <text:p>30-49</text:p>
          </table:table-cell>
          <table:table-cell office:value-type="string" calcext:value-type="string">
            <text:p>Bangladesh</text:p>
          </table:table-cell>
          <table:table-cell office:value-type="string" calcext:value-type="string">
            <text:p>Asian</text:p>
          </table:table-cell>
          <table:table-cell office:value-type="string" calcext:value-type="string">
            <text:p>Muslim</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8 6:33:17 PM EET</text:p>
          </table:table-cell>
          <table:table-cell office:value-type="string" calcext:value-type="string">
            <text:p>Male</text:p>
          </table:table-cell>
          <table:table-cell office:value-type="string" calcext:value-type="string">
            <text:p>30-49</text:p>
          </table:table-cell>
          <table:table-cell office:value-type="string" calcext:value-type="string">
            <text:p>United States</text:p>
          </table:table-cell>
          <table:table-cell office:value-type="string" calcext:value-type="string">
            <text:p>White</text:p>
          </table:table-cell>
          <table:table-cell office:value-type="string" calcext:value-type="string">
            <text:p>Roman Catholic</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It all depends on the person or people. <text:s/>I think it should be optional, not punished. If it is forced I do believe it could be used as a submission symbol but many things could mean that for both sexes, races or cultures.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28 8:43:34 PM EET</text:p>
          </table:table-cell>
          <table:table-cell office:value-type="string" calcext:value-type="string">
            <text:p>Female</text:p>
          </table:table-cell>
          <table:table-cell office:value-type="string" calcext:value-type="string">
            <text:p>18-29</text:p>
          </table:table-cell>
          <table:table-cell office:value-type="string" calcext:value-type="string">
            <text:p>France</text:p>
          </table:table-cell>
          <table:table-cell office:value-type="string" calcext:value-type="string">
            <text:p>White</text:p>
          </table:table-cell>
          <table:table-cell office:value-type="string" calcext:value-type="string">
            <text:p>Spinosa </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office:value-type="string" calcext:value-type="string">
            <text:p>The most of women who wear a veil choose it and it comes from their own choices and everyone is allowed to do whatever their want if it doesn’t hurt anyone else.</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5/28 10:21:40 PM EET</text:p>
          </table:table-cell>
          <table:table-cell office:value-type="string" calcext:value-type="string">
            <text:p>Female</text:p>
          </table:table-cell>
          <table:table-cell office:value-type="string" calcext:value-type="string">
            <text:p>30-4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For Muslim women, wearing the veil might be a choice or something they just embrace for tradition, so it depends. Becoming a nun, nowadays, is 100% a choice, so I believe it has nothing to do with submission </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No</text:p>
          </table:table-cell>
        </table:table-row>
        <table:table-row table:style-name="ro1">
          <table:table-cell office:value-type="string" calcext:value-type="string">
            <text:p>2020/05/29 10:25:59 AM EET</text:p>
          </table:table-cell>
          <table:table-cell office:value-type="string" calcext:value-type="string">
            <text:p>Female</text:p>
          </table:table-cell>
          <table:table-cell office:value-type="string" calcext:value-type="string">
            <text:p>30-49</text:p>
          </table:table-cell>
          <table:table-cell office:value-type="string" calcext:value-type="string">
            <text:p>Turkey</text:p>
          </table:table-cell>
          <table:table-cell office:value-type="string" calcext:value-type="string">
            <text:p>Prefer not to say</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Yes, completely</text:p>
          </table:table-cell>
        </table:table-row>
        <table:table-row table:style-name="ro1">
          <table:table-cell office:value-type="string" calcext:value-type="string">
            <text:p>2020/05/29 3:54:17 PM EET</text:p>
          </table:table-cell>
          <table:table-cell office:value-type="string" calcext:value-type="string">
            <text:p>Male</text:p>
          </table:table-cell>
          <table:table-cell office:value-type="string" calcext:value-type="string">
            <text:p>70-8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Ye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I don't know</text:p>
          </table:table-cell>
          <table:table-cell office:value-type="string" calcext:value-type="string">
            <text:p>No</text:p>
          </table:table-cell>
          <table:table-cell/>
        </table:table-row>
        <table:table-row table:style-name="ro2">
          <table:table-cell office:value-type="string" calcext:value-type="string">
            <text:p>2020/05/29 6:10:28 P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 believe in the freedom of choice, however I am wondering about these items. They cover part of bodies which are usually sexualized regarding females. Why can't they embrace a choice of life without their freedom to decide about their clothes?</text:p>
            <text:p>Does humility always start with appearance?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5/29 8:51:22 PM EET</text:p>
          </table:table-cell>
          <table:table-cell office:value-type="string" calcext:value-type="string">
            <text:p>Male</text:p>
          </table:table-cell>
          <table:table-cell office:value-type="string" calcext:value-type="string">
            <text:p>18-29</text:p>
          </table:table-cell>
          <table:table-cell office:value-type="string" calcext:value-type="string">
            <text:p>India</text:p>
          </table:table-cell>
          <table:table-cell office:value-type="string" calcext:value-type="string">
            <text:p>South Asian</text:p>
          </table:table-cell>
          <table:table-cell office:value-type="string" calcext:value-type="string">
            <text:p>Hindu</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find using nudity to protest against patriarchy strange. There are better ways to protest </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29 11:39:04 PM EET</text:p>
          </table:table-cell>
          <table:table-cell office:value-type="string" calcext:value-type="string">
            <text:p>Female</text:p>
          </table:table-cell>
          <table:table-cell office:value-type="string" calcext:value-type="string">
            <text:p>50-6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office:value-type="string" calcext:value-type="string">
            <text:p>I think it’s a way to agree with a status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5/29 11:42:12 PM EET</text:p>
          </table:table-cell>
          <table:table-cell office:value-type="string" calcext:value-type="string">
            <text:p>Male</text:p>
          </table:table-cell>
          <table:table-cell office:value-type="string" calcext:value-type="string">
            <text:p>18-29</text:p>
          </table:table-cell>
          <table:table-cell office:value-type="string" calcext:value-type="string">
            <text:p>Poland</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I think that the veil could be much more than a symbol of submission. It depends on <text:s text:c="2"/>woman that wears it and what meaning she connects it with. So the veil could be a symbol of submission, but not necessarily.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5/30 9:16:10 AM EET</text:p>
          </table:table-cell>
          <table:table-cell office:value-type="string" calcext:value-type="string">
            <text:p>Male</text:p>
          </table:table-cell>
          <table:table-cell office:value-type="string" calcext:value-type="string">
            <text:p>50-6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Yes</text:p>
          </table:table-cell>
          <table:table-cell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table:table-row>
        <table:table-row table:style-name="ro1">
          <table:table-cell office:value-type="string" calcext:value-type="string">
            <text:p>2020/05/30 10:56:58 PM EET</text:p>
          </table:table-cell>
          <table:table-cell office:value-type="string" calcext:value-type="string">
            <text:p>Female</text:p>
          </table:table-cell>
          <table:table-cell office:value-type="string" calcext:value-type="string">
            <text:p>50-69</text:p>
          </table:table-cell>
          <table:table-cell office:value-type="string" calcext:value-type="string">
            <text:p>Poland</text:p>
          </table:table-cell>
          <table:table-cell office:value-type="string" calcext:value-type="string">
            <text:p>Prefer not to say</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Yes, I know exactly what they are</text:p>
          </table:table-cell>
          <table:table-cell office:value-type="string" calcext:value-type="string">
            <text:p>Partially</text:p>
          </table:table-cell>
        </table:table-row>
        <table:table-row table:style-name="ro1">
          <table:table-cell office:value-type="string" calcext:value-type="string">
            <text:p>2020/05/31 11:44:24 AM EET</text:p>
          </table:table-cell>
          <table:table-cell office:value-type="string" calcext:value-type="string">
            <text:p>Female</text:p>
          </table:table-cell>
          <table:table-cell office:value-type="string" calcext:value-type="string">
            <text:p>18-29</text:p>
          </table:table-cell>
          <table:table-cell office:value-type="string" calcext:value-type="string">
            <text:p>Spain</text:p>
          </table:table-cell>
          <table:table-cell office:value-type="string" calcext:value-type="string">
            <text:p>Prefer not to say</text:p>
          </table:table-cell>
          <table:table-cell office:value-type="string" calcext:value-type="string">
            <text:p>Not religious</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6/02 7:48:35 PM EET</text:p>
          </table:table-cell>
          <table:table-cell office:value-type="string" calcext:value-type="string">
            <text:p>Male</text:p>
          </table:table-cell>
          <table:table-cell office:value-type="string" calcext:value-type="string">
            <text:p>18-29</text:p>
          </table:table-cell>
          <table:table-cell office:value-type="string" calcext:value-type="string">
            <text:p>United States</text:p>
          </table:table-cell>
          <table:table-cell office:value-type="string" calcext:value-type="string">
            <text:p>White</text:p>
          </table:table-cell>
          <table:table-cell office:value-type="string" calcext:value-type="string">
            <text:p>Roman Catholic</text:p>
          </table:table-cell>
          <table:table-cell office:value-type="string" calcext:value-type="string">
            <text:p>No</text:p>
          </table:table-cell>
          <table:table-cell office:value-type="string" calcext:value-type="string">
            <text:p>I don't know</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 don't know</text:p>
          </table:table-cell>
          <table:table-cell office:value-type="string" calcext:value-type="string">
            <text:p>I don’t know the history of veils for men or women</text:p>
          </table:table-cell>
          <table:table-cell table:number-columns-repeated="2" office:value-type="string" calcext:value-type="string">
            <text:p>I don't know</text:p>
          </table:table-cell>
          <table:table-cell table:number-columns-repeated="2" office:value-type="string" calcext:value-type="string">
            <text:p>No</text:p>
          </table:table-cell>
        </table:table-row>
        <table:table-row table:style-name="ro1">
          <table:table-cell office:value-type="string" calcext:value-type="string">
            <text:p>2020/06/04 12:01:46 AM EET</text:p>
          </table:table-cell>
          <table:table-cell office:value-type="string" calcext:value-type="string">
            <text:p>Female</text:p>
          </table:table-cell>
          <table:table-cell office:value-type="string" calcext:value-type="string">
            <text:p>18-29</text:p>
          </table:table-cell>
          <table:table-cell office:value-type="string" calcext:value-type="string">
            <text:p>Italy</text:p>
          </table:table-cell>
          <table:table-cell office:value-type="string" calcext:value-type="string">
            <text:p>White</text:p>
          </table:table-cell>
          <table:table-cell office:value-type="string" calcext:value-type="string">
            <text:p>Roman Catholic</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6/07 8:26:47 PM EET</text:p>
          </table:table-cell>
          <table:table-cell office:value-type="string" calcext:value-type="string">
            <text:p>Female</text:p>
          </table:table-cell>
          <table:table-cell office:value-type="string" calcext:value-type="string">
            <text:p>18-29</text:p>
          </table:table-cell>
          <table:table-cell office:value-type="string" calcext:value-type="string">
            <text:p>Russia</text:p>
          </table:table-cell>
          <table:table-cell office:value-type="string" calcext:value-type="string">
            <text:p>White</text:p>
          </table:table-cell>
          <table:table-cell office:value-type="string" calcext:value-type="string">
            <text:p>Christian Orthodox</text:p>
          </table:table-cell>
          <table:table-cell office:value-type="string" calcext:value-type="string">
            <text:p>I don't know</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I don't know</text:p>
          </table:table-cell>
          <table:table-cell/>
          <table:table-cell office:value-type="string" calcext:value-type="string">
            <text:p>I don't know</text:p>
          </table:table-cell>
          <table:table-cell office:value-type="string" calcext:value-type="string">
            <text:p>No, I don't see how this could happen</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6/08 5:00:34 AM EET</text:p>
          </table:table-cell>
          <table:table-cell office:value-type="string" calcext:value-type="string">
            <text:p>Female</text:p>
          </table:table-cell>
          <table:table-cell office:value-type="string" calcext:value-type="string">
            <text:p>18-29</text:p>
          </table:table-cell>
          <table:table-cell office:value-type="string" calcext:value-type="string">
            <text:p>Canada</text:p>
          </table:table-cell>
          <table:table-cell office:value-type="string" calcext:value-type="string">
            <text:p>White</text:p>
          </table:table-cell>
          <table:table-cell office:value-type="string" calcext:value-type="string">
            <text:p>Muslim</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Some people choose to cover up because they enjoy the meaning behind it. Whereas some people are forced. Free choice is best.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No</text:p>
          </table:table-cell>
        </table:table-row>
        <table:table-row table:style-name="ro1">
          <table:table-cell office:value-type="string" calcext:value-type="string">
            <text:p>2020/06/08 8:57:54 PM EET</text:p>
          </table:table-cell>
          <table:table-cell office:value-type="string" calcext:value-type="string">
            <text:p>Male</text:p>
          </table:table-cell>
          <table:table-cell office:value-type="string" calcext:value-type="string">
            <text:p>30-49</text:p>
          </table:table-cell>
          <table:table-cell office:value-type="string" calcext:value-type="string">
            <text:p>Italy</text:p>
          </table:table-cell>
          <table:table-cell office:value-type="string" calcext:value-type="string">
            <text:p>White</text:p>
          </table:table-cell>
          <table:table-cell office:value-type="string" calcext:value-type="string">
            <text:p>Not religious</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Muslim often Forced - nuns are free</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6/08 10:25:10 PM EET</text:p>
          </table:table-cell>
          <table:table-cell office:value-type="string" calcext:value-type="string">
            <text:p>Male</text:p>
          </table:table-cell>
          <table:table-cell office:value-type="string" calcext:value-type="string">
            <text:p>30-49</text:p>
          </table:table-cell>
          <table:table-cell office:value-type="string" calcext:value-type="string">
            <text:p>Germany</text:p>
          </table:table-cell>
          <table:table-cell office:value-type="string" calcext:value-type="string">
            <text:p>White</text:p>
          </table:table-cell>
          <table:table-cell office:value-type="string" calcext:value-type="string">
            <text:p>Not religious</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Depending on the person, they either submit to the demands of a god (this would probably be more of a free choice) or they submit to the demands of the culture / family / husband (this could be more of a forced submission).</text:p>
          </table:table-cell>
          <table:table-cell office:value-type="string" calcext:value-type="string">
            <text:p>I guess it can be used for many reasons, ranging from criticizing religious dress-codes to just being a good way to get attention. Therefore I can't give a blanket-statement on whether this form of protest is good or bad or feminist/unfeminist.</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6/09 10:26:06 PM EET</text:p>
          </table:table-cell>
          <table:table-cell office:value-type="string" calcext:value-type="string">
            <text:p>Fe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You ALWAYS choose to be a nun, so therefore it is your choice to live your life in a certain way, as for Muslim women, some are born in the religion, they don’t make the choice.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Yes, completely</text:p>
          </table:table-cell>
        </table:table-row>
        <table:table-row table:style-name="ro1">
          <table:table-cell office:value-type="string" calcext:value-type="string">
            <text:p>2020/06/09 11:10:38 PM EET</text:p>
          </table:table-cell>
          <table:table-cell office:value-type="string" calcext:value-type="string">
            <text:p>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Not religious</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Yes</text:p>
          </table:table-cell>
          <table:table-cell office:value-type="string" calcext:value-type="string">
            <text:p>The practice to hide the body from others</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20/06/09 11:37:17 PM EET</text:p>
          </table:table-cell>
          <table:table-cell office:value-type="string" calcext:value-type="string">
            <text:p>Female</text:p>
          </table:table-cell>
          <table:table-cell office:value-type="string" calcext:value-type="string">
            <text:p>18-29</text:p>
          </table:table-cell>
          <table:table-cell office:value-type="string" calcext:value-type="string">
            <text:p>Spain</text:p>
          </table:table-cell>
          <table:table-cell office:value-type="string" calcext:value-type="string">
            <text:p>White</text:p>
          </table:table-cell>
          <table:table-cell office:value-type="string" calcext:value-type="string">
            <text:p>Not religious</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office:value-type="string" calcext:value-type="string">
            <text:p>It is about if they choose it or not, and I have the idea that for being a nun you choose to wear it. However, by being just a girl from a Muslim country you might not choose to wear it, but you have to for your gender.</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6/09 11:41:05 PM EET</text:p>
          </table:table-cell>
          <table:table-cell office:value-type="string" calcext:value-type="string">
            <text:p>Fe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I think that if you do it because of your personal beliefs it’s ok, your choice, but some women wear the veil because they are forced to.</text:p>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No</text:p>
          </table:table-cell>
        </table:table-row>
        <table:table-row table:style-name="ro1">
          <table:table-cell office:value-type="string" calcext:value-type="string">
            <text:p>2020/06/09 11:43:50 PM EET</text:p>
          </table:table-cell>
          <table:table-cell office:value-type="string" calcext:value-type="string">
            <text:p>Fe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Yes</text:p>
          </table:table-cell>
          <table:table-cell office:value-type="string" calcext:value-type="string">
            <text:p>No</text:p>
          </table:table-cell>
          <table:table-cell office:value-type="string" calcext:value-type="string">
            <text:p>I think that in the first case, the women are somehow forced to submit to it because they didn't choose to have that religion comparing to the nuns that agreed with that once they decided to join the Catholic Church.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6/09 11:52:29 PM EET</text:p>
          </table:table-cell>
          <table:table-cell office:value-type="string" calcext:value-type="string">
            <text:p>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Prefer not to say</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table:table-cell office:value-type="string" calcext:value-type="string">
            <text:p>I think woman cab show their independence in other way not through nudity</text:p>
          </table:table-cell>
          <table:table-cell office:value-type="string" calcext:value-type="string">
            <text:p>I don't know</text:p>
          </table:table-cell>
          <table:table-cell office:value-type="string" calcext:value-type="string">
            <text:p>No</text:p>
          </table:table-cell>
          <table:table-cell/>
        </table:table-row>
        <table:table-row table:style-name="ro1">
          <table:table-cell office:value-type="string" calcext:value-type="string">
            <text:p>2020/06/10 12:48:15 AM EET</text:p>
          </table:table-cell>
          <table:table-cell office:value-type="string" calcext:value-type="string">
            <text:p>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Orthodox</text:p>
          </table:table-cell>
          <table:table-cell office:value-type="string" calcext:value-type="string">
            <text:p>I don't know</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6/10 1:08:28 AM EET</text:p>
          </table:table-cell>
          <table:table-cell office:value-type="string" calcext:value-type="string">
            <text:p>Fe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Orthodox</text:p>
          </table:table-cell>
          <table:table-cell office:value-type="string" calcext:value-type="string">
            <text:p>Yes</text:p>
          </table:table-cell>
          <table:table-cell office:value-type="string" calcext:value-type="string">
            <text:p>I don't know</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The muslim women wear their veil because of the tradition and probably because of their “submisson” to their husband. This is also because nobody is supposed to see them, so as not to be provocative and raise questions to other men. The nuns are wearing their veil also because they are “submitted” in another way, submitted to God and so keeping the rules in “his house”. </text:p>
          </table:table-cell>
          <table:table-cell office:value-type="string" calcext:value-type="string">
            <text:p>I think that it’s their right to protest, but I don’t think that using nudity is a right way to do it, because there are many other options for getting attention of a protest. Exposing nudity doesn’t briefly mean that you are a feminist, you can express your feminism also through other things/habits.</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6/10 6:38:48 AM EET</text:p>
          </table:table-cell>
          <table:table-cell office:value-type="string" calcext:value-type="string">
            <text:p>Fe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I don't know</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table:number-columns-repeated="2" office:value-type="string" calcext:value-type="string">
            <text:p>It depends</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No, I don't see how this could happen</text:p>
          </table:table-cell>
          <table:table-cell office:value-type="string" calcext:value-type="string">
            <text:p>No</text:p>
          </table:table-cell>
          <table:table-cell office:value-type="string" calcext:value-type="string">
            <text:p>Yes, completely</text:p>
          </table:table-cell>
        </table:table-row>
        <table:table-row table:style-name="ro1">
          <table:table-cell office:value-type="string" calcext:value-type="string">
            <text:p>2020/06/10 7:51:28 AM EET</text:p>
          </table:table-cell>
          <table:table-cell office:value-type="string" calcext:value-type="string">
            <text:p>Fe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Orthodox</text:p>
          </table:table-cell>
          <table:table-cell office:value-type="string" calcext:value-type="string">
            <text:p>Yes</text:p>
          </table:table-cell>
          <table:table-cell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No, I don't see how this could happen</text:p>
          </table:table-cell>
          <table:table-cell office:value-type="string" calcext:value-type="string">
            <text:p>I might have heard of them but I don't really know what they are</text:p>
          </table:table-cell>
          <table:table-cell office:value-type="string" calcext:value-type="string">
            <text:p>No</text:p>
          </table:table-cell>
        </table:table-row>
        <table:table-row table:style-name="ro1">
          <table:table-cell office:value-type="string" calcext:value-type="string">
            <text:p>2020/06/10 9:23:03 AM EET</text:p>
          </table:table-cell>
          <table:table-cell office:value-type="string" calcext:value-type="string">
            <text:p>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Orthodox</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3" office:value-type="string" calcext:value-type="string">
            <text:p>No</text:p>
          </table:table-cell>
          <table:table-cell office:value-type="string" calcext:value-type="string">
            <text:p>I think that it's their right to use their body to protest, and I believe that they are right when they say that women that cover themselves for religious reasons can't be feminists</text:p>
          </table:table-cell>
          <table:table-cell office:value-type="string" calcext:value-type="string">
            <text:p>No, I don't see how this could happen</text:p>
          </table:table-cell>
          <table:table-cell office:value-type="string" calcext:value-type="string">
            <text:p>No</text:p>
          </table:table-cell>
          <table:table-cell/>
        </table:table-row>
        <table:table-row table:style-name="ro1">
          <table:table-cell office:value-type="string" calcext:value-type="string">
            <text:p>2020/06/10 11:31:07 AM EET</text:p>
          </table:table-cell>
          <table:table-cell office:value-type="string" calcext:value-type="string">
            <text:p>Fe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As a white, non religios female is easy to judge that the veil that Catholic nuns or Muslim females wear is a symbol of submission, but there were made a lot of studies where the females we are talking about don't consider it a sign of submission and feel very good in that position. </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6/10 11:48:13 AM EET</text:p>
          </table:table-cell>
          <table:table-cell office:value-type="string" calcext:value-type="string">
            <text:p>Fe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Orthodox</text:p>
          </table:table-cell>
          <table:table-cell table:number-columns-repeated="2" office:value-type="string" calcext:value-type="string">
            <text:p>No</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office:value-type="string" calcext:value-type="string">
            <text:p>It depends</text:p>
          </table:table-cell>
          <table:table-cell office:value-type="string" calcext:value-type="string">
            <text:p>Yes</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No</text:p>
          </table:table-cell>
        </table:table-row>
        <table:table-row table:style-name="ro1">
          <table:table-cell office:value-type="string" calcext:value-type="string">
            <text:p>2020/06/10 12:10:59 PM EET</text:p>
          </table:table-cell>
          <table:table-cell office:value-type="string" calcext:value-type="string">
            <text:p>Fe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Ortodox</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 of gender inequality is universal regardless the country, the ethnicity, the history, the culture, and traditions</text:p>
          </table:table-cell>
          <table:table-cell office:value-type="string" calcext:value-type="string">
            <text:p>It depends</text:p>
          </table:table-cell>
          <table:table-cell office:value-type="string" calcext:value-type="string">
            <text:p>No</text:p>
          </table:table-cell>
          <table:table-cell/>
          <table:table-cell office:value-type="string" calcext:value-type="string">
            <text:p>I believe that using nudity is a bad way to express one's independence as it only increases the sexualization and objectification of the female body</text:p>
          </table:table-cell>
          <table:table-cell office:value-type="string" calcext:value-type="string">
            <text:p>I don't know</text:p>
          </table:table-cell>
          <table:table-cell office:value-type="string" calcext:value-type="string">
            <text:p>I might have heard of them but I don't really know what they are</text:p>
          </table:table-cell>
          <table:table-cell office:value-type="string" calcext:value-type="string">
            <text:p>Partially</text:p>
          </table:table-cell>
        </table:table-row>
        <table:table-row table:style-name="ro1">
          <table:table-cell office:value-type="string" calcext:value-type="string">
            <text:p>2020/06/10 12:18:01 PM EET</text:p>
          </table:table-cell>
          <table:table-cell office:value-type="string" calcext:value-type="string">
            <text:p>Female</text:p>
          </table:table-cell>
          <table:table-cell office:value-type="string" calcext:value-type="string">
            <text:p>18-29</text:p>
          </table:table-cell>
          <table:table-cell office:value-type="string" calcext:value-type="string">
            <text:p>Romania</text:p>
          </table:table-cell>
          <table:table-cell office:value-type="string" calcext:value-type="string">
            <text:p>White</text:p>
          </table:table-cell>
          <table:table-cell office:value-type="string" calcext:value-type="string">
            <text:p>Christian (Protestant)</text:p>
          </table:table-cell>
          <table:table-cell office:value-type="string" calcext:value-type="string">
            <text:p>No</text:p>
          </table:table-cell>
          <table:table-cell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Yes</text:p>
          </table:table-cell>
          <table:table-cell office:value-type="string" calcext:value-type="string">
            <text:p>Only the women have to wear the veil, the men don't.</text:p>
          </table:table-cell>
          <table:table-cell office:value-type="string" calcext:value-type="string">
            <text:p>I think that it's their right to use their body to protest, but I don't think that they can judge the grade of feminism of a woman based on how much she covers (or uncovers) herself</text:p>
          </table:table-cell>
          <table:table-cell office:value-type="string" calcext:value-type="string">
            <text:p>Yes</text:p>
          </table:table-cell>
          <table:table-cell office:value-type="string" calcext:value-type="string">
            <text:p>No</text:p>
          </table:table-cell>
          <table:table-cell office:value-type="string" calcext:value-type="string">
            <text:p>Partially</text:p>
          </table:table-cell>
        </table:table-row>
        <table:table-row table:style-name="ro1">
          <table:table-cell office:value-type="string" calcext:value-type="string">
            <text:p>2020/06/16 5:18:24 PM EET</text:p>
          </table:table-cell>
          <table:table-cell office:value-type="string" calcext:value-type="string">
            <text:p>Male</text:p>
          </table:table-cell>
          <table:table-cell office:value-type="string" calcext:value-type="string">
            <text:p>18-29</text:p>
          </table:table-cell>
          <table:table-cell office:value-type="string" calcext:value-type="string">
            <text:p>Australia</text:p>
          </table:table-cell>
          <table:table-cell office:value-type="string" calcext:value-type="string">
            <text:p>White</text:p>
          </table:table-cell>
          <table:table-cell office:value-type="string" calcext:value-type="string">
            <text:p>Not religious</text:p>
          </table:table-cell>
          <table:table-cell table:number-columns-repeated="2" office:value-type="string" calcext:value-type="string">
            <text:p>Yes</text:p>
          </table:table-cell>
          <table:table-cell office:value-type="string" calcext:value-type="string">
            <text:p>I believe that the conception of gender inequality changes and shapes differently according to the country, the ethnicity, the history, the culture and traditions</text:p>
          </table:table-cell>
          <table:table-cell table:number-columns-repeated="2" office:value-type="string" calcext:value-type="string">
            <text:p>It depends</text:p>
          </table:table-cell>
          <table:table-cell office:value-type="string" calcext:value-type="string">
            <text:p>These pieces if clothing could mean a great deal to that person who follows that faith. But if the clothing is manipulated by the faith to restrict the individuals rights, it could be seen as a discriminating and dehumanizing piece of clothing. It always depends on the situation, to pin Muslim women to a submissive group of women is not always the answer. Yes it may be in some cases an answer to be true. But some Muslim women may see their clothing as normal or have a sense of pride for their traditional wear. If say men are making their wives wear it as a symbol of control, then the meaning of the wear changes and is therefore seen as a control item. It may not be a gender tyranny over the other but rather a political stance for a tyranny of men to oppress women in their current state.</text:p>
          </table:table-cell>
          <table:table-cell office:value-type="string" calcext:value-type="string">
            <text:p>Nudity may be inappropriate for younger children. A woman can show express themselves in a different way other than that. You dont see men naked and shwoing it all off as pride. Woman are not equal in some countries. I think some countries need to have a revolution where equity exists for both women and men. By showing nudity may objectify women for sexaulization. But if a woman likes to be sexualized in the sense that, that is being herself, then thats fine. If a woman doesn't want to be sexualized, that is also fine, people have preference. But inequality exists in other countries and to extremes in others involving nudity as a religious sin. This is oppressive for women to express themselves the way they would like.</text:p>
          </table:table-cell>
          <table:table-cell office:value-type="string" calcext:value-type="string">
            <text:p>Yes</text:p>
          </table:table-cell>
          <table:table-cell office:value-type="string" calcext:value-type="string">
            <text:p>I might have heard of them but I don't really know what they are</text:p>
          </table:table-cell>
          <table:table-cell office:value-type="string" calcext:value-type="string">
            <text:p>No</text:p>
          </table:table-cell>
        </table:table-row>
        <table:table-row table:style-name="ro1">
          <table:table-cell office:value-type="string" calcext:value-type="string">
            <text:p>2020/05/24 5:42:28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Oui</text:p>
          </table:table-cell>
          <table:table-cell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Oui</text:p>
          </table:table-cell>
          <table:table-cell office:value-type="string" calcext:value-type="string">
            <text:p>Le voile est, de base un signe de soumission des femmes institué par la religion. Ensuite, la culture se l'ai approprié comme au Maroc par exemple où le voile est devenu au fil des décennies un héritage culturel et une mode qui se préoccupe davantage de la beauté du voile qu'à sa dimension.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Oui, je sais exactement ce qu’ils veulent dire</text:p>
          </table:table-cell>
          <table:table-cell/>
        </table:table-row>
        <table:table-row table:style-name="ro1">
          <table:table-cell office:value-type="string" calcext:value-type="string">
            <text:p>2020/05/24 6:30:28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Autre</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office:value-type="string" calcext:value-type="string">
            <text:p>Chacun(e) est libre de faire ce qu’il a envie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Oui, je sais exactement ce qu’ils veulent dire</text:p>
          </table:table-cell>
          <table:table-cell office:value-type="string" calcext:value-type="string">
            <text:p>Oui plutôt</text:p>
          </table:table-cell>
        </table:table-row>
        <table:table-row table:style-name="ro1">
          <table:table-cell office:value-type="string" calcext:value-type="string">
            <text:p>2020/05/24 6:32:36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table:number-columns-repeated="2"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Oui</text:p>
          </table:table-cell>
          <table:table-cell office:value-type="string" calcext:value-type="string">
            <text:p>Je pense que cacher une partie de son corps pour des raisons d’appartenance à une religion est une forme de soumission à l’autorité religieuse, peut importe la religion.</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4 6:32:54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table:number-columns-repeated="2"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office:value-type="string" calcext:value-type="string">
            <text:p>Être sœur est un choix il n'y a ni obligation et soumission. Pour le voile mulusman certains sont dans la religion par la famille, par habitude et non par choux. Le port du voile également.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4 6:35:57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office:value-type="string" calcext:value-type="string">
            <text:p>Les deux sont synonymes de soumission lorsque les femmes le portent pour satisfaire la demande d'un tiers. Il ne l'est pas lorsqu'elles le portent de leur propre volonté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Je ne sais pas</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4 6:39:36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Maghrébin</text:p>
          </table:table-cell>
          <table:table-cell office:value-type="string" calcext:value-type="string">
            <text:p>Pas de religion</text:p>
          </table:table-cell>
          <table:table-cell office:value-type="string" calcext:value-type="string">
            <text:p>Non</text:p>
          </table:table-cell>
          <table:table-cell office:value-type="string" calcext:value-type="string">
            <text:p>Je ne sais pas</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Non, je ne vois pas comment cela pourrait être possible</text:p>
          </table:table-cell>
          <table:table-cell office:value-type="string" calcext:value-type="string">
            <text:p>Non</text:p>
          </table:table-cell>
          <table:table-cell office:value-type="string" calcext:value-type="string">
            <text:p>Pas du tout</text:p>
          </table:table-cell>
        </table:table-row>
        <table:table-row table:style-name="ro1">
          <table:table-cell office:value-type="string" calcext:value-type="string">
            <text:p>2020/05/24 6:39:44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Je ne sais pas</text:p>
          </table:table-cell>
          <table:table-cell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office:value-type="string" calcext:value-type="string">
            <text:p>Si le mari ou la famille force le porte du voile cela deviens de la soumission</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table:table-row>
        <table:table-row table:style-name="ro1">
          <table:table-cell office:value-type="string" calcext:value-type="string">
            <text:p>2020/05/24 6:43:27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Noire</text:p>
          </table:table-cell>
          <table:table-cell office:value-type="string" calcext:value-type="string">
            <text:p>Pas de religion</text:p>
          </table:table-cell>
          <table:table-cell table:number-columns-repeated="2"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Choix de la personne, pas forcées en général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Non, je ne vois pas comment cela pourrait être possible</text:p>
          </table:table-cell>
          <table:table-cell office:value-type="string" calcext:value-type="string">
            <text:p>Non</text:p>
          </table:table-cell>
          <table:table-cell office:value-type="string" calcext:value-type="string">
            <text:p>Oui plutôt, mais je sens que les difficultés face auxquelles je fais face par mon ethnie ne sont pas prises en compte</text:p>
          </table:table-cell>
        </table:table-row>
        <table:table-row table:style-name="ro1">
          <table:table-cell office:value-type="string" calcext:value-type="string">
            <text:p>2020/05/24 6:50:45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Autre</text:p>
          </table:table-cell>
          <table:table-cell office:value-type="string" calcext:value-type="string">
            <text:p>Non</text:p>
          </table:table-cell>
          <table:table-cell office:value-type="string" calcext:value-type="string">
            <text:p>Je ne sais pas</text:p>
          </table:table-cell>
          <table:table-cell office:value-type="string" calcext:value-type="string">
            <text:p>Je pense que le concept d’inégalité des genres est universel peu importe le pays, l’ethnie, l’histoire, la culture et les traditions</text:p>
          </table:table-cell>
          <table:table-cell office:value-type="string" calcext:value-type="string">
            <text:p>Ça dépend</text:p>
          </table:table-cell>
          <table:table-cell office:value-type="string" calcext:value-type="string">
            <text:p>Non</text:p>
          </table:table-cell>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office:value-type="string" calcext:value-type="string">
            <text:p>Oui, complètement</text:p>
          </table:table-cell>
        </table:table-row>
        <table:table-row table:style-name="ro1">
          <table:table-cell office:value-type="string" calcext:value-type="string">
            <text:p>2020/05/24 6:56:14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Je ne sais pas</text:p>
          </table:table-cell>
          <table:table-cell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Oui</text:p>
          </table:table-cell>
          <table:table-cell office:value-type="string" calcext:value-type="string">
            <text:p>Accepter de renoncer à sa liberté de se vêtir comme l'on veut pour un homme ou un dieu est une forme de soumission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office:value-type="string" calcext:value-type="string">
            <text:p>Pas du tout</text:p>
          </table:table-cell>
        </table:table-row>
        <table:table-row table:style-name="ro2">
          <table:table-cell office:value-type="string" calcext:value-type="string">
            <text:p>2020/05/24 7:06:00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Je ne sais pas</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Oui</text:p>
          </table:table-cell>
          <table:table-cell office:value-type="string" calcext:value-type="string">
            <text:p>Non</text:p>
          </table:table-cell>
          <table:table-cell office:value-type="string" calcext:value-type="string">
            <text:p>Comme précisé dans la première question il s'agit de la "plupart" des femmes, non pas toute concernant l'islam, aujourd'hui la shariah en fait usage comme objet de soumission afin de dissimuler les tentatrices ou protéger les êtres faibles. Cela s'appuyant sur le Coran, hors si Allah dis de se couvrir, il s'agit bien de se protéger mais certainement pas une dénonciation d'une nudité tentatrice (très bien expliqué, simplement, par Asma Lamrabet). Pour le christianisme je ne sais pas tellement ne l'ayant étudié je n'ai pas tellement d'avis, mais comparativement il n'y a pas d'institutions similaires dans l'islam. Une sœur s'étant retirée du monde se consacre à sa foi, il ne s'agit pas du commun ici contrairement à la première question. J'ignore les motivations qui poussent les sœurs chrétiennes à porter ce voile et s'il est clair qu'elles se soumettent à leur dieu, elles ne se soumettent nullement face à la société.</text:p>
            <text:p>Pas grand chose à voir, mais si tu ne le connais pas, j'avais trouvé très intéressant le podcast Ainsi soient-elles de Charlotte Bienaimée</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office:value-type="string" calcext:value-type="string">
            <text:p>Oui plutôt</text:p>
          </table:table-cell>
        </table:table-row>
        <table:table-row table:style-name="ro3">
          <table:table-cell office:value-type="string" calcext:value-type="string">
            <text:p>2020/05/24 7:14:33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Je ne sais pas</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office:value-type="string" calcext:value-type="string">
            <text:p>Dans le cas des soeurs, il s'agit d'un code vestimentaire religieux comme pour la robe chez les prêtres. Dans notre société contemporaines, rares sont celles qui sont forcées d'être religieuses, il n'y a donc pas particulièrement de pression sociale dessus, du moins pas en ces termes.</text:p>
            <text:p>Dans le cas du voile islamique, le problème est qu'il est ardu de savoir si il s'agit d'un vrai choix de libre-arbitre fais par la femme ou bien si il est issu de pressions familiales ou communautaires.</text:p>
            <text:p>Dans les deux cas, ces codes vestimentaires sont issus de religions et de codes sociaux plus ou moins traditionnels totalement sexistes, même si leur pratique ne le sont pas forcément.</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table:table-row>
        <table:table-row table:style-name="ro1">
          <table:table-cell office:value-type="string" calcext:value-type="string">
            <text:p>2020/05/24 7:16:17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office:value-type="string" calcext:value-type="string">
            <text:p>Tout dépend du choix de la personne qui porte le voile et de sa réelle capacité à choisir. Toutefois, le port du voile étant, dans ces deux hypothèses imposé par la religion le choix est limité. Or, pour moi la religion a été façonné par des hommes et est privative de liberté pour les femmes en général.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table:table-row>
        <table:table-row table:style-name="ro1">
          <table:table-cell office:value-type="string" calcext:value-type="string">
            <text:p>2020/05/24 7:18:49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Non</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table:table-cell office:value-type="string" calcext:value-type="string">
            <text:p>Je pense qu'ils sont en droit d'utiliser leur corps pour protester, et je crois qu'ils ont raison quand ils disent que les femmes qui se couvrent pour des raisons religieuses ne peuvent pas être féministes.</text:p>
          </table:table-cell>
          <table:table-cell office:value-type="string" calcext:value-type="string">
            <text:p>Je ne sais pas</text:p>
          </table:table-cell>
          <table:table-cell office:value-type="string" calcext:value-type="string">
            <text:p>Non</text:p>
          </table:table-cell>
          <table:table-cell/>
        </table:table-row>
        <table:table-row table:style-name="ro1">
          <table:table-cell office:value-type="string" calcext:value-type="string">
            <text:p>2020/05/24 7:22:22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Ne préfère pas le dire</text:p>
          </table:table-cell>
          <table:table-cell office:value-type="string" calcext:value-type="string">
            <text:p>Non</text:p>
          </table:table-cell>
          <table:table-cell office:value-type="string" calcext:value-type="string">
            <text:p>Oui</text:p>
          </table:table-cell>
          <table:table-cell table:number-columns-repeated="3" office:value-type="string" calcext:value-type="string">
            <text:p>Je ne sais pas</text:p>
          </table:table-cell>
          <table:table-cell office:value-type="string" calcext:value-type="string">
            <text:p>N’étant pas concernée je ne peux pas me prononcer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complètement</text:p>
          </table:table-cell>
        </table:table-row>
        <table:table-row table:style-name="ro1">
          <table:table-cell office:value-type="string" calcext:value-type="string">
            <text:p>2020/05/24 7:24:59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Oui, je sais exactement ce qu’ils veulent dire</text:p>
          </table:table-cell>
          <table:table-cell office:value-type="string" calcext:value-type="string">
            <text:p>Oui, complètement</text:p>
          </table:table-cell>
        </table:table-row>
        <table:table-row table:style-name="ro1">
          <table:table-cell office:value-type="string" calcext:value-type="string">
            <text:p>2020/05/24 7:26:47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office:value-type="string" calcext:value-type="string">
            <text:p>Je pense que la plupart choisissent le port</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table:table-row>
        <table:table-row table:style-name="ro1">
          <table:table-cell office:value-type="string" calcext:value-type="string">
            <text:p>2020/05/24 7:30:34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office:value-type="string" calcext:value-type="string">
            <text:p>Pour moi il s'agit plus d'un engagement religieux issu d'une démarche personnelle</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Non, je ne vois pas comment cela pourrait être possible</text:p>
          </table:table-cell>
          <table:table-cell office:value-type="string" calcext:value-type="string">
            <text:p>Oui, je sais exactement ce qu’ils veulent dire</text:p>
          </table:table-cell>
          <table:table-cell/>
        </table:table-row>
        <table:table-row table:style-name="ro1">
          <table:table-cell office:value-type="string" calcext:value-type="string">
            <text:p>2020/05/24 7:31:29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Je ne sais pas</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office:value-type="string" calcext:value-type="string">
            <text:p>Selon moi le port du voile par les musulmanes et les soeurs et un symbole religieux et un caractère ethnique et traditionnel.</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Je ne sais pas</text:p>
          </table:table-cell>
          <table:table-cell office:value-type="string" calcext:value-type="string">
            <text:p>Non</text:p>
          </table:table-cell>
          <table:table-cell office:value-type="string" calcext:value-type="string">
            <text:p>Oui plutôt, mais je sens que les difficultés face auxquelles je fais face par mon ethnie ne sont pas prises en compte</text:p>
          </table:table-cell>
        </table:table-row>
        <table:table-row table:style-name="ro1">
          <table:table-cell office:value-type="string" calcext:value-type="string">
            <text:p>2020/05/24 7:33:24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Je ne sais pas</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office:value-type="string" calcext:value-type="string">
            <text:p>Je pense que le voile que cela soit dans n’importe quel context religion peut être un symbole de soumission de la femme à l’homme mais surtout au divin. Cependant, certaines femmes le porte en respect aux hommes de la famille et à Dieu quand elle sorte dehors pour ne pas se dévoiler aux autres hommes ce qui dénote une forme de soumission à un authorité « supérieur » de la leurs. De plus, dans certains pays les femmes sont forcés de le porter mais ce n’est pas obligatoirement par choix. Mais, si c’est leur propre choix et leurs propres croyances, cela ne montre pas vraiment une forme de soumission. Je suis donc indécise en vers le voile comme je ne suis pas croyante, j’estime que je ne peux pas juger de leurs propres choix.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Non, je ne vois pas comment cela pourrait être possible</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4 7:38:25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Musulman</text:p>
          </table:table-cell>
          <table:table-cell table:number-columns-repeated="2"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Chacun fait ce qu'il veut</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4 7:38:47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Non</text:p>
          </table:table-cell>
          <table:table-cell office:value-type="string" calcext:value-type="string">
            <text:p>Je ne sais pas</text:p>
          </table:table-cell>
          <table:table-cell office:value-type="string" calcext:value-type="string">
            <text:p>Je pense que le concept d’inégalité des genres est universel peu importe le pays, l’ethnie, l’histoire, la culture et les traditions</text:p>
          </table:table-cell>
          <table:table-cell office:value-type="string" calcext:value-type="string">
            <text:p>Ça dépend</text:p>
          </table:table-cell>
          <table:table-cell office:value-type="string" calcext:value-type="string">
            <text:p>Je ne sais pas</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office:value-type="string" calcext:value-type="string">
            <text:p>Pas du tout</text:p>
          </table:table-cell>
        </table:table-row>
        <table:table-row table:style-name="ro1">
          <table:table-cell office:value-type="string" calcext:value-type="string">
            <text:p>2020/05/24 7:40:25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Oui</text:p>
          </table:table-cell>
          <table:table-cell office:value-type="string" calcext:value-type="string">
            <text:p>Le voile permet de cacher une partie du corps et/ou visage de la femme, il est donc pour moi un symbole de soumission (souvent imposé par des hommes pour les femmes)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Oui</text:p>
          </table:table-cell>
          <table:table-cell office:value-type="string" calcext:value-type="string">
            <text:p>Non</text:p>
          </table:table-cell>
          <table:table-cell/>
        </table:table-row>
        <table:table-row table:style-name="ro1">
          <table:table-cell office:value-type="string" calcext:value-type="string">
            <text:p>2020/05/24 7:40:52 PM EET</text:p>
          </table:table-cell>
          <table:table-cell office:value-type="string" calcext:value-type="string">
            <text:p>Homme</text:p>
          </table:table-cell>
          <table:table-cell office:value-type="string" calcext:value-type="string">
            <text:p>18-29</text:p>
          </table:table-cell>
          <table:table-cell office:value-type="string" calcext:value-type="string">
            <text:p>Spain</text:p>
          </table:table-cell>
          <table:table-cell office:value-type="string" calcext:value-type="string">
            <text:p>Latino</text:p>
          </table:table-cell>
          <table:table-cell office:value-type="string" calcext:value-type="string">
            <text:p>Catholique</text:p>
          </table:table-cell>
          <table:table-cell office:value-type="string" calcext:value-type="string">
            <text:p>Oui</text:p>
          </table:table-cell>
          <table:table-cell office:value-type="string" calcext:value-type="string">
            <text:p>Je ne sais pas</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Je vois plus cela comme un symbole de foi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Oui</text:p>
          </table:table-cell>
          <table:table-cell office:value-type="string" calcext:value-type="string">
            <text:p>Non</text:p>
          </table:table-cell>
          <table:table-cell/>
        </table:table-row>
        <table:table-row table:style-name="ro1">
          <table:table-cell office:value-type="string" calcext:value-type="string">
            <text:p>2020/05/24 7:52:11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office:value-type="string" calcext:value-type="string">
            <text:p>Ça dépend si cela émane de leur propre volonté ou est imposé par une tierce personne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table:table-row>
        <table:table-row table:style-name="ro1">
          <table:table-cell office:value-type="string" calcext:value-type="string">
            <text:p>2020/05/24 7:53:52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table:number-columns-repeated="2" office:value-type="string" calcext:value-type="string">
            <text:p>Non</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Les deux suivent leur foi et ce n'est pas un acte de soumission lorsqu'il est choisi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Oui, je sais exactement ce qu’ils veulent dire</text:p>
          </table:table-cell>
          <table:table-cell office:value-type="string" calcext:value-type="string">
            <text:p>Pas du tout</text:p>
          </table:table-cell>
        </table:table-row>
        <table:table-row table:style-name="ro1">
          <table:table-cell office:value-type="string" calcext:value-type="string">
            <text:p>2020/05/24 7:58:46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Oui</text:p>
          </table:table-cell>
          <table:table-cell office:value-type="string" calcext:value-type="string">
            <text:p>Non</text:p>
          </table:table-cell>
          <table:table-cell/>
        </table:table-row>
        <table:table-row table:style-name="ro1">
          <table:table-cell office:value-type="string" calcext:value-type="string">
            <text:p>2020/05/24 8:48:38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office:value-type="string" calcext:value-type="string">
            <text:p>Ça dépend</text:p>
          </table:table-cell>
          <table:table-cell office:value-type="string" calcext:value-type="string">
            <text:p>Je ne sais pas</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4 9:08:01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Oui</text:p>
          </table:table-cell>
          <table:table-cell office:value-type="string" calcext:value-type="string">
            <text:p>Je ne sais pas</text:p>
          </table:table-cell>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table:table-row>
        <table:table-row table:style-name="ro1">
          <table:table-cell office:value-type="string" calcext:value-type="string">
            <text:p>2020/05/24 9:26:33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C’est un choix qui doit être propre à la personne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Je ne sais pas</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4 9:28:59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Oui</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 mais je sens que les difficultés face auxquelles je fais face par mon ethnie ne sont pas prises en compte</text:p>
          </table:table-cell>
        </table:table-row>
        <table:table-row table:style-name="ro1">
          <table:table-cell office:value-type="string" calcext:value-type="string">
            <text:p>2020/05/24 9:49:58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Noire</text:p>
          </table:table-cell>
          <table:table-cell office:value-type="string" calcext:value-type="string">
            <text:p>Chrétien protestant</text:p>
          </table:table-cell>
          <table:table-cell table:number-columns-repeated="2"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Oui</text:p>
          </table:table-cell>
          <table:table-cell office:value-type="string" calcext:value-type="string">
            <text:p>Non</text:p>
          </table:table-cell>
          <table:table-cell office:value-type="string" calcext:value-type="string">
            <text:p>Oui plutôt, mais je sens que les difficultés face auxquelles je fais face par mon ethnie ne sont pas prises en compte</text:p>
          </table:table-cell>
        </table:table-row>
        <table:table-row table:style-name="ro1">
          <table:table-cell office:value-type="string" calcext:value-type="string">
            <text:p>2020/05/24 10:05:59 PM EET</text:p>
          </table:table-cell>
          <table:table-cell office:value-type="string" calcext:value-type="string">
            <text:p>Femme</text:p>
          </table:table-cell>
          <table:table-cell office:value-type="string" calcext:value-type="string">
            <text:p>50-6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Oui</text:p>
          </table:table-cell>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4 10:09:05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Ça dépend</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4 10:14:04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Oui, je sais exactement ce qu’ils veulent dire</text:p>
          </table:table-cell>
          <table:table-cell/>
        </table:table-row>
        <table:table-row table:style-name="ro1">
          <table:table-cell office:value-type="string" calcext:value-type="string">
            <text:p>2020/05/24 10:32:33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office:value-type="string" calcext:value-type="string">
            <text:p>Je pense seulement que cela correspond à leur culture, leur choix pour certains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4 10:33:42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Non</text:p>
          </table:table-cell>
          <table:table-cell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Ça dépend</text:p>
          </table:table-cell>
          <table:table-cell office:value-type="string" calcext:value-type="string">
            <text:p>Ça dépend de l'hsisoire de la personne. Du pourquoi elle porte le masque. Le porte t'elle pour ces croyances ? Parce que quelqu'un le lui impose ? Le porte t'elle parce que c'est comme ça, sans comprendre pourquoi le voile existe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 mais je sens que les difficultés face auxquelles je fais face par mon ethnie ne sont pas prises en compte</text:p>
          </table:table-cell>
        </table:table-row>
        <table:table-row table:style-name="ro1">
          <table:table-cell office:value-type="string" calcext:value-type="string">
            <text:p>2020/05/24 10:40:04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Oui</text:p>
          </table:table-cell>
          <table:table-cell office:value-type="string" calcext:value-type="string">
            <text:p>Pas de choix c’est imposé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office:value-type="string" calcext:value-type="string">
            <text:p>Pas du tout</text:p>
          </table:table-cell>
        </table:table-row>
        <table:table-row table:style-name="ro1">
          <table:table-cell office:value-type="string" calcext:value-type="string">
            <text:p>2020/05/24 10:43:49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Oui</text:p>
          </table:table-cell>
          <table:table-cell office:value-type="string" calcext:value-type="string">
            <text:p>Non</text:p>
          </table:table-cell>
          <table:table-cell/>
          <table:table-cell office:value-type="string" calcext:value-type="string">
            <text:p>Je pense qu'ils sont en droit d'utiliser leur corps pour protester, et je crois qu'ils ont raison quand ils disent que les femmes qui se couvrent pour des raisons religieuses ne peuvent pas être féministes.</text:p>
          </table:table-cell>
          <table:table-cell office:value-type="string" calcext:value-type="string">
            <text:p>Je ne sais pas</text:p>
          </table:table-cell>
          <table:table-cell office:value-type="string" calcext:value-type="string">
            <text:p>Non</text:p>
          </table:table-cell>
          <table:table-cell office:value-type="string" calcext:value-type="string">
            <text:p>Oui, complètement</text:p>
          </table:table-cell>
        </table:table-row>
        <table:table-row table:style-name="ro1">
          <table:table-cell office:value-type="string" calcext:value-type="string">
            <text:p>2020/05/24 10:43:50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Non</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Oui</text:p>
          </table:table-cell>
          <table:table-cell office:value-type="string" calcext:value-type="string">
            <text:p>Les musulmanes comme les bonnes sœurs portent des voiles parce que la religion l'impose.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Oui, je sais exactement ce qu’ils veulent dire</text:p>
          </table:table-cell>
          <table:table-cell office:value-type="string" calcext:value-type="string">
            <text:p>Oui plutôt</text:p>
          </table:table-cell>
        </table:table-row>
        <table:table-row table:style-name="ro1">
          <table:table-cell office:value-type="string" calcext:value-type="string">
            <text:p>2020/05/24 10:44:49 PM EET</text:p>
          </table:table-cell>
          <table:table-cell office:value-type="string" calcext:value-type="string">
            <text:p>Femme</text:p>
          </table:table-cell>
          <table:table-cell office:value-type="string" calcext:value-type="string">
            <text:p>50-6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office:value-type="string" calcext:value-type="string">
            <text:p>Pour les femmes musulmanes, c'est une obligation culturelle. Pour les bonnes sœurs, c'est un choix de vie et de religion.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4 11:07:37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Agnostique</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4 11:25:07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Je ne sais pas</text:p>
          </table:table-cell>
          <table:table-cell office:value-type="string" calcext:value-type="string">
            <text:p>Non</text:p>
          </table:table-cell>
          <table:table-cell table:number-columns-repeated="3" office:value-type="string" calcext:value-type="string">
            <text:p>Je ne sais pas</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Je ne sais pas</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5 1:15:06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Ce sont leur choix</text:p>
          </table:table-cell>
          <table:table-cell office:value-type="string" calcext:value-type="string">
            <text:p>Elles sont en droit d'utiliser leur corps pour protester, ce qui ne change en rien le respect des femmes qui sont voilées</text:p>
          </table:table-cell>
          <table:table-cell office:value-type="string" calcext:value-type="string">
            <text:p>Je ne sais pas</text:p>
          </table:table-cell>
          <table:table-cell office:value-type="string" calcext:value-type="string">
            <text:p>Oui, je sais exactement ce qu’ils veulent dire</text:p>
          </table:table-cell>
          <table:table-cell office:value-type="string" calcext:value-type="string">
            <text:p>Oui, complètement</text:p>
          </table:table-cell>
        </table:table-row>
        <table:table-row table:style-name="ro1">
          <table:table-cell office:value-type="string" calcext:value-type="string">
            <text:p>2020/05/25 6:47:21 AM EET</text:p>
          </table:table-cell>
          <table:table-cell office:value-type="string" calcext:value-type="string">
            <text:p>Homme</text:p>
          </table:table-cell>
          <table:table-cell office:value-type="string" calcext:value-type="string">
            <text:p>50-6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Oui</text:p>
          </table:table-cell>
          <table:table-cell office:value-type="string" calcext:value-type="string">
            <text:p>Je ne sais pas</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office:value-type="string" calcext:value-type="string">
            <text:p>Cela peut être une démarche personnelle ou un acte influencé</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Oui</text:p>
          </table:table-cell>
          <table:table-cell office:value-type="string" calcext:value-type="string">
            <text:p>Non</text:p>
          </table:table-cell>
          <table:table-cell/>
        </table:table-row>
        <table:table-row table:style-name="ro1">
          <table:table-cell office:value-type="string" calcext:value-type="string">
            <text:p>2020/05/25 7:21:17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ne sais pas</text:p>
          </table:table-cell>
          <table:table-cell table:number-columns-repeated="2" office:value-type="string" calcext:value-type="string">
            <text:p>Non</text:p>
          </table:table-cell>
          <table:table-cell office:value-type="string" calcext:value-type="string">
            <text:p>je pense qu’en 2020 si les femmes portent un voile c’est qu’elles l’ont choisi dans la majorité des cas en Occident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5 7:35:08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Je ne sais pas</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5 7:35:31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Non, je ne vois pas comment cela pourrait être possible</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5 7:41:44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office:value-type="string" calcext:value-type="string">
            <text:p>Débat bien trop complexe, difficile à résumer en quelques mots ici. Mais on peut dire qu’il y a « soumission » à la religion, à dieu, mais ces femmes ne le voient pas (ou rarement) comme un signe de soumission donc qui sommes nous pour juger. (Je pense surtout que cela est avant tout signe de restriction de liberté : cacher les cheveux, imposer de se couvrir tous les jours etc).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Oui, je sais exactement ce qu’ils veulent dire</text:p>
          </table:table-cell>
          <table:table-cell office:value-type="string" calcext:value-type="string">
            <text:p>Oui plutôt</text:p>
          </table:table-cell>
        </table:table-row>
        <table:table-row table:style-name="ro1">
          <table:table-cell office:value-type="string" calcext:value-type="string">
            <text:p>2020/05/25 8:02:52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Non</text:p>
          </table:table-cell>
          <table:table-cell office:value-type="string" calcext:value-type="string">
            <text:p>Je ne sais pas</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Oui</text:p>
          </table:table-cell>
          <table:table-cell/>
          <table:table-cell office:value-type="string" calcext:value-type="string">
            <text:p>Je pense qu'ils sont en droit d'utiliser leur corps pour protester, et je crois qu'ils ont raison quand ils disent que les femmes qui se couvrent pour des raisons religieuses ne peuvent pas être féministes.</text:p>
          </table:table-cell>
          <table:table-cell office:value-type="string" calcext:value-type="string">
            <text:p>Je ne sais pas</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5 8:59:31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office:value-type="string" calcext:value-type="string">
            <text:p>C’est un choix des femmes de porter le voile dans la majorité des cas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5 9:38:28 AM EET</text:p>
          </table:table-cell>
          <table:table-cell office:value-type="string" calcext:value-type="string">
            <text:p>Femme</text:p>
          </table:table-cell>
          <table:table-cell office:value-type="string" calcext:value-type="string">
            <text:p>30-49</text:p>
          </table:table-cell>
          <table:table-cell office:value-type="string" calcext:value-type="string">
            <text:p>Belgium</text:p>
          </table:table-cell>
          <table:table-cell office:value-type="string" calcext:value-type="string">
            <text:p>Blanc</text:p>
          </table:table-cell>
          <table:table-cell office:value-type="string" calcext:value-type="string">
            <text:p>Catholique</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Non</text:p>
          </table:table-cell>
          <table:table-cell office:value-type="string" calcext:value-type="string">
            <text:p>Je ne sais pas</text:p>
          </table:table-cell>
          <table:table-cell office:value-type="string" calcext:value-type="string">
            <text:p>J'ai voyagé beaucoup dans le moyen orient et j'ai pu constater que les femmes ne sont pas plus soumises là bas qu'ailleurs. Il est courant de couvrir ses cheveux pour des <text:s/>motifs religieux, je l'ai vu faire à des grsnd mères catholiques, orthodoxes, etc, bien que je ne connais pas exactement la raison</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Non, je ne vois pas comment cela pourrait être possible</text:p>
          </table:table-cell>
          <table:table-cell office:value-type="string" calcext:value-type="string">
            <text:p>Non</text:p>
          </table:table-cell>
          <table:table-cell office:value-type="string" calcext:value-type="string">
            <text:p>Oui plutôt</text:p>
          </table:table-cell>
        </table:table-row>
        <table:table-row table:style-name="ro2">
          <table:table-cell office:value-type="string" calcext:value-type="string">
            <text:p>2020/05/25 9:41:53 A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Noire</text:p>
          </table:table-cell>
          <table:table-cell office:value-type="string" calcext:value-type="string">
            <text:p>Catholique</text:p>
          </table:table-cell>
          <table:table-cell table:number-columns-repeated="2"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Oui</text:p>
          </table:table-cell>
          <table:table-cell office:value-type="string" calcext:value-type="string">
            <text:p/>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table:table-row>
        <table:table-row table:style-name="ro1">
          <table:table-cell office:value-type="string" calcext:value-type="string">
            <text:p>2020/05/25 9:44:39 A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Oui</text:p>
          </table:table-cell>
          <table:table-cell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office:value-type="string" calcext:value-type="string">
            <text:p>Les soeurs choisissent d'être sortir et de porter le voilà. Le voile musulman est aussi dans la très grande majorité des cas choisi d'être porté, mais on ne peut pas nier que dans certains cas il est forcé d'être mis</text:p>
          </table:table-cell>
          <table:table-cell office:value-type="string" calcext:value-type="string">
            <text:p>Je ne sais pas</text:p>
          </table:table-cell>
          <table:table-cell office:value-type="string" calcext:value-type="string">
            <text:p>Oui</text:p>
          </table:table-cell>
          <table:table-cell office:value-type="string" calcext:value-type="string">
            <text:p>Non</text:p>
          </table:table-cell>
          <table:table-cell/>
        </table:table-row>
        <table:table-row table:style-name="ro1">
          <table:table-cell office:value-type="string" calcext:value-type="string">
            <text:p>2020/05/25 9:55:58 AM EET</text:p>
          </table:table-cell>
          <table:table-cell office:value-type="string" calcext:value-type="string">
            <text:p>Homme</text:p>
          </table:table-cell>
          <table:table-cell office:value-type="string" calcext:value-type="string">
            <text:p>30-4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table:number-columns-repeated="2" office:value-type="string" calcext:value-type="string">
            <text:p>Non</text:p>
          </table:table-cell>
          <table:table-cell office:value-type="string" calcext:value-type="string">
            <text:p>Je pense que le concept d’inégalité des genres est universel peu importe le pays, l’ethnie, l’histoire, la culture et les traditions</text:p>
          </table:table-cell>
          <table:table-cell office:value-type="string" calcext:value-type="string">
            <text:p>Oui</text:p>
          </table:table-cell>
          <table:table-cell office:value-type="string" calcext:value-type="string">
            <text:p>Non</text:p>
          </table:table-cell>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5 9:56:25 A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Ça dépend</text:p>
          </table:table-cell>
          <table:table-cell office:value-type="string" calcext:value-type="string">
            <text:p>Tout dépend de la manière dont est porté le voile dans les deux cas : s'il est porté par choix, aucun problème. S'il est porté de force, c'est une soumission</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table:table-row>
        <table:table-row table:style-name="ro2">
          <table:table-cell office:value-type="string" calcext:value-type="string">
            <text:p>2020/05/25 10:00:41 A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hrétien protestant</text:p>
          </table:table-cell>
          <table:table-cell table:number-columns-repeated="2"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office:value-type="string" calcext:value-type="string">
            <text:p>Il y a ici 2 religions différentes, la « sœur » consacre sa vie à cette religion. Elle est donc indirectement soumise à ses choix, mais c’est un choix personnel, et donc celui de porter l’habit religieux l’est aussi.</text:p>
            <text:p>La religion musulmane est une religion par descendance, elle permet également plus de liberté, et la femme choisit ou non de pratiquer cette religion, dans son intégralité ou non. Je parlerai de soumission lorsqu’un autre membre (mari, femme, famille) oblige à cette femme de porter le voile.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Il se peut que je les aie déjà entendus quelque part, mais je n’en connais pas totalement le sens</text:p>
          </table:table-cell>
          <table:table-cell/>
        </table:table-row>
        <table:table-row table:style-name="ro1">
          <table:table-cell office:value-type="string" calcext:value-type="string">
            <text:p>2020/05/25 10:04:50 AM EET</text:p>
          </table:table-cell>
          <table:table-cell office:value-type="string" calcext:value-type="string">
            <text:p>Femme</text:p>
          </table:table-cell>
          <table:table-cell office:value-type="string" calcext:value-type="string">
            <text:p>30-49</text:p>
          </table:table-cell>
          <table:table-cell office:value-type="string" calcext:value-type="string">
            <text:p>France</text:p>
          </table:table-cell>
          <table:table-cell office:value-type="string" calcext:value-type="string">
            <text:p>Maghrébin</text:p>
          </table:table-cell>
          <table:table-cell office:value-type="string" calcext:value-type="string">
            <text:p>Musulman</text:p>
          </table:table-cell>
          <table:table-cell table:number-columns-repeated="2"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C'est un signe de pudeur et non de soumission</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office:value-type="string" calcext:value-type="string">
            <text:p>Oui plutôt, mais je sens que les difficultés face auxquelles je fais face par mon ethnie ne sont pas prises en compte</text:p>
          </table:table-cell>
        </table:table-row>
        <table:table-row table:style-name="ro1">
          <table:table-cell office:value-type="string" calcext:value-type="string">
            <text:p>2020/05/25 10:25:49 AM EET</text:p>
          </table:table-cell>
          <table:table-cell office:value-type="string" calcext:value-type="string">
            <text:p>Femme</text:p>
          </table:table-cell>
          <table:table-cell office:value-type="string" calcext:value-type="string">
            <text:p>18-29</text:p>
          </table:table-cell>
          <table:table-cell office:value-type="string" calcext:value-type="string">
            <text:p>Algeria</text:p>
          </table:table-cell>
          <table:table-cell office:value-type="string" calcext:value-type="string">
            <text:p>Maghrébin</text:p>
          </table:table-cell>
          <table:table-cell office:value-type="string" calcext:value-type="string">
            <text:p>Musulman</text:p>
          </table:table-cell>
          <table:table-cell table:number-columns-repeated="2"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Le voile est un choix très souvent personnel. Celles qui le portent ne sont souvent pas soumises. Ensuite, il existe des pays où elles sont probablement forcées (Iran, Arabie saoudite...) et c’est elles qui faut soutenir.</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5 10:43:25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office:value-type="string" calcext:value-type="string">
            <text:p>Dans les deux cas tout dépends si la femme a choisi d’être sœur ou musulman et donc de porter le voile ou pas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complètement</text:p>
          </table:table-cell>
        </table:table-row>
        <table:table-row table:style-name="ro1">
          <table:table-cell office:value-type="string" calcext:value-type="string">
            <text:p>2020/05/25 10:49:44 A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Oui</text:p>
          </table:table-cell>
          <table:table-cell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table:table-cell table:number-columns-repeated="2" office:value-type="string" calcext:value-type="string">
            <text:p>Je ne sais pas</text:p>
          </table:table-cell>
          <table:table-cell office:value-type="string" calcext:value-type="string">
            <text:p>Non</text:p>
          </table:table-cell>
          <table:table-cell/>
        </table:table-row>
        <table:table-row table:style-name="ro1">
          <table:table-cell office:value-type="string" calcext:value-type="string">
            <text:p>2020/05/25 10:55:15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table:table-cell office:value-type="string" calcext:value-type="string">
            <text:p>Je ne sais pas</text:p>
          </table:table-cell>
          <table:table-cell office:value-type="string" calcext:value-type="string">
            <text:p>Non, je ne vois pas comment cela pourrait être possible</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5 10:56:32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office:value-type="string" calcext:value-type="string">
            <text:p>Il s'agit d'un choix personnel. Bien que je ne me vois jamais porter un voile pour une quelconque religion (sauf quand je visite un lieu qui le nécessite par respect), je suis pour la liberté de tous face à leur choix. Être réticent au port du voile est une ignorance et un mépris. De nombreuses féministes sont voilées et elles ne sont en rien contraintes. Alors oui, le port du voile peut-être une injonction mais le fait de ne pas le porter en est une de la même manière.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Non, je ne vois pas comment cela pourrait être possible</text:p>
          </table:table-cell>
          <table:table-cell office:value-type="string" calcext:value-type="string">
            <text:p>Oui, je sais exactement ce qu’ils veulent dire</text:p>
          </table:table-cell>
          <table:table-cell office:value-type="string" calcext:value-type="string">
            <text:p>Oui plutôt</text:p>
          </table:table-cell>
        </table:table-row>
        <table:table-row table:style-name="ro1">
          <table:table-cell office:value-type="string" calcext:value-type="string">
            <text:p>2020/05/25 11:05:28 A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Je ne sais pas</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office:value-type="string" calcext:value-type="string">
            <text:p>La grande majorité des bonnes sœurs le deviennent par choix tandis qu'une femme musulmane est le plus souvent née musulmane, donc proportion de femmes forcées à porter le voile potentiellement plus forte que la proportion de femmes soumises à porter le voile des bonnes sœurs</text:p>
          </table:table-cell>
          <table:table-cell office:value-type="string" calcext:value-type="string">
            <text:p>Je crois que la nudité doit une manière libre de protester pour l'indépendance de la femme maisbcela participe à la sexualisation et à l'objectification de son corps dans la majorité des cas</text:p>
          </table:table-cell>
          <table:table-cell office:value-type="string" calcext:value-type="string">
            <text:p>Oui</text:p>
          </table:table-cell>
          <table:table-cell office:value-type="string" calcext:value-type="string">
            <text:p>Non</text:p>
          </table:table-cell>
          <table:table-cell/>
        </table:table-row>
        <table:table-row table:style-name="ro1">
          <table:table-cell office:value-type="string" calcext:value-type="string">
            <text:p>2020/05/25 11:07:09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table:number-columns-repeated="2" office:value-type="string" calcext:value-type="string">
            <text:p>Je ne sais pas</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office:value-type="string" calcext:value-type="string">
            <text:p>C’est juste une façon de montrer son appartenance à un groupe, si la femme décide seule de le porter, quel est le problème?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Je ne sais pas</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5 11:09:04 AM EET</text:p>
          </table:table-cell>
          <table:table-cell office:value-type="string" calcext:value-type="string">
            <text:p>Femme</text:p>
          </table:table-cell>
          <table:table-cell office:value-type="string" calcext:value-type="string">
            <text:p>30-4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table:number-columns-repeated="2" office:value-type="string" calcext:value-type="string">
            <text:p>Non</text:p>
          </table:table-cell>
          <table:table-cell office:value-type="string" calcext:value-type="string">
            <text:p>Je pense que le concept d’inégalité des genres est universel peu importe le pays, l’ethnie, l’histoire, la culture et les traditions</text:p>
          </table:table-cell>
          <table:table-cell office:value-type="string" calcext:value-type="string">
            <text:p>Ça dépend</text:p>
          </table:table-cell>
          <table:table-cell office:value-type="string" calcext:value-type="string">
            <text:p>Non</text:p>
          </table:table-cell>
          <table:table-cell/>
          <table:table-cell office:value-type="string" calcext:value-type="string">
            <text:p>Je pense qu'ils sont en droit d'utiliser leur corps pour protester, et je crois qu'ils ont raison quand ils disent que les femmes qui se couvrent pour des raisons religieuses ne peuvent pas être féministes.</text:p>
          </table:table-cell>
          <table:table-cell office:value-type="string" calcext:value-type="string">
            <text:p>Je ne sais pas</text:p>
          </table:table-cell>
          <table:table-cell office:value-type="string" calcext:value-type="string">
            <text:p>Non</text:p>
          </table:table-cell>
          <table:table-cell office:value-type="string" calcext:value-type="string">
            <text:p>Pas du tout</text:p>
          </table:table-cell>
        </table:table-row>
        <table:table-row table:style-name="ro1">
          <table:table-cell office:value-type="string" calcext:value-type="string">
            <text:p>2020/05/25 11:10:49 A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table:number-columns-repeated="2"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office:value-type="string" calcext:value-type="string">
            <text:p>Selon les pays certaines femmes musulmanes ne veulent pas porter le voile mais elles y sont oblige, les bonnes sœurs quand a elle ont fait un choix de donner leurs vies à dieu en acceptant la tenue</text:p>
          </table:table-cell>
          <table:table-cell office:value-type="string" calcext:value-type="string">
            <text:p>Je ne sais pas</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table:table-row>
        <table:table-row table:style-name="ro1">
          <table:table-cell office:value-type="string" calcext:value-type="string">
            <text:p>2020/05/25 11:47:12 A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J'ai mis non mais je trouve que ça reste quand même très inégal entre les sexes dans les religions. Les hommes ne portent pas de voiles, il y a beaucoup de chose dans la religion que je n'aime pas. </text:p>
          </table:table-cell>
          <table:table-cell office:value-type="string" calcext:value-type="string">
            <text:p>Je pense qu'ils sont en droit d'utiliser leur corps pour protester, et je crois qu'ils ont raison quand ils disent que les femmes qui se couvrent pour des raisons religieuses ne peuvent pas être féministes.</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table:table-row>
        <table:table-row table:style-name="ro7">
          <table:table-cell office:value-type="string" calcext:value-type="string">
            <text:p>2020/05/25 11:49:12 AM EET</text:p>
          </table:table-cell>
          <table:table-cell office:value-type="string" calcext:value-type="string">
            <text:p>Homme</text:p>
          </table:table-cell>
          <table:table-cell office:value-type="string" calcext:value-type="string">
            <text:p>18-29</text:p>
          </table:table-cell>
          <table:table-cell office:value-type="string" calcext:value-type="string">
            <text:p>Morocco</text:p>
          </table:table-cell>
          <table:table-cell office:value-type="string" calcext:value-type="string">
            <text:p>Maghrébin</text:p>
          </table:table-cell>
          <table:table-cell office:value-type="string" calcext:value-type="string">
            <text:p>Musulman</text:p>
          </table:table-cell>
          <table:table-cell office:value-type="string" calcext:value-type="string">
            <text:p>Non</text:p>
          </table:table-cell>
          <table:table-cell table:number-columns-repeated="2" office:value-type="string" calcext:value-type="string">
            <text:p>Je ne sais pas</text:p>
          </table:table-cell>
          <table:table-cell table:number-columns-repeated="2" office:value-type="string" calcext:value-type="string">
            <text:p>Oui</text:p>
          </table:table-cell>
          <table:table-cell office:value-type="string" calcext:value-type="string">
            <text:p>Le voile est considéré comme la préservation et la dissimulation des femmes, et c'est la preuve de la pureté du cœur et de la sincérité de la foi;  Comme cela pousse les causes de discorde et de méfiance envers les bonnes femmes, et les garde des yeux des gens, à peu près tout ce qui pourrait se passer autour des soupçons, et les empêche de tomber dans le tabou, il dit: (O Prophète, dites à vos épouses et filles et aux croyantes, demandez-les à Gelabebhn qui  Minimum à connaître pour ne pas être blessé ۗ Et Allah était Pardonneur, le Plus Miséricordieux), [1] Le voile est la partie la plus importante de la chasteté et de la modestie;  Étant donné que ces deux qualités sont considérées comme faisant partie du peuple de la foi et de ses effets apparents, si la foi est dans le cœur comme on dit, alors ses effets doivent apparaître sur le croyant et être représentés dans l'apparence du serviteur par son engagement envers ce que Dieu lui a commandé des actions, des paroles et des corps, et le voile est l'un des corps dans lesquels la foi apparaît et l'étendue de l'application  La praticité est basée sur la réalité concrète, ce n'est pas une croyance en un vœu pieux, mais c'est ce qui est décidé dans le cœur et cru par une application pratique</text:p>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table:table-row>
        <table:table-row table:style-name="ro1">
          <table:table-cell office:value-type="string" calcext:value-type="string">
            <text:p>2020/05/25 12:07:56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office:value-type="string" calcext:value-type="string">
            <text:p>Des groupes extrémistes ou l'effet de groupe peut forcer une personne de sexe féminin à utiliser un voile.</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table:table-row>
        <table:table-row table:style-name="ro1">
          <table:table-cell office:value-type="string" calcext:value-type="string">
            <text:p>2020/05/25 12:14:13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Mélange de croyance</text:p>
          </table:table-cell>
          <table:table-cell office:value-type="string" calcext:value-type="string">
            <text:p>Non</text:p>
          </table:table-cell>
          <table:table-cell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Ce sont leurs choix, leurs croyances. C’est à elles de décider si elles veulent porter un voile ou non. Les personnes non religieuse portent bien des chapeaux et on leur dit rien donc à chacun son choix.</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Non, je ne vois pas comment cela pourrait être possible</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1">
          <table:table-cell office:value-type="string" calcext:value-type="string">
            <text:p>2020/05/25 12:24:09 PM EET</text:p>
          </table:table-cell>
          <table:table-cell office:value-type="string" calcext:value-type="string">
            <text:p>Femme</text:p>
          </table:table-cell>
          <table:table-cell office:value-type="string" calcext:value-type="string">
            <text:p>50-69</text:p>
          </table:table-cell>
          <table:table-cell office:value-type="string" calcext:value-type="string">
            <text:p>Spain</text:p>
          </table:table-cell>
          <table:table-cell office:value-type="string" calcext:value-type="string">
            <text:p>Blanc</text:p>
          </table:table-cell>
          <table:table-cell office:value-type="string" calcext:value-type="string">
            <text:p>Catholique</text:p>
          </table:table-cell>
          <table:table-cell office:value-type="string" calcext:value-type="string">
            <text:p>Non</text:p>
          </table:table-cell>
          <table:table-cell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office:value-type="string" calcext:value-type="string">
            <text:p>Oui</text:p>
          </table:table-cell>
          <table:table-cell office:value-type="string" calcext:value-type="string">
            <text:p>Je ne sais pas</text:p>
          </table:table-cell>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Il se peut que je les aie déjà entendus quelque part, mais je n’en connais pas totalement le sens</text:p>
          </table:table-cell>
          <table:table-cell office:value-type="string" calcext:value-type="string">
            <text:p>Oui, complètement</text:p>
          </table:table-cell>
        </table:table-row>
        <table:table-row table:style-name="ro1">
          <table:table-cell office:value-type="string" calcext:value-type="string">
            <text:p>2020/05/25 12:42:22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La plupart du temps, les femmes choisissent de le porter, c’est en ca que ce n’est pas de la soumission. Il y a toujours des exceptions après, mais si la femme choisi de le porter, il n’y a pas de soumission ou d’obligation.</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2">
          <table:table-cell office:value-type="string" calcext:value-type="string">
            <text:p>2020/05/25 12:49:28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hrétien protestant</text:p>
          </table:table-cell>
          <table:table-cell table:number-columns-repeated="2"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office:value-type="string" calcext:value-type="string">
            <text:p>Il y a ici 2 religions différentes, la « sœur » consacre sa vie à cette religion. Elle est donc indirectement soumise à ses choix, mais c’est un choix personnel, et donc celui de porter l’habit religieux l’est aussi.</text:p>
            <text:p>La religion musulmane est une religion par descendance, elle permet également plus de liberté, et la femme choisit ou non de pratiquer cette religion, dans son intégralité ou non. Je parlerai de soumission lorsqu’un autre membre (mari, femme, famille) oblige à cette femme de porter le voile.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Il se peut que je les aie déjà entendus quelque part, mais je n’en connais pas totalement le sens</text:p>
          </table:table-cell>
          <table:table-cell/>
        </table:table-row>
        <table:table-row table:style-name="ro1">
          <table:table-cell office:value-type="string" calcext:value-type="string">
            <text:p>2020/05/25 12:50:35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office:value-type="string" calcext:value-type="string">
            <text:p>Oui, complètement</text:p>
          </table:table-cell>
        </table:table-row>
        <table:table-row table:style-name="ro1">
          <table:table-cell office:value-type="string" calcext:value-type="string">
            <text:p>2020/05/25 1:47:13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table:number-columns-repeated="2" office:value-type="string" calcext:value-type="string">
            <text:p>Je ne sais pas</text:p>
          </table:table-cell>
          <table:table-cell table:number-columns-repeated="2" office:value-type="string" calcext:value-type="string">
            <text:p>Non</text:p>
          </table:table-cell>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Non, je ne vois pas comment cela pourrait être possible</text:p>
          </table:table-cell>
          <table:table-cell office:value-type="string" calcext:value-type="string">
            <text:p>Non</text:p>
          </table:table-cell>
          <table:table-cell office:value-type="string" calcext:value-type="string">
            <text:p>Pas du tout</text:p>
          </table:table-cell>
        </table:table-row>
        <table:table-row table:style-name="ro1">
          <table:table-cell office:value-type="string" calcext:value-type="string">
            <text:p>2020/05/25 2:14:44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ne sais pas</text:p>
          </table:table-cell>
          <table:table-cell table:number-columns-repeated="2" office:value-type="string" calcext:value-type="string">
            <text:p>Non</text:p>
          </table:table-cell>
          <table:table-cell office:value-type="string" calcext:value-type="string">
            <text:p>je pense qu’en 2020 si les femmes portent un voile c’est qu’elles l’ont choisi dans la majorité des cas en Occident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office:value-type="string" calcext:value-type="string">
            <text:p>Oui plutôt</text:p>
          </table:table-cell>
        </table:table-row>
        <table:table-row table:style-name="ro2">
          <table:table-cell office:value-type="string" calcext:value-type="string">
            <text:p>2020/05/25 2:48:34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Caucasien du moyen orient (lazes)</text:p>
          </table:table-cell>
          <table:table-cell office:value-type="string" calcext:value-type="string">
            <text:p>Musulman</text:p>
          </table:table-cell>
          <table:table-cell table:number-columns-repeated="2"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Le voile est présent dans différentes religions : hindouisme,  judaïsme </text:p>
            <text:p>Je trouve que prendre seulement l’exemple du voile pour les femmes musulmanes et des bonnes sœurs est restreint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Oui, je sais exactement ce qu’ils veulent dire</text:p>
          </table:table-cell>
          <table:table-cell office:value-type="string" calcext:value-type="string">
            <text:p>Pas du tout</text:p>
          </table:table-cell>
        </table:table-row>
        <table:table-row table:style-name="ro1">
          <table:table-cell office:value-type="string" calcext:value-type="string">
            <text:p>2020/05/25 6:11:29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Ne préfère pas le dire</text:p>
          </table:table-cell>
          <table:table-cell office:value-type="string" calcext:value-type="string">
            <text:p>Je ne sais pas</text:p>
          </table:table-cell>
          <table:table-cell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Non</text:p>
          </table:table-cell>
          <table:table-cell office:value-type="string" calcext:value-type="string">
            <text:p>C'est lié à leur religion et leur engagement/volonté</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5 6:27:07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table:number-columns-repeated="2"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table:table-row>
        <table:table-row table:style-name="ro1">
          <table:table-cell office:value-type="string" calcext:value-type="string">
            <text:p>2020/05/25 7:27:42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Oui</text:p>
          </table:table-cell>
          <table:table-cell office:value-type="string" calcext:value-type="string">
            <text:p>Non</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Ça dépend</text:p>
          </table:table-cell>
          <table:table-cell office:value-type="string" calcext:value-type="string">
            <text:p>Les deux sont liés à une religion, et dans la religion il y a des obligations/règles/ou normes à respecter, Comme sur un lieu de travail ou des fois nous devons porter un uniforme. Il y a deux possibilités, soit on est forcé par quelqu’un, soit on le fait par conviction personnelle. Bien sûr si elle est forcée par quelqu’un cela est de la soumission, dans l’autre cas si c’est une conviction personnelle c’est une sorte de soumission à la règle/norme/obligatoire ( même si cela peut-être fait avec plaisir)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Non, je ne vois pas comment cela pourrait être possible</text:p>
          </table:table-cell>
          <table:table-cell office:value-type="string" calcext:value-type="string">
            <text:p>Non</text:p>
          </table:table-cell>
          <table:table-cell/>
        </table:table-row>
        <table:table-row table:style-name="ro1">
          <table:table-cell office:value-type="string" calcext:value-type="string">
            <text:p>2020/05/25 9:33:14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office:value-type="string" calcext:value-type="string">
            <text:p>Oui</text:p>
          </table:table-cell>
          <table:table-cell office:value-type="string" calcext:value-type="string">
            <text:p>Je ne sais pas</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Oui</text:p>
          </table:table-cell>
          <table:table-cell office:value-type="string" calcext:value-type="string">
            <text:p>Les deux sont symbole de soumission marqué vis à vis d’une religion</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3">
          <table:table-cell office:value-type="string" calcext:value-type="string">
            <text:p>2020/05/26 9:48:35 A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 - asiatique</text:p>
          </table:table-cell>
          <table:table-cell office:value-type="string" calcext:value-type="string">
            <text:p>Chrétien protestant</text:p>
          </table:table-cell>
          <table:table-cell table:number-columns-repeated="2"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office:value-type="string" calcext:value-type="string">
            <text:p>A la différence des secondes, le voile est supposément imposé pour des personnes religieuses "non-professionnelles", mais personnellement, je pense qu'en dépit de la connotation religieuse, le voile demeure un vêtement, un bout de tissu indépendant de ma croyance attachée.</text:p>
            <text:p>Pour être bonne soeur, il faut faire un choix (le voile peut parfois être imposé par la famille)</text:p>
            <text:p>Dans tous les cas, il faudrait d'abord définir ce qu'est un symbole de soumission...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Je ne sais pas</text:p>
          </table:table-cell>
          <table:table-cell office:value-type="string" calcext:value-type="string">
            <text:p>Non</text:p>
          </table:table-cell>
          <table:table-cell/>
        </table:table-row>
        <table:table-row table:style-name="ro1">
          <table:table-cell office:value-type="string" calcext:value-type="string">
            <text:p>2020/05/26 10:10:09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Latino</text:p>
          </table:table-cell>
          <table:table-cell office:value-type="string" calcext:value-type="string">
            <text:p>Catholique</text:p>
          </table:table-cell>
          <table:table-cell table:number-columns-repeated="2"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Oui</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Oui, je sais exactement ce qu’ils veulent dire</text:p>
          </table:table-cell>
          <table:table-cell office:value-type="string" calcext:value-type="string">
            <text:p>Oui plutôt</text:p>
          </table:table-cell>
        </table:table-row>
        <table:table-row table:style-name="ro1">
          <table:table-cell office:value-type="string" calcext:value-type="string">
            <text:p>2020/05/26 10:23:39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table:number-columns-repeated="2" office:value-type="string" calcext:value-type="string">
            <text:p>Non</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Non</text:p>
          </table:table-cell>
          <table:table-cell office:value-type="string" calcext:value-type="string">
            <text:p>Je pense que cela répond à une éthique de pudeur vis à vis de leur foi, c’est quelque chose en lequel elles croient et non une forme <text:s/>de soumission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Oui</text:p>
          </table:table-cell>
          <table:table-cell office:value-type="string" calcext:value-type="string">
            <text:p>Il se peut que je les aie déjà entendus quelque part, mais je n’en connais pas totalement le sens</text:p>
          </table:table-cell>
          <table:table-cell office:value-type="string" calcext:value-type="string">
            <text:p>Oui plutôt</text:p>
          </table:table-cell>
        </table:table-row>
        <table:table-row table:style-name="ro3">
          <table:table-cell office:value-type="string" calcext:value-type="string">
            <text:p>2020/05/26 10:35:49 A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office:value-type="string" calcext:value-type="string">
            <text:p>Le voile peut être perçu comme un symbole de soumission. Cependant de nombreuses femmes croyantes le portent de façon consentente. Je considère que le voile est un symbole de soumission si l'on oblige la femme à le porter.</text:p>
            <text:p>Par conséquent, le voile chez les musulmans peut être un symbole de soumission pour la femme dans certains pays appliquant la charia car elles sont dans l'obligation de le porter.</text:p>
            <text:p>Concernent les bonnes sœurs, elles ont fait le choix de s'engager dans la religion et donc d'accepter le port de voile. Donc elles portent le voile délibérément. </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Non, je ne vois pas comment cela pourrait être possible</text:p>
          </table:table-cell>
          <table:table-cell office:value-type="string" calcext:value-type="string">
            <text:p>Il se peut que je les aie déjà entendus quelque part, mais je n’en connais pas totalement le sens</text:p>
          </table:table-cell>
          <table:table-cell/>
        </table:table-row>
        <table:table-row table:style-name="ro1">
          <table:table-cell office:value-type="string" calcext:value-type="string">
            <text:p>2020/05/26 11:14:12 A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Je ne sais pas</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Ça dépend</text:p>
          </table:table-cell>
          <table:table-cell office:value-type="string" calcext:value-type="string">
            <text:p>J'estime que les religions soumettent les femmes, mais que les femmes sont néanmoins libres d'avoir une religion. Le voile est, pour moi, un outil qui symbolise la "pureté" d'une femme ce que je trouve sexiste puisqu'on ne demande pas à un homme d'être pur. Pour moi, le voile soumet donc la femme puisque l'oblige a adopté un comportement spécifiquement sexiste.</text:p>
          </table:table-cell>
          <table:table-cell office:value-type="string" calcext:value-type="string">
            <text:p>Je pense qu'ils sont en droit d'utiliser leur corps pour protester, mais je pense pas qu'ils peuvent juger à quel point une femme est féministe selon la manière dont elle se voile</text:p>
          </table:table-cell>
          <table:table-cell office:value-type="string" calcext:value-type="string">
            <text:p>Non, je ne vois pas comment cela pourrait être possible</text:p>
          </table:table-cell>
          <table:table-cell office:value-type="string" calcext:value-type="string">
            <text:p>Non</text:p>
          </table:table-cell>
          <table:table-cell office:value-type="string" calcext:value-type="string">
            <text:p>Oui, complètement</text:p>
          </table:table-cell>
        </table:table-row>
        <table:table-row table:style-name="ro1">
          <table:table-cell office:value-type="string" calcext:value-type="string">
            <text:p>2020/05/26 11:55:54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Pas de religion</text:p>
          </table:table-cell>
          <table:table-cell table:number-columns-repeated="2" office:value-type="string" calcext:value-type="string">
            <text:p>Non</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8 10:38:52 PM EET</text:p>
          </table:table-cell>
          <table:table-cell office:value-type="string" calcext:value-type="string">
            <text:p>Femme</text:p>
          </table:table-cell>
          <table:table-cell office:value-type="string" calcext:value-type="string">
            <text:p>30-49</text:p>
          </table:table-cell>
          <table:table-cell office:value-type="string" calcext:value-type="string">
            <text:p>Italy</text:p>
          </table:table-cell>
          <table:table-cell office:value-type="string" calcext:value-type="string">
            <text:p>Blanc</text:p>
          </table:table-cell>
          <table:table-cell office:value-type="string" calcext:value-type="string">
            <text:p>Pas de religion</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table:number-columns-repeated="2" office:value-type="string" calcext:value-type="string">
            <text:p>Oui</text:p>
          </table:table-cell>
          <table:table-cell office:value-type="string" calcext:value-type="string">
            <text:p>Dans les religions les femmes ne sont pas libres</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Non, je ne vois pas comment cela pourrait être possible</text:p>
          </table:table-cell>
          <table:table-cell office:value-type="string" calcext:value-type="string">
            <text:p>Non</text:p>
          </table:table-cell>
          <table:table-cell office:value-type="string" calcext:value-type="string">
            <text:p>Oui plutôt</text:p>
          </table:table-cell>
        </table:table-row>
        <table:table-row table:style-name="ro1">
          <table:table-cell office:value-type="string" calcext:value-type="string">
            <text:p>2020/05/28 10:45:53 PM EET</text:p>
          </table:table-cell>
          <table:table-cell office:value-type="string" calcext:value-type="string">
            <text:p>Femme</text:p>
          </table:table-cell>
          <table:table-cell office:value-type="string" calcext:value-type="string">
            <text:p>50-6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Non</text:p>
          </table:table-cell>
          <table:table-cell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Ça dépend</text:p>
          </table:table-cell>
          <table:table-cell office:value-type="string" calcext:value-type="string">
            <text:p>C est <text:s/>en fonction des histoires des personnes </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office:value-type="string" calcext:value-type="string">
            <text:p>Pas du tout</text:p>
          </table:table-cell>
        </table:table-row>
        <table:table-row table:style-name="ro1">
          <table:table-cell office:value-type="string" calcext:value-type="string">
            <text:p>2020/05/30 11:42:32 PM EET</text:p>
          </table:table-cell>
          <table:table-cell office:value-type="string" calcext:value-type="string">
            <text:p>Femme</text:p>
          </table:table-cell>
          <table:table-cell office:value-type="string" calcext:value-type="string">
            <text:p>18-29</text:p>
          </table:table-cell>
          <table:table-cell office:value-type="string" calcext:value-type="string">
            <text:p>France</text:p>
          </table:table-cell>
          <table:table-cell office:value-type="string" calcext:value-type="string">
            <text:p>Latino</text:p>
          </table:table-cell>
          <table:table-cell office:value-type="string" calcext:value-type="string">
            <text:p>Catholique</text:p>
          </table:table-cell>
          <table:table-cell office:value-type="string" calcext:value-type="string">
            <text:p>Non</text:p>
          </table:table-cell>
          <table:table-cell office:value-type="string" calcext:value-type="string">
            <text:p>Oui</text:p>
          </table:table-cell>
          <table:table-cell office:value-type="string" calcext:value-type="string">
            <text:p>Je pense que la conception d’inégalité des genres change et façonne différemment selon le pays, l’ethnie, l’histoire, la culture et les traditions</text:p>
          </table:table-cell>
          <table:table-cell office:value-type="string" calcext:value-type="string">
            <text:p>Ça dépend</text:p>
          </table:table-cell>
          <table:table-cell office:value-type="string" calcext:value-type="string">
            <text:p>Non</text:p>
          </table:table-cell>
          <table:table-cell office:value-type="string" calcext:value-type="string">
            <text:p>J’avoue ne pas pouvoir bien expliquer mes réponses, dans les représentations une bonne sœur qui porte le voile est anodin et normal, mais une femme musulmane est critiquée ou en tout cas, n’est pas vue de la même manière. Je crois qu’à cause des représentations et des polémiques actuelles, le voile musulman est très discuté et pointé du doigt. J’ai répondu « ça dépend » pour la première question sur le voile car pour moi il y a simplement la femme musulmane qui porte le voile en raison de sa religion d’une part, et la femme qui le porte car son mari ou sa famille et son entourage l’y oblige ou bien que c’est extrêmement mal vu de ne pas le porter, d’une autre part. Dans la globalité, le port du voile chez les musulmanes « choque » ou fait polémique car dans les pays d’origine musulmane il est très mal vu de ne pas en porter et je pense donc que de manière générale il existe une pression sur son port ou non. Mais il est vrai qu’une bonne sœur qui ne porte pas son voile ne me choquerais pas du tout, une femme musulmane non plus mais je considérerais peut être plus cette dernière comme « libérée », ouverte d’esprit peut être par rapport à sa religion.</text:p>
          </table:table-cell>
          <table:table-cell office:value-type="string" calcext:value-type="string">
            <text:p>Je pense que cela ne participe pas à encourager les gens à se battre et lutter pour l’égalité homme femme et s’engager dans le féminisme, pour moi ce n’est pas la bonne méthode.</text:p>
          </table:table-cell>
          <table:table-cell office:value-type="string" calcext:value-type="string">
            <text:p>Oui</text:p>
          </table:table-cell>
          <table:table-cell office:value-type="string" calcext:value-type="string">
            <text:p>Non</text:p>
          </table:table-cell>
          <table:table-cell office:value-type="string" calcext:value-type="string">
            <text:p>Pas du tout</text:p>
          </table:table-cell>
        </table:table-row>
        <table:table-row table:style-name="ro1">
          <table:table-cell office:value-type="string" calcext:value-type="string">
            <text:p>2020/06/16 12:52:39 PM EET</text:p>
          </table:table-cell>
          <table:table-cell office:value-type="string" calcext:value-type="string">
            <text:p>Homme</text:p>
          </table:table-cell>
          <table:table-cell office:value-type="string" calcext:value-type="string">
            <text:p>18-2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table:number-columns-repeated="2" office:value-type="string" calcext:value-type="string">
            <text:p>Oui</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Ça dépend</text:p>
          </table:table-cell>
          <table:table-cell office:value-type="string" calcext:value-type="string">
            <text:p>Tout dépend la raison et l'origine pour laquelle les personnes choisissent de porter le voile</text:p>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Non, je ne vois pas comment cela pourrait être possible</text:p>
          </table:table-cell>
          <table:table-cell office:value-type="string" calcext:value-type="string">
            <text:p>Il se peut que je les aie déjà entendus quelque part, mais je n’en connais pas totalement le sens</text:p>
          </table:table-cell>
          <table:table-cell/>
        </table:table-row>
        <table:table-row table:style-name="ro1">
          <table:table-cell office:value-type="string" calcext:value-type="string">
            <text:p>2020/06/16 11:06:18 PM EET</text:p>
          </table:table-cell>
          <table:table-cell office:value-type="string" calcext:value-type="string">
            <text:p>Homme</text:p>
          </table:table-cell>
          <table:table-cell office:value-type="string" calcext:value-type="string">
            <text:p>50-69</text:p>
          </table:table-cell>
          <table:table-cell office:value-type="string" calcext:value-type="string">
            <text:p>France</text:p>
          </table:table-cell>
          <table:table-cell office:value-type="string" calcext:value-type="string">
            <text:p>Blanc</text:p>
          </table:table-cell>
          <table:table-cell office:value-type="string" calcext:value-type="string">
            <text:p>Catholique</text:p>
          </table:table-cell>
          <table:table-cell office:value-type="string" calcext:value-type="string">
            <text:p>Oui</text:p>
          </table:table-cell>
          <table:table-cell office:value-type="string" calcext:value-type="string">
            <text:p>Non</text:p>
          </table:table-cell>
          <table:table-cell office:value-type="string" calcext:value-type="string">
            <text:p>Je pense que le concept d’inégalité des genres est universel peu importe le pays, l’ethnie, l’histoire, la culture et les traditions</text:p>
          </table:table-cell>
          <table:table-cell table:number-columns-repeated="2" office:value-type="string" calcext:value-type="string">
            <text:p>Oui</text:p>
          </table:table-cell>
          <table:table-cell/>
          <table:table-cell office:value-type="string" calcext:value-type="string">
            <text:p>Je crois que la nudité est une mauvaise manière de protester pour l'indépendance de la femme car cela participe à la sexualisation et à l'objectification de son corps</text:p>
          </table:table-cell>
          <table:table-cell office:value-type="string" calcext:value-type="string">
            <text:p>Je ne sais pas</text:p>
          </table:table-cell>
          <table:table-cell office:value-type="string" calcext:value-type="string">
            <text:p>Non</text:p>
          </table:table-cell>
          <table:table-cell/>
        </table:table-row>
        <table:table-row table:style-name="ro1">
          <table:table-cell office:value-type="string" calcext:value-type="string">
            <text:p>2020/05/24 9:51:22 PM EET</text:p>
          </table:table-cell>
          <table:table-cell office:value-type="string" calcext:value-type="string">
            <text:p>Femenino</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No religios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Depende</text:p>
          </table:table-cell>
          <table:table-cell office:value-type="string" calcext:value-type="string">
            <text:p>El velo que usan las mujeres musulmanas en algunos casos es sumiso, puesto que son obligadas a usarlo, mientras que otras mujeres les gusta usarlo porque respetan y les agrada su religión, a pesar de todo lo malo que ella tiene. De la misma forma con las monjas católicas que ingresan a dicho camino.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5/24 9:51:28 PM EET</text:p>
          </table:table-cell>
          <table:table-cell office:value-type="string" calcext:value-type="string">
            <text:p>Femenino</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No religios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Depende</text:p>
          </table:table-cell>
          <table:table-cell office:value-type="string" calcext:value-type="string">
            <text:p>No</text:p>
          </table:table-cell>
          <table:table-cell office:value-type="string" calcext:value-type="string">
            <text:p>Si una mujer libremente decide cubrirse es su decisión y lo hace por sus convicciones y sus creencias por lo cual no es sumisión ella está siguiendo sus creencias, si ella es obligada por prejuicios o estigmas sociales es violencia de género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no veo cómo esto podría ser posible</text:p>
          </table:table-cell>
          <table:table-cell office:value-type="string" calcext:value-type="string">
            <text:p>Sí, sé exactamente lo que son</text:p>
          </table:table-cell>
          <table:table-cell office:value-type="string" calcext:value-type="string">
            <text:p>Parcialmente</text:p>
          </table:table-cell>
        </table:table-row>
        <table:table-row table:style-name="ro1">
          <table:table-cell office:value-type="string" calcext:value-type="string">
            <text:p>2020/05/24 9:52:23 PM EET</text:p>
          </table:table-cell>
          <table:table-cell office:value-type="string" calcext:value-type="string">
            <text:p>Femenino</text:p>
          </table:table-cell>
          <table:table-cell office:value-type="string" calcext:value-type="string">
            <text:p>18-29</text:p>
          </table:table-cell>
          <table:table-cell office:value-type="string" calcext:value-type="string">
            <text:p>Mexico</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 lo sé</text:p>
          </table:table-cell>
          <table:table-cell office:value-type="string" calcext:value-type="string">
            <text:p>No uso ninguna de las dos entonces no se. Creo que debería de contestar alguien que sabe su significado y porque lo hacen. </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lo sé</text:p>
          </table:table-cell>
          <table:table-cell office:value-type="string" calcext:value-type="string">
            <text:p>No</text:p>
          </table:table-cell>
          <table:table-cell office:value-type="string" calcext:value-type="string">
            <text:p>En absoluto</text:p>
          </table:table-cell>
        </table:table-row>
        <table:table-row table:style-name="ro1">
          <table:table-cell office:value-type="string" calcext:value-type="string">
            <text:p>2020/05/24 10:44:09 PM EET</text:p>
          </table:table-cell>
          <table:table-cell office:value-type="string" calcext:value-type="string">
            <text:p>Masculino</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Prefiero no decirl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No lo sé</text:p>
          </table:table-cell>
          <table:table-cell office:value-type="string" calcext:value-type="string">
            <text:p>considero que no tengo el criterio para dar una respuesta pues desconozco lo que para ellas simboliza dentro de su religión.</text:p>
          </table:table-cell>
          <table:table-cell office:value-type="string" calcext:value-type="string">
            <text:p>pienso que aunque cada persona es libre de expresar su protesta como lo considere, la desnudez desde mi punto de vista no es algo útil dentro de su protesta pues en mi opinión les quita credibilidad y carácter. hay muchas maneras de llamar la atención, pero considero que la desnudez les quita peso a su causa, sin embargo no digo que sea bueno o malo. <text:s text:c="2"/></text:p>
          </table:table-cell>
          <table:table-cell office:value-type="string" calcext:value-type="string">
            <text:p>No lo sé</text:p>
          </table:table-cell>
          <table:table-cell office:value-type="string" calcext:value-type="string">
            <text:p>No</text:p>
          </table:table-cell>
          <table:table-cell/>
        </table:table-row>
        <table:table-row table:style-name="ro1">
          <table:table-cell office:value-type="string" calcext:value-type="string">
            <text:p>2020/05/24 11:02:12 PM EET</text:p>
          </table:table-cell>
          <table:table-cell office:value-type="string" calcext:value-type="string">
            <text:p>Femenino</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Creo que el uso de esas prendas dependen de sus creencias religiosas y su fe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no veo cómo esto podría ser posible</text:p>
          </table:table-cell>
          <table:table-cell office:value-type="string" calcext:value-type="string">
            <text:p>No</text:p>
          </table:table-cell>
          <table:table-cell office:value-type="string" calcext:value-type="string">
            <text:p>Sí, completamente</text:p>
          </table:table-cell>
        </table:table-row>
        <table:table-row table:style-name="ro1">
          <table:table-cell office:value-type="string" calcext:value-type="string">
            <text:p>2020/05/24 11:04:27 PM EET</text:p>
          </table:table-cell>
          <table:table-cell office:value-type="string" calcext:value-type="string">
            <text:p>Masculino</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No religios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no veo cómo esto podría ser posible</text:p>
          </table:table-cell>
          <table:table-cell office:value-type="string" calcext:value-type="string">
            <text:p>No</text:p>
          </table:table-cell>
          <table:table-cell/>
        </table:table-row>
        <table:table-row table:style-name="ro1">
          <table:table-cell office:value-type="string" calcext:value-type="string">
            <text:p>2020/05/24 11:05:11 PM EET</text:p>
          </table:table-cell>
          <table:table-cell office:value-type="string" calcext:value-type="string">
            <text:p>Femen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Es un símbolo impuesto por hombres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office:value-type="string" calcext:value-type="string">
            <text:p>En absoluto</text:p>
          </table:table-cell>
        </table:table-row>
        <table:table-row table:style-name="ro1">
          <table:table-cell office:value-type="string" calcext:value-type="string">
            <text:p>2020/05/24 11:08:08 PM EET</text:p>
          </table:table-cell>
          <table:table-cell office:value-type="string" calcext:value-type="string">
            <text:p>Masculino</text:p>
          </table:table-cell>
          <table:table-cell office:value-type="string" calcext:value-type="string">
            <text:p>18-29</text:p>
          </table:table-cell>
          <table:table-cell office:value-type="string" calcext:value-type="string">
            <text:p>Ecuador</text:p>
          </table:table-cell>
          <table:table-cell office:value-type="string" calcext:value-type="string">
            <text:p>Blanco</text:p>
          </table:table-cell>
          <table:table-cell office:value-type="string" calcext:value-type="string">
            <text:p>Católico roman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Tradición o respeto a sus creencias</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no veo cómo esto podría ser posible</text:p>
          </table:table-cell>
          <table:table-cell office:value-type="string" calcext:value-type="string">
            <text:p>No</text:p>
          </table:table-cell>
          <table:table-cell/>
        </table:table-row>
        <table:table-row table:style-name="ro1">
          <table:table-cell office:value-type="string" calcext:value-type="string">
            <text:p>2020/05/24 11:08:09 PM EET</text:p>
          </table:table-cell>
          <table:table-cell office:value-type="string" calcext:value-type="string">
            <text:p>Femenino</text:p>
          </table:table-cell>
          <table:table-cell office:value-type="string" calcext:value-type="string">
            <text:p>18-29</text:p>
          </table:table-cell>
          <table:table-cell office:value-type="string" calcext:value-type="string">
            <text:p>Chile</text:p>
          </table:table-cell>
          <table:table-cell office:value-type="string" calcext:value-type="string">
            <text:p>Latino</text:p>
          </table:table-cell>
          <table:table-cell office:value-type="string" calcext:value-type="string">
            <text:p>Católico roman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Lo veo como una forma de sumisión debido a que creo que no deberían tapar absolutamente nada, somos personas libres y no debiese condicionar un velo en señal de respeto. Además que es algo asignado solo para mujeres y si no lo usas entrega un mensaje de forma negativa culturalmente. Por eso creo que es una sumisión. De todas maneras no juzgo a la mujer que decida usarlo. </text:p>
          </table:table-cell>
          <table:table-cell office:value-type="string" calcext:value-type="string">
            <text:p>Creo que tiene derecho a usar su cuerpo como medio de protesta si así lo quiere, sin embargo no creo que sea sólo el único medio ya que afirmar eso no significa independencia o empoderamiento para mi, no puede juzgarse en cuanto se cubra o no. Si se hace por gusto bien, si no es así también estaría bien. </text:p>
          </table:table-cell>
          <table:table-cell office:value-type="string" calcext:value-type="string">
            <text:p>No lo sé</text:p>
          </table:table-cell>
          <table:table-cell office:value-type="string" calcext:value-type="string">
            <text:p>No</text:p>
          </table:table-cell>
          <table:table-cell office:value-type="string" calcext:value-type="string">
            <text:p>Sí, completamente</text:p>
          </table:table-cell>
        </table:table-row>
        <table:table-row table:style-name="ro1">
          <table:table-cell office:value-type="string" calcext:value-type="string">
            <text:p>2020/05/24 11:14:45 PM EET</text:p>
          </table:table-cell>
          <table:table-cell office:value-type="string" calcext:value-type="string">
            <text:p>Femen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office:value-type="string" calcext:value-type="string">
            <text:p>No</text:p>
          </table:table-cell>
          <table:table-cell table:number-columns-repeated="2" office:value-type="string" calcext:value-type="string">
            <text:p>No lo sé</text:p>
          </table:table-cell>
          <table:table-cell office:value-type="string" calcext:value-type="string">
            <text:p>No</text:p>
          </table:table-cell>
          <table:table-cell office:value-type="string" calcext:value-type="string">
            <text:p>No lo sé</text:p>
          </table:table-cell>
          <table:table-cell office:value-type="string" calcext:value-type="string">
            <text:p>Si una mujer utiliza <text:s/>velo no me incomoda </text:p>
          </table:table-cell>
          <table:table-cell table:number-columns-repeated="2" office:value-type="string" calcext:value-type="string">
            <text:p>No lo sé</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5/24 11:27:51 PM EET</text:p>
          </table:table-cell>
          <table:table-cell office:value-type="string" calcext:value-type="string">
            <text:p>Femenino</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Amabas cosas tienen un significado especial en la religión de ambas mujeres, que ellas aprecian y por eso lo siguen usando</text:p>
          </table:table-cell>
          <table:table-cell office:value-type="string" calcext:value-type="string">
            <text:p>Creo que usar la desnudez es una mala forma de expresar su independencia ya que se muestran tal como el patriacado las quiere, como objeto</text:p>
          </table:table-cell>
          <table:table-cell office:value-type="string" calcext:value-type="string">
            <text:p>Si</text:p>
          </table:table-cell>
          <table:table-cell office:value-type="string" calcext:value-type="string">
            <text:p>Sí, sé exactamente lo que son</text:p>
          </table:table-cell>
          <table:table-cell office:value-type="string" calcext:value-type="string">
            <text:p>En absoluto</text:p>
          </table:table-cell>
        </table:table-row>
        <table:table-row table:style-name="ro1">
          <table:table-cell office:value-type="string" calcext:value-type="string">
            <text:p>2020/05/24 11:30:00 PM EET</text:p>
          </table:table-cell>
          <table:table-cell office:value-type="string" calcext:value-type="string">
            <text:p>Femenino</text:p>
          </table:table-cell>
          <table:table-cell office:value-type="string" calcext:value-type="string">
            <text:p>18-29</text:p>
          </table:table-cell>
          <table:table-cell office:value-type="string" calcext:value-type="string">
            <text:p>Spain</text:p>
          </table:table-cell>
          <table:table-cell office:value-type="string" calcext:value-type="string">
            <text:p>Blanco</text:p>
          </table:table-cell>
          <table:table-cell office:value-type="string" calcext:value-type="string">
            <text:p>No religios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table:table-cell office:value-type="string" calcext:value-type="string">
            <text:p>Bastante deacuerdo con la opción b pero no cuando lo hacen en lugares inadecuados como podrian ser de culto ya que no estas respetando las creencias de otras personas</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En absoluto</text:p>
          </table:table-cell>
        </table:table-row>
        <table:table-row table:style-name="ro1">
          <table:table-cell office:value-type="string" calcext:value-type="string">
            <text:p>2020/05/24 11:37:25 PM EET</text:p>
          </table:table-cell>
          <table:table-cell office:value-type="string" calcext:value-type="string">
            <text:p>Femenino</text:p>
          </table:table-cell>
          <table:table-cell office:value-type="string" calcext:value-type="string">
            <text:p>30-49</text:p>
          </table:table-cell>
          <table:table-cell office:value-type="string" calcext:value-type="string">
            <text:p>Ecuador</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Depende</text:p>
          </table:table-cell>
          <table:table-cell office:value-type="string" calcext:value-type="string">
            <text:p>Muchas mujeres lo hace por su religion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no veo cómo esto podría ser posible</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5/24 11:41:25 PM EET</text:p>
          </table:table-cell>
          <table:table-cell office:value-type="string" calcext:value-type="string">
            <text:p>Femenino</text:p>
          </table:table-cell>
          <table:table-cell office:value-type="string" calcext:value-type="string">
            <text:p>30-49</text:p>
          </table:table-cell>
          <table:table-cell office:value-type="string" calcext:value-type="string">
            <text:p>United States</text:p>
          </table:table-cell>
          <table:table-cell office:value-type="string" calcext:value-type="string">
            <text:p>Latino</text:p>
          </table:table-cell>
          <table:table-cell office:value-type="string" calcext:value-type="string">
            <text:p>Católico roman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Cómo religiosa tiene que estar sumisas ante dios y sus preceptos y los mismos le pasa a las mujeres con velo sumisión a su esposi</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5/24 11:42:47 PM EET</text:p>
          </table:table-cell>
          <table:table-cell office:value-type="string" calcext:value-type="string">
            <text:p>Femenino</text:p>
          </table:table-cell>
          <table:table-cell office:value-type="string" calcext:value-type="string">
            <text:p>18-29</text:p>
          </table:table-cell>
          <table:table-cell office:value-type="string" calcext:value-type="string">
            <text:p>Spain</text:p>
          </table:table-cell>
          <table:table-cell office:value-type="string" calcext:value-type="string">
            <text:p>Blanco</text:p>
          </table:table-cell>
          <table:table-cell office:value-type="string" calcext:value-type="string">
            <text:p>Católico roman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office:value-type="string" calcext:value-type="string">
            <text:p>Las monjas han optado ellas mismas por propia voluntad a tomar esos votos y ese vestuario mientras q la mayoría de las mujeres que llevan velo es por obligación externa no porque ellas lo hayan elegido.</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lo sé</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5/24 11:56:36 PM EET</text:p>
          </table:table-cell>
          <table:table-cell office:value-type="string" calcext:value-type="string">
            <text:p>Mascul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office:value-type="string" calcext:value-type="string">
            <text:p>La costumbre de cada país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table:table-row>
        <table:table-row table:style-name="ro1">
          <table:table-cell office:value-type="string" calcext:value-type="string">
            <text:p>2020/05/24 11:59:05 PM EET</text:p>
          </table:table-cell>
          <table:table-cell office:value-type="string" calcext:value-type="string">
            <text:p>Femenino</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Prefiero no decirlo</text:p>
          </table:table-cell>
          <table:table-cell office:value-type="string" calcext:value-type="string">
            <text:p>Si</text:p>
          </table:table-cell>
          <table:table-cell office:value-type="string" calcext:value-type="string">
            <text:p>No lo sé</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Una representa cultura, creecia/religión. La otra forma parte de su religión. </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Si</text:p>
          </table:table-cell>
          <table:table-cell office:value-type="string" calcext:value-type="string">
            <text:p>No</text:p>
          </table:table-cell>
          <table:table-cell office:value-type="string" calcext:value-type="string">
            <text:p>En absoluto</text:p>
          </table:table-cell>
        </table:table-row>
        <table:table-row table:style-name="ro1">
          <table:table-cell office:value-type="string" calcext:value-type="string">
            <text:p>2020/05/25 12:01:24 AM EET</text:p>
          </table:table-cell>
          <table:table-cell office:value-type="string" calcext:value-type="string">
            <text:p>Femenino</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Porque el tipo de ropa que una mujer usa no determina si son sumisas o no, depende de cada persona, no se puede juzgar esa desición, creo que es más importante enseñarles a las niñas a tomar desiciones que ayuden a construir al desarrollo de la humanidad.</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no veo cómo esto podría ser posible</text:p>
          </table:table-cell>
          <table:table-cell office:value-type="string" calcext:value-type="string">
            <text:p>No</text:p>
          </table:table-cell>
          <table:table-cell office:value-type="string" calcext:value-type="string">
            <text:p>Parcialmente sí, pero siento que algunas de las luchas que enfrento debido a mi origen étnico no se tienen en cuenta</text:p>
          </table:table-cell>
        </table:table-row>
        <table:table-row table:style-name="ro1">
          <table:table-cell office:value-type="string" calcext:value-type="string">
            <text:p>2020/05/25 12:03:33 AM EET</text:p>
          </table:table-cell>
          <table:table-cell office:value-type="string" calcext:value-type="string">
            <text:p>Masculino</text:p>
          </table:table-cell>
          <table:table-cell office:value-type="string" calcext:value-type="string">
            <text:p>30-49</text:p>
          </table:table-cell>
          <table:table-cell office:value-type="string" calcext:value-type="string">
            <text:p>Spain</text:p>
          </table:table-cell>
          <table:table-cell office:value-type="string" calcext:value-type="string">
            <text:p>More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Creo que es un símbolo de sumisión porque se lo ponen siguiendo los mandatos de su religión.</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table:table-row>
        <table:table-row table:style-name="ro3">
          <table:table-cell office:value-type="string" calcext:value-type="string">
            <text:p>2020/05/25 12:03:51 AM EET</text:p>
          </table:table-cell>
          <table:table-cell office:value-type="string" calcext:value-type="string">
            <text:p>Femenino</text:p>
          </table:table-cell>
          <table:table-cell office:value-type="string" calcext:value-type="string">
            <text:p>30-49</text:p>
          </table:table-cell>
          <table:table-cell office:value-type="string" calcext:value-type="string">
            <text:p>Belgium</text:p>
          </table:table-cell>
          <table:table-cell office:value-type="string" calcext:value-type="string">
            <text:p>Blanc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Depende</text:p>
          </table:table-cell>
          <table:table-cell office:value-type="string" calcext:value-type="string">
            <text:p>Si</text:p>
          </table:table-cell>
          <table:table-cell office:value-type="string" calcext:value-type="string">
            <text:p>En el caso de mujeres musulmanas, creo que suele ser una sumisión por parte del marido/ padre/ .. y de la religión, aunque muchas veces se haga de manera inconsciente, pero también hay mujeres que lo llevan por elección propia.</text:p>
            <text:p/>
            <text:p>En el caso de las monjas, creo que sí es sumisión a la religión católica pero no sé si hay alguna sumisión por parte del hombre en este caso. </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lo sé</text:p>
          </table:table-cell>
          <table:table-cell office:value-type="string" calcext:value-type="string">
            <text:p>No</text:p>
          </table:table-cell>
          <table:table-cell office:value-type="string" calcext:value-type="string">
            <text:p>Sí, completamente</text:p>
          </table:table-cell>
        </table:table-row>
        <table:table-row table:style-name="ro1">
          <table:table-cell office:value-type="string" calcext:value-type="string">
            <text:p>2020/05/25 12:19:13 AM EET</text:p>
          </table:table-cell>
          <table:table-cell office:value-type="string" calcext:value-type="string">
            <text:p>Femenino</text:p>
          </table:table-cell>
          <table:table-cell office:value-type="string" calcext:value-type="string">
            <text:p>30-49</text:p>
          </table:table-cell>
          <table:table-cell office:value-type="string" calcext:value-type="string">
            <text:p>Spain</text:p>
          </table:table-cell>
          <table:table-cell office:value-type="string" calcext:value-type="string">
            <text:p>Blanco</text:p>
          </table:table-cell>
          <table:table-cell office:value-type="string" calcext:value-type="string">
            <text:p>No religioso</text:p>
          </table:table-cell>
          <table:table-cell office:value-type="string" calcext:value-type="string">
            <text:p>No</text:p>
          </table:table-cell>
          <table:table-cell office:value-type="string" calcext:value-type="string">
            <text:p>Si</text:p>
          </table:table-cell>
          <table:table-cell office:value-type="string" calcext:value-type="string">
            <text:p>No lo sé</text:p>
          </table:table-cell>
          <table:table-cell table:number-columns-repeated="2" office:value-type="string" calcext:value-type="string">
            <text:p>Depende</text:p>
          </table:table-cell>
          <table:table-cell office:value-type="string" calcext:value-type="string">
            <text:p>Las monjas lo son por elección, y no todas llevan velo. En el caso de las musulmanas, muchas lo llevan porque quieren también.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Sí, sé exactamente lo que son</text:p>
          </table:table-cell>
          <table:table-cell office:value-type="string" calcext:value-type="string">
            <text:p>Parcialmente</text:p>
          </table:table-cell>
        </table:table-row>
        <table:table-row table:style-name="ro1">
          <table:table-cell office:value-type="string" calcext:value-type="string">
            <text:p>2020/05/25 12:28:31 AM EET</text:p>
          </table:table-cell>
          <table:table-cell office:value-type="string" calcext:value-type="string">
            <text:p>Masculino</text:p>
          </table:table-cell>
          <table:table-cell office:value-type="string" calcext:value-type="string">
            <text:p>30-49</text:p>
          </table:table-cell>
          <table:table-cell office:value-type="string" calcext:value-type="string">
            <text:p>Spain</text:p>
          </table:table-cell>
          <table:table-cell office:value-type="string" calcext:value-type="string">
            <text:p>Blanc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No lo sé</text:p>
          </table:table-cell>
          <table:table-cell table:number-columns-repeated="2" office:value-type="string" calcext:value-type="string">
            <text:p>Depende</text:p>
          </table:table-cell>
          <table:table-cell office:value-type="string" calcext:value-type="string">
            <text:p>Depende de si llevan velo por convicción propia (voluntariamente, por devoción) o si se ven obligadas por su pareja o sus correligionarios.</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table:table-row>
        <table:table-row table:style-name="ro1">
          <table:table-cell office:value-type="string" calcext:value-type="string">
            <text:p>2020/05/25 12:31:18 AM EET</text:p>
          </table:table-cell>
          <table:table-cell office:value-type="string" calcext:value-type="string">
            <text:p>Mascul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no veo cómo esto podría ser posible</text:p>
          </table:table-cell>
          <table:table-cell office:value-type="string" calcext:value-type="string">
            <text:p>No</text:p>
          </table:table-cell>
          <table:table-cell/>
        </table:table-row>
        <table:table-row table:style-name="ro1">
          <table:table-cell office:value-type="string" calcext:value-type="string">
            <text:p>2020/05/25 12:36:53 AM EET</text:p>
          </table:table-cell>
          <table:table-cell office:value-type="string" calcext:value-type="string">
            <text:p>Femen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En las musulmanas y monjas para mí es desicion de cada una de ellas de ser sumisas y servir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no veo cómo esto podría ser posible</text:p>
          </table:table-cell>
          <table:table-cell office:value-type="string" calcext:value-type="string">
            <text:p>Es posible que haya oído hablar de ellos, pero realmente no sé qué son</text:p>
          </table:table-cell>
          <table:table-cell office:value-type="string" calcext:value-type="string">
            <text:p>En absoluto</text:p>
          </table:table-cell>
        </table:table-row>
        <table:table-row table:style-name="ro1">
          <table:table-cell office:value-type="string" calcext:value-type="string">
            <text:p>2020/05/25 12:38:38 AM EET</text:p>
          </table:table-cell>
          <table:table-cell office:value-type="string" calcext:value-type="string">
            <text:p>Mascul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Costumbres religiosas </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no veo cómo esto podría ser posible</text:p>
          </table:table-cell>
          <table:table-cell office:value-type="string" calcext:value-type="string">
            <text:p>No</text:p>
          </table:table-cell>
          <table:table-cell/>
        </table:table-row>
        <table:table-row table:style-name="ro1">
          <table:table-cell office:value-type="string" calcext:value-type="string">
            <text:p>2020/05/25 12:40:10 AM EET</text:p>
          </table:table-cell>
          <table:table-cell office:value-type="string" calcext:value-type="string">
            <text:p>Femenino</text:p>
          </table:table-cell>
          <table:table-cell office:value-type="string" calcext:value-type="string">
            <text:p>30-49</text:p>
          </table:table-cell>
          <table:table-cell office:value-type="string" calcext:value-type="string">
            <text:p>Ecuador</text:p>
          </table:table-cell>
          <table:table-cell office:value-type="string" calcext:value-type="string">
            <text:p>Latino</text:p>
          </table:table-cell>
          <table:table-cell office:value-type="string" calcext:value-type="string">
            <text:p>Cristiano (Protestante)</text:p>
          </table:table-cell>
          <table:table-cell office:value-type="string" calcext:value-type="string">
            <text:p>Si</text:p>
          </table:table-cell>
          <table:table-cell office:value-type="string" calcext:value-type="string">
            <text:p>No lo sé</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Depende</text:p>
          </table:table-cell>
          <table:table-cell office:value-type="string" calcext:value-type="string">
            <text:p>No</text:p>
          </table:table-cell>
          <table:table-cell office:value-type="string" calcext:value-type="string">
            <text:p>Cada religión tiene sus parámetros. Hay casos en donde se usa por sumisión pero en otros se lo utiliza porque se cree que que es parte de lo que se de hacer o las reglas </text:p>
          </table:table-cell>
          <table:table-cell office:value-type="string" calcext:value-type="string">
            <text:p>El mostrar su cuerpo no va a cambiar lo que el mundo piense. Enfocarse en ser mejor, estudiar, dar al mundo herramientas nuevas, crear métodos revolucionarios que brinden mayor salud, bienestar y paz es lo que significa ser feminista. Lograr cosas que la gente no espera. </text:p>
          </table:table-cell>
          <table:table-cell office:value-type="string" calcext:value-type="string">
            <text:p>Si</text:p>
          </table:table-cell>
          <table:table-cell office:value-type="string" calcext:value-type="string">
            <text:p>No</text:p>
          </table:table-cell>
          <table:table-cell office:value-type="string" calcext:value-type="string">
            <text:p>En absoluto</text:p>
          </table:table-cell>
        </table:table-row>
        <table:table-row table:style-name="ro1">
          <table:table-cell office:value-type="string" calcext:value-type="string">
            <text:p>2020/05/25 12:43:01 AM EET</text:p>
          </table:table-cell>
          <table:table-cell office:value-type="string" calcext:value-type="string">
            <text:p>Masculino</text:p>
          </table:table-cell>
          <table:table-cell office:value-type="string" calcext:value-type="string">
            <text:p>30-4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Sumisos</text:p>
          </table:table-cell>
          <table:table-cell office:value-type="string" calcext:value-type="string">
            <text:p>Creo que tienen derecho a usar sus cuerpos para protestar y que tienen razón al afirmar que una mujer que se cubre por razones religiosas no puede ser feminista.</text:p>
          </table:table-cell>
          <table:table-cell office:value-type="string" calcext:value-type="string">
            <text:p>Si</text:p>
          </table:table-cell>
          <table:table-cell office:value-type="string" calcext:value-type="string">
            <text:p>Sí, sé exactamente lo que son</text:p>
          </table:table-cell>
          <table:table-cell/>
        </table:table-row>
        <table:table-row table:style-name="ro1">
          <table:table-cell office:value-type="string" calcext:value-type="string">
            <text:p>2020/05/25 12:44:12 AM EET</text:p>
          </table:table-cell>
          <table:table-cell office:value-type="string" calcext:value-type="string">
            <text:p>Femenino</text:p>
          </table:table-cell>
          <table:table-cell office:value-type="string" calcext:value-type="string">
            <text:p>50-69</text:p>
          </table:table-cell>
          <table:table-cell office:value-type="string" calcext:value-type="string">
            <text:p>Ecuador</text:p>
          </table:table-cell>
          <table:table-cell office:value-type="string" calcext:value-type="string">
            <text:p>Blanco</text:p>
          </table:table-cell>
          <table:table-cell office:value-type="string" calcext:value-type="string">
            <text:p>Católico romano</text:p>
          </table:table-cell>
          <table:table-cell table:number-columns-repeated="2"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office:value-type="string" calcext:value-type="string">
            <text:p>Mulsumanes porque nos les permiten su independencia a decidir usarlo o no y las madres es un símbolo de resoeto</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lo sé</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5/25 12:44:41 AM EET</text:p>
          </table:table-cell>
          <table:table-cell office:value-type="string" calcext:value-type="string">
            <text:p>Mascul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Xxx</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table:table-row>
        <table:table-row table:style-name="ro1">
          <table:table-cell office:value-type="string" calcext:value-type="string">
            <text:p>2020/05/25 12:47:08 AM EET</text:p>
          </table:table-cell>
          <table:table-cell office:value-type="string" calcext:value-type="string">
            <text:p>Femenino</text:p>
          </table:table-cell>
          <table:table-cell office:value-type="string" calcext:value-type="string">
            <text:p>30-49</text:p>
          </table:table-cell>
          <table:table-cell office:value-type="string" calcext:value-type="string">
            <text:p>Ecuador</text:p>
          </table:table-cell>
          <table:table-cell office:value-type="string" calcext:value-type="string">
            <text:p>Blanco</text:p>
          </table:table-cell>
          <table:table-cell office:value-type="string" calcext:value-type="string">
            <text:p>Católico roman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Es x respeto a sus creencias religiosas y no tiene nada que ver con ser sumisas o no.</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no veo cómo esto podría ser posible</text:p>
          </table:table-cell>
          <table:table-cell office:value-type="string" calcext:value-type="string">
            <text:p>No</text:p>
          </table:table-cell>
          <table:table-cell office:value-type="string" calcext:value-type="string">
            <text:p>En absoluto</text:p>
          </table:table-cell>
        </table:table-row>
        <table:table-row table:style-name="ro1">
          <table:table-cell office:value-type="string" calcext:value-type="string">
            <text:p>2020/05/25 12:50:44 AM EET</text:p>
          </table:table-cell>
          <table:table-cell office:value-type="string" calcext:value-type="string">
            <text:p>Femenino</text:p>
          </table:table-cell>
          <table:table-cell office:value-type="string" calcext:value-type="string">
            <text:p>18-29</text:p>
          </table:table-cell>
          <table:table-cell office:value-type="string" calcext:value-type="string">
            <text:p>Chile</text:p>
          </table:table-cell>
          <table:table-cell office:value-type="string" calcext:value-type="string">
            <text:p>Latino</text:p>
          </table:table-cell>
          <table:table-cell office:value-type="string" calcext:value-type="string">
            <text:p>Católico roman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Lo veo como una forma de sumisión debido a que creo que no deberían tapar absolutamente nada, somos personas libres y no debiese condicionar un velo en señal de respeto. Además que es algo asignado solo para mujeres y si no lo usas entrega un mensaje de forma negativa culturalmente. Por eso creo que es una sumisión. De todas maneras no juzgo a la mujer que decida usarlo. </text:p>
          </table:table-cell>
          <table:table-cell office:value-type="string" calcext:value-type="string">
            <text:p>Creo que tiene derecho a usar su cuerpo como medio de protesta si así lo quiere, sin embargo no creo que sea sólo el único medio ya que afirmar eso no significa independencia o empoderamiento para mi, no puede juzgarse en cuanto se cubra o no. Si se hace por gusto bien, si no es así también estaría bien. </text:p>
          </table:table-cell>
          <table:table-cell office:value-type="string" calcext:value-type="string">
            <text:p>No lo sé</text:p>
          </table:table-cell>
          <table:table-cell office:value-type="string" calcext:value-type="string">
            <text:p>No</text:p>
          </table:table-cell>
          <table:table-cell office:value-type="string" calcext:value-type="string">
            <text:p>Sí, completamente</text:p>
          </table:table-cell>
        </table:table-row>
        <table:table-row table:style-name="ro1">
          <table:table-cell office:value-type="string" calcext:value-type="string">
            <text:p>2020/05/25 12:51:56 AM EET</text:p>
          </table:table-cell>
          <table:table-cell office:value-type="string" calcext:value-type="string">
            <text:p>Femenino</text:p>
          </table:table-cell>
          <table:table-cell office:value-type="string" calcext:value-type="string">
            <text:p>18-29</text:p>
          </table:table-cell>
          <table:table-cell office:value-type="string" calcext:value-type="string">
            <text:p>Chile</text:p>
          </table:table-cell>
          <table:table-cell office:value-type="string" calcext:value-type="string">
            <text:p>Latino</text:p>
          </table:table-cell>
          <table:table-cell office:value-type="string" calcext:value-type="string">
            <text:p>Católico roman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Lo veo como una forma de sumisión debido a que creo que no deberían tapar absolutamente nada, somos personas libres y no debiese condicionar un velo en señal de respeto. Además que es algo asignado solo para mujeres y si no lo usas entrega un mensaje de forma negativa culturalmente. Por eso creo que es una sumisión. De todas maneras no juzgo a la mujer que decida usarlo. </text:p>
          </table:table-cell>
          <table:table-cell office:value-type="string" calcext:value-type="string">
            <text:p>Creo que tiene derecho a usar su cuerpo como medio de protesta si así lo quiere, sin embargo no creo que sea sólo el único medio ya que afirmar eso no significa independencia o empoderamiento para mi, no puede juzgarse en cuanto se cubra o no. Si se hace por gusto bien, si no es así también estaría bien. </text:p>
          </table:table-cell>
          <table:table-cell office:value-type="string" calcext:value-type="string">
            <text:p>No lo sé</text:p>
          </table:table-cell>
          <table:table-cell office:value-type="string" calcext:value-type="string">
            <text:p>No</text:p>
          </table:table-cell>
          <table:table-cell office:value-type="string" calcext:value-type="string">
            <text:p>Sí, completamente</text:p>
          </table:table-cell>
        </table:table-row>
        <table:table-row table:style-name="ro1">
          <table:table-cell office:value-type="string" calcext:value-type="string">
            <text:p>2020/05/25 12:55:48 AM EET</text:p>
          </table:table-cell>
          <table:table-cell office:value-type="string" calcext:value-type="string">
            <text:p>Masculino</text:p>
          </table:table-cell>
          <table:table-cell office:value-type="string" calcext:value-type="string">
            <text:p>50-69</text:p>
          </table:table-cell>
          <table:table-cell office:value-type="string" calcext:value-type="string">
            <text:p>Ecuador</text:p>
          </table:table-cell>
          <table:table-cell office:value-type="string" calcext:value-type="string">
            <text:p>Blanco</text:p>
          </table:table-cell>
          <table:table-cell office:value-type="string" calcext:value-type="string">
            <text:p>Católico romano</text:p>
          </table:table-cell>
          <table:table-cell table:number-columns-repeated="2"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Porque inpuxe ver a ala mujer intecra</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table:table-row>
        <table:table-row table:style-name="ro1">
          <table:table-cell office:value-type="string" calcext:value-type="string">
            <text:p>2020/05/25 12:56:56 AM EET</text:p>
          </table:table-cell>
          <table:table-cell office:value-type="string" calcext:value-type="string">
            <text:p>Femenino</text:p>
          </table:table-cell>
          <table:table-cell office:value-type="string" calcext:value-type="string">
            <text:p>50-69</text:p>
          </table:table-cell>
          <table:table-cell office:value-type="string" calcext:value-type="string">
            <text:p>Ecuador</text:p>
          </table:table-cell>
          <table:table-cell office:value-type="string" calcext:value-type="string">
            <text:p>Blanco</text:p>
          </table:table-cell>
          <table:table-cell office:value-type="string" calcext:value-type="string">
            <text:p>Católico roman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ES PARTE DE LA CULTURA</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Parcialmente sí, pero siento que algunas de las luchas que enfrento debido a mi origen étnico no se tienen en cuenta</text:p>
          </table:table-cell>
        </table:table-row>
        <table:table-row table:style-name="ro1">
          <table:table-cell office:value-type="string" calcext:value-type="string">
            <text:p>2020/05/25 12:58:55 AM EET</text:p>
          </table:table-cell>
          <table:table-cell office:value-type="string" calcext:value-type="string">
            <text:p>Mascul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Es un respeto a su vida a su estilo de vida o cultura</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no veo cómo esto podría ser posible</text:p>
          </table:table-cell>
          <table:table-cell office:value-type="string" calcext:value-type="string">
            <text:p>No</text:p>
          </table:table-cell>
          <table:table-cell/>
        </table:table-row>
        <table:table-row table:style-name="ro1">
          <table:table-cell office:value-type="string" calcext:value-type="string">
            <text:p>2020/05/25 12:59:34 AM EET</text:p>
          </table:table-cell>
          <table:table-cell office:value-type="string" calcext:value-type="string">
            <text:p>Femenino</text:p>
          </table:table-cell>
          <table:table-cell office:value-type="string" calcext:value-type="string">
            <text:p>18-29</text:p>
          </table:table-cell>
          <table:table-cell office:value-type="string" calcext:value-type="string">
            <text:p>Mexico</text:p>
          </table:table-cell>
          <table:table-cell office:value-type="string" calcext:value-type="string">
            <text:p>Latino</text:p>
          </table:table-cell>
          <table:table-cell office:value-type="string" calcext:value-type="string">
            <text:p>Católico roman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No</text:p>
          </table:table-cell>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lo sé</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5/25 1:05:22 AM EET</text:p>
          </table:table-cell>
          <table:table-cell office:value-type="string" calcext:value-type="string">
            <text:p>Mascul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office:value-type="string" calcext:value-type="string">
            <text:p>El velo del grupo religioso Musulmán es obligatorio, en cambio el velo usado por monjas católicas es por desición <text:s/>propia.</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table:table-row>
        <table:table-row table:style-name="ro1">
          <table:table-cell office:value-type="string" calcext:value-type="string">
            <text:p>2020/05/25 1:15:04 AM EET</text:p>
          </table:table-cell>
          <table:table-cell office:value-type="string" calcext:value-type="string">
            <text:p>Femenino</text:p>
          </table:table-cell>
          <table:table-cell office:value-type="string" calcext:value-type="string">
            <text:p>30-49</text:p>
          </table:table-cell>
          <table:table-cell office:value-type="string" calcext:value-type="string">
            <text:p>Ecuador</text:p>
          </table:table-cell>
          <table:table-cell office:value-type="string" calcext:value-type="string">
            <text:p>Mestizo </text:p>
          </table:table-cell>
          <table:table-cell office:value-type="string" calcext:value-type="string">
            <text:p>Católico roman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Depende</text:p>
          </table:table-cell>
          <table:table-cell office:value-type="string" calcext:value-type="string">
            <text:p>Depende si lo usan por obligación o por decisión propia</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no veo cómo esto podría ser posible</text:p>
          </table:table-cell>
          <table:table-cell office:value-type="string" calcext:value-type="string">
            <text:p>Es posible que haya oído hablar de ellos, pero realmente no sé qué son</text:p>
          </table:table-cell>
          <table:table-cell office:value-type="string" calcext:value-type="string">
            <text:p>En absoluto</text:p>
          </table:table-cell>
        </table:table-row>
        <table:table-row table:style-name="ro1">
          <table:table-cell office:value-type="string" calcext:value-type="string">
            <text:p>2020/05/25 1:29:23 AM EET</text:p>
          </table:table-cell>
          <table:table-cell office:value-type="string" calcext:value-type="string">
            <text:p>Femenino</text:p>
          </table:table-cell>
          <table:table-cell office:value-type="string" calcext:value-type="string">
            <text:p>18-29</text:p>
          </table:table-cell>
          <table:table-cell office:value-type="string" calcext:value-type="string">
            <text:p>Spain</text:p>
          </table:table-cell>
          <table:table-cell office:value-type="string" calcext:value-type="string">
            <text:p>Blanco</text:p>
          </table:table-cell>
          <table:table-cell office:value-type="string" calcext:value-type="string">
            <text:p>No religios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Aún que suene radical mi elección, entiendo que muchas personas se excusen bajo la hipótesis de que algunas de ellas escogen o no llevarlo. Pero su existencia se basa en la sumisión, como modo de contener, minimizar e incluso ridiculizar a la mujer, negándole su ser y expresión al mundo. Pocas de verdad eligen llevarlo por propia elección, y mientras siga estipulado bajo lo que significa (sumisión), su mera elección, no es propia, indirectamente está establecida, ya que es lo que busca la sociedad como sumisión.</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5/25 2:03:02 AM EET</text:p>
          </table:table-cell>
          <table:table-cell office:value-type="string" calcext:value-type="string">
            <text:p>Femenino</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Amabas cosas tienen un significado especial en la religión de ambas mujeres, que ellas aprecian y por eso lo siguen usando</text:p>
          </table:table-cell>
          <table:table-cell office:value-type="string" calcext:value-type="string">
            <text:p>Creo que usar la desnudez es una mala forma de expresar su independencia ya que se muestran tal como el patriacado las quiere, como objeto</text:p>
          </table:table-cell>
          <table:table-cell office:value-type="string" calcext:value-type="string">
            <text:p>Si</text:p>
          </table:table-cell>
          <table:table-cell office:value-type="string" calcext:value-type="string">
            <text:p>Sí, sé exactamente lo que son</text:p>
          </table:table-cell>
          <table:table-cell office:value-type="string" calcext:value-type="string">
            <text:p>En absoluto</text:p>
          </table:table-cell>
        </table:table-row>
        <table:table-row table:style-name="ro1">
          <table:table-cell office:value-type="string" calcext:value-type="string">
            <text:p>2020/05/25 3:20:17 AM EET</text:p>
          </table:table-cell>
          <table:table-cell office:value-type="string" calcext:value-type="string">
            <text:p>Masculino</text:p>
          </table:table-cell>
          <table:table-cell office:value-type="string" calcext:value-type="string">
            <text:p>18-29</text:p>
          </table:table-cell>
          <table:table-cell office:value-type="string" calcext:value-type="string">
            <text:p>Argentina</text:p>
          </table:table-cell>
          <table:table-cell office:value-type="string" calcext:value-type="string">
            <text:p>Blanco</text:p>
          </table:table-cell>
          <table:table-cell office:value-type="string" calcext:value-type="string">
            <text:p>Entre no religioso y un poco cristiano</text:p>
          </table:table-cell>
          <table:table-cell office:value-type="string" calcext:value-type="string">
            <text:p>No</text:p>
          </table:table-cell>
          <table:table-cell office:value-type="string" calcext:value-type="string">
            <text:p>No lo sé</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Depende</text:p>
          </table:table-cell>
          <table:table-cell office:value-type="string" calcext:value-type="string">
            <text:p>No</text:p>
          </table:table-cell>
          <table:table-cell office:value-type="string" calcext:value-type="string">
            <text:p>Si se usa porque realmente se cree en la religión no es. Pero si se hace por obligación de otros que si son creyentes, ahí si es una desigualdad... Resalto desigualdad. </text:p>
          </table:table-cell>
          <table:table-cell office:value-type="string" calcext:value-type="string">
            <text:p>Las dos últimas, tienen derecho y la mayor o menor desnudes no significa más o menos feminismo. También creo que no es la mehor forma de protestar que son sexualizadas</text:p>
          </table:table-cell>
          <table:table-cell office:value-type="string" calcext:value-type="string">
            <text:p>Si</text:p>
          </table:table-cell>
          <table:table-cell office:value-type="string" calcext:value-type="string">
            <text:p>No</text:p>
          </table:table-cell>
          <table:table-cell office:value-type="string" calcext:value-type="string">
            <text:p>En absoluto</text:p>
          </table:table-cell>
        </table:table-row>
        <table:table-row table:style-name="ro1">
          <table:table-cell office:value-type="string" calcext:value-type="string">
            <text:p>2020/05/25 3:22:29 AM EET</text:p>
          </table:table-cell>
          <table:table-cell office:value-type="string" calcext:value-type="string">
            <text:p>Masculino</text:p>
          </table:table-cell>
          <table:table-cell office:value-type="string" calcext:value-type="string">
            <text:p>70-8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En el caso de los musulmanes el cubrir la cara de las mujeres es por no ofender a los hombres </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lo sé</text:p>
          </table:table-cell>
          <table:table-cell office:value-type="string" calcext:value-type="string">
            <text:p>No</text:p>
          </table:table-cell>
          <table:table-cell/>
        </table:table-row>
        <table:table-row table:style-name="ro1">
          <table:table-cell office:value-type="string" calcext:value-type="string">
            <text:p>2020/05/25 4:04:03 AM EET</text:p>
          </table:table-cell>
          <table:table-cell office:value-type="string" calcext:value-type="string">
            <text:p>Femen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Agnóstico </text:p>
          </table:table-cell>
          <table:table-cell office:value-type="string" calcext:value-type="string">
            <text:p>No lo sé</text:p>
          </table:table-cell>
          <table:table-cell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Si</text:p>
          </table:table-cell>
          <table:table-cell office:value-type="string" calcext:value-type="string">
            <text:p>Depende</text:p>
          </table:table-cell>
          <table:table-cell office:value-type="string" calcext:value-type="string">
            <text:p>Las mujeres cubren su cuerpo por verlo como indigno y <text:s/>sostienen este criterio por el patriarcado</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office:value-type="string" calcext:value-type="string">
            <text:p>En absoluto</text:p>
          </table:table-cell>
        </table:table-row>
        <table:table-row table:style-name="ro1">
          <table:table-cell office:value-type="string" calcext:value-type="string">
            <text:p>2020/05/25 4:31:57 AM EET</text:p>
          </table:table-cell>
          <table:table-cell office:value-type="string" calcext:value-type="string">
            <text:p>Femen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office:value-type="string" calcext:value-type="string">
            <text:p>Los velos son machistas. Los velos de monjas es respeto.</text:p>
          </table:table-cell>
          <table:table-cell office:value-type="string" calcext:value-type="string">
            <text:p>Son pretextos la desnudez no tienen nada que ver.</text:p>
          </table:table-cell>
          <table:table-cell office:value-type="string" calcext:value-type="string">
            <text:p>No lo sé</text:p>
          </table:table-cell>
          <table:table-cell office:value-type="string" calcext:value-type="string">
            <text:p>No</text:p>
          </table:table-cell>
          <table:table-cell office:value-type="string" calcext:value-type="string">
            <text:p>En absoluto</text:p>
          </table:table-cell>
        </table:table-row>
        <table:table-row table:style-name="ro1">
          <table:table-cell office:value-type="string" calcext:value-type="string">
            <text:p>2020/05/25 5:50:30 AM EET</text:p>
          </table:table-cell>
          <table:table-cell office:value-type="string" calcext:value-type="string">
            <text:p>Femenino</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office:value-type="string" calcext:value-type="string">
            <text:p>Las mujeres musulmanas lo usan por guardar respeto a su relacion sentimental, mientras que los hombres no. Las monjas catolicad lo usan como simbolismo de su fe hacia Dios y no por no despertar deseos carnales en los hombres</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no veo cómo esto podría ser posible</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5/25 8:38:39 AM EET</text:p>
          </table:table-cell>
          <table:table-cell office:value-type="string" calcext:value-type="string">
            <text:p>Masculino</text:p>
          </table:table-cell>
          <table:table-cell office:value-type="string" calcext:value-type="string">
            <text:p>18-29</text:p>
          </table:table-cell>
          <table:table-cell office:value-type="string" calcext:value-type="string">
            <text:p>Spain</text:p>
          </table:table-cell>
          <table:table-cell office:value-type="string" calcext:value-type="string">
            <text:p>Blanco</text:p>
          </table:table-cell>
          <table:table-cell office:value-type="string" calcext:value-type="string">
            <text:p>Católico romano</text:p>
          </table:table-cell>
          <table:table-cell office:value-type="string" calcext:value-type="string">
            <text:p>Si</text:p>
          </table:table-cell>
          <table:table-cell office:value-type="string" calcext:value-type="string">
            <text:p>No lo sé</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Depende</text:p>
          </table:table-cell>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Si</text:p>
          </table:table-cell>
          <table:table-cell office:value-type="string" calcext:value-type="string">
            <text:p>No</text:p>
          </table:table-cell>
          <table:table-cell/>
        </table:table-row>
        <table:table-row table:style-name="ro1">
          <table:table-cell office:value-type="string" calcext:value-type="string">
            <text:p>2020/05/25 8:53:22 AM EET</text:p>
          </table:table-cell>
          <table:table-cell office:value-type="string" calcext:value-type="string">
            <text:p>Femenino</text:p>
          </table:table-cell>
          <table:table-cell office:value-type="string" calcext:value-type="string">
            <text:p>18-29</text:p>
          </table:table-cell>
          <table:table-cell office:value-type="string" calcext:value-type="string">
            <text:p>Spain</text:p>
          </table:table-cell>
          <table:table-cell office:value-type="string" calcext:value-type="string">
            <text:p>Blanco</text:p>
          </table:table-cell>
          <table:table-cell office:value-type="string" calcext:value-type="string">
            <text:p>No religios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Aunque ambas opciones puedan ser una elección de la mujer, los orígenes del velo islámico o del de las monjas tienen un simbolismo patriarcal por el que se asume que la mujer debe cubrirse para no “provocar” y ser “pura” ante dios y los hombres</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Si</text:p>
          </table:table-cell>
          <table:table-cell office:value-type="string" calcext:value-type="string">
            <text:p>Sí, sé exactamente lo que son</text:p>
          </table:table-cell>
          <table:table-cell office:value-type="string" calcext:value-type="string">
            <text:p>Parcialmente</text:p>
          </table:table-cell>
        </table:table-row>
        <table:table-row table:style-name="ro1">
          <table:table-cell office:value-type="string" calcext:value-type="string">
            <text:p>2020/05/25 8:54:08 AM EET</text:p>
          </table:table-cell>
          <table:table-cell office:value-type="string" calcext:value-type="string">
            <text:p>Femenino</text:p>
          </table:table-cell>
          <table:table-cell office:value-type="string" calcext:value-type="string">
            <text:p>18-29</text:p>
          </table:table-cell>
          <table:table-cell office:value-type="string" calcext:value-type="string">
            <text:p>Spain</text:p>
          </table:table-cell>
          <table:table-cell office:value-type="string" calcext:value-type="string">
            <text:p>Blanco</text:p>
          </table:table-cell>
          <table:table-cell office:value-type="string" calcext:value-type="string">
            <text:p>Católico roman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Por parte de las musulmanas Tradición familiar Y las monjas por decisión propia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lo sé</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5/25 10:04:49 AM EET</text:p>
          </table:table-cell>
          <table:table-cell office:value-type="string" calcext:value-type="string">
            <text:p>Femenino</text:p>
          </table:table-cell>
          <table:table-cell office:value-type="string" calcext:value-type="string">
            <text:p>18-29</text:p>
          </table:table-cell>
          <table:table-cell office:value-type="string" calcext:value-type="string">
            <text:p>Spain</text:p>
          </table:table-cell>
          <table:table-cell office:value-type="string" calcext:value-type="string">
            <text:p>Blanco</text:p>
          </table:table-cell>
          <table:table-cell office:value-type="string" calcext:value-type="string">
            <text:p>Prefiero no decirl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No lo sé</text:p>
          </table:table-cell>
          <table:table-cell office:value-type="string" calcext:value-type="string">
            <text:p>No tengo mucho conocimiento de ambas cosas</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5/25 11:41:20 AM EET</text:p>
          </table:table-cell>
          <table:table-cell office:value-type="string" calcext:value-type="string">
            <text:p>Femenino</text:p>
          </table:table-cell>
          <table:table-cell office:value-type="string" calcext:value-type="string">
            <text:p>18-29</text:p>
          </table:table-cell>
          <table:table-cell office:value-type="string" calcext:value-type="string">
            <text:p>Spain</text:p>
          </table:table-cell>
          <table:table-cell office:value-type="string" calcext:value-type="string">
            <text:p>Blanco</text:p>
          </table:table-cell>
          <table:table-cell office:value-type="string" calcext:value-type="string">
            <text:p>Católico roman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lo sé</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5/25 11:41:31 AM EET</text:p>
          </table:table-cell>
          <table:table-cell office:value-type="string" calcext:value-type="string">
            <text:p>Femenino</text:p>
          </table:table-cell>
          <table:table-cell office:value-type="string" calcext:value-type="string">
            <text:p>18-29</text:p>
          </table:table-cell>
          <table:table-cell office:value-type="string" calcext:value-type="string">
            <text:p>Spain</text:p>
          </table:table-cell>
          <table:table-cell office:value-type="string" calcext:value-type="string">
            <text:p>Blanco</text:p>
          </table:table-cell>
          <table:table-cell office:value-type="string" calcext:value-type="string">
            <text:p>Católico roman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lo sé</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5/25 12:07:17 PM EET</text:p>
          </table:table-cell>
          <table:table-cell office:value-type="string" calcext:value-type="string">
            <text:p>Masculino</text:p>
          </table:table-cell>
          <table:table-cell office:value-type="string" calcext:value-type="string">
            <text:p>18-29</text:p>
          </table:table-cell>
          <table:table-cell office:value-type="string" calcext:value-type="string">
            <text:p>Ecuador</text:p>
          </table:table-cell>
          <table:table-cell office:value-type="string" calcext:value-type="string">
            <text:p>Latino</text:p>
          </table:table-cell>
          <table:table-cell office:value-type="string" calcext:value-type="string">
            <text:p>No religios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no veo cómo esto podría ser posible</text:p>
          </table:table-cell>
          <table:table-cell office:value-type="string" calcext:value-type="string">
            <text:p>No</text:p>
          </table:table-cell>
          <table:table-cell/>
        </table:table-row>
        <table:table-row table:style-name="ro2">
          <table:table-cell office:value-type="string" calcext:value-type="string">
            <text:p>2020/05/25 3:05:04 PM EET</text:p>
          </table:table-cell>
          <table:table-cell office:value-type="string" calcext:value-type="string">
            <text:p>Femenino</text:p>
          </table:table-cell>
          <table:table-cell office:value-type="string" calcext:value-type="string">
            <text:p>18-29</text:p>
          </table:table-cell>
          <table:table-cell office:value-type="string" calcext:value-type="string">
            <text:p>Colombia</text:p>
          </table:table-cell>
          <table:table-cell office:value-type="string" calcext:value-type="string">
            <text:p>Blanco</text:p>
          </table:table-cell>
          <table:table-cell office:value-type="string" calcext:value-type="string">
            <text:p>Católico roman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Porque tapan parte de su cuerpo y dicen que es prohibido mostrarlo </text:p>
            <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no veo cómo esto podría ser posible</text:p>
          </table:table-cell>
          <table:table-cell office:value-type="string" calcext:value-type="string">
            <text:p>No</text:p>
          </table:table-cell>
          <table:table-cell office:value-type="string" calcext:value-type="string">
            <text:p>Sí, completamente</text:p>
          </table:table-cell>
        </table:table-row>
        <table:table-row table:style-name="ro1">
          <table:table-cell office:value-type="string" calcext:value-type="string">
            <text:p>2020/05/25 4:57:26 PM EET</text:p>
          </table:table-cell>
          <table:table-cell office:value-type="string" calcext:value-type="string">
            <text:p>Masculino</text:p>
          </table:table-cell>
          <table:table-cell office:value-type="string" calcext:value-type="string">
            <text:p>18-29</text:p>
          </table:table-cell>
          <table:table-cell office:value-type="string" calcext:value-type="string">
            <text:p>Colombia</text:p>
          </table:table-cell>
          <table:table-cell office:value-type="string" calcext:value-type="string">
            <text:p>Latino</text:p>
          </table:table-cell>
          <table:table-cell office:value-type="string" calcext:value-type="string">
            <text:p>Cristiano (Protestante)</text:p>
          </table:table-cell>
          <table:table-cell office:value-type="string" calcext:value-type="string">
            <text:p>No</text:p>
          </table:table-cell>
          <table:table-cell office:value-type="string" calcext:value-type="string">
            <text:p>No lo sé</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En la cultura islámica el hijab es símbolo de sumisión a Allah, similarmente al kippah que usan los judíos, es desde un punto de vista religioso no tiene que ver con el hombre. De manera similar podrá el velo de las monjas</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no veo cómo esto podría ser posible</text:p>
          </table:table-cell>
          <table:table-cell office:value-type="string" calcext:value-type="string">
            <text:p>Es posible que haya oído hablar de ellos, pero realmente no sé qué son</text:p>
          </table:table-cell>
          <table:table-cell/>
        </table:table-row>
        <table:table-row table:style-name="ro1">
          <table:table-cell office:value-type="string" calcext:value-type="string">
            <text:p>2020/05/26 5:25:19 PM EET</text:p>
          </table:table-cell>
          <table:table-cell office:value-type="string" calcext:value-type="string">
            <text:p>Masculino</text:p>
          </table:table-cell>
          <table:table-cell office:value-type="string" calcext:value-type="string">
            <text:p>18-29</text:p>
          </table:table-cell>
          <table:table-cell office:value-type="string" calcext:value-type="string">
            <text:p>Spain</text:p>
          </table:table-cell>
          <table:table-cell office:value-type="string" calcext:value-type="string">
            <text:p>Blanco</text:p>
          </table:table-cell>
          <table:table-cell office:value-type="string" calcext:value-type="string">
            <text:p>Católico roman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Depende</text:p>
          </table:table-cell>
          <table:table-cell office:value-type="string" calcext:value-type="string">
            <text:p>Si</text:p>
          </table:table-cell>
          <table:table-cell office:value-type="string" calcext:value-type="string">
            <text:p>La primera respuesta es debido a la interpretación que cada familia o grupo étnico le da al Corán. La segunda es porque las hermanas adquieren un compromiso con Dios en el cual se someten a ese compromiso</text:p>
          </table:table-cell>
          <table:table-cell office:value-type="string" calcext:value-type="string">
            <text:p>Creo que son gilipollas y que no son feministas. Que son unas ordinarias y abochornan la dignidad humana</text:p>
          </table:table-cell>
          <table:table-cell office:value-type="string" calcext:value-type="string">
            <text:p>No, no veo cómo esto podría ser posible</text:p>
          </table:table-cell>
          <table:table-cell office:value-type="string" calcext:value-type="string">
            <text:p>No</text:p>
          </table:table-cell>
          <table:table-cell/>
        </table:table-row>
        <table:table-row table:style-name="ro1">
          <table:table-cell office:value-type="string" calcext:value-type="string">
            <text:p>2020/05/31 2:35:05 AM EET</text:p>
          </table:table-cell>
          <table:table-cell office:value-type="string" calcext:value-type="string">
            <text:p>Femenino</text:p>
          </table:table-cell>
          <table:table-cell office:value-type="string" calcext:value-type="string">
            <text:p>50-69</text:p>
          </table:table-cell>
          <table:table-cell office:value-type="string" calcext:value-type="string">
            <text:p>Italy</text:p>
          </table:table-cell>
          <table:table-cell office:value-type="string" calcext:value-type="string">
            <text:p>Blanco</text:p>
          </table:table-cell>
          <table:table-cell office:value-type="string" calcext:value-type="string">
            <text:p>No religios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El velo es una imposición. No es opción.</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lo sé</text:p>
          </table:table-cell>
          <table:table-cell office:value-type="string" calcext:value-type="string">
            <text:p>No</text:p>
          </table:table-cell>
          <table:table-cell office:value-type="string" calcext:value-type="string">
            <text:p>Parcialmente</text:p>
          </table:table-cell>
        </table:table-row>
        <table:table-row table:style-name="ro3">
          <table:table-cell office:value-type="string" calcext:value-type="string">
            <text:p>2020/05/31 7:31:21 PM EET</text:p>
          </table:table-cell>
          <table:table-cell office:value-type="string" calcext:value-type="string">
            <text:p>Femenino</text:p>
          </table:table-cell>
          <table:table-cell office:value-type="string" calcext:value-type="string">
            <text:p>50-69</text:p>
          </table:table-cell>
          <table:table-cell office:value-type="string" calcext:value-type="string">
            <text:p>Ecuador</text:p>
          </table:table-cell>
          <table:table-cell office:value-type="string" calcext:value-type="string">
            <text:p>Latino</text:p>
          </table:table-cell>
          <table:table-cell office:value-type="string" calcext:value-type="string">
            <text:p>Católico roman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office:value-type="string" calcext:value-type="string">
            <text:p>El velo en las mujeres musulmanas es para ocultarlas por ello indica sumisión </text:p>
            <text:p/>
            <text:p>En las religiosas es un distintivo con sentido religioso de diferenciación, además no es un velo que cubre el rostro, cubre la cabeza y el cabello</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En absoluto</text:p>
          </table:table-cell>
        </table:table-row>
        <table:table-row table:style-name="ro1">
          <table:table-cell office:value-type="string" calcext:value-type="string">
            <text:p>2020/06/02 12:23:06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Blanco</text:p>
          </table:table-cell>
          <table:table-cell office:value-type="string" calcext:value-type="string">
            <text:p>Atea</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 lo sé</text:p>
          </table:table-cell>
          <table:table-cell office:value-type="string" calcext:value-type="string">
            <text:p>No pertenezco a ninguno de esos grupos y no me he acercado a preguntarles a ellas qué significa el velo ni por qué lo usan, por lo que no me considero capacitada para emitir una opinión informada.</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2">
          <table:table-cell office:value-type="string" calcext:value-type="string">
            <text:p>2020/06/02 1:53:57 AM EET</text:p>
          </table:table-cell>
          <table:table-cell office:value-type="string" calcext:value-type="string">
            <text:p>Femenino</text:p>
          </table:table-cell>
          <table:table-cell office:value-type="string" calcext:value-type="string">
            <text:p>0-17</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Creo que si deciden ser parte de una religión, se deberían respetar sus decisiones sobre cómo se visten</text:p>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lo sé</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6/02 3:41:51 AM EET</text:p>
          </table:table-cell>
          <table:table-cell office:value-type="string" calcext:value-type="string">
            <text:p>Masculino</text:p>
          </table:table-cell>
          <table:table-cell office:value-type="string" calcext:value-type="string">
            <text:p>30-49</text:p>
          </table:table-cell>
          <table:table-cell office:value-type="string" calcext:value-type="string">
            <text:p>Mexico</text:p>
          </table:table-cell>
          <table:table-cell office:value-type="string" calcext:value-type="string">
            <text:p>Blanco</text:p>
          </table:table-cell>
          <table:table-cell office:value-type="string" calcext:value-type="string">
            <text:p>No religioso</text:p>
          </table:table-cell>
          <table:table-cell table:number-columns-repeated="2"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text:p>
          </table:table-cell>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table:table-row>
        <table:table-row table:style-name="ro1">
          <table:table-cell office:value-type="string" calcext:value-type="string">
            <text:p>2020/06/02 3:49:37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office:value-type="string" calcext:value-type="string">
            <text:p>Si</text:p>
          </table:table-cell>
          <table:table-cell office:value-type="string" calcext:value-type="string">
            <text:p>No lo sé</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office:value-type="string" calcext:value-type="string">
            <text:p>El velo musulmán puede ser una imposición, mientras que el velo de las monjas es por elección.</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6/02 4:07:40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Cualquier acto que nos obligue a esconder <text:s/>una parte nuestra, sea física de creencia de pensamiento o sentimiento, me parece sumiso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Sí, sé exactamente lo que son</text:p>
          </table:table-cell>
          <table:table-cell office:value-type="string" calcext:value-type="string">
            <text:p>Parcialmente</text:p>
          </table:table-cell>
        </table:table-row>
        <table:table-row table:style-name="ro1">
          <table:table-cell office:value-type="string" calcext:value-type="string">
            <text:p>2020/06/02 4:09:04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office:value-type="string" calcext:value-type="string">
            <text:p>Sí, completamente</text:p>
          </table:table-cell>
        </table:table-row>
        <table:table-row table:style-name="ro1">
          <table:table-cell office:value-type="string" calcext:value-type="string">
            <text:p>2020/06/02 4:21:40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El velo cubre el cabello que en muchas culturas es tomado como un símbolo sexual.Es tomado como un artefacto de poder sexual de las mujeres. Por lo tanto al cubrirlo se está disminuyendo el poder a las mujeres.</text:p>
          </table:table-cell>
          <table:table-cell office:value-type="string" calcext:value-type="string">
            <text:p>Creo que cada quien es libre de usar su cuerpo como le plazca. Creo que una persona feminista hacer valer el la libertad de cualquier mujer de mostrar o cubrir su cuerpo a juicio propio. </text:p>
          </table:table-cell>
          <table:table-cell office:value-type="string" calcext:value-type="string">
            <text:p>No lo sé</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6/02 4:42:55 AM EET</text:p>
          </table:table-cell>
          <table:table-cell office:value-type="string" calcext:value-type="string">
            <text:p>Mascul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office:value-type="string" calcext:value-type="string">
            <text:p>Si</text:p>
          </table:table-cell>
          <table:table-cell office:value-type="string" calcext:value-type="string">
            <text:p>No lo sé</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Depende</text:p>
          </table:table-cell>
          <table:table-cell office:value-type="string" calcext:value-type="string">
            <text:p>Si</text:p>
          </table:table-cell>
          <table:table-cell office:value-type="string" calcext:value-type="string">
            <text:p>No se pueden englobar el uso del velo unicamente al hecho de ser musulmana. No obstante la religion catolica exige que asi sea.</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lo sé</text:p>
          </table:table-cell>
          <table:table-cell office:value-type="string" calcext:value-type="string">
            <text:p>Es posible que haya oído hablar de ellos, pero realmente no sé qué son</text:p>
          </table:table-cell>
          <table:table-cell/>
        </table:table-row>
        <table:table-row table:style-name="ro1">
          <table:table-cell office:value-type="string" calcext:value-type="string">
            <text:p>2020/06/02 4:49:06 AM EET</text:p>
          </table:table-cell>
          <table:table-cell office:value-type="string" calcext:value-type="string">
            <text:p>Masculino</text:p>
          </table:table-cell>
          <table:table-cell office:value-type="string" calcext:value-type="string">
            <text:p>18-2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Si</text:p>
          </table:table-cell>
          <table:table-cell office:value-type="string" calcext:value-type="string">
            <text:p>No lo sé</text:p>
          </table:table-cell>
          <table:table-cell office:value-type="string" calcext:value-type="string">
            <text:p>El burka en muchos países no es de uso opcional y creo que todas las mujeres lo usan sin derecho a decidir si lo usan o no. Las monjas si lo usan siempre, pero ellas decidieron. </text:p>
          </table:table-cell>
          <table:table-cell office:value-type="string" calcext:value-type="string">
            <text:p>Creo que tienen derecho a usar sus cuerpos para protestar y que tienen razón al afirmar que una mujer que se cubre por razones religiosas no puede ser feminista.</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table:table-row>
        <table:table-row table:style-name="ro1">
          <table:table-cell office:value-type="string" calcext:value-type="string">
            <text:p>2020/06/02 6:26:37 AM EET</text:p>
          </table:table-cell>
          <table:table-cell office:value-type="string" calcext:value-type="string">
            <text:p>Femenino</text:p>
          </table:table-cell>
          <table:table-cell office:value-type="string" calcext:value-type="string">
            <text:p>30-49</text:p>
          </table:table-cell>
          <table:table-cell office:value-type="string" calcext:value-type="string">
            <text:p>Colombia</text:p>
          </table:table-cell>
          <table:table-cell office:value-type="string" calcext:value-type="string">
            <text:p>Latino</text:p>
          </table:table-cell>
          <table:table-cell office:value-type="string" calcext:value-type="string">
            <text:p>No religios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No debes ocultar la identidad que te tu color, estilo y corte por nada </text:p>
          </table:table-cell>
          <table:table-cell office:value-type="string" calcext:value-type="string">
            <text:p>Creo que tienen derecho a usar sus cuerpos para protestar y que tienen razón al afirmar que una mujer que se cubre por razones religiosas no puede ser feminista.</text:p>
          </table:table-cell>
          <table:table-cell office:value-type="string" calcext:value-type="string">
            <text:p>Si</text:p>
          </table:table-cell>
          <table:table-cell office:value-type="string" calcext:value-type="string">
            <text:p>No</text:p>
          </table:table-cell>
          <table:table-cell office:value-type="string" calcext:value-type="string">
            <text:p>Sí, completamente</text:p>
          </table:table-cell>
        </table:table-row>
        <table:table-row table:style-name="ro1">
          <table:table-cell office:value-type="string" calcext:value-type="string">
            <text:p>2020/06/02 6:37:28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Una mujer libre decide como viste y tiene una mentalidad fuerte para argumentar sus gustos personales y forma de ser. Una mujer sumisa tiene barreras mentales auto impuestas para encajar en su sociedad. Sea con su ropa o su comportamiento, la mujer sumisa busca ser normal de lo contrario será castigada y no está dispuesta a pagar el precio de la libertad. Claro que hay mujeres que se adaptan tan bien a su sociedad que hasta creen que son libres mientras son normales.</text:p>
          </table:table-cell>
          <table:table-cell office:value-type="string" calcext:value-type="string">
            <text:p>Yo creo que los grupos extremistas sirven para hacer notar un problema que requiere de reflexion para hallar el punto medio. Siempre sus protestas abren debate y del debate siempre salen argumentos a favor y en contra que ayudan a entender el problema</text:p>
          </table:table-cell>
          <table:table-cell office:value-type="string" calcext:value-type="string">
            <text:p>No, no veo cómo esto podría ser posible</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6/02 6:38:20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Hay pasajes en los textos sagrados de ambas religiones explicando el símbolo. Recuerdo el de la Biblia porque crecí en una familia protestante y durante años yo misma usaba velo para asistir a los servicios dominicales.</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Sí, sé exactamente lo que son</text:p>
          </table:table-cell>
          <table:table-cell office:value-type="string" calcext:value-type="string">
            <text:p>Sí, completamente</text:p>
          </table:table-cell>
        </table:table-row>
        <table:table-row table:style-name="ro1">
          <table:table-cell office:value-type="string" calcext:value-type="string">
            <text:p>2020/06/02 6:56:30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Si</text:p>
          </table:table-cell>
          <table:table-cell office:value-type="string" calcext:value-type="string">
            <text:p>Depende</text:p>
          </table:table-cell>
          <table:table-cell office:value-type="string" calcext:value-type="string">
            <text:p>En ambos casos se porta por ideologías poderosas, en donde las mujeres supeditadas a los hombres, sin embargo, en el segundo caso es por elección. </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En absoluto</text:p>
          </table:table-cell>
        </table:table-row>
        <table:table-row table:style-name="ro1">
          <table:table-cell office:value-type="string" calcext:value-type="string">
            <text:p>2020/06/02 9:42:44 P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table:table-cell office:value-type="string" calcext:value-type="string">
            <text:p>Creo que tienen derecho a usar sus cuerpos para protestar y que tienen razón al afirmar que una mujer que se cubre por razones religiosas no puede ser feminista.</text:p>
          </table:table-cell>
          <table:table-cell office:value-type="string" calcext:value-type="string">
            <text:p>No, no veo cómo esto podría ser posible</text:p>
          </table:table-cell>
          <table:table-cell office:value-type="string" calcext:value-type="string">
            <text:p>Es posible que haya oído hablar de ellos, pero realmente no sé qué son</text:p>
          </table:table-cell>
          <table:table-cell office:value-type="string" calcext:value-type="string">
            <text:p>Sí, completamente</text:p>
          </table:table-cell>
        </table:table-row>
        <table:table-row table:style-name="ro1">
          <table:table-cell office:value-type="string" calcext:value-type="string">
            <text:p>2020/06/02 9:49:54 P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Blanco</text:p>
          </table:table-cell>
          <table:table-cell office:value-type="string" calcext:value-type="string">
            <text:p>Católico romano</text:p>
          </table:table-cell>
          <table:table-cell table:number-columns-repeated="2"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Si</text:p>
          </table:table-cell>
          <table:table-cell office:value-type="string" calcext:value-type="string">
            <text:p>Depende</text:p>
          </table:table-cell>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Parcialmente sí, pero siento que algunas de las luchas que enfrento debido a mi origen étnico no se tienen en cuenta</text:p>
          </table:table-cell>
        </table:table-row>
        <table:table-row table:style-name="ro1">
          <table:table-cell office:value-type="string" calcext:value-type="string">
            <text:p>2020/06/02 9:51:51 P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Depende</text:p>
          </table:table-cell>
          <table:table-cell office:value-type="string" calcext:value-type="string">
            <text:p>La sumisión depende de las relaciones de poder que surjan entre la persona que usa el hábito o el velo y otras personas, según su rol en el grupo al que pertenezcan. En sí mismos, ningún símbolo implica sumisión.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Sí, sé exactamente lo que son</text:p>
          </table:table-cell>
          <table:table-cell office:value-type="string" calcext:value-type="string">
            <text:p>Sí, completamente</text:p>
          </table:table-cell>
        </table:table-row>
        <table:table-row table:style-name="ro1">
          <table:table-cell office:value-type="string" calcext:value-type="string">
            <text:p>2020/06/02 9:55:23 P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Es parte de su creencia, no podría aceptar uno y condenar el otro</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lo sé</text:p>
          </table:table-cell>
          <table:table-cell office:value-type="string" calcext:value-type="string">
            <text:p>Sí, sé exactamente lo que son</text:p>
          </table:table-cell>
          <table:table-cell office:value-type="string" calcext:value-type="string">
            <text:p>Parcialmente</text:p>
          </table:table-cell>
        </table:table-row>
        <table:table-row table:style-name="ro1">
          <table:table-cell office:value-type="string" calcext:value-type="string">
            <text:p>2020/06/02 9:59:25 PM EET</text:p>
          </table:table-cell>
          <table:table-cell office:value-type="string" calcext:value-type="string">
            <text:p>Femenino</text:p>
          </table:table-cell>
          <table:table-cell office:value-type="string" calcext:value-type="string">
            <text:p>50-69</text:p>
          </table:table-cell>
          <table:table-cell office:value-type="string" calcext:value-type="string">
            <text:p>Mexico</text:p>
          </table:table-cell>
          <table:table-cell office:value-type="string" calcext:value-type="string">
            <text:p>Blanco</text:p>
          </table:table-cell>
          <table:table-cell office:value-type="string" calcext:value-type="string">
            <text:p>No religios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Es la exigencia solo para un género eso marca desigualdad</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6/02 10:05:52 PM EET</text:p>
          </table:table-cell>
          <table:table-cell office:value-type="string" calcext:value-type="string">
            <text:p>Masculino</text:p>
          </table:table-cell>
          <table:table-cell office:value-type="string" calcext:value-type="string">
            <text:p>50-69</text:p>
          </table:table-cell>
          <table:table-cell office:value-type="string" calcext:value-type="string">
            <text:p>Mexico</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Obligado, nada</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table:table-row>
        <table:table-row table:style-name="ro1">
          <table:table-cell office:value-type="string" calcext:value-type="string">
            <text:p>2020/06/02 10:16:37 P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Blanc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Depende</text:p>
          </table:table-cell>
          <table:table-cell office:value-type="string" calcext:value-type="string">
            <text:p>Depende para mi porque si ellas están de acuerdo y lo consideran correcto . Yo si creo q es un símbolo de sumisión pero soy consiente q hay muchas q lo ven bien. </text:p>
          </table:table-cell>
          <table:table-cell office:value-type="string" calcext:value-type="string">
            <text:p>No veo el sentido, respeto lo que cada quien hace o deja de hacer con su cuerpo. </text:p>
          </table:table-cell>
          <table:table-cell office:value-type="string" calcext:value-type="string">
            <text:p>Si</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6/02 10:17:28 PM EET</text:p>
          </table:table-cell>
          <table:table-cell office:value-type="string" calcext:value-type="string">
            <text:p>Mascul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Es una forma de esconder el cuerpo femenino.</text:p>
          </table:table-cell>
          <table:table-cell office:value-type="string" calcext:value-type="string">
            <text:p>Creo que tienen derecho a usar sus cuerpos para protestar y que tienen razón al afirmar que una mujer que se cubre por razones religiosas no puede ser feminista.</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table:table-row>
        <table:table-row table:style-name="ro1">
          <table:table-cell office:value-type="string" calcext:value-type="string">
            <text:p>2020/06/02 10:24:09 PM EET</text:p>
          </table:table-cell>
          <table:table-cell office:value-type="string" calcext:value-type="string">
            <text:p>Mascul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Realmente me considero en vías de ser feminista. Mucho que reflexionar aún. Las preguntas de los conceptos de género son trickys, yo creo que deberían ser globales sin duda. Y los velos me parecen símbolo de sumisión por que es algo impuesto simbolizando una pureza de la mujer que no se le exige al hombre.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no veo cómo esto podría ser posible</text:p>
          </table:table-cell>
          <table:table-cell office:value-type="string" calcext:value-type="string">
            <text:p>Es posible que haya oído hablar de ellos, pero realmente no sé qué son</text:p>
          </table:table-cell>
          <table:table-cell/>
        </table:table-row>
        <table:table-row table:style-name="ro1">
          <table:table-cell office:value-type="string" calcext:value-type="string">
            <text:p>2020/06/02 10:25:54 PM EET</text:p>
          </table:table-cell>
          <table:table-cell office:value-type="string" calcext:value-type="string">
            <text:p>Femenino</text:p>
          </table:table-cell>
          <table:table-cell office:value-type="string" calcext:value-type="string">
            <text:p>50-69</text:p>
          </table:table-cell>
          <table:table-cell office:value-type="string" calcext:value-type="string">
            <text:p>Colombia</text:p>
          </table:table-cell>
          <table:table-cell office:value-type="string" calcext:value-type="string">
            <text:p>Latino</text:p>
          </table:table-cell>
          <table:table-cell office:value-type="string" calcext:value-type="string">
            <text:p>Católico roman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office:value-type="string" calcext:value-type="string">
            <text:p>En las mojas no porque ellas deciden su camino y con eso el uniforme es inevitable. Las musulmanas lo hacen por sumisión y Obligación.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6/02 10:30:39 PM EET</text:p>
          </table:table-cell>
          <table:table-cell office:value-type="string" calcext:value-type="string">
            <text:p>Masculino</text:p>
          </table:table-cell>
          <table:table-cell office:value-type="string" calcext:value-type="string">
            <text:p>50-69</text:p>
          </table:table-cell>
          <table:table-cell office:value-type="string" calcext:value-type="string">
            <text:p>Mexico</text:p>
          </table:table-cell>
          <table:table-cell table:number-columns-repeated="2" office:value-type="string" calcext:value-type="string">
            <text:p>Mix</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Es voluntario </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no veo cómo esto podría ser posible</text:p>
          </table:table-cell>
          <table:table-cell office:value-type="string" calcext:value-type="string">
            <text:p>No</text:p>
          </table:table-cell>
          <table:table-cell/>
        </table:table-row>
        <table:table-row table:style-name="ro1">
          <table:table-cell office:value-type="string" calcext:value-type="string">
            <text:p>2020/06/02 10:43:14 P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office:value-type="string" calcext:value-type="string">
            <text:p>No lo sé</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Depende</text:p>
          </table:table-cell>
          <table:table-cell office:value-type="string" calcext:value-type="string">
            <text:p>No</text:p>
          </table:table-cell>
          <table:table-cell office:value-type="string" calcext:value-type="string">
            <text:p>Si deciden utilizarlo por voluntad propia no es para ellas un acto de sumisión</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lo sé</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6/02 10:50:34 P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Católico roman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office:value-type="string" calcext:value-type="string">
            <text:p>El velo musulman es más machista que religioso y no tienen opción. Las monjas eligen serlo y se cubren por devoción </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No lo sé</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6/02 11:02:47 P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Árabe</text:p>
          </table:table-cell>
          <table:table-cell office:value-type="string" calcext:value-type="string">
            <text:p>Católico roman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Depende</text:p>
          </table:table-cell>
          <table:table-cell/>
          <table:table-cell office:value-type="string" calcext:value-type="string">
            <text:p>Creo que tienen derecho a usar sus cuerpos para protestar y que tienen razón al afirmar que una mujer que se cubre por razones religiosas no puede ser feminista.</text:p>
          </table:table-cell>
          <table:table-cell office:value-type="string" calcext:value-type="string">
            <text:p>Si</text:p>
          </table:table-cell>
          <table:table-cell office:value-type="string" calcext:value-type="string">
            <text:p>Sí, sé exactamente lo que son</text:p>
          </table:table-cell>
          <table:table-cell office:value-type="string" calcext:value-type="string">
            <text:p>Parcialmente</text:p>
          </table:table-cell>
        </table:table-row>
        <table:table-row table:style-name="ro1">
          <table:table-cell office:value-type="string" calcext:value-type="string">
            <text:p>2020/06/02 11:52:56 PM EET</text:p>
          </table:table-cell>
          <table:table-cell office:value-type="string" calcext:value-type="string">
            <text:p>Masculino</text:p>
          </table:table-cell>
          <table:table-cell office:value-type="string" calcext:value-type="string">
            <text:p>70-8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el velo en cualquiera de los dos casos es aplicable solamente a las mujeres</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lo sé</text:p>
          </table:table-cell>
          <table:table-cell office:value-type="string" calcext:value-type="string">
            <text:p>No</text:p>
          </table:table-cell>
          <table:table-cell/>
        </table:table-row>
        <table:table-row table:style-name="ro1">
          <table:table-cell office:value-type="string" calcext:value-type="string">
            <text:p>2020/06/03 12:13:25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Católico roman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Son impuestas por hombres</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6/03 12:17:56 AM EET</text:p>
          </table:table-cell>
          <table:table-cell office:value-type="string" calcext:value-type="string">
            <text:p>Femenino</text:p>
          </table:table-cell>
          <table:table-cell office:value-type="string" calcext:value-type="string">
            <text:p>50-6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office:value-type="string" calcext:value-type="string">
            <text:p>El 1o. Se impone el 2o por conviccion</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no veo cómo esto podría ser posible</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6/03 12:18:23 AM EET</text:p>
          </table:table-cell>
          <table:table-cell office:value-type="string" calcext:value-type="string">
            <text:p>Masculino</text:p>
          </table:table-cell>
          <table:table-cell office:value-type="string" calcext:value-type="string">
            <text:p>0-17</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office:value-type="string" calcext:value-type="string">
            <text:p>No</text:p>
          </table:table-cell>
          <table:table-cell office:value-type="string" calcext:value-type="string">
            <text:p>No lo sé</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Depende</text:p>
          </table:table-cell>
          <table:table-cell office:value-type="string" calcext:value-type="string">
            <text:p>Si es en contra de su voluntad, claro que si</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No, no veo cómo esto podría ser posible</text:p>
          </table:table-cell>
          <table:table-cell office:value-type="string" calcext:value-type="string">
            <text:p>Es posible que haya oído hablar de ellos, pero realmente no sé qué son</text:p>
          </table:table-cell>
          <table:table-cell/>
        </table:table-row>
        <table:table-row table:style-name="ro1">
          <table:table-cell office:value-type="string" calcext:value-type="string">
            <text:p>2020/06/03 2:48:22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Blanco</text:p>
          </table:table-cell>
          <table:table-cell office:value-type="string" calcext:value-type="string">
            <text:p>Cristianismo antroposofic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Hay sumisas pero tambien hay quienes necesitan esconderse como los modernos lo hacemos con muchas mascaras.</text:p>
          </table:table-cell>
          <table:table-cell office:value-type="string" calcext:value-type="string">
            <text:p>Creo que usar la desnudez es una mala forma de expresar tu independencia, ya que solo aumenta la sexualización y la objetivación del cuerpo femenino.</text:p>
          </table:table-cell>
          <table:table-cell office:value-type="string" calcext:value-type="string">
            <text:p>Si</text:p>
          </table:table-cell>
          <table:table-cell office:value-type="string" calcext:value-type="string">
            <text:p>No</text:p>
          </table:table-cell>
          <table:table-cell office:value-type="string" calcext:value-type="string">
            <text:p>En absoluto</text:p>
          </table:table-cell>
        </table:table-row>
        <table:table-row table:style-name="ro1">
          <table:table-cell office:value-type="string" calcext:value-type="string">
            <text:p>2020/06/03 3:01:06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Porque creo que es una imposición, aunque ya lo usan por convicción, creo que su religión <text:s/>no les dio opción de elegir</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office:value-type="string" calcext:value-type="string">
            <text:p>Parcialmente</text:p>
          </table:table-cell>
        </table:table-row>
        <table:table-row table:style-name="ro1">
          <table:table-cell office:value-type="string" calcext:value-type="string">
            <text:p>2020/06/03 4:01:12 A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Blanco</text:p>
          </table:table-cell>
          <table:table-cell office:value-type="string" calcext:value-type="string">
            <text:p>Católica budista</text:p>
          </table:table-cell>
          <table:table-cell table:number-columns-repeated="2" office:value-type="string" calcext:value-type="string">
            <text:p>Si</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text:p>
          </table:table-cell>
          <table:table-cell office:value-type="string" calcext:value-type="string">
            <text:p>Entendí que originalmente, es por modestia, por evitar llamar la atención. </text:p>
          </table:table-cell>
          <table:table-cell office:value-type="string" calcext:value-type="string">
            <text:p>Creo que es una manera tonta de llamar la atención. No es necesario desnudarse para expresar los puntos del feminismo. </text:p>
          </table:table-cell>
          <table:table-cell office:value-type="string" calcext:value-type="string">
            <text:p>Si</text:p>
          </table:table-cell>
          <table:table-cell office:value-type="string" calcext:value-type="string">
            <text:p>Es posible que haya oído hablar de ellos, pero realmente no sé qué son</text:p>
          </table:table-cell>
          <table:table-cell office:value-type="string" calcext:value-type="string">
            <text:p>Parcialmente</text:p>
          </table:table-cell>
        </table:table-row>
        <table:table-row table:style-name="ro1">
          <table:table-cell office:value-type="string" calcext:value-type="string">
            <text:p>2020/06/03 2:22:12 PM EET</text:p>
          </table:table-cell>
          <table:table-cell office:value-type="string" calcext:value-type="string">
            <text:p>Masculino</text:p>
          </table:table-cell>
          <table:table-cell office:value-type="string" calcext:value-type="string">
            <text:p>30-49</text:p>
          </table:table-cell>
          <table:table-cell office:value-type="string" calcext:value-type="string">
            <text:p>Mexico</text:p>
          </table:table-cell>
          <table:table-cell office:value-type="string" calcext:value-type="string">
            <text:p>Blanco</text:p>
          </table:table-cell>
          <table:table-cell office:value-type="string" calcext:value-type="string">
            <text:p>No religios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table:table-row>
        <table:table-row table:style-name="ro1">
          <table:table-cell office:value-type="string" calcext:value-type="string">
            <text:p>2020/06/03 6:49:34 PM EET</text:p>
          </table:table-cell>
          <table:table-cell office:value-type="string" calcext:value-type="string">
            <text:p>Femenino</text:p>
          </table:table-cell>
          <table:table-cell office:value-type="string" calcext:value-type="string">
            <text:p>30-49</text:p>
          </table:table-cell>
          <table:table-cell office:value-type="string" calcext:value-type="string">
            <text:p>Mexico</text:p>
          </table:table-cell>
          <table:table-cell office:value-type="string" calcext:value-type="string">
            <text:p>Latino</text:p>
          </table:table-cell>
          <table:table-cell office:value-type="string" calcext:value-type="string">
            <text:p>No religioso</text:p>
          </table:table-cell>
          <table:table-cell office:value-type="string" calcext:value-type="string">
            <text:p>Si</text:p>
          </table:table-cell>
          <table:table-cell office:value-type="string" calcext:value-type="string">
            <text:p>No</text:p>
          </table:table-cell>
          <table:table-cell office:value-type="string" calcext:value-type="string">
            <text:p>Creo que los conceptos de género y desigualdad de género cambian y se forman de manera diferente según el país, el origen étnico, la historia, la cultura y las tradiciones de la persona</text:p>
          </table:table-cell>
          <table:table-cell table:number-columns-repeated="2" office:value-type="string" calcext:value-type="string">
            <text:p>No lo sé</text:p>
          </table:table-cell>
          <table:table-cell office:value-type="string" calcext:value-type="string">
            <text:p>Desconozco el origen, significado y objetivo religioso, cultural, social y personal de ambos</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office:value-type="string" calcext:value-type="string">
            <text:p>Sí, completamente</text:p>
          </table:table-cell>
        </table:table-row>
        <table:table-row table:style-name="ro1">
          <table:table-cell office:value-type="string" calcext:value-type="string">
            <text:p>2020/06/03 8:25:14 PM EET</text:p>
          </table:table-cell>
          <table:table-cell office:value-type="string" calcext:value-type="string">
            <text:p>Masculino</text:p>
          </table:table-cell>
          <table:table-cell office:value-type="string" calcext:value-type="string">
            <text:p>30-49</text:p>
          </table:table-cell>
          <table:table-cell office:value-type="string" calcext:value-type="string">
            <text:p>Mexico</text:p>
          </table:table-cell>
          <table:table-cell office:value-type="string" calcext:value-type="string">
            <text:p>Blanco</text:p>
          </table:table-cell>
          <table:table-cell office:value-type="string" calcext:value-type="string">
            <text:p>No religioso</text:p>
          </table:table-cell>
          <table:table-cell office:value-type="string" calcext:value-type="string">
            <text:p>No</text:p>
          </table:table-cell>
          <table:table-cell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office:value-type="string" calcext:value-type="string">
            <text:p>Si</text:p>
          </table:table-cell>
          <table:table-cell office:value-type="string" calcext:value-type="string">
            <text:p>No</text:p>
          </table:table-cell>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No</text:p>
          </table:table-cell>
          <table:table-cell/>
        </table:table-row>
        <table:table-row table:style-name="ro1">
          <table:table-cell office:value-type="string" calcext:value-type="string">
            <text:p>2020/06/05 1:34:56 PM EET</text:p>
          </table:table-cell>
          <table:table-cell office:value-type="string" calcext:value-type="string">
            <text:p>Femenino</text:p>
          </table:table-cell>
          <table:table-cell office:value-type="string" calcext:value-type="string">
            <text:p>30-49</text:p>
          </table:table-cell>
          <table:table-cell office:value-type="string" calcext:value-type="string">
            <text:p>Spain</text:p>
          </table:table-cell>
          <table:table-cell office:value-type="string" calcext:value-type="string">
            <text:p>Blanco</text:p>
          </table:table-cell>
          <table:table-cell office:value-type="string" calcext:value-type="string">
            <text:p>No religioso</text:p>
          </table:table-cell>
          <table:table-cell table:number-columns-repeated="2" office:value-type="string" calcext:value-type="string">
            <text:p>Si</text:p>
          </table:table-cell>
          <table:table-cell office:value-type="string" calcext:value-type="string">
            <text:p>Creo que los conceptos de género y desigualdad de género son universales independientemente del país, el origen étnico, la historia, la cultura y las tradiciones de la persona.</text:p>
          </table:table-cell>
          <table:table-cell table:number-columns-repeated="2" office:value-type="string" calcext:value-type="string">
            <text:p>Si</text:p>
          </table:table-cell>
          <table:table-cell office:value-type="string" calcext:value-type="string">
            <text:p>El velo tapa el pelo que se ha considerado como expresión de la sexualidad femenina y de la atracción. Al tener que taparlo se pone el énfasis en tener que reprimir y controlar la expresión de la femineidad para que el sexo masculino pueda controlar sus impulsos. Ese decir, se victimiza a las mujeres y se las hace responsables de las conductas pecaminosas de los hombres, visto desde un prisma religioso.</text:p>
          </table:table-cell>
          <table:table-cell office:value-type="string" calcext:value-type="string">
            <text:p>Creo que tienen derecho a usar su cuerpo como un medio de protesta, pero que no pueden juzgar el grado de feminismo de una mujer en función de cuánto se cubre (o no)</text:p>
          </table:table-cell>
          <table:table-cell office:value-type="string" calcext:value-type="string">
            <text:p>Si</text:p>
          </table:table-cell>
          <table:table-cell office:value-type="string" calcext:value-type="string">
            <text:p>Sí, sé exactamente lo que son</text:p>
          </table:table-cell>
          <table:table-cell office:value-type="string" calcext:value-type="string">
            <text:p>Sí, completament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1" meta:cell-count="20418" meta:object-count="0"/>
    <meta:generator>LibreOffice/6.3.6.2$Linux_X86_64 LibreOffice_project/30$Build-2</meta:generator>
  </office:meta>
</office:document-meta>
</file>